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74d4"/>
    </style:style>
    <style:style style:name="P2" style:family="paragraph" style:parent-style-name="Standard">
      <style:text-properties officeooo:rsid="000b74d4" officeooo:paragraph-rsid="000b74d4"/>
    </style:style>
    <style:style style:name="P3" style:family="paragraph" style:parent-style-name="Standard">
      <style:paragraph-properties fo:text-align="center" style:justify-single-word="false"/>
      <style:text-properties officeooo:rsid="000b74d4"/>
    </style:style>
    <style:style style:name="P4" style:family="paragraph" style:parent-style-name="Standard">
      <style:text-properties fo:font-weight="bold" officeooo:rsid="000b74d4" officeooo:paragraph-rsid="000b74d4" style:font-weight-asian="bold" style:font-weight-complex="bold"/>
    </style:style>
    <style:style style:name="P5" style:family="paragraph" style:parent-style-name="Standard">
      <style:text-properties fo:font-weight="bold" officeooo:rsid="000ed9f7" officeooo:paragraph-rsid="000e3aab" style:font-weight-asian="bold" style:font-weight-complex="bold"/>
    </style:style>
    <style:style style:name="P6" style:family="paragraph" style:parent-style-name="Standard">
      <style:text-properties fo:font-weight="bold" officeooo:rsid="000ed9f7" officeooo:paragraph-rsid="000ed9f7" style:font-weight-asian="bold" style:font-weight-complex="bold"/>
    </style:style>
    <style:style style:name="P7" style:family="paragraph" style:parent-style-name="Standard">
      <style:text-properties fo:font-weight="bold" officeooo:rsid="0010766e" officeooo:paragraph-rsid="0010766e" style:font-weight-asian="bold" style:font-weight-complex="bold"/>
    </style:style>
    <style:style style:name="P8" style:family="paragraph" style:parent-style-name="Standard">
      <style:text-properties fo:font-weight="normal" officeooo:rsid="000b74d4" officeooo:paragraph-rsid="000b74d4" style:font-weight-asian="normal" style:font-weight-complex="normal"/>
    </style:style>
    <style:style style:name="P9" style:family="paragraph" style:parent-style-name="Standard">
      <style:text-properties fo:font-weight="normal" officeooo:rsid="000b74d4" officeooo:paragraph-rsid="000cd858" style:font-weight-asian="normal" style:font-weight-complex="normal"/>
    </style:style>
    <style:style style:name="P10" style:family="paragraph" style:parent-style-name="Standard">
      <style:text-properties fo:font-weight="normal" officeooo:rsid="000b74d4" officeooo:paragraph-rsid="000e3aab" style:font-weight-asian="normal" style:font-weight-complex="normal"/>
    </style:style>
    <style:style style:name="P11" style:family="paragraph" style:parent-style-name="Standard">
      <style:text-properties fo:font-weight="normal" officeooo:rsid="000b74d4" officeooo:paragraph-rsid="000ed9f7" style:font-weight-asian="normal" style:font-weight-complex="normal"/>
    </style:style>
    <style:style style:name="P12" style:family="paragraph" style:parent-style-name="Standard">
      <style:text-properties fo:font-weight="normal" officeooo:rsid="000b74d4" officeooo:paragraph-rsid="00abce4f" style:font-weight-asian="normal" style:font-weight-complex="normal"/>
    </style:style>
    <style:style style:name="P13" style:family="paragraph" style:parent-style-name="Standard">
      <style:text-properties fo:font-weight="normal" officeooo:rsid="000e3aab" officeooo:paragraph-rsid="000cd858" style:font-weight-asian="normal" style:font-weight-complex="normal"/>
    </style:style>
    <style:style style:name="P14" style:family="paragraph" style:parent-style-name="Standard">
      <style:text-properties fo:font-weight="normal" officeooo:rsid="000e3aab" officeooo:paragraph-rsid="000e3aab" style:font-weight-asian="normal" style:font-weight-complex="normal"/>
    </style:style>
    <style:style style:name="P15" style:family="paragraph" style:parent-style-name="Standard">
      <style:text-properties fo:font-weight="normal" officeooo:rsid="000e3aab" officeooo:paragraph-rsid="0010766e" style:font-weight-asian="normal" style:font-weight-complex="normal"/>
    </style:style>
    <style:style style:name="P16" style:family="paragraph" style:parent-style-name="Standard">
      <style:text-properties fo:font-weight="normal" officeooo:rsid="0010766e" officeooo:paragraph-rsid="0010766e" style:font-weight-asian="normal" style:font-weight-complex="normal"/>
    </style:style>
    <style:style style:name="P17" style:family="paragraph" style:parent-style-name="Standard">
      <style:text-properties fo:font-weight="normal" officeooo:paragraph-rsid="0010766e"/>
    </style:style>
    <style:style style:name="P18" style:family="paragraph" style:parent-style-name="Standard">
      <style:text-properties fo:font-weight="normal" officeooo:rsid="0010766e" officeooo:paragraph-rsid="0011a262"/>
    </style:style>
    <style:style style:name="P19" style:family="paragraph" style:parent-style-name="Standard">
      <style:paragraph-properties style:line-height-at-least="0.423cm"/>
      <style:text-properties fo:font-weight="normal" officeooo:rsid="0010766e" officeooo:paragraph-rsid="0010766e" style:font-weight-asian="bold" style:font-weight-complex="bold"/>
    </style:style>
    <style:style style:name="P20" style:family="paragraph" style:parent-style-name="Standard">
      <style:paragraph-properties style:line-height-at-least="0.423cm"/>
      <style:text-properties fo:font-weight="normal" officeooo:rsid="0010766e" officeooo:paragraph-rsid="001ce559" style:font-weight-asian="bold" style:font-weight-complex="bold"/>
    </style:style>
    <style:style style:name="P21" style:family="paragraph" style:parent-style-name="Standard">
      <style:paragraph-properties style:line-height-at-least="0.423cm"/>
      <style:text-properties fo:font-weight="normal" officeooo:rsid="0010766e" officeooo:paragraph-rsid="002062ee" style:font-weight-asian="bold" style:font-weight-complex="bold"/>
    </style:style>
    <style:style style:name="P22" style:family="paragraph" style:parent-style-name="Standard">
      <style:paragraph-properties style:line-height-at-least="0.423cm"/>
      <style:text-properties fo:font-weight="normal" officeooo:rsid="0010766e" officeooo:paragraph-rsid="0022886d" style:font-weight-asian="bold" style:font-weight-complex="bold"/>
    </style:style>
    <style:style style:name="P23" style:family="paragraph" style:parent-style-name="Standard">
      <style:paragraph-properties style:line-height-at-least="0.423cm"/>
      <style:text-properties fo:font-weight="normal" officeooo:rsid="0010766e" officeooo:paragraph-rsid="0027518e" style:font-weight-asian="bold" style:font-weight-complex="bold"/>
    </style:style>
    <style:style style:name="P24" style:family="paragraph" style:parent-style-name="Standard">
      <style:paragraph-properties style:line-height-at-least="0.423cm"/>
      <style:text-properties fo:font-weight="normal" officeooo:rsid="0010766e" officeooo:paragraph-rsid="002dde14" style:font-weight-asian="bold" style:font-weight-complex="bold"/>
    </style:style>
    <style:style style:name="P25" style:family="paragraph" style:parent-style-name="Standard">
      <style:paragraph-properties style:line-height-at-least="0.423cm"/>
      <style:text-properties fo:font-weight="normal" officeooo:rsid="0010766e" officeooo:paragraph-rsid="002e7952" style:font-weight-asian="bold" style:font-weight-complex="bold"/>
    </style:style>
    <style:style style:name="P26" style:family="paragraph" style:parent-style-name="Standard">
      <style:paragraph-properties style:line-height-at-least="0.423cm"/>
      <style:text-properties fo:font-weight="normal" officeooo:rsid="0010766e" officeooo:paragraph-rsid="0030b615" style:font-weight-asian="bold" style:font-weight-complex="bold"/>
    </style:style>
    <style:style style:name="P27" style:family="paragraph" style:parent-style-name="Standard">
      <style:paragraph-properties style:line-height-at-least="0.423cm"/>
      <style:text-properties fo:font-weight="normal" officeooo:rsid="0023a7a1" officeooo:paragraph-rsid="0027518e" style:font-weight-asian="bold" style:font-weight-complex="bold"/>
    </style:style>
    <style:style style:name="P28" style:family="paragraph" style:parent-style-name="Standard">
      <style:paragraph-properties style:line-height-at-least="0.423cm"/>
      <style:text-properties fo:font-weight="normal" officeooo:rsid="0023a7a1" officeooo:paragraph-rsid="0030b615" style:font-weight-asian="bold" style:font-weight-complex="bold"/>
    </style:style>
    <style:style style:name="P29" style:family="paragraph" style:parent-style-name="Standard">
      <style:paragraph-properties style:line-height-at-least="0.423cm"/>
      <style:text-properties fo:font-weight="normal" officeooo:rsid="0023a7a1" officeooo:paragraph-rsid="0038f4cc" style:font-weight-asian="bold" style:font-weight-complex="bold"/>
    </style:style>
    <style:style style:name="P30" style:family="paragraph" style:parent-style-name="Standard">
      <style:text-properties fo:font-weight="normal" officeooo:paragraph-rsid="001ce559"/>
    </style:style>
    <style:style style:name="P31" style:family="paragraph" style:parent-style-name="Standard">
      <style:text-properties fo:font-weight="normal" officeooo:paragraph-rsid="002062ee"/>
    </style:style>
    <style:style style:name="P32" style:family="paragraph" style:parent-style-name="Standard">
      <style:text-properties fo:font-weight="normal" officeooo:paragraph-rsid="0022886d"/>
    </style:style>
    <style:style style:name="P33" style:family="paragraph" style:parent-style-name="Standard">
      <style:text-properties fo:font-weight="normal" officeooo:paragraph-rsid="0027518e"/>
    </style:style>
    <style:style style:name="P34" style:family="paragraph" style:parent-style-name="Standard">
      <style:text-properties fo:font-weight="normal" officeooo:paragraph-rsid="002dde14"/>
    </style:style>
    <style:style style:name="P35" style:family="paragraph" style:parent-style-name="Standard">
      <style:text-properties fo:font-weight="normal" officeooo:paragraph-rsid="002e7952"/>
    </style:style>
    <style:style style:name="P36" style:family="paragraph" style:parent-style-name="Standard">
      <style:text-properties fo:font-weight="normal" officeooo:paragraph-rsid="0030b615"/>
    </style:style>
    <style:style style:name="P37" style:family="paragraph" style:parent-style-name="Standard">
      <style:text-properties fo:font-weight="normal" officeooo:paragraph-rsid="003cc758"/>
    </style:style>
    <style:style style:name="P38" style:family="paragraph" style:parent-style-name="Standard">
      <style:text-properties fo:font-weight="normal" officeooo:paragraph-rsid="003cf514"/>
    </style:style>
    <style:style style:name="P39" style:family="paragraph" style:parent-style-name="Standard">
      <style:text-properties fo:font-weight="normal" officeooo:paragraph-rsid="003f5b27"/>
    </style:style>
    <style:style style:name="P40" style:family="paragraph" style:parent-style-name="Standard">
      <style:text-properties fo:font-weight="normal" officeooo:paragraph-rsid="0046bfbe"/>
    </style:style>
    <style:style style:name="P41" style:family="paragraph" style:parent-style-name="Standard">
      <style:text-properties fo:font-weight="normal" officeooo:paragraph-rsid="004df15b"/>
    </style:style>
    <style:style style:name="P42" style:family="paragraph" style:parent-style-name="Standard">
      <style:text-properties fo:font-weight="normal" officeooo:paragraph-rsid="0053cac4"/>
    </style:style>
    <style:style style:name="P43" style:family="paragraph" style:parent-style-name="Standard">
      <style:text-properties fo:font-weight="normal" officeooo:paragraph-rsid="0057c8c3"/>
    </style:style>
    <style:style style:name="P44" style:family="paragraph" style:parent-style-name="Standard">
      <style:text-properties fo:font-weight="normal" officeooo:paragraph-rsid="00e2e9d7"/>
    </style:style>
    <style:style style:name="P45" style:family="paragraph" style:parent-style-name="Standard">
      <style:paragraph-properties style:line-height-at-least="0.423cm"/>
      <style:text-properties fo:color="#000000" style:font-name="Droid Sans Mono" fo:font-size="9pt" fo:font-weight="normal" fo:background-color="#fffffe"/>
    </style:style>
    <style:style style:name="P46" style:family="paragraph" style:parent-style-name="Standard">
      <style:paragraph-properties style:line-height-at-least="0.423cm"/>
      <style:text-properties fo:color="#000000" style:font-name="Droid Sans Mono" fo:font-size="9pt" fo:font-weight="normal" officeooo:paragraph-rsid="000e3aab" fo:background-color="#fffffe"/>
    </style:style>
    <style:style style:name="P47" style:family="paragraph" style:parent-style-name="Standard">
      <style:text-properties fo:color="#000000" style:font-name="Droid Sans Mono" fo:font-size="9pt" fo:font-weight="normal" officeooo:rsid="000b74d4" officeooo:paragraph-rsid="000b74d4" fo:background-color="#fffffe" style:font-weight-asian="normal" style:font-weight-complex="normal"/>
    </style:style>
    <style:style style:name="P48" style:family="paragraph" style:parent-style-name="Standard">
      <style:paragraph-properties style:line-height-at-least="0.423cm"/>
      <style:text-properties fo:color="#000000" style:font-name="Droid Sans Mono" fo:font-size="9pt" fo:font-weight="normal" officeooo:rsid="000b74d4" officeooo:paragraph-rsid="000e3aab" fo:background-color="#fffffe" style:font-weight-asian="normal" style:font-weight-complex="normal"/>
    </style:style>
    <style:style style:name="P49" style:family="paragraph" style:parent-style-name="Standard">
      <style:text-properties fo:color="#000000" style:font-name="Droid Sans Mono" fo:font-size="9pt" fo:font-weight="normal" officeooo:rsid="000e3aab" officeooo:paragraph-rsid="000cd858" fo:background-color="#fffffe" style:font-weight-asian="normal" style:font-weight-complex="normal"/>
    </style:style>
    <style:style style:name="P50" style:family="paragraph" style:parent-style-name="Standard">
      <style:text-properties fo:color="#000000" style:font-name="Droid Sans Mono" fo:font-size="9pt" fo:font-weight="normal" officeooo:rsid="000e3aab" officeooo:paragraph-rsid="000e3aab" fo:background-color="#fffffe" style:font-weight-asian="normal" style:font-weight-complex="normal"/>
    </style:style>
    <style:style style:name="P51" style:family="paragraph" style:parent-style-name="Standard">
      <style:paragraph-properties style:line-height-at-least="0.423cm"/>
      <style:text-properties fo:color="#000000" style:font-name="Droid Sans Mono" fo:font-size="9pt" fo:font-weight="normal" officeooo:rsid="0010766e" officeooo:paragraph-rsid="00161d9b" fo:background-color="#fffffe" style:font-weight-asian="bold" style:font-weight-complex="bold"/>
    </style:style>
    <style:style style:name="P52" style:family="paragraph" style:parent-style-name="Standard">
      <style:paragraph-properties style:line-height-at-least="0.423cm"/>
      <style:text-properties fo:color="#000000" style:font-name="Droid Sans Mono" fo:font-size="9pt" fo:font-weight="normal" officeooo:rsid="0010766e" officeooo:paragraph-rsid="0019d8e6" fo:background-color="#fffffe" style:font-weight-asian="bold" style:font-weight-complex="bold"/>
    </style:style>
    <style:style style:name="P53" style:family="paragraph" style:parent-style-name="Standard">
      <style:paragraph-properties style:line-height-at-least="0.423cm"/>
      <style:text-properties fo:color="#000000" style:font-name="Droid Sans Mono" fo:font-size="9pt" fo:font-weight="normal" officeooo:rsid="0010766e" officeooo:paragraph-rsid="0022886d" fo:background-color="#fffffe" style:font-weight-asian="bold" style:font-weight-complex="bold"/>
    </style:style>
    <style:style style:name="P54" style:family="paragraph" style:parent-style-name="Standard">
      <style:paragraph-properties style:line-height-at-least="0.423cm"/>
      <style:text-properties fo:color="#000000" style:font-name="Droid Sans Mono" fo:font-size="9pt" fo:font-weight="normal" officeooo:rsid="0010766e" officeooo:paragraph-rsid="0027518e" fo:background-color="#fffffe" style:font-weight-asian="bold" style:font-weight-complex="bold"/>
    </style:style>
    <style:style style:name="P55" style:family="paragraph" style:parent-style-name="Standard">
      <style:paragraph-properties style:line-height-at-least="0.423cm"/>
      <style:text-properties fo:color="#000000" style:font-name="Droid Sans Mono" fo:font-size="9pt" fo:font-weight="normal" officeooo:rsid="0010766e" officeooo:paragraph-rsid="002e7952" fo:background-color="#fffffe" style:font-weight-asian="bold" style:font-weight-complex="bold"/>
    </style:style>
    <style:style style:name="P56" style:family="paragraph" style:parent-style-name="Standard">
      <style:paragraph-properties style:line-height-at-least="0.423cm"/>
      <style:text-properties fo:color="#000000" style:font-name="Droid Sans Mono" fo:font-size="9pt" fo:font-weight="normal" officeooo:rsid="0010766e" officeooo:paragraph-rsid="0030b615" fo:background-color="#fffffe" style:font-weight-asian="bold" style:font-weight-complex="bold"/>
    </style:style>
    <style:style style:name="P57" style:family="paragraph" style:parent-style-name="Standard">
      <style:paragraph-properties style:line-height-at-least="0.423cm"/>
      <style:text-properties fo:color="#000000" style:font-name="Droid Sans Mono" fo:font-size="9pt" fo:font-weight="normal" officeooo:rsid="0018132a" officeooo:paragraph-rsid="0018132a" fo:background-color="#fffffe" style:font-weight-asian="bold" style:font-weight-complex="bold"/>
    </style:style>
    <style:style style:name="P58" style:family="paragraph" style:parent-style-name="Standard">
      <style:paragraph-properties style:line-height-at-least="0.423cm"/>
      <style:text-properties fo:color="#000000" style:font-name="Droid Sans Mono" fo:font-size="9pt" fo:font-weight="normal" officeooo:rsid="0018132a" officeooo:paragraph-rsid="0019d8e6" fo:background-color="#fffffe" style:font-weight-asian="bold" style:font-weight-complex="bold"/>
    </style:style>
    <style:style style:name="P59" style:family="paragraph" style:parent-style-name="Standard">
      <style:paragraph-properties style:line-height-at-least="0.423cm"/>
      <style:text-properties fo:color="#000000" style:font-name="Droid Sans Mono" fo:font-size="9pt" fo:font-weight="normal" officeooo:rsid="002de80e" officeooo:paragraph-rsid="002de80e" fo:background-color="#fffffe" style:font-weight-asian="bold" style:font-weight-complex="bold"/>
    </style:style>
    <style:style style:name="P60" style:family="paragraph" style:parent-style-name="Standard">
      <style:paragraph-properties style:line-height-at-least="0.423cm"/>
      <style:text-properties fo:color="#000000" style:font-name="Droid Sans Mono" fo:font-size="9pt" fo:font-weight="bold" officeooo:rsid="000e3aab" officeooo:paragraph-rsid="000e3aab" fo:background-color="#fffffe" style:font-weight-asian="bold" style:font-weight-complex="bold"/>
    </style:style>
    <style:style style:name="P61" style:family="paragraph" style:parent-style-name="Standard">
      <style:paragraph-properties style:line-height-at-least="0.423cm"/>
      <style:text-properties fo:color="#000000" style:font-name="Droid Sans Mono" fo:font-size="9pt" fo:font-weight="bold" officeooo:rsid="000e3aab" officeooo:paragraph-rsid="0011a262" fo:background-color="#fffffe" style:font-weight-asian="bold" style:font-weight-complex="bold"/>
    </style:style>
    <style:style style:name="P62" style:family="paragraph" style:parent-style-name="Standard">
      <style:paragraph-properties style:line-height-at-least="0.423cm"/>
      <style:text-properties fo:color="#000000" style:font-name="Droid Sans Mono" fo:font-size="9pt" fo:font-weight="bold" officeooo:rsid="000e3aab" officeooo:paragraph-rsid="0012911b" fo:background-color="#fffffe" style:font-weight-asian="bold" style:font-weight-complex="bold"/>
    </style:style>
    <style:style style:name="P63" style:family="paragraph" style:parent-style-name="Standard">
      <style:paragraph-properties style:line-height-at-least="0.423cm"/>
      <style:text-properties fo:color="#000000" style:font-name="Droid Sans Mono" fo:font-size="9pt" fo:font-weight="bold" officeooo:rsid="000e3aab" officeooo:paragraph-rsid="00161d9b" fo:background-color="#fffffe" style:font-weight-asian="bold" style:font-weight-complex="bold"/>
    </style:style>
    <style:style style:name="P64" style:family="paragraph" style:parent-style-name="Standard">
      <style:paragraph-properties style:line-height-at-least="0.423cm"/>
      <style:text-properties fo:color="#000000" style:font-name="Droid Sans Mono" fo:font-size="9pt" fo:font-weight="bold" officeooo:rsid="000e3aab" officeooo:paragraph-rsid="0019d8e6" fo:background-color="#fffffe" style:font-weight-asian="bold" style:font-weight-complex="bold"/>
    </style:style>
    <style:style style:name="P65" style:family="paragraph" style:parent-style-name="Standard">
      <style:paragraph-properties style:line-height-at-least="0.423cm"/>
      <style:text-properties fo:color="#000000" style:font-name="Droid Sans Mono" fo:font-size="9pt" fo:font-weight="bold" officeooo:rsid="0010766e" officeooo:paragraph-rsid="0010766e" fo:background-color="#fffffe" style:font-weight-asian="bold" style:font-weight-complex="bold"/>
    </style:style>
    <style:style style:name="P66" style:family="paragraph" style:parent-style-name="Standard">
      <style:paragraph-properties style:line-height-at-least="0.423cm"/>
      <style:text-properties fo:color="#000000" style:font-name="Droid Sans Mono" fo:font-size="9pt" fo:font-weight="bold" officeooo:rsid="001e6fb8" officeooo:paragraph-rsid="0022886d" fo:background-color="#fffffe" style:font-weight-asian="bold" style:font-weight-complex="bold"/>
    </style:style>
    <style:style style:name="P67" style:family="paragraph" style:parent-style-name="Standard">
      <style:paragraph-properties style:line-height-at-least="0.423cm"/>
      <style:text-properties fo:color="#000000" style:font-name="Droid Sans Mono" fo:font-size="9pt" fo:font-weight="bold" officeooo:rsid="001e6fb8" officeooo:paragraph-rsid="0030b615" fo:background-color="#fffffe" style:font-weight-asian="bold" style:font-weight-complex="bold"/>
    </style:style>
    <style:style style:name="P68" style:family="paragraph" style:parent-style-name="Standard">
      <style:paragraph-properties style:line-height-at-least="0.423cm"/>
      <style:text-properties fo:color="#000000" style:font-name="Droid Sans Mono" fo:font-size="9pt" fo:font-weight="bold" officeooo:rsid="0027518e" officeooo:paragraph-rsid="0027518e" fo:background-color="#fffffe" style:font-weight-asian="bold" style:font-weight-complex="bold"/>
    </style:style>
    <style:style style:name="P69" style:family="paragraph" style:parent-style-name="Standard">
      <style:paragraph-properties style:line-height-at-least="0.423cm"/>
      <style:text-properties fo:color="#000000" style:font-name="Droid Sans Mono" fo:font-size="9pt" fo:font-weight="bold" officeooo:rsid="0027518e" officeooo:paragraph-rsid="0030b615" fo:background-color="#fffffe" style:font-weight-asian="bold" style:font-weight-complex="bold"/>
    </style:style>
    <style:style style:name="P70" style:family="paragraph" style:parent-style-name="Standard">
      <style:paragraph-properties style:line-height-at-least="0.423cm"/>
      <style:text-properties fo:color="#000000" style:font-name="Droid Sans Mono" fo:font-size="9pt" fo:font-weight="bold" officeooo:rsid="002dde14" officeooo:paragraph-rsid="002dde14" fo:background-color="#fffffe" style:font-weight-asian="bold" style:font-weight-complex="bold"/>
    </style:style>
    <style:style style:name="P71" style:family="paragraph" style:parent-style-name="Standard">
      <style:paragraph-properties style:line-height-at-least="0.423cm"/>
      <style:text-properties fo:color="#000000" style:font-name="Droid Sans Mono" fo:font-size="9pt" fo:font-weight="bold" officeooo:rsid="002dde14" officeooo:paragraph-rsid="0030b615" fo:background-color="#fffffe" style:font-weight-asian="bold" style:font-weight-complex="bold"/>
    </style:style>
    <style:style style:name="P72" style:family="paragraph" style:parent-style-name="Standard">
      <style:paragraph-properties style:line-height-at-least="0.423cm"/>
      <style:text-properties fo:color="#000000" fo:background-color="#fffffe"/>
    </style:style>
    <style:style style:name="P73" style:family="paragraph" style:parent-style-name="Standard">
      <style:paragraph-properties style:line-height-at-least="0.423cm"/>
      <style:text-properties fo:color="#000000" officeooo:paragraph-rsid="000e3aab" fo:background-color="#fffffe"/>
    </style:style>
    <style:style style:name="P74" style:family="paragraph" style:parent-style-name="Standard">
      <style:text-properties fo:font-variant="normal" fo:text-transform="none" fo:color="#505050" style:font-name="OpenSans" fo:font-size="9pt" fo:letter-spacing="normal" fo:font-style="normal" fo:font-weight="normal" officeooo:paragraph-rsid="0010766e"/>
    </style:style>
    <style:style style:name="P75" style:family="paragraph" style:parent-style-name="Standard">
      <style:text-properties fo:font-variant="normal" fo:text-transform="none" fo:color="#505050" style:font-name="OpenSans" fo:font-size="9pt" fo:letter-spacing="normal" fo:font-style="normal" fo:font-weight="normal" officeooo:rsid="0010766e" officeooo:paragraph-rsid="0010766e"/>
    </style:style>
    <style:style style:name="P76" style:family="paragraph" style:parent-style-name="Standard">
      <style:text-properties fo:font-variant="normal" fo:text-transform="none" fo:color="#505050" style:font-name="OpenSans" fo:font-size="9pt" fo:letter-spacing="normal" fo:font-style="normal" fo:font-weight="normal" officeooo:rsid="0010766e" officeooo:paragraph-rsid="0011a262"/>
    </style:style>
    <style:style style:name="P77" style:family="paragraph" style:parent-style-name="Standard">
      <style:text-properties fo:font-variant="normal" fo:text-transform="none" fo:color="#505050" style:font-name="OpenSans" fo:font-size="9pt" fo:letter-spacing="normal" fo:font-style="normal" fo:font-weight="normal" officeooo:rsid="0010766e" officeooo:paragraph-rsid="0012911b"/>
    </style:style>
    <style:style style:name="P7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0766e" fo:background-color="#fffffe" style:font-weight-asian="bold" style:font-weight-complex="bold"/>
    </style:style>
    <style:style style:name="P7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1a262" fo:background-color="#fffffe" style:font-weight-asian="bold" style:font-weight-complex="bold"/>
    </style:style>
    <style:style style:name="P8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2911b" fo:background-color="#fffffe" style:font-weight-asian="bold" style:font-weight-complex="bold"/>
    </style:style>
    <style:style style:name="P8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ce559" fo:background-color="#fffffe" style:font-weight-asian="bold" style:font-weight-complex="bold"/>
    </style:style>
    <style:style style:name="P8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062ee" fo:background-color="#fffffe" style:font-weight-asian="bold" style:font-weight-complex="bold"/>
    </style:style>
    <style:style style:name="P8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2886d" fo:background-color="#fffffe" style:font-weight-asian="bold" style:font-weight-complex="bold"/>
    </style:style>
    <style:style style:name="P8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7518e" fo:background-color="#fffffe" style:font-weight-asian="bold" style:font-weight-complex="bold"/>
    </style:style>
    <style:style style:name="P8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dde14" fo:background-color="#fffffe" style:font-weight-asian="bold" style:font-weight-complex="bold"/>
    </style:style>
    <style:style style:name="P8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e7952" fo:background-color="#fffffe" style:font-weight-asian="bold" style:font-weight-complex="bold"/>
    </style:style>
    <style:style style:name="P8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0b615" fo:background-color="#fffffe" style:font-weight-asian="bold" style:font-weight-complex="bold"/>
    </style:style>
    <style:style style:name="P8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cc758" fo:background-color="#fffffe" style:font-weight-asian="bold" style:font-weight-complex="bold"/>
    </style:style>
    <style:style style:name="P8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cf514" fo:background-color="#fffffe" style:font-weight-asian="bold" style:font-weight-complex="bold"/>
    </style:style>
    <style:style style:name="P9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f5b27" fo:background-color="#fffffe" style:font-weight-asian="bold" style:font-weight-complex="bold"/>
    </style:style>
    <style:style style:name="P9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5467f" fo:background-color="#fffffe" style:font-weight-asian="bold" style:font-weight-complex="bold"/>
    </style:style>
    <style:style style:name="P9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6bfbe" fo:background-color="#fffffe" style:font-weight-asian="bold" style:font-weight-complex="bold"/>
    </style:style>
    <style:style style:name="P9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fbdb3" fo:background-color="#fffffe" style:font-weight-asian="bold" style:font-weight-complex="bold"/>
    </style:style>
    <style:style style:name="P9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1a180" fo:background-color="#fffffe" style:font-weight-asian="bold" style:font-weight-complex="bold"/>
    </style:style>
    <style:style style:name="P9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3cac4" fo:background-color="#fffffe" style:font-weight-asian="bold" style:font-weight-complex="bold"/>
    </style:style>
    <style:style style:name="P9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df15b" fo:background-color="#fffffe" style:font-weight-asian="bold" style:font-weight-complex="bold"/>
    </style:style>
    <style:style style:name="P9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7c8c3" fo:background-color="#fffffe" style:font-weight-asian="bold" style:font-weight-complex="bold"/>
    </style:style>
    <style:style style:name="P9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a2d37" fo:background-color="#fffffe" style:font-weight-asian="bold" style:font-weight-complex="bold"/>
    </style:style>
    <style:style style:name="P9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62fab2" fo:background-color="#fffffe" style:font-weight-asian="bold" style:font-weight-complex="bold"/>
    </style:style>
    <style:style style:name="P10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666e8e" fo:background-color="#fffffe" style:font-weight-asian="bold" style:font-weight-complex="bold"/>
    </style:style>
    <style:style style:name="P10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72e4da" fo:background-color="#fffffe" style:font-weight-asian="bold" style:font-weight-complex="bold"/>
    </style:style>
    <style:style style:name="P10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e18b47" fo:background-color="#fffffe" style:font-weight-asian="bold" style:font-weight-complex="bold"/>
    </style:style>
    <style:style style:name="P10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2911b" officeooo:paragraph-rsid="0012911b" fo:background-color="#fffffe" style:font-weight-asian="bold" style:font-weight-complex="bold"/>
    </style:style>
    <style:style style:name="P10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2911b" officeooo:paragraph-rsid="0019d8e6" fo:background-color="#fffffe" style:font-weight-asian="bold" style:font-weight-complex="bold"/>
    </style:style>
    <style:style style:name="P10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47b7b" officeooo:paragraph-rsid="00147b7b" fo:background-color="#fffffe" style:font-weight-asian="bold" style:font-weight-complex="bold"/>
    </style:style>
    <style:style style:name="P10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61d9b" officeooo:paragraph-rsid="00161d9b" fo:background-color="#fffffe" style:font-weight-asian="bold" style:font-weight-complex="bold"/>
    </style:style>
    <style:style style:name="P10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61d9b" officeooo:paragraph-rsid="0019d8e6" fo:background-color="#fffffe" style:font-weight-asian="bold" style:font-weight-complex="bold"/>
    </style:style>
    <style:style style:name="P10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8132a" officeooo:paragraph-rsid="0018132a" fo:background-color="#fffffe" style:font-weight-asian="bold" style:font-weight-complex="bold"/>
    </style:style>
    <style:style style:name="P10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8132a" officeooo:paragraph-rsid="0019d8e6" fo:background-color="#fffffe" style:font-weight-asian="bold" style:font-weight-complex="bold"/>
    </style:style>
    <style:style style:name="P11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9d8e6" officeooo:paragraph-rsid="0019d8e6" fo:background-color="#fffffe" style:font-weight-asian="bold" style:font-weight-complex="bold"/>
    </style:style>
    <style:style style:name="P11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b4f33" officeooo:paragraph-rsid="001b4f33" fo:background-color="#fffffe" style:font-weight-asian="bold" style:font-weight-complex="bold"/>
    </style:style>
    <style:style style:name="P11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b8214" officeooo:paragraph-rsid="001b8214" fo:background-color="#fffffe" style:font-weight-asian="bold" style:font-weight-complex="bold"/>
    </style:style>
    <style:style style:name="P11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062ee" fo:background-color="#fffffe" style:font-weight-asian="bold" style:font-weight-complex="bold"/>
    </style:style>
    <style:style style:name="P11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20f6d" fo:background-color="#fffffe" style:font-weight-asian="bold" style:font-weight-complex="bold"/>
    </style:style>
    <style:style style:name="P11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2886d" fo:background-color="#fffffe" style:font-weight-asian="bold" style:font-weight-complex="bold"/>
    </style:style>
    <style:style style:name="P11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60131" fo:background-color="#fffffe" style:font-weight-asian="bold" style:font-weight-complex="bold"/>
    </style:style>
    <style:style style:name="P11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7518e" fo:background-color="#fffffe" style:font-weight-asian="bold" style:font-weight-complex="bold"/>
    </style:style>
    <style:style style:name="P11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30b615" fo:background-color="#fffffe" style:font-weight-asian="bold" style:font-weight-complex="bold"/>
    </style:style>
    <style:style style:name="P11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324ba8" fo:background-color="#fffffe" style:font-weight-asian="bold" style:font-weight-complex="bold"/>
    </style:style>
    <style:style style:name="P12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23a7a1" fo:background-color="#fffffe" style:font-weight-asian="bold" style:font-weight-complex="bold"/>
    </style:style>
    <style:style style:name="P12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27518e" fo:background-color="#fffffe" style:font-weight-asian="bold" style:font-weight-complex="bold"/>
    </style:style>
    <style:style style:name="P12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30b615" fo:background-color="#fffffe" style:font-weight-asian="bold" style:font-weight-complex="bold"/>
    </style:style>
    <style:style style:name="P12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38f4cc" fo:background-color="#fffffe" style:font-weight-asian="bold" style:font-weight-complex="bold"/>
    </style:style>
    <style:style style:name="P12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e7952" officeooo:paragraph-rsid="002e7952" fo:background-color="#fffffe" style:font-weight-asian="bold" style:font-weight-complex="bold"/>
    </style:style>
    <style:style style:name="P12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cf514" officeooo:paragraph-rsid="003cf514" fo:background-color="#fffffe" style:font-weight-asian="bold" style:font-weight-complex="bold"/>
    </style:style>
    <style:style style:name="P12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3d97f9" fo:background-color="#fffffe" style:font-weight-asian="bold" style:font-weight-complex="bold"/>
    </style:style>
    <style:style style:name="P12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45467f" fo:background-color="#fffffe" style:font-weight-asian="bold" style:font-weight-complex="bold"/>
    </style:style>
    <style:style style:name="P12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5467f" officeooo:paragraph-rsid="0045467f" fo:background-color="#fffffe" style:font-weight-asian="bold" style:font-weight-complex="bold"/>
    </style:style>
    <style:style style:name="P12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6bfbe" officeooo:paragraph-rsid="0046bfbe" fo:background-color="#fffffe" style:font-weight-asian="bold" style:font-weight-complex="bold"/>
    </style:style>
    <style:style style:name="P13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6bfbe" officeooo:paragraph-rsid="00e18b47" fo:background-color="#fffffe" style:font-weight-asian="bold" style:font-weight-complex="bold"/>
    </style:style>
    <style:style style:name="P13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df15b" officeooo:paragraph-rsid="004df15b" fo:background-color="#fffffe" style:font-weight-asian="bold" style:font-weight-complex="bold"/>
    </style:style>
    <style:style style:name="P13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df15b" officeooo:paragraph-rsid="0053cac4" fo:background-color="#fffffe" style:font-weight-asian="bold" style:font-weight-complex="bold"/>
    </style:style>
    <style:style style:name="P13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3cac4" officeooo:paragraph-rsid="0053cac4" fo:background-color="#fffffe" style:font-weight-asian="bold" style:font-weight-complex="bold"/>
    </style:style>
    <style:style style:name="P13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8fc86" officeooo:paragraph-rsid="0078fc86" fo:background-color="#fffffe" style:font-weight-asian="bold" style:font-weight-complex="bold"/>
    </style:style>
    <style:style style:name="P13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b9dc1" officeooo:paragraph-rsid="007b9dc1" fo:background-color="#fffffe" style:font-weight-asian="bold" style:font-weight-complex="bold"/>
    </style:style>
    <style:style style:name="P13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a83820" officeooo:paragraph-rsid="00a83820" fo:background-color="#fffffe" style:font-weight-asian="bold" style:font-weight-complex="bold"/>
    </style:style>
    <style:style style:name="P13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3cac4" officeooo:paragraph-rsid="0057c8c3" fo:background-color="#fffffe" style:font-weight-asian="normal" style:font-weight-complex="normal"/>
    </style:style>
    <style:style style:name="P13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8d09a" officeooo:paragraph-rsid="0058d09a" fo:background-color="#fffffe" style:font-weight-asian="normal" style:font-weight-complex="normal"/>
    </style:style>
    <style:style style:name="P13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5e46fa" fo:background-color="#fffffe" style:font-weight-asian="normal" style:font-weight-complex="normal"/>
    </style:style>
    <style:style style:name="P14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62fab2" fo:background-color="#fffffe" style:font-weight-asian="normal" style:font-weight-complex="normal"/>
    </style:style>
    <style:style style:name="P14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666e8e" fo:background-color="#fffffe" style:font-weight-asian="normal" style:font-weight-complex="normal"/>
    </style:style>
    <style:style style:name="P14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64d60b" officeooo:paragraph-rsid="0064d60b" fo:background-color="#fffffe" style:font-weight-asian="normal" style:font-weight-complex="normal"/>
    </style:style>
    <style:style style:name="P14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6822c2" officeooo:paragraph-rsid="006822c2" fo:background-color="#fffffe" style:font-weight-asian="normal" style:font-weight-complex="normal"/>
    </style:style>
    <style:style style:name="P14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4cec7" officeooo:paragraph-rsid="0074cec7" fo:background-color="#fffffe" style:font-weight-asian="normal" style:font-weight-complex="normal"/>
    </style:style>
    <style:style style:name="P14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561d" officeooo:paragraph-rsid="008e561d" fo:background-color="#fffffe" style:font-weight-asian="normal" style:font-weight-complex="normal"/>
    </style:style>
    <style:style style:name="P14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cffac" officeooo:paragraph-rsid="008e561d" fo:background-color="#fffffe" style:font-weight-asian="normal" style:font-weight-complex="normal"/>
    </style:style>
    <style:style style:name="P14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cffac" officeooo:paragraph-rsid="008eecc3" fo:background-color="#fffffe" style:font-weight-asian="normal" style:font-weight-complex="normal"/>
    </style:style>
    <style:style style:name="P14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ecc3" officeooo:paragraph-rsid="008eecc3" fo:background-color="#fffffe" style:font-weight-asian="normal" style:font-weight-complex="normal"/>
    </style:style>
    <style:style style:name="P14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ecc3" officeooo:paragraph-rsid="008f6cd5" fo:background-color="#fffffe" style:font-weight-asian="normal" style:font-weight-complex="normal"/>
    </style:style>
    <style:style style:name="P15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907982" officeooo:paragraph-rsid="00907982" fo:background-color="#fffffe" style:font-weight-asian="normal" style:font-weight-complex="normal"/>
    </style:style>
    <style:style style:name="P15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5a657" officeooo:paragraph-rsid="00c5a657" fo:background-color="#fffffe" style:font-weight-asian="normal" style:font-weight-complex="normal"/>
    </style:style>
    <style:style style:name="P152" style:family="paragraph" style:parent-style-name="Standard">
      <style:text-properties fo:font-variant="normal" fo:text-transform="none" fo:color="#505050" style:font-name="OpenSans" fo:font-size="9pt" fo:letter-spacing="normal" fo:font-style="normal" fo:font-weight="normal" officeooo:paragraph-rsid="0011a262"/>
    </style:style>
    <style:style style:name="P153" style:family="paragraph" style:parent-style-name="Standard">
      <style:text-properties fo:font-variant="normal" fo:text-transform="none" fo:color="#505050" style:font-name="OpenSans" fo:font-size="9pt" fo:letter-spacing="normal" fo:font-style="normal" fo:font-weight="normal" officeooo:rsid="0011a262" officeooo:paragraph-rsid="0011a262"/>
    </style:style>
    <style:style style:name="P154" style:family="paragraph" style:parent-style-name="Standard">
      <style:text-properties fo:font-variant="normal" fo:text-transform="none" fo:color="#505050" style:font-name="OpenSans" fo:font-size="9pt" fo:letter-spacing="normal" fo:font-style="normal" fo:font-weight="normal" officeooo:paragraph-rsid="0012911b"/>
    </style:style>
    <style:style style:name="P155" style:family="paragraph" style:parent-style-name="Standard">
      <style:text-properties fo:font-variant="normal" fo:text-transform="none" fo:color="#505050" style:font-name="OpenSans" fo:font-size="9pt" fo:letter-spacing="normal" fo:font-style="normal" fo:font-weight="normal" officeooo:paragraph-rsid="00161d9b"/>
    </style:style>
    <style:style style:name="P156" style:family="paragraph" style:parent-style-name="Standard">
      <style:text-properties fo:font-variant="normal" fo:text-transform="none" fo:color="#505050" style:font-name="OpenSans" fo:font-size="9pt" fo:letter-spacing="normal" fo:font-style="normal" fo:font-weight="normal" officeooo:paragraph-rsid="0019d8e6"/>
    </style:style>
    <style:style style:name="P157" style:family="paragraph" style:parent-style-name="Standard">
      <style:text-properties fo:font-variant="normal" fo:text-transform="none" fo:color="#505050" style:font-name="OpenSans" fo:font-size="9pt" fo:letter-spacing="normal" fo:font-style="normal" fo:font-weight="normal" officeooo:paragraph-rsid="001ce559"/>
    </style:style>
    <style:style style:name="P158" style:family="paragraph" style:parent-style-name="Standard">
      <style:text-properties fo:font-variant="normal" fo:text-transform="none" fo:color="#505050" style:font-name="OpenSans" fo:font-size="9pt" fo:letter-spacing="normal" fo:font-style="normal" fo:font-weight="normal" officeooo:paragraph-rsid="002062ee"/>
    </style:style>
    <style:style style:name="P159" style:family="paragraph" style:parent-style-name="Standard">
      <style:text-properties fo:font-variant="normal" fo:text-transform="none" fo:color="#505050" style:font-name="OpenSans" fo:font-size="9pt" fo:letter-spacing="normal" fo:font-style="normal" fo:font-weight="normal" officeooo:paragraph-rsid="0022886d"/>
    </style:style>
    <style:style style:name="P160" style:family="paragraph" style:parent-style-name="Standard">
      <style:text-properties fo:font-variant="normal" fo:text-transform="none" fo:color="#505050" style:font-name="OpenSans" fo:font-size="9pt" fo:letter-spacing="normal" fo:font-style="normal" fo:font-weight="normal" officeooo:paragraph-rsid="0027518e"/>
    </style:style>
    <style:style style:name="P161" style:family="paragraph" style:parent-style-name="Standard">
      <style:text-properties fo:font-variant="normal" fo:text-transform="none" fo:color="#505050" style:font-name="OpenSans" fo:font-size="9pt" fo:letter-spacing="normal" fo:font-style="normal" fo:font-weight="normal" officeooo:paragraph-rsid="002dde14"/>
    </style:style>
    <style:style style:name="P162" style:family="paragraph" style:parent-style-name="Standard">
      <style:text-properties fo:font-variant="normal" fo:text-transform="none" fo:color="#505050" style:font-name="OpenSans" fo:font-size="9pt" fo:letter-spacing="normal" fo:font-style="normal" fo:font-weight="normal" officeooo:paragraph-rsid="002e7952"/>
    </style:style>
    <style:style style:name="P163" style:family="paragraph" style:parent-style-name="Standard">
      <style:text-properties fo:font-variant="normal" fo:text-transform="none" fo:color="#505050" style:font-name="OpenSans" fo:font-size="9pt" fo:letter-spacing="normal" fo:font-style="normal" fo:font-weight="normal" officeooo:paragraph-rsid="0030b615"/>
    </style:style>
    <style:style style:name="P164" style:family="paragraph" style:parent-style-name="Standard">
      <style:text-properties fo:font-variant="normal" fo:text-transform="none" fo:color="#505050" style:font-name="OpenSans" fo:font-size="9pt" fo:letter-spacing="normal" fo:font-style="normal" fo:font-weight="normal" officeooo:paragraph-rsid="003cc758"/>
    </style:style>
    <style:style style:name="P165" style:family="paragraph" style:parent-style-name="Standard">
      <style:text-properties fo:font-variant="normal" fo:text-transform="none" fo:color="#505050" style:font-name="OpenSans" fo:font-size="9pt" fo:letter-spacing="normal" fo:font-style="normal" fo:font-weight="normal" officeooo:paragraph-rsid="003cf514"/>
    </style:style>
    <style:style style:name="P166" style:family="paragraph" style:parent-style-name="Standard">
      <style:text-properties fo:font-variant="normal" fo:text-transform="none" fo:color="#505050" style:font-name="OpenSans" fo:font-size="9pt" fo:letter-spacing="normal" fo:font-style="normal" fo:font-weight="normal" officeooo:paragraph-rsid="003f5b27"/>
    </style:style>
    <style:style style:name="P167" style:family="paragraph" style:parent-style-name="Standard">
      <style:text-properties fo:font-variant="normal" fo:text-transform="none" fo:color="#505050" style:font-name="OpenSans" fo:font-size="9pt" fo:letter-spacing="normal" fo:font-style="normal" fo:font-weight="normal" officeooo:paragraph-rsid="0046bfbe"/>
    </style:style>
    <style:style style:name="P168" style:family="paragraph" style:parent-style-name="Standard">
      <style:text-properties fo:font-variant="normal" fo:text-transform="none" fo:color="#505050" style:font-name="OpenSans" fo:font-size="9pt" fo:letter-spacing="normal" fo:font-style="normal" fo:font-weight="normal" officeooo:paragraph-rsid="004df15b"/>
    </style:style>
    <style:style style:name="P169" style:family="paragraph" style:parent-style-name="Standard">
      <style:text-properties fo:font-variant="normal" fo:text-transform="none" fo:color="#505050" style:font-name="OpenSans" fo:font-size="9pt" fo:letter-spacing="normal" fo:font-style="normal" fo:font-weight="normal" officeooo:paragraph-rsid="0053cac4"/>
    </style:style>
    <style:style style:name="P170" style:family="paragraph" style:parent-style-name="Standard">
      <style:text-properties fo:font-variant="normal" fo:text-transform="none" fo:color="#505050" style:font-name="OpenSans" fo:font-size="9pt" fo:letter-spacing="normal" fo:font-style="normal" fo:font-weight="normal" officeooo:paragraph-rsid="0057c8c3"/>
    </style:style>
    <style:style style:name="P17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5e46fa"/>
    </style:style>
    <style:style style:name="P17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62fab2"/>
    </style:style>
    <style:style style:name="P17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666e8e"/>
    </style:style>
    <style:style style:name="P17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72e4da"/>
    </style:style>
    <style:style style:name="P17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98943"/>
    </style:style>
    <style:style style:name="P17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e561d"/>
    </style:style>
    <style:style style:name="P17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eecc3"/>
    </style:style>
    <style:style style:name="P17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f6cd5"/>
    </style:style>
    <style:style style:name="P17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92dd4d"/>
    </style:style>
    <style:style style:name="P18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fe5796"/>
    </style:style>
    <style:style style:name="P18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ff0b7c"/>
    </style:style>
    <style:style style:name="P18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72e4da" style:font-weight-asian="normal" style:font-weight-complex="normal"/>
    </style:style>
    <style:style style:name="P18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a32e6f" officeooo:paragraph-rsid="00a32e6f" style:font-weight-asian="normal" style:font-weight-complex="normal"/>
    </style:style>
    <style:style style:name="P18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821c0" officeooo:paragraph-rsid="00b821c0" style:font-weight-asian="normal" style:font-weight-complex="normal"/>
    </style:style>
    <style:style style:name="P18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8d5c7" officeooo:paragraph-rsid="00b8d5c7" style:font-weight-asian="normal" style:font-weight-complex="normal"/>
    </style:style>
    <style:style style:name="P18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a99d3" officeooo:paragraph-rsid="00ba99d3" style:font-weight-asian="normal" style:font-weight-complex="normal"/>
    </style:style>
    <style:style style:name="P18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c93ef" officeooo:paragraph-rsid="00bc93ef" style:font-weight-asian="normal" style:font-weight-complex="normal"/>
    </style:style>
    <style:style style:name="P18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e752b" officeooo:paragraph-rsid="00be752b" style:font-weight-asian="normal" style:font-weight-complex="normal"/>
    </style:style>
    <style:style style:name="P18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0e16c" officeooo:paragraph-rsid="00c0e16c" style:font-weight-asian="normal" style:font-weight-complex="normal"/>
    </style:style>
    <style:style style:name="P19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ba8b0" officeooo:paragraph-rsid="00cba8b0" style:font-weight-asian="normal" style:font-weight-complex="normal"/>
    </style:style>
    <style:style style:name="P19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ba8b0" officeooo:paragraph-rsid="00d236dc" style:font-weight-asian="normal" style:font-weight-complex="normal"/>
    </style:style>
    <style:style style:name="P19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c34bc" officeooo:paragraph-rsid="00cc34bc" style:font-weight-asian="normal" style:font-weight-complex="normal"/>
    </style:style>
    <style:style style:name="P19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c34bc" officeooo:paragraph-rsid="00d236dc" style:font-weight-asian="normal" style:font-weight-complex="normal"/>
    </style:style>
    <style:style style:name="P19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d3cd6" officeooo:paragraph-rsid="00cd3cd6" style:font-weight-asian="normal" style:font-weight-complex="normal"/>
    </style:style>
    <style:style style:name="P19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d3cd6" officeooo:paragraph-rsid="00d236dc" style:font-weight-asian="normal" style:font-weight-complex="normal"/>
    </style:style>
    <style:style style:name="P19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d3cd6" officeooo:paragraph-rsid="00dca9b4" style:font-weight-asian="normal" style:font-weight-complex="normal"/>
    </style:style>
    <style:style style:name="P19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ddf376" officeooo:paragraph-rsid="00ddf376" style:font-weight-asian="normal" style:font-weight-complex="normal"/>
    </style:style>
    <style:style style:name="P19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ec3a2b" officeooo:paragraph-rsid="00ec3a2b" style:font-weight-asian="normal" style:font-weight-complex="normal"/>
    </style:style>
    <style:style style:name="P19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ed2c7f" officeooo:paragraph-rsid="00ed2c7f" style:font-weight-asian="normal" style:font-weight-complex="normal"/>
    </style:style>
    <style:style style:name="P20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0be77" officeooo:paragraph-rsid="00f0be77" style:font-weight-asian="normal" style:font-weight-complex="normal"/>
    </style:style>
    <style:style style:name="P20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0be77" officeooo:paragraph-rsid="00f53f34" style:font-weight-asian="normal" style:font-weight-complex="normal"/>
    </style:style>
    <style:style style:name="P20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0be77" officeooo:paragraph-rsid="00f8f7b3" style:font-weight-asian="normal" style:font-weight-complex="normal"/>
    </style:style>
    <style:style style:name="P20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12710" officeooo:paragraph-rsid="00f12710" style:font-weight-asian="normal" style:font-weight-complex="normal"/>
    </style:style>
    <style:style style:name="P20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12710" officeooo:paragraph-rsid="00f53f34" style:font-weight-asian="normal" style:font-weight-complex="normal"/>
    </style:style>
    <style:style style:name="P20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12710" officeooo:paragraph-rsid="00f8f7b3" style:font-weight-asian="normal" style:font-weight-complex="normal"/>
    </style:style>
    <style:style style:name="P20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38ac8" officeooo:paragraph-rsid="00f38ac8" style:font-weight-asian="normal" style:font-weight-complex="normal"/>
    </style:style>
    <style:style style:name="P20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38ac8" officeooo:paragraph-rsid="00f53f34" style:font-weight-asian="normal" style:font-weight-complex="normal"/>
    </style:style>
    <style:style style:name="P20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b3197" officeooo:paragraph-rsid="00fb3197" style:font-weight-asian="normal" style:font-weight-complex="normal"/>
    </style:style>
    <style:style style:name="P20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e5796" officeooo:paragraph-rsid="00fe5796" style:font-weight-asian="normal" style:font-weight-complex="normal"/>
    </style:style>
    <style:style style:name="P21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8819c" officeooo:paragraph-rsid="00c8819c" style:font-weight-asian="normal" style:font-weight-complex="normal"/>
    </style:style>
    <style:style style:name="P21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8819c" officeooo:paragraph-rsid="00c9abae" style:font-weight-asian="normal" style:font-weight-complex="normal"/>
    </style:style>
    <style:style style:name="P21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12f62" officeooo:paragraph-rsid="01012f62" style:font-weight-asian="normal" style:font-weight-complex="normal"/>
    </style:style>
    <style:style style:name="P21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700a1" officeooo:paragraph-rsid="010700a1" style:font-weight-asian="normal" style:font-weight-complex="normal"/>
    </style:style>
    <style:style style:name="P21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d7d99" officeooo:paragraph-rsid="010d7d99" style:font-weight-asian="normal" style:font-weight-complex="normal"/>
    </style:style>
    <style:style style:name="P21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eb34d" officeooo:paragraph-rsid="011eb34d" style:font-weight-asian="normal" style:font-weight-complex="normal"/>
    </style:style>
    <style:style style:name="P21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f8891" officeooo:paragraph-rsid="011f8891" style:font-weight-asian="normal" style:font-weight-complex="normal"/>
    </style:style>
    <style:style style:name="P21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92dd4d" officeooo:paragraph-rsid="0092dd4d"/>
    </style:style>
    <style:style style:name="P218" style:family="paragraph" style:parent-style-name="Standard">
      <style:text-properties fo:font-variant="normal" fo:text-transform="none" fo:color="#505050" style:font-name="OpenSans" fo:font-size="9pt" fo:letter-spacing="normal" fo:font-style="normal" fo:font-weight="normal" officeooo:paragraph-rsid="00e18b47"/>
    </style:style>
    <style:style style:name="P21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d7d99" officeooo:paragraph-rsid="010d7d99"/>
    </style:style>
    <style:style style:name="P22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f9da2" officeooo:paragraph-rsid="010f9da2" style:font-weight-asian="bold" style:font-weight-complex="bold"/>
    </style:style>
    <style:style style:name="P22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f9da2" officeooo:paragraph-rsid="01143efa" style:font-weight-asian="bold" style:font-weight-complex="bold"/>
    </style:style>
    <style:style style:name="P22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0f9da2" officeooo:paragraph-rsid="011611eb" style:font-weight-asian="bold" style:font-weight-complex="bold"/>
    </style:style>
    <style:style style:name="P22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611eb" officeooo:paragraph-rsid="011611eb" style:font-weight-asian="bold" style:font-weight-complex="bold"/>
    </style:style>
    <style:style style:name="P22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625ac" officeooo:paragraph-rsid="011625ac" style:font-weight-asian="bold" style:font-weight-complex="bold"/>
    </style:style>
    <style:style style:name="P22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1a262" officeooo:paragraph-rsid="0011a262" fo:background-color="#fffffe" style:font-weight-asian="bold" style:font-weight-complex="bold"/>
    </style:style>
    <style:style style:name="P22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2911b" officeooo:paragraph-rsid="0012911b" fo:background-color="#fffffe" style:font-weight-asian="bold" style:font-weight-complex="bold"/>
    </style:style>
    <style:style style:name="P22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47b7b" officeooo:paragraph-rsid="00147b7b" fo:background-color="#fffffe" style:font-weight-asian="bold" style:font-weight-complex="bold"/>
    </style:style>
    <style:style style:name="P22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9d8e6" officeooo:paragraph-rsid="0019d8e6" fo:background-color="#fffffe" style:font-weight-asian="bold" style:font-weight-complex="bold"/>
    </style:style>
    <style:style style:name="P22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ce559" officeooo:paragraph-rsid="001ce559" fo:background-color="#fffffe" style:font-weight-asian="bold" style:font-weight-complex="bold"/>
    </style:style>
    <style:style style:name="P23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1e6fb8" fo:background-color="#fffffe" style:font-weight-asian="bold" style:font-weight-complex="bold"/>
    </style:style>
    <style:style style:name="P23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22886d" fo:background-color="#fffffe" style:font-weight-asian="bold" style:font-weight-complex="bold"/>
    </style:style>
    <style:style style:name="P23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30b615" fo:background-color="#fffffe" style:font-weight-asian="bold" style:font-weight-complex="bold"/>
    </style:style>
    <style:style style:name="P23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7518e" officeooo:paragraph-rsid="0027518e" fo:background-color="#fffffe" style:font-weight-asian="bold" style:font-weight-complex="bold"/>
    </style:style>
    <style:style style:name="P23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7518e" officeooo:paragraph-rsid="0030b615" fo:background-color="#fffffe" style:font-weight-asian="bold" style:font-weight-complex="bold"/>
    </style:style>
    <style:style style:name="P23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de14" officeooo:paragraph-rsid="002dde14" fo:background-color="#fffffe" style:font-weight-asian="bold" style:font-weight-complex="bold"/>
    </style:style>
    <style:style style:name="P23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de14" officeooo:paragraph-rsid="0030b615" fo:background-color="#fffffe" style:font-weight-asian="bold" style:font-weight-complex="bold"/>
    </style:style>
    <style:style style:name="P23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e80e" officeooo:paragraph-rsid="002de80e" fo:background-color="#fffffe" style:font-weight-asian="bold" style:font-weight-complex="bold"/>
    </style:style>
    <style:style style:name="P23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cc758" fo:background-color="#fffffe" style:font-weight-asian="bold" style:font-weight-complex="bold"/>
    </style:style>
    <style:style style:name="P23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cf514" fo:background-color="#fffffe" style:font-weight-asian="bold" style:font-weight-complex="bold"/>
    </style:style>
    <style:style style:name="P24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d97f9" fo:background-color="#fffffe" style:font-weight-asian="bold" style:font-weight-complex="bold"/>
    </style:style>
    <style:style style:name="P24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46bfbe" fo:background-color="#fffffe" style:font-weight-asian="bold" style:font-weight-complex="bold"/>
    </style:style>
    <style:style style:name="P24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0766e" officeooo:paragraph-rsid="003cc758" fo:background-color="#fffffe" style:font-weight-asian="bold" style:font-weight-complex="bold"/>
    </style:style>
    <style:style style:name="P24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f514" officeooo:paragraph-rsid="003cf514" fo:background-color="#fffffe" style:font-weight-asian="bold" style:font-weight-complex="bold"/>
    </style:style>
    <style:style style:name="P24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d97f9" officeooo:paragraph-rsid="003d97f9" fo:background-color="#fffffe" style:font-weight-asian="bold" style:font-weight-complex="bold"/>
    </style:style>
    <style:style style:name="P24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d97f9" officeooo:paragraph-rsid="0045467f" fo:background-color="#fffffe" style:font-weight-asian="bold" style:font-weight-complex="bold"/>
    </style:style>
    <style:style style:name="P24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6bfbe" officeooo:paragraph-rsid="0046bfbe" fo:background-color="#fffffe" style:font-weight-asian="bold" style:font-weight-complex="bold"/>
    </style:style>
    <style:style style:name="P24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6bfbe" officeooo:paragraph-rsid="00e18b47" fo:background-color="#fffffe" style:font-weight-asian="bold" style:font-weight-complex="bold"/>
    </style:style>
    <style:style style:name="P24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4b0f13" fo:background-color="#fffffe" style:font-weight-asian="bold" style:font-weight-complex="bold"/>
    </style:style>
    <style:style style:name="P24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e18b47" fo:background-color="#fffffe" style:font-weight-asian="bold" style:font-weight-complex="bold"/>
    </style:style>
    <style:style style:name="P25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e2e9d7" fo:background-color="#fffffe" style:font-weight-asian="bold" style:font-weight-complex="bold"/>
    </style:style>
    <style:style style:name="P25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df15b" officeooo:paragraph-rsid="004df15b" fo:background-color="#fffffe" style:font-weight-asian="bold" style:font-weight-complex="bold"/>
    </style:style>
    <style:style style:name="P25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3cac4" fo:background-color="#fffffe" style:font-weight-asian="bold" style:font-weight-complex="bold"/>
    </style:style>
    <style:style style:name="P25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7c8c3" fo:background-color="#fffffe" style:font-weight-asian="bold" style:font-weight-complex="bold"/>
    </style:style>
    <style:style style:name="P25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a2d37" fo:background-color="#fffffe" style:font-weight-asian="bold" style:font-weight-complex="bold"/>
    </style:style>
    <style:style style:name="P25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62fab2" fo:background-color="#fffffe" style:font-weight-asian="bold" style:font-weight-complex="bold"/>
    </style:style>
    <style:style style:name="P25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666e8e" fo:background-color="#fffffe" style:font-weight-asian="bold" style:font-weight-complex="bold"/>
    </style:style>
    <style:style style:name="P25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72e4da" fo:background-color="#fffffe" style:font-weight-asian="bold" style:font-weight-complex="bold"/>
    </style:style>
    <style:style style:name="P25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98943" fo:background-color="#fffffe" style:font-weight-asian="bold" style:font-weight-complex="bold"/>
    </style:style>
    <style:style style:name="P25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e561d" fo:background-color="#fffffe" style:font-weight-asian="bold" style:font-weight-complex="bold"/>
    </style:style>
    <style:style style:name="P26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eecc3" fo:background-color="#fffffe" style:font-weight-asian="bold" style:font-weight-complex="bold"/>
    </style:style>
    <style:style style:name="P26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f6cd5" fo:background-color="#fffffe" style:font-weight-asian="bold" style:font-weight-complex="bold"/>
    </style:style>
    <style:style style:name="P26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5e46fa" fo:background-color="#fffffe" style:font-weight-asian="bold" style:font-weight-complex="bold"/>
    </style:style>
    <style:style style:name="P26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62fab2" fo:background-color="#fffffe" style:font-weight-asian="bold" style:font-weight-complex="bold"/>
    </style:style>
    <style:style style:name="P26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666e8e" fo:background-color="#fffffe" style:font-weight-asian="bold" style:font-weight-complex="bold"/>
    </style:style>
    <style:style style:name="P26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72e4da" fo:background-color="#fffffe" style:font-weight-asian="bold" style:font-weight-complex="bold"/>
    </style:style>
    <style:style style:name="P26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4adcf" fo:background-color="#fffffe" style:font-weight-asian="bold" style:font-weight-complex="bold"/>
    </style:style>
    <style:style style:name="P26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98943" fo:background-color="#fffffe" style:font-weight-asian="bold" style:font-weight-complex="bold"/>
    </style:style>
    <style:style style:name="P26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e561d" fo:background-color="#fffffe" style:font-weight-asian="bold" style:font-weight-complex="bold"/>
    </style:style>
    <style:style style:name="P26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eecc3" fo:background-color="#fffffe" style:font-weight-asian="bold" style:font-weight-complex="bold"/>
    </style:style>
    <style:style style:name="P27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4cec7" officeooo:paragraph-rsid="0074cec7" fo:background-color="#fffffe" style:font-weight-asian="bold" style:font-weight-complex="bold"/>
    </style:style>
    <style:style style:name="P27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4cec7" officeooo:paragraph-rsid="008e561d" fo:background-color="#fffffe" style:font-weight-asian="bold" style:font-weight-complex="bold"/>
    </style:style>
    <style:style style:name="P27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8fc86" officeooo:paragraph-rsid="0078fc86" fo:background-color="#fffffe" style:font-weight-asian="bold" style:font-weight-complex="bold"/>
    </style:style>
    <style:style style:name="P27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b9dc1" officeooo:paragraph-rsid="007b9dc1" fo:background-color="#fffffe" style:font-weight-asian="bold" style:font-weight-complex="bold"/>
    </style:style>
    <style:style style:name="P27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509f0" fo:background-color="#fffffe" style:font-weight-asian="bold" style:font-weight-complex="bold"/>
    </style:style>
    <style:style style:name="P27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e561d" fo:background-color="#fffffe" style:font-weight-asian="bold" style:font-weight-complex="bold"/>
    </style:style>
    <style:style style:name="P27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eecc3" fo:background-color="#fffffe" style:font-weight-asian="bold" style:font-weight-complex="bold"/>
    </style:style>
    <style:style style:name="P27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cffac" fo:background-color="#fffffe" style:font-weight-asian="bold" style:font-weight-complex="bold"/>
    </style:style>
    <style:style style:name="P27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e561d" fo:background-color="#fffffe" style:font-weight-asian="bold" style:font-weight-complex="bold"/>
    </style:style>
    <style:style style:name="P27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eecc3" fo:background-color="#fffffe" style:font-weight-asian="bold" style:font-weight-complex="bold"/>
    </style:style>
    <style:style style:name="P28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eecc3" officeooo:paragraph-rsid="008eecc3" fo:background-color="#fffffe" style:font-weight-asian="bold" style:font-weight-complex="bold"/>
    </style:style>
    <style:style style:name="P28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eecc3" officeooo:paragraph-rsid="008f6cd5" fo:background-color="#fffffe" style:font-weight-asian="bold" style:font-weight-complex="bold"/>
    </style:style>
    <style:style style:name="P28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1f5be" officeooo:paragraph-rsid="0091f5be" fo:background-color="#fffffe" style:font-weight-asian="bold" style:font-weight-complex="bold"/>
    </style:style>
    <style:style style:name="P28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1f5be" officeooo:paragraph-rsid="009df68c" fo:background-color="#fffffe" style:font-weight-asian="bold" style:font-weight-complex="bold"/>
    </style:style>
    <style:style style:name="P28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2dd4d" officeooo:paragraph-rsid="0092dd4d" fo:background-color="#fffffe" style:font-weight-asian="bold" style:font-weight-complex="bold"/>
    </style:style>
    <style:style style:name="P28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2dd4d" officeooo:paragraph-rsid="009df68c" fo:background-color="#fffffe" style:font-weight-asian="bold" style:font-weight-complex="bold"/>
    </style:style>
    <style:style style:name="P28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83820" officeooo:paragraph-rsid="00a83820" fo:background-color="#fffffe" style:font-weight-asian="bold" style:font-weight-complex="bold"/>
    </style:style>
    <style:style style:name="P28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5a657" officeooo:paragraph-rsid="00c5a657" fo:background-color="#fffffe" style:font-weight-asian="bold" style:font-weight-complex="bold"/>
    </style:style>
    <style:style style:name="P28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e561d"/>
    </style:style>
    <style:style style:name="P28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eecc3"/>
    </style:style>
    <style:style style:name="P29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f6cd5"/>
    </style:style>
    <style:style style:name="P29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92dd4d"/>
    </style:style>
    <style:style style:name="P29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0ecdd"/>
    </style:style>
    <style:style style:name="P29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59a55"/>
    </style:style>
    <style:style style:name="P29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8d5c7"/>
    </style:style>
    <style:style style:name="P29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c93ef"/>
    </style:style>
    <style:style style:name="P29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e752b"/>
    </style:style>
    <style:style style:name="P29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0d7d99"/>
    </style:style>
    <style:style style:name="P29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df68c" officeooo:paragraph-rsid="009df68c" style:font-weight-asian="bold" style:font-weight-complex="bold"/>
    </style:style>
    <style:style style:name="P29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02bae" officeooo:paragraph-rsid="00a02bae" style:font-weight-asian="bold" style:font-weight-complex="bold"/>
    </style:style>
    <style:style style:name="P30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02bae" officeooo:paragraph-rsid="00a13ab7" style:font-weight-asian="bold" style:font-weight-complex="bold"/>
    </style:style>
    <style:style style:name="P30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2e6f" officeooo:paragraph-rsid="00a32e6f" style:font-weight-asian="bold" style:font-weight-complex="bold"/>
    </style:style>
    <style:style style:name="P30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2e6f" officeooo:paragraph-rsid="00b8d5c7" style:font-weight-asian="bold" style:font-weight-complex="bold"/>
    </style:style>
    <style:style style:name="P30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fd6c" officeooo:paragraph-rsid="00a3fd6c" style:font-weight-asian="bold" style:font-weight-complex="bold"/>
    </style:style>
    <style:style style:name="P30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fd6c" officeooo:paragraph-rsid="00a46f25" style:font-weight-asian="bold" style:font-weight-complex="bold"/>
    </style:style>
    <style:style style:name="P30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36a31" style:font-weight-asian="bold" style:font-weight-complex="bold"/>
    </style:style>
    <style:style style:name="P30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59a55" style:font-weight-asian="bold" style:font-weight-complex="bold"/>
    </style:style>
    <style:style style:name="P30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8d5c7" style:font-weight-asian="bold" style:font-weight-complex="bold"/>
    </style:style>
    <style:style style:name="P30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c93ef" style:font-weight-asian="bold" style:font-weight-complex="bold"/>
    </style:style>
    <style:style style:name="P30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e752b" style:font-weight-asian="bold" style:font-weight-complex="bold"/>
    </style:style>
    <style:style style:name="P31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c8819c" style:font-weight-asian="bold" style:font-weight-complex="bold"/>
    </style:style>
    <style:style style:name="P31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cba8b0" style:font-weight-asian="bold" style:font-weight-complex="bold"/>
    </style:style>
    <style:style style:name="P31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821c0" style:font-weight-asian="bold" style:font-weight-complex="bold"/>
    </style:style>
    <style:style style:name="P31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8d5c7" style:font-weight-asian="bold" style:font-weight-complex="bold"/>
    </style:style>
    <style:style style:name="P31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c93ef" style:font-weight-asian="bold" style:font-weight-complex="bold"/>
    </style:style>
    <style:style style:name="P31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e752b" style:font-weight-asian="bold" style:font-weight-complex="bold"/>
    </style:style>
    <style:style style:name="P31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c8819c" style:font-weight-asian="bold" style:font-weight-complex="bold"/>
    </style:style>
    <style:style style:name="P31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cba8b0" style:font-weight-asian="bold" style:font-weight-complex="bold"/>
    </style:style>
    <style:style style:name="P31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d236dc" style:font-weight-asian="bold" style:font-weight-complex="bold"/>
    </style:style>
    <style:style style:name="P31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dfead7" style:font-weight-asian="bold" style:font-weight-complex="bold"/>
    </style:style>
    <style:style style:name="P32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e767d3" style:font-weight-asian="bold" style:font-weight-complex="bold"/>
    </style:style>
    <style:style style:name="P32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d5c7" officeooo:paragraph-rsid="00b8d5c7" style:font-weight-asian="bold" style:font-weight-complex="bold"/>
    </style:style>
    <style:style style:name="P32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d5c7" officeooo:paragraph-rsid="00bc93ef" style:font-weight-asian="bold" style:font-weight-complex="bold"/>
    </style:style>
    <style:style style:name="P32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d5c7" officeooo:paragraph-rsid="00be752b" style:font-weight-asian="bold" style:font-weight-complex="bold"/>
    </style:style>
    <style:style style:name="P32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c93ef" officeooo:paragraph-rsid="00bc93ef" style:font-weight-asian="bold" style:font-weight-complex="bold"/>
    </style:style>
    <style:style style:name="P32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0e16c" officeooo:paragraph-rsid="00c0e16c" style:font-weight-asian="bold" style:font-weight-complex="bold"/>
    </style:style>
    <style:style style:name="P32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c8819c" style:font-weight-asian="bold" style:font-weight-complex="bold"/>
    </style:style>
    <style:style style:name="P32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cba8b0" style:font-weight-asian="bold" style:font-weight-complex="bold"/>
    </style:style>
    <style:style style:name="P32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d236dc" style:font-weight-asian="bold" style:font-weight-complex="bold"/>
    </style:style>
    <style:style style:name="P32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e7042b" style:font-weight-asian="bold" style:font-weight-complex="bold"/>
    </style:style>
    <style:style style:name="P33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e767d3" style:font-weight-asian="bold" style:font-weight-complex="bold"/>
    </style:style>
    <style:style style:name="P33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cba8b0" style:font-weight-asian="bold" style:font-weight-complex="bold"/>
    </style:style>
    <style:style style:name="P33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d236dc" style:font-weight-asian="bold" style:font-weight-complex="bold"/>
    </style:style>
    <style:style style:name="P33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dfead7" style:font-weight-asian="bold" style:font-weight-complex="bold"/>
    </style:style>
    <style:style style:name="P33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e767d3" style:font-weight-asian="bold" style:font-weight-complex="bold"/>
    </style:style>
    <style:style style:name="P33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cc34bc" style:font-weight-asian="bold" style:font-weight-complex="bold"/>
    </style:style>
    <style:style style:name="P33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d236dc" style:font-weight-asian="bold" style:font-weight-complex="bold"/>
    </style:style>
    <style:style style:name="P33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dca9b4" style:font-weight-asian="bold" style:font-weight-complex="bold"/>
    </style:style>
    <style:style style:name="P33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e767d3" style:font-weight-asian="bold" style:font-weight-complex="bold"/>
    </style:style>
    <style:style style:name="P33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d3cd6" officeooo:paragraph-rsid="00cd3cd6" style:font-weight-asian="bold" style:font-weight-complex="bold"/>
    </style:style>
    <style:style style:name="P34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d06ca5" style:font-weight-asian="bold" style:font-weight-complex="bold"/>
    </style:style>
    <style:style style:name="P34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d7a73d" style:font-weight-asian="bold" style:font-weight-complex="bold"/>
    </style:style>
    <style:style style:name="P34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dfead7" style:font-weight-asian="bold" style:font-weight-complex="bold"/>
    </style:style>
    <style:style style:name="P34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e767d3" style:font-weight-asian="bold" style:font-weight-complex="bold"/>
    </style:style>
    <style:style style:name="P34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a9197" officeooo:paragraph-rsid="00da9197" style:font-weight-asian="bold" style:font-weight-complex="bold"/>
    </style:style>
    <style:style style:name="P34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a9197" officeooo:paragraph-rsid="00e767d3" style:font-weight-asian="bold" style:font-weight-complex="bold"/>
    </style:style>
    <style:style style:name="P34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e18b47" style:font-weight-asian="bold" style:font-weight-complex="bold"/>
    </style:style>
    <style:style style:name="P34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efdc5e" officeooo:paragraph-rsid="00efdc5e" style:font-weight-asian="bold" style:font-weight-complex="bold"/>
    </style:style>
    <style:style style:name="P34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0be77" style:font-weight-asian="bold" style:font-weight-complex="bold"/>
    </style:style>
    <style:style style:name="P34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53f34" style:font-weight-asian="bold" style:font-weight-complex="bold"/>
    </style:style>
    <style:style style:name="P35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8f7b3" style:font-weight-asian="bold" style:font-weight-complex="bold"/>
    </style:style>
    <style:style style:name="P35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e5796" style:font-weight-asian="bold" style:font-weight-complex="bold"/>
    </style:style>
    <style:style style:name="P35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f0b7c" style:font-weight-asian="bold" style:font-weight-complex="bold"/>
    </style:style>
    <style:style style:name="P35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e545" officeooo:paragraph-rsid="00f0e545" style:font-weight-asian="bold" style:font-weight-complex="bold"/>
    </style:style>
    <style:style style:name="P35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e545" officeooo:paragraph-rsid="00f53f34" style:font-weight-asian="bold" style:font-weight-complex="bold"/>
    </style:style>
    <style:style style:name="P35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e545" officeooo:paragraph-rsid="00f8f7b3" style:font-weight-asian="bold" style:font-weight-complex="bold"/>
    </style:style>
    <style:style style:name="P35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12710" officeooo:paragraph-rsid="00f12710" style:font-weight-asian="bold" style:font-weight-complex="bold"/>
    </style:style>
    <style:style style:name="P35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12710" officeooo:paragraph-rsid="00f53f34" style:font-weight-asian="bold" style:font-weight-complex="bold"/>
    </style:style>
    <style:style style:name="P35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38ac8" officeooo:paragraph-rsid="00f38ac8" style:font-weight-asian="bold" style:font-weight-complex="bold"/>
    </style:style>
    <style:style style:name="P35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38ac8" officeooo:paragraph-rsid="00f53f34" style:font-weight-asian="bold" style:font-weight-complex="bold"/>
    </style:style>
    <style:style style:name="P36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53f34" officeooo:paragraph-rsid="00f53f34" style:font-weight-asian="bold" style:font-weight-complex="bold"/>
    </style:style>
    <style:style style:name="P36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53f34" officeooo:paragraph-rsid="00f8f7b3" style:font-weight-asian="bold" style:font-weight-complex="bold"/>
    </style:style>
    <style:style style:name="P36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7bf8f" officeooo:paragraph-rsid="00f7bf8f" style:font-weight-asian="bold" style:font-weight-complex="bold"/>
    </style:style>
    <style:style style:name="P36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e5796" officeooo:paragraph-rsid="00fe5796" style:font-weight-asian="bold" style:font-weight-complex="bold"/>
    </style:style>
    <style:style style:name="P36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e5796" officeooo:paragraph-rsid="00ff0b7c" style:font-weight-asian="bold" style:font-weight-complex="bold"/>
    </style:style>
    <style:style style:name="P36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f0b7c" officeooo:paragraph-rsid="00ff0b7c" style:font-weight-asian="bold" style:font-weight-complex="bold"/>
    </style:style>
    <style:style style:name="P36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12f62" officeooo:paragraph-rsid="01012f62" style:font-weight-asian="bold" style:font-weight-complex="bold"/>
    </style:style>
    <style:style style:name="P36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31a14" officeooo:paragraph-rsid="01031a14" style:font-weight-asian="bold" style:font-weight-complex="bold"/>
    </style:style>
    <style:style style:name="P36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4af9e" officeooo:paragraph-rsid="0104af9e" style:font-weight-asian="bold" style:font-weight-complex="bold"/>
    </style:style>
    <style:style style:name="P36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53b73" officeooo:paragraph-rsid="01053b73" style:font-weight-asian="bold" style:font-weight-complex="bold"/>
    </style:style>
    <style:style style:name="P37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700a1" officeooo:paragraph-rsid="010700a1" style:font-weight-asian="bold" style:font-weight-complex="bold"/>
    </style:style>
    <style:style style:name="P37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08071b" style:font-weight-asian="bold" style:font-weight-complex="bold"/>
    </style:style>
    <style:style style:name="P37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0dff07" style:font-weight-asian="bold" style:font-weight-complex="bold"/>
    </style:style>
    <style:style style:name="P37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143efa" style:font-weight-asian="bold" style:font-weight-complex="bold"/>
    </style:style>
    <style:style style:name="P37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1611eb" style:font-weight-asian="bold" style:font-weight-complex="bold"/>
    </style:style>
    <style:style style:name="P37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17c7f4" style:font-weight-asian="bold" style:font-weight-complex="bold"/>
    </style:style>
    <style:style style:name="P37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8071b" officeooo:paragraph-rsid="01195921" style:font-weight-asian="bold" style:font-weight-complex="bold"/>
    </style:style>
    <style:style style:name="P37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0d7d99" style:font-weight-asian="bold" style:font-weight-complex="bold"/>
    </style:style>
    <style:style style:name="P37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0dff07" style:font-weight-asian="bold" style:font-weight-complex="bold"/>
    </style:style>
    <style:style style:name="P37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143efa" style:font-weight-asian="bold" style:font-weight-complex="bold"/>
    </style:style>
    <style:style style:name="P38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1611eb" style:font-weight-asian="bold" style:font-weight-complex="bold"/>
    </style:style>
    <style:style style:name="P38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17c7f4" style:font-weight-asian="bold" style:font-weight-complex="bold"/>
    </style:style>
    <style:style style:name="P38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d7d99" officeooo:paragraph-rsid="01195921" style:font-weight-asian="bold" style:font-weight-complex="bold"/>
    </style:style>
    <style:style style:name="P38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0f9da2" officeooo:paragraph-rsid="010f9da2" style:font-weight-asian="bold" style:font-weight-complex="bold"/>
    </style:style>
    <style:style style:name="P38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625ac" officeooo:paragraph-rsid="011625ac" style:font-weight-asian="bold" style:font-weight-complex="bold"/>
    </style:style>
    <style:style style:name="P38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1eb34d" style:font-weight-asian="bold" style:font-weight-complex="bold"/>
    </style:style>
    <style:style style:name="P38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f8891" officeooo:paragraph-rsid="011f8891" style:font-weight-asian="bold" style:font-weight-complex="bold"/>
    </style:style>
    <style:style style:name="P387" style:family="paragraph" style:parent-style-name="Standard">
      <style:paragraph-properties style:line-height-at-least="0.423cm"/>
      <style:text-properties fo:font-variant="normal" fo:text-transform="none" fo:color="#505050" style:text-position="0% 100%" style:font-name="OpenSans" fo:font-size="9pt" fo:letter-spacing="normal" fo:font-style="normal" fo:font-weight="bold" officeooo:rsid="0078fc86" officeooo:paragraph-rsid="0078fc86" fo:background-color="#fffffe" style:font-weight-asian="bold" style:font-weight-complex="bold"/>
    </style:style>
    <style:style style:name="P388" style:family="paragraph" style:parent-style-name="Standard">
      <style:paragraph-properties style:line-height-at-least="0.423cm"/>
      <style:text-properties officeooo:paragraph-rsid="010dff07"/>
    </style:style>
    <style:style style:name="P389" style:family="paragraph" style:parent-style-name="Standard">
      <style:paragraph-properties style:line-height-at-least="0.423cm"/>
      <style:text-properties officeooo:paragraph-rsid="01143efa"/>
    </style:style>
    <style:style style:name="P390" style:family="paragraph" style:parent-style-name="Standard">
      <style:paragraph-properties style:line-height-at-least="0.423cm"/>
      <style:text-properties officeooo:paragraph-rsid="011625ac"/>
    </style:style>
    <style:style style:name="P391" style:family="paragraph" style:parent-style-name="Standard">
      <style:paragraph-properties style:line-height-at-least="0.423cm"/>
      <style:text-properties officeooo:paragraph-rsid="0117c7f4"/>
    </style:style>
    <style:style style:name="P392" style:family="paragraph" style:parent-style-name="Standard">
      <style:paragraph-properties style:line-height-at-least="0.423cm"/>
      <style:text-properties officeooo:paragraph-rsid="01195921"/>
    </style:style>
    <style:style style:name="P393" style:family="paragraph" style:parent-style-name="Standard">
      <style:paragraph-properties style:line-height-at-least="0.423cm"/>
      <style:text-properties officeooo:rsid="0117c7f4" officeooo:paragraph-rsid="01195921"/>
    </style:style>
    <style:style style:name="P394" style:family="paragraph" style:parent-style-name="Standard" style:list-style-name="L1">
      <style:text-properties officeooo:rsid="000b74d4" officeooo:paragraph-rsid="000b74d4"/>
    </style:style>
    <style:style style:name="P39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7c7f4" officeooo:paragraph-rsid="0117c7f4"/>
    </style:style>
    <style:style style:name="P39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7c7f4" officeooo:paragraph-rsid="01195921"/>
    </style:style>
    <style:style style:name="P39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7c7f4" officeooo:paragraph-rsid="01195921" style:font-weight-asian="bold" style:font-weight-complex="bold"/>
    </style:style>
    <style:style style:name="P39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1f8891" officeooo:paragraph-rsid="011f8891" style:font-weight-asian="normal" style:font-weight-complex="normal"/>
    </style:style>
    <style:style style:name="P39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2c29b1" officeooo:paragraph-rsid="012c29b1" style:font-weight-asian="normal" style:font-weight-complex="normal"/>
    </style:style>
    <style:style style:name="P40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25c17" officeooo:paragraph-rsid="01325c17" style:font-weight-asian="normal" style:font-weight-complex="normal"/>
    </style:style>
    <style:style style:name="P40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25c17" officeooo:paragraph-rsid="0134d53a" style:font-weight-asian="normal" style:font-weight-complex="normal"/>
    </style:style>
    <style:style style:name="P40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1397a96" officeooo:paragraph-rsid="01397a96" style:font-weight-asian="normal" style:font-weight-complex="normal"/>
    </style:style>
    <style:style style:name="P40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f8891" officeooo:paragraph-rsid="012c29b1" style:font-weight-asian="bold" style:font-weight-complex="bold"/>
    </style:style>
    <style:style style:name="P40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f8891" officeooo:paragraph-rsid="0130090f" style:font-weight-asian="bold" style:font-weight-complex="bold"/>
    </style:style>
    <style:style style:name="P40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f8891" officeooo:paragraph-rsid="0134d53a" style:font-weight-asian="bold" style:font-weight-complex="bold"/>
    </style:style>
    <style:style style:name="P40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2c29b1" style:font-weight-asian="bold" style:font-weight-complex="bold"/>
    </style:style>
    <style:style style:name="P40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30090f" style:font-weight-asian="bold" style:font-weight-complex="bold"/>
    </style:style>
    <style:style style:name="P40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11eb34d" officeooo:paragraph-rsid="0134d53a" style:font-weight-asian="bold" style:font-weight-complex="bold"/>
    </style:style>
    <style:style style:name="P40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2c29b1"/>
    </style:style>
    <style:style style:name="P41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30090f"/>
    </style:style>
    <style:style style:name="P41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134d53a"/>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ed9f7" style:font-weight-asian="bold" style:font-weight-complex="bold"/>
    </style:style>
    <style:style style:name="T4" style:family="text">
      <style:text-properties fo:font-weight="bold" officeooo:rsid="0010766e" style:font-weight-asian="bold" style:font-weight-complex="bold"/>
    </style:style>
    <style:style style:name="T5" style:family="text">
      <style:text-properties fo:font-weight="bold" officeooo:rsid="00538c16" style:font-weight-asian="bold" style:font-weight-complex="bold"/>
    </style:style>
    <style:style style:name="T6" style:family="text">
      <style:text-properties fo:font-weight="bold" officeooo:rsid="00abce4f" style:font-weight-asian="bold" style:font-weight-complex="bold"/>
    </style:style>
    <style:style style:name="T7" style:family="text">
      <style:text-properties fo:font-weight="bold" officeooo:rsid="00c8819c" style:font-weight-asian="bold" style:font-weight-complex="bold"/>
    </style:style>
    <style:style style:name="T8" style:family="text">
      <style:text-properties fo:font-weight="bold" officeooo:rsid="00f8f7b3" style:font-weight-asian="bold" style:font-weight-complex="bold"/>
    </style:style>
    <style:style style:name="T9" style:family="text">
      <style:text-properties fo:font-weight="bold" officeooo:rsid="00f0be77" style:font-weight-asian="bold" style:font-weight-complex="bold"/>
    </style:style>
    <style:style style:name="T10" style:family="text">
      <style:text-properties fo:font-weight="bold" officeooo:rsid="00ff0b7c" style:font-weight-asian="bold" style:font-weight-complex="bold"/>
    </style:style>
    <style:style style:name="T11" style:family="text">
      <style:text-properties fo:font-weight="bold" officeooo:rsid="0053cac4"/>
    </style:style>
    <style:style style:name="T12" style:family="text">
      <style:text-properties fo:font-weight="bold" officeooo:rsid="005a2d37"/>
    </style:style>
    <style:style style:name="T13" style:family="text">
      <style:text-properties fo:font-weight="bold" officeooo:rsid="005b38c6"/>
    </style:style>
    <style:style style:name="T14" style:family="text">
      <style:text-properties fo:font-weight="bold" fo:background-color="#fffffe" loext:char-shading-value="0" style:font-weight-asian="bold" style:font-weight-complex="bold"/>
    </style:style>
    <style:style style:name="T15" style:family="text">
      <style:text-properties fo:font-weight="bold" officeooo:rsid="0053cac4" fo:background-color="#fffffe" loext:char-shading-value="0" style:font-weight-asian="bold" style:font-weight-complex="bold"/>
    </style:style>
    <style:style style:name="T16" style:family="text">
      <style:text-properties fo:font-weight="bold" officeooo:rsid="005e46fa" fo:background-color="#fffffe" loext:char-shading-value="0" style:font-weight-asian="bold" style:font-weight-complex="bold"/>
    </style:style>
    <style:style style:name="T17" style:family="text">
      <style:text-properties fo:font-weight="bold" officeooo:rsid="0072e4da" fo:background-color="#fffffe" loext:char-shading-value="0" style:font-weight-asian="bold" style:font-weight-complex="bold"/>
    </style:style>
    <style:style style:name="T18" style:family="text">
      <style:text-properties fo:font-weight="bold" officeooo:rsid="00898943" fo:background-color="#fffffe" loext:char-shading-value="0" style:font-weight-asian="bold" style:font-weight-complex="bold"/>
    </style:style>
    <style:style style:name="T19" style:family="text">
      <style:text-properties fo:font-weight="bold" officeooo:rsid="0062fab2"/>
    </style:style>
    <style:style style:name="T20" style:family="text">
      <style:text-properties fo:font-weight="bold" officeooo:rsid="00666e8e"/>
    </style:style>
    <style:style style:name="T21" style:family="text">
      <style:text-properties fo:font-weight="bold" officeooo:rsid="0072e4da"/>
    </style:style>
    <style:style style:name="T22" style:family="text">
      <style:text-properties style:font-name="Droid Sans Mono" fo:font-size="9pt" fo:font-weight="normal"/>
    </style:style>
    <style:style style:name="T23" style:family="text">
      <style:text-properties fo:color="#a31515" style:font-name="Droid Sans Mono" fo:font-size="9pt" fo:font-weight="normal"/>
    </style:style>
    <style:style style:name="T24" style:family="text">
      <style:text-properties fo:color="#0451a5" style:font-name="Droid Sans Mono" fo:font-size="9pt" fo:font-weight="normal"/>
    </style:style>
    <style:style style:name="T25" style:family="text">
      <style:text-properties fo:color="#0451a5" style:font-name="Droid Sans Mono" fo:font-size="9pt" fo:font-weight="normal" officeooo:rsid="000e3aab"/>
    </style:style>
    <style:style style:name="T26" style:family="text">
      <style:text-properties fo:color="#09885a" style:font-name="Droid Sans Mono" fo:font-size="9pt" fo:font-weight="normal"/>
    </style:style>
    <style:style style:name="T27" style:family="text">
      <style:text-properties officeooo:rsid="000e3aab"/>
    </style:style>
    <style:style style:name="T28" style:family="text">
      <style:text-properties officeooo:rsid="000ed9f7"/>
    </style:style>
    <style:style style:name="T29" style:family="text">
      <style:text-properties fo:font-weight="normal"/>
    </style:style>
    <style:style style:name="T30" style:family="text">
      <style:text-properties fo:font-weight="normal" officeooo:rsid="0010766e" style:font-weight-asian="normal" style:font-weight-complex="normal"/>
    </style:style>
    <style:style style:name="T31" style:family="text">
      <style:text-properties fo:font-weight="normal" officeooo:rsid="005e46fa" fo:background-color="#fffffe" loext:char-shading-value="0" style:font-weight-asian="bold" style:font-weight-complex="bold"/>
    </style:style>
    <style:style style:name="T32" style:family="text">
      <style:text-properties fo:font-weight="normal" officeooo:rsid="00be752b"/>
    </style:style>
    <style:style style:name="T33" style:family="text">
      <style:text-properties fo:font-weight="normal" officeooo:rsid="010d7d99"/>
    </style:style>
    <style:style style:name="T34" style:family="text">
      <style:text-properties fo:font-weight="normal" officeooo:rsid="01325c17"/>
    </style:style>
    <style:style style:name="T35" style:family="text">
      <style:text-properties fo:font-weight="normal" officeooo:rsid="01377426"/>
    </style:style>
    <style:style style:name="T36" style:family="text">
      <style:text-properties fo:font-variant="normal" fo:text-transform="none" fo:color="#505050" style:font-name="OpenSans" fo:font-size="9pt" fo:letter-spacing="normal" fo:font-style="normal"/>
    </style:style>
    <style:style style:name="T37" style:family="text">
      <style:text-properties fo:font-variant="normal" fo:text-transform="none" fo:color="#505050" style:font-name="OpenSans" fo:font-size="9pt" fo:letter-spacing="normal" fo:font-style="normal" fo:background-color="#fffffe" loext:char-shading-value="0"/>
    </style:style>
    <style:style style:name="T38" style:family="text">
      <style:text-properties fo:font-variant="normal" fo:text-transform="none" fo:color="#505050" style:font-name="OpenSans" fo:font-size="9pt" fo:letter-spacing="normal" fo:font-style="normal" officeooo:rsid="002062ee" fo:background-color="#fffffe" loext:char-shading-value="0"/>
    </style:style>
    <style:style style:name="T39" style:family="text">
      <style:text-properties fo:font-variant="normal" fo:text-transform="none" fo:color="#505050" style:font-name="OpenSans" fo:font-size="9pt" fo:letter-spacing="normal" fo:font-style="normal" officeooo:rsid="0023a7a1" fo:background-color="#fffffe" loext:char-shading-value="0"/>
    </style:style>
    <style:style style:name="T40" style:family="text">
      <style:text-properties fo:font-variant="normal" fo:text-transform="none" fo:color="#505050" style:font-name="OpenSans" fo:font-size="9pt" fo:letter-spacing="normal" fo:font-style="normal" officeooo:rsid="0027518e" fo:background-color="#fffffe" loext:char-shading-value="0"/>
    </style:style>
    <style:style style:name="T41" style:family="text">
      <style:text-properties fo:font-variant="normal" fo:text-transform="none" fo:color="#505050" style:font-name="OpenSans" fo:font-size="9pt" fo:letter-spacing="normal" fo:font-style="normal" officeooo:rsid="0030b615" fo:background-color="#fffffe" loext:char-shading-value="0"/>
    </style:style>
    <style:style style:name="T42" style:family="text">
      <style:text-properties fo:font-variant="normal" fo:text-transform="none" fo:color="#505050" style:font-name="OpenSans" fo:font-size="9pt" fo:letter-spacing="normal" fo:font-style="normal" officeooo:rsid="0038f4cc" fo:background-color="#fffffe" loext:char-shading-value="0"/>
    </style:style>
    <style:style style:name="T43" style:family="text">
      <style:text-properties fo:font-variant="normal" fo:text-transform="none" fo:color="#505050" style:font-name="OpenSans" fo:font-size="9pt" fo:letter-spacing="normal" fo:font-style="normal" officeooo:rsid="0010766e"/>
    </style:style>
    <style:style style:name="T44" style:family="text">
      <style:text-properties fo:font-variant="normal" fo:text-transform="none" fo:color="#505050" style:font-name="OpenSans" fo:font-size="9pt" fo:letter-spacing="normal" fo:font-style="normal" officeooo:rsid="0011a262"/>
    </style:style>
    <style:style style:name="T45" style:family="text">
      <style:text-properties fo:font-variant="normal" fo:text-transform="none" fo:color="#505050" style:font-name="OpenSans" fo:font-size="9pt" fo:letter-spacing="normal" fo:font-style="normal" officeooo:rsid="001ce559"/>
    </style:style>
    <style:style style:name="T46" style:family="text">
      <style:text-properties fo:font-variant="normal" fo:text-transform="none" fo:color="#505050" style:font-name="OpenSans" fo:font-size="9pt" fo:letter-spacing="normal" fo:font-style="normal" officeooo:rsid="002062ee"/>
    </style:style>
    <style:style style:name="T47" style:family="text">
      <style:text-properties fo:font-variant="normal" fo:text-transform="none" fo:color="#505050" style:font-name="OpenSans" fo:font-size="9pt" fo:letter-spacing="normal" fo:font-style="normal" officeooo:rsid="002dde14"/>
    </style:style>
    <style:style style:name="T48" style:family="text">
      <style:text-properties fo:font-variant="normal" fo:text-transform="none" fo:color="#505050" style:font-name="OpenSans" fo:font-size="9pt" fo:letter-spacing="normal" fo:font-style="normal" officeooo:rsid="002e7952"/>
    </style:style>
    <style:style style:name="T49" style:family="text">
      <style:text-properties fo:font-variant="normal" fo:text-transform="none" fo:color="#505050" style:font-name="OpenSans" fo:font-size="9pt" fo:letter-spacing="normal" fo:font-style="normal" officeooo:rsid="0030b615"/>
    </style:style>
    <style:style style:name="T50" style:family="text">
      <style:text-properties fo:font-variant="normal" fo:text-transform="none" fo:color="#505050" style:font-name="OpenSans" fo:font-size="9pt" fo:letter-spacing="normal" fo:font-style="normal" officeooo:rsid="0035dbc3"/>
    </style:style>
    <style:style style:name="T51" style:family="text">
      <style:text-properties fo:font-variant="normal" fo:text-transform="none" fo:color="#505050" style:font-name="OpenSans" fo:font-size="9pt" fo:letter-spacing="normal" fo:font-style="normal" officeooo:rsid="0039aa72"/>
    </style:style>
    <style:style style:name="T52" style:family="text">
      <style:text-properties fo:font-variant="normal" fo:text-transform="none" fo:color="#505050" style:font-name="OpenSans" fo:font-size="9pt" fo:letter-spacing="normal" fo:font-style="normal" officeooo:rsid="0039aa72" style:font-weight-asian="normal" style:font-weight-complex="normal"/>
    </style:style>
    <style:style style:name="T53" style:family="text">
      <style:text-properties fo:font-variant="normal" fo:text-transform="none" fo:color="#505050" style:font-name="OpenSans" fo:font-size="9pt" fo:letter-spacing="normal" fo:font-style="normal" officeooo:rsid="0053cac4" style:font-weight-asian="normal" style:font-weight-complex="normal"/>
    </style:style>
    <style:style style:name="T54" style:family="text">
      <style:text-properties fo:font-variant="normal" fo:text-transform="none" fo:color="#505050" style:font-name="OpenSans" fo:font-size="9pt" fo:letter-spacing="normal" fo:font-style="normal" officeooo:rsid="0057c8c3" style:font-weight-asian="normal" style:font-weight-complex="normal"/>
    </style:style>
    <style:style style:name="T55" style:family="text">
      <style:text-properties fo:font-variant="normal" fo:text-transform="none" fo:color="#505050" style:font-name="OpenSans" fo:font-size="9pt" fo:letter-spacing="normal" fo:font-style="normal" officeooo:rsid="00e2e9d7" style:font-weight-asian="normal" style:font-weight-complex="normal"/>
    </style:style>
    <style:style style:name="T56" style:family="text">
      <style:text-properties fo:font-variant="normal" fo:text-transform="none" fo:color="#505050" style:font-name="OpenSans" fo:font-size="9pt" fo:letter-spacing="normal" fo:font-style="normal" officeooo:rsid="0052c3cf"/>
    </style:style>
    <style:style style:name="T57" style:family="text">
      <style:text-properties fo:font-variant="normal" fo:text-transform="none" fo:color="#505050" style:font-name="OpenSans" fo:font-size="9pt" fo:letter-spacing="normal" fo:font-style="normal" fo:font-weight="normal"/>
    </style:style>
    <style:style style:name="T58" style:family="text">
      <style:text-properties fo:font-variant="normal" fo:text-transform="none" fo:color="#505050" style:font-name="OpenSans" fo:font-size="9pt" fo:letter-spacing="normal" fo:font-style="normal" fo:font-weight="normal" officeooo:rsid="010d7d99"/>
    </style:style>
    <style:style style:name="T59" style:family="text">
      <style:text-properties fo:font-variant="normal" fo:text-transform="none" fo:color="#505050" style:font-name="OpenSans" fo:font-size="9pt" fo:letter-spacing="normal" fo:font-style="normal" fo:font-weight="normal" officeooo:rsid="010dff07"/>
    </style:style>
    <style:style style:name="T60" style:family="text">
      <style:text-properties fo:font-variant="normal" fo:text-transform="none" fo:color="#505050" style:font-name="OpenSans" fo:font-size="9pt" fo:letter-spacing="normal" fo:font-style="normal" fo:font-weight="normal" officeooo:rsid="01143efa"/>
    </style:style>
    <style:style style:name="T61" style:family="text">
      <style:text-properties fo:font-variant="normal" fo:text-transform="none" fo:color="#505050" style:font-name="OpenSans" fo:font-size="9pt" fo:letter-spacing="normal" fo:font-style="normal" fo:font-weight="normal" officeooo:rsid="011625ac"/>
    </style:style>
    <style:style style:name="T62" style:family="text">
      <style:text-properties fo:font-variant="normal" fo:text-transform="none" fo:color="#505050" style:font-name="OpenSans" fo:font-size="9pt" fo:letter-spacing="normal" fo:font-style="normal" fo:font-weight="normal" officeooo:rsid="0117c7f4"/>
    </style:style>
    <style:style style:name="T63" style:family="text">
      <style:text-properties fo:font-variant="normal" fo:text-transform="none" fo:color="#505050" style:font-name="OpenSans" fo:font-size="9pt" fo:letter-spacing="normal" fo:font-style="normal" fo:font-weight="normal" officeooo:rsid="01195921"/>
    </style:style>
    <style:style style:name="T64" style:family="text">
      <style:text-properties fo:font-variant="normal" fo:text-transform="none" fo:color="#505050" style:font-name="OpenSans" fo:font-size="9pt" fo:letter-spacing="normal" fo:font-style="normal" fo:font-weight="bold" officeooo:rsid="010d7d99" style:font-weight-asian="bold" style:font-weight-complex="bold"/>
    </style:style>
    <style:style style:name="T65" style:family="text">
      <style:text-properties fo:font-variant="normal" fo:text-transform="none" fo:color="#505050" style:font-name="OpenSans" fo:letter-spacing="normal" fo:font-style="normal"/>
    </style:style>
    <style:style style:name="T66" style:family="text">
      <style:text-properties fo:font-variant="normal" fo:text-transform="none" fo:color="#505050" style:font-name="OpenSans" fo:letter-spacing="normal" fo:font-style="normal" fo:font-weight="normal"/>
    </style:style>
    <style:style style:name="T67" style:family="text">
      <style:text-properties fo:font-variant="normal" fo:text-transform="none" fo:color="#505050" style:font-name="OpenSans" fo:letter-spacing="normal" fo:font-style="normal" fo:font-weight="normal" officeooo:rsid="0011a262"/>
    </style:style>
    <style:style style:name="T68" style:family="text">
      <style:text-properties fo:font-variant="normal" fo:text-transform="none" fo:color="#505050" style:font-name="OpenSans" fo:letter-spacing="normal" fo:font-style="normal" fo:font-weight="normal" officeooo:rsid="0012911b"/>
    </style:style>
    <style:style style:name="T69" style:family="text">
      <style:text-properties fo:font-variant="normal" fo:text-transform="none" fo:color="#505050" style:font-name="OpenSans" fo:letter-spacing="normal" fo:font-style="normal" officeooo:rsid="00161d9b"/>
    </style:style>
    <style:style style:name="T70" style:family="text">
      <style:text-properties fo:font-variant="normal" fo:text-transform="none" fo:color="#505050" style:font-name="OpenSans" fo:letter-spacing="normal" fo:font-style="normal" officeooo:rsid="0019d8e6"/>
    </style:style>
    <style:style style:name="T71" style:family="text">
      <style:text-properties fo:font-variant="normal" fo:text-transform="none" fo:color="#505050" style:font-name="OpenSans" fo:letter-spacing="normal" fo:font-style="normal" officeooo:rsid="002062ee"/>
    </style:style>
    <style:style style:name="T72" style:family="text">
      <style:text-properties fo:font-variant="normal" fo:text-transform="none" fo:color="#505050" style:font-name="OpenSans" fo:letter-spacing="normal" fo:font-style="normal" officeooo:rsid="0022886d"/>
    </style:style>
    <style:style style:name="T73" style:family="text">
      <style:text-properties fo:font-variant="normal" fo:text-transform="none" fo:color="#505050" style:font-name="OpenSans" fo:letter-spacing="normal" fo:font-style="normal" officeooo:rsid="002a0725"/>
    </style:style>
    <style:style style:name="T74" style:family="text">
      <style:text-properties fo:font-variant="normal" fo:text-transform="none" fo:color="#505050" style:font-name="OpenSans" fo:letter-spacing="normal" fo:font-style="normal" fo:font-weight="bold"/>
    </style:style>
    <style:style style:name="T75" style:family="text">
      <style:text-properties fo:font-variant="normal" fo:text-transform="none" fo:color="#505050" style:font-name="OpenSans" fo:letter-spacing="normal" fo:font-style="normal" fo:font-weight="bold" officeooo:rsid="002062ee"/>
    </style:style>
    <style:style style:name="T76" style:family="text">
      <style:text-properties fo:font-variant="normal" fo:text-transform="none" fo:color="#505050" style:font-name="OpenSans" fo:letter-spacing="normal" fo:font-style="normal" officeooo:rsid="0030b615"/>
    </style:style>
    <style:style style:name="T77" style:family="text">
      <style:text-properties fo:font-variant="normal" fo:text-transform="none" fo:color="#505050" style:font-name="OpenSans" fo:letter-spacing="normal" fo:font-style="normal" officeooo:rsid="0035dbc3"/>
    </style:style>
    <style:style style:name="T78" style:family="text">
      <style:text-properties fo:font-variant="normal" fo:text-transform="none" fo:color="#505050" style:font-name="OpenSans" fo:letter-spacing="normal" fo:font-style="normal" officeooo:rsid="0039aa72"/>
    </style:style>
    <style:style style:name="T79" style:family="text">
      <style:text-properties officeooo:rsid="0010766e" style:font-weight-asian="normal" style:font-weight-complex="normal"/>
    </style:style>
    <style:style style:name="T80" style:family="text">
      <style:text-properties officeooo:rsid="003cc758"/>
    </style:style>
    <style:style style:name="T81" style:family="text">
      <style:text-properties officeooo:rsid="003cf514"/>
    </style:style>
    <style:style style:name="T82" style:family="text">
      <style:text-properties officeooo:rsid="003d97f9"/>
    </style:style>
    <style:style style:name="T83" style:family="text">
      <style:text-properties officeooo:rsid="003f5b27"/>
    </style:style>
    <style:style style:name="T84" style:family="text">
      <style:text-properties officeooo:rsid="00406ef9"/>
    </style:style>
    <style:style style:name="T85" style:family="text">
      <style:text-properties officeooo:rsid="0045467f"/>
    </style:style>
    <style:style style:name="T86" style:family="text">
      <style:text-properties officeooo:rsid="0046bfbe"/>
    </style:style>
    <style:style style:name="T87" style:family="text">
      <style:text-properties officeooo:rsid="004c452b"/>
    </style:style>
    <style:style style:name="T88" style:family="text">
      <style:text-properties officeooo:rsid="004df15b"/>
    </style:style>
    <style:style style:name="T89" style:family="text">
      <style:text-properties officeooo:rsid="004fbdb3"/>
    </style:style>
    <style:style style:name="T90" style:family="text">
      <style:text-properties fo:background-color="#fffffe" loext:char-shading-value="0"/>
    </style:style>
    <style:style style:name="T91" style:family="text">
      <style:text-properties officeooo:rsid="005e46fa" fo:background-color="#fffffe" loext:char-shading-value="0" style:font-weight-asian="bold" style:font-weight-complex="bold"/>
    </style:style>
    <style:style style:name="T92" style:family="text">
      <style:text-properties officeooo:rsid="0092dd4d" fo:background-color="#fffffe" loext:char-shading-value="0" style:font-weight-asian="bold" style:font-weight-complex="bold"/>
    </style:style>
    <style:style style:name="T93" style:family="text">
      <style:text-properties officeooo:rsid="0092dd4d" fo:background-color="#fffffe" loext:char-shading-value="0"/>
    </style:style>
    <style:style style:name="T94" style:family="text">
      <style:text-properties officeooo:rsid="0046bfbe" fo:background-color="#fffffe" loext:char-shading-value="0"/>
    </style:style>
    <style:style style:name="T95" style:family="text">
      <style:text-properties officeooo:rsid="00e18b47" fo:background-color="#fffffe" loext:char-shading-value="0"/>
    </style:style>
    <style:style style:name="T96" style:family="text">
      <style:text-properties officeooo:rsid="0084adcf"/>
    </style:style>
    <style:style style:name="T97" style:family="text">
      <style:text-properties officeooo:rsid="0086f9dd"/>
    </style:style>
    <style:style style:name="T98" style:family="text">
      <style:text-properties officeooo:rsid="00898943"/>
    </style:style>
    <style:style style:name="T99" style:family="text">
      <style:text-properties officeooo:rsid="008e561d"/>
    </style:style>
    <style:style style:name="T100" style:family="text">
      <style:text-properties style:font-weight-asian="bold" style:font-weight-complex="bold"/>
    </style:style>
    <style:style style:name="T101" style:family="text">
      <style:text-properties officeooo:rsid="00b0ecdd" style:font-weight-asian="bold" style:font-weight-complex="bold"/>
    </style:style>
    <style:style style:name="T102" style:family="text">
      <style:text-properties officeooo:rsid="00b59a55" style:font-weight-asian="bold" style:font-weight-complex="bold"/>
    </style:style>
    <style:style style:name="T103" style:family="text">
      <style:text-properties officeooo:rsid="00b36a31" style:font-weight-asian="bold" style:font-weight-complex="bold"/>
    </style:style>
    <style:style style:name="T104" style:family="text">
      <style:text-properties officeooo:rsid="010d7d99" style:font-weight-asian="bold" style:font-weight-complex="bold"/>
    </style:style>
    <style:style style:name="T105" style:family="text">
      <style:text-properties officeooo:rsid="011eb34d" style:font-weight-asian="bold" style:font-weight-complex="bold"/>
    </style:style>
    <style:style style:name="T106" style:family="text">
      <style:text-properties officeooo:rsid="008eecc3"/>
    </style:style>
    <style:style style:name="T107" style:family="text">
      <style:text-properties officeooo:rsid="008f6cd5"/>
    </style:style>
    <style:style style:name="T108" style:family="text">
      <style:text-properties officeooo:rsid="009df68c"/>
    </style:style>
    <style:style style:name="T109" style:family="text">
      <style:text-properties officeooo:rsid="00a02bae"/>
    </style:style>
    <style:style style:name="T110" style:family="text">
      <style:text-properties officeooo:rsid="00a13ab7"/>
    </style:style>
    <style:style style:name="T111" style:family="text">
      <style:text-properties officeooo:rsid="00a46f25"/>
    </style:style>
    <style:style style:name="T112" style:family="text">
      <style:text-properties officeooo:rsid="00a68117" fo:background-color="#ffff00" loext:char-shading-value="0"/>
    </style:style>
    <style:style style:name="T113" style:family="text">
      <style:text-properties officeooo:rsid="00abce4f"/>
    </style:style>
    <style:style style:name="T114" style:family="text">
      <style:text-properties officeooo:rsid="00acc41f"/>
    </style:style>
    <style:style style:name="T115" style:family="text">
      <style:text-properties officeooo:rsid="00b8d5c7"/>
    </style:style>
    <style:style style:name="T116" style:family="text">
      <style:text-properties officeooo:rsid="00bc93ef"/>
    </style:style>
    <style:style style:name="T117" style:family="text">
      <style:text-properties officeooo:rsid="00be752b"/>
    </style:style>
    <style:style style:name="T118" style:family="text">
      <style:text-properties officeooo:rsid="00c8819c"/>
    </style:style>
    <style:style style:name="T119" style:family="text">
      <style:text-properties officeooo:rsid="00cba8b0"/>
    </style:style>
    <style:style style:name="T120" style:family="text">
      <style:text-properties officeooo:rsid="00d236dc"/>
    </style:style>
    <style:style style:name="T121" style:family="text">
      <style:text-properties officeooo:rsid="00d7a73d"/>
    </style:style>
    <style:style style:name="T122" style:family="text">
      <style:text-properties officeooo:rsid="00e2e9d7"/>
    </style:style>
    <style:style style:name="T123" style:family="text">
      <style:text-properties officeooo:rsid="00e7042b"/>
    </style:style>
    <style:style style:name="T124" style:family="text">
      <style:text-properties officeooo:rsid="00e767d3"/>
    </style:style>
    <style:style style:name="T125" style:family="text">
      <style:text-properties officeooo:rsid="00eabc11"/>
    </style:style>
    <style:style style:name="T126" style:family="text">
      <style:text-properties officeooo:rsid="00ec3a2b"/>
    </style:style>
    <style:style style:name="T127" style:family="text">
      <style:text-properties officeooo:rsid="00fe5796"/>
    </style:style>
    <style:style style:name="T128" style:family="text">
      <style:text-properties officeooo:rsid="00ff0b7c"/>
    </style:style>
    <style:style style:name="T129" style:family="text">
      <style:text-properties officeooo:rsid="00f0be77"/>
    </style:style>
    <style:style style:name="T130" style:family="text">
      <style:text-properties officeooo:rsid="01128da0"/>
    </style:style>
    <style:style style:name="T131" style:family="text">
      <style:text-properties officeooo:rsid="01143efa"/>
    </style:style>
    <style:style style:name="T132" style:family="text">
      <style:text-properties officeooo:rsid="0117c7f4"/>
    </style:style>
    <style:style style:name="T133" style:family="text">
      <style:text-properties officeooo:rsid="01195921"/>
    </style:style>
    <style:style style:name="T134" style:family="text">
      <style:text-properties officeooo:rsid="012c29b1"/>
    </style:style>
    <style:style style:name="T135" style:family="text">
      <style:text-properties officeooo:rsid="0130090f"/>
    </style:style>
    <style:style style:name="T136" style:family="text">
      <style:text-properties officeooo:rsid="0134d53a"/>
    </style:style>
    <style:style style:name="T137" style:family="text">
      <style:text-properties officeooo:rsid="01367f8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text:s/><text:span text:style-name="T5">BUY UR Ticket <text:s/>- </text:span><text:span text:style-name="T2"><text:s/>Event Portal Backend</text:span></text:p>
      <text:p text:style-name="P1"/>
      <text:p text:style-name="P4">Back End Requirements:</text:p>
      <text:list xml:id="list516291669744856925" text:style-name="L1">
        <text:list-item>
          <text:p text:style-name="P394">node js</text:p>
        </text:list-item>
        <text:list-item>
          <text:p text:style-name="P394">mysql</text:p>
        </text:list-item>
        <text:list-item>
          <text:p text:style-name="P394">npm </text:p>
        </text:list-item>
        <text:list-item>
          <text:p text:style-name="P394">git</text:p>
        </text:list-item>
      </text:list>
      <text:p text:style-name="P2"/>
      <text:p text:style-name="P2"><text:span text:style-name="T2">Basic Config File</text:span>:</text:p>
      <text:p text:style-name="P2"><text:s text:c="3"/>config.json</text:p>
      <text:p text:style-name="P2"/>
      <text:p text:style-name="P4">Basic Command:</text:p>
      <text:p text:style-name="P8">npm start – to start the backend</text:p>
      <text:p text:style-name="P8">node db_migarte.js – to create tables an migrate some user an role data.<text:span text:style-name="T112">(don’t Use this command in production site – it will clear all the tables)</text:span></text:p>
      <text:p text:style-name="P8"/>
      <text:p text:style-name="P4">Basic Admin Credinatials:</text:p>
      <text:p text:style-name="P8"/>
      <text:p text:style-name="P8">Email : <text:a xlink:type="simple" xlink:href="mailto:admin@event.com" text:style-name="Internet_20_link" text:visited-style-name="Visited_20_Internet_20_Link">admin@event.com</text:a></text:p>
      <text:p text:style-name="P8">Password : Passw0rd</text:p>
      <text:p text:style-name="P4"/>
      <text:p text:style-name="P4">API Details:</text:p>
      <text:p text:style-name="P4"/>
      <text:p text:style-name="P4">1)Admin/User Login</text:p>
      <text:p text:style-name="P8"/>
      <text:p text:style-name="P8"/>
      <text:p text:style-name="P8"><text:span text:style-name="T6">Admin Login</text:span><text:span text:style-name="T113"> :</text:span>URL:127.0.0.1:8012/api/login</text:p>
      <text:p text:style-name="P12"/>
      <text:p text:style-name="P12"><text:span text:style-name="T6">Customer Login</text:span>:127.0.0.1:8012/api/<text:span text:style-name="T114">customer_</text:span>logi<text:span text:style-name="T114">n</text:span></text:p>
      <text:p text:style-name="P8"/>
      <text:p text:style-name="P8">Method:POST</text:p>
      <text:p text:style-name="P8"/>
      <text:p text:style-name="P8">Sample Json Data:</text:p>
      <text:p text:style-name="P8"/>
      <text:p text:style-name="P8">{</text:p>
      <text:p text:style-name="P8">email : <text:a xlink:type="simple" xlink:href="mailto:admin@event.com" text:style-name="Internet_20_link" text:visited-style-name="Visited_20_Internet_20_Link">admin@event.com</text:a></text:p>
      <text:p text:style-name="P8">password : Passw0rd</text:p>
      <text:p text:style-name="P8">}</text:p>
      <text:p text:style-name="P8"/>
      <text:p text:style-name="P8">Response:</text:p>
      <text:p text:style-name="P47">{</text:p>
      <text:p text:style-name="P72">    <text:span text:style-name="T23">"success"</text:span><text:span text:style-name="T22">: </text:span><text:span text:style-name="T24">true</text:span><text:span text:style-name="T22">,</text:span></text:p>
      <text:p text:style-name="P72">    <text:span text:style-name="T23">"data"</text:span><text:span text:style-name="T22">: {</text:span></text:p>
      <text:p text:style-name="P72">        <text:span text:style-name="T23">"id"</text:span><text:span text:style-name="T22">: </text:span><text:span text:style-name="T26">1</text:span><text:span text:style-name="T22">,</text:span></text:p>
      <text:p text:style-name="P72">        <text:span text:style-name="T23">"first_name"</text:span><text:span text:style-name="T22">: </text:span><text:span text:style-name="T24">"admin"</text:span><text:span text:style-name="T22">,</text:span></text:p>
      <text:p text:style-name="P72">        <text:span text:style-name="T23">"role_id"</text:span><text:span text:style-name="T22">: </text:span><text:span text:style-name="T26">1</text:span><text:span text:style-name="T22">,</text:span></text:p>
      <text:p text:style-name="P72">        <text:span text:style-name="T23">"token"</text:span><text:span text:style-name="T22">: </text:span><text:span text:style-name="T24">"eyJhbGciOiJIUzI1NiIsInR5cCI6IkpXVCJ9.eyJpZCI6IiQyYiQwNCR2WFpuRGNUYUl1b3YuWFlXdFFnbW51b3hsdktEdmtMTHRzU2xMSG4vVjBldi9TaEloVDVOaSIsInRpbWUiOiIkMmIkMDQkUHcyMXg5TzBRVm9BbThVaU5mMEQ0LmRpb3FLSUJwRjllOU83Wk91aGhKZ2dBVTNXaEt3MS4iLCJyX3Rva2VuIjoiOTlWMEFVU0dvWmNMS2daRi81Unp6b1ZtbXA4c2hmVDhXRHE3aXl3PSIsInN1cGVyX2FkbWluX3Rva2VuIjoiMjhLZW85WVlUdFdTYW5rMnVpZXpDWlZNRkZZPSIsInVzZXJfbmFtZV90b2tlbiI6IlNwZXB2TGdTaXpWTy9VcmNnNWNqSEZJMHJheCsiLCJyb2xlX2lkIjoiZWN2QmNmY0kxTVFBMU9iSFBUVXVpeVk9IiwidXNlcl9pZCI6Ik03eTJ1QVdYSVNQbjR</text:span><text:soft-page-break/><text:span text:style-name="T24">1MTI4bUZndHBVPSIsImlhdCI6MTU4Mzc3NjYxOCwiZXhwIjoxNTgzNzk4MjE4fQ.F1lWn_E4mESAQTSAHMCQQdiQV01BxC5CW6JNR-RdmaY"</text:span><text:span text:style-name="T22">,</text:span></text:p>
      <text:p text:style-name="P72">        <text:span text:style-name="T23">"is_admin"</text:span><text:span text:style-name="T22">: </text:span><text:span text:style-name="T24">true</text:span><text:span text:style-name="T22">,</text:span></text:p>
      <text:p text:style-name="P72">        <text:span text:style-name="T23">"is_super_admin"</text:span><text:span text:style-name="T22">: </text:span><text:span text:style-name="T24">true</text:span><text:span text:style-name="T22">,</text:span></text:p>
      <text:p text:style-name="P72">        <text:span text:style-name="T23">"last_login_time"</text:span><text:span text:style-name="T22">: </text:span><text:span text:style-name="T24">"09-Mar-2020 10:29:49 PM"</text:span><text:span text:style-name="T22">,</text:span></text:p>
      <text:p text:style-name="P72">        <text:span text:style-name="T23">"current_login_time"</text:span><text:span text:style-name="T22">: </text:span><text:span text:style-name="T24">"09-Mar-2020 11:26:58 PM"</text:span></text:p>
      <text:p text:style-name="P72">    <text:span text:style-name="T22">}</text:span></text:p>
      <text:p text:style-name="P45">}</text:p>
      <text:p text:style-name="P8"/>
      <text:p text:style-name="P8"/>
      <text:p text:style-name="P4">2) Forgot Password</text:p>
      <text:p text:style-name="P4"/>
      <text:p text:style-name="P9">URL:127.0.0.1:8012/api/<text:span text:style-name="T27">forgot_password</text:span></text:p>
      <text:p text:style-name="P9"/>
      <text:p text:style-name="P9">Method:POST</text:p>
      <text:p text:style-name="P9"/>
      <text:p text:style-name="P9">Sample Json Data:</text:p>
      <text:p text:style-name="P9">{</text:p>
      <text:p text:style-name="P9">email : <text:a xlink:type="simple" xlink:href="mailto:admin@event.com" text:style-name="Internet_20_link" text:visited-style-name="Visited_20_Internet_20_Link">admin@event.com</text:a></text:p>
      <text:p text:style-name="P9">}</text:p>
      <text:p text:style-name="P9"/>
      <text:p text:style-name="P9"/>
      <text:p text:style-name="P13"><text:span text:style-name="T2">Response</text:span>:</text:p>
      <text:p text:style-name="P13"/>
      <text:p text:style-name="P49">{</text:p>
      <text:p text:style-name="P72">    <text:span text:style-name="T23">"success"</text:span><text:span text:style-name="T22">: </text:span><text:span text:style-name="T24">true</text:span><text:span text:style-name="T22">,</text:span></text:p>
      <text:p text:style-name="P72">    <text:span text:style-name="T23">"message"</text:span><text:span text:style-name="T22">: </text:span><text:span text:style-name="T24">"Please check you mail to Reset your Password"</text:span></text:p>
      <text:p text:style-name="P45">}</text:p>
      <text:p text:style-name="P45"/>
      <text:p text:style-name="P45"/>
      <text:p text:style-name="P60">3) Reset Password</text:p>
      <text:p text:style-name="P60"/>
      <text:p text:style-name="P10">URL:127.0.0.1:8012/api/reset_password</text:p>
      <text:p text:style-name="P10"/>
      <text:p text:style-name="P10">Method:POST</text:p>
      <text:p text:style-name="P10"/>
      <text:p text:style-name="P10">Sample Json Data:</text:p>
      <text:p text:style-name="P10">{</text:p>
      <text:p text:style-name="P14">password:123456,</text:p>
      <text:p text:style-name="P14">confoirm_password:123456</text:p>
      <text:p text:style-name="P10">}</text:p>
      <text:p text:style-name="P10"/>
      <text:p text:style-name="P14"><text:span text:style-name="T2">Response</text:span>:</text:p>
      <text:p text:style-name="P14"/>
      <text:p text:style-name="P50">{</text:p>
      <text:p text:style-name="P73">    <text:span text:style-name="T23">"success"</text:span><text:span text:style-name="T22">: </text:span><text:span text:style-name="T24">true</text:span><text:span text:style-name="T22">,</text:span></text:p>
      <text:p text:style-name="P73">    <text:span text:style-name="T23">"message"</text:span><text:span text:style-name="T22">: </text:span><text:span text:style-name="T24">"</text:span><text:span text:style-name="T25">Password Reset Successfully</text:span><text:span text:style-name="T24">"</text:span></text:p>
      <text:p text:style-name="P46">}</text:p>
      <text:p text:style-name="P48"/>
      <text:p text:style-name="P60">4) Users List</text:p>
      <text:p text:style-name="P60"/>
      <text:p text:style-name="P10">URL:127.0.0.1:8012/api/<text:span text:style-name="T27">users</text:span></text:p>
      <text:p text:style-name="P10"/>
      <text:p text:style-name="P10">Method:<text:span text:style-name="T27">GET</text:span></text:p>
      <text:p text:style-name="P10"><text:soft-page-break/></text:p>
      <text:p text:style-name="P10"/>
      <text:p text:style-name="P10"/>
      <text:p text:style-name="P48"/>
      <text:p text:style-name="P48"/>
      <text:p text:style-name="P60">5) Users Login Log List</text:p>
      <text:p text:style-name="P60"/>
      <text:p text:style-name="P10">URL:127.0.0.1:8012/<text:span text:style-name="T89">a</text:span>pi/login_log</text:p>
      <text:p text:style-name="P10"/>
      <text:p text:style-name="P10">Method:<text:span text:style-name="T27">GET</text:span></text:p>
      <text:p text:style-name="P10"/>
      <text:p text:style-name="P10"/>
      <text:p text:style-name="P14">6)<text:span text:style-name="T3">Roles List</text:span></text:p>
      <text:p text:style-name="P5"/>
      <text:p text:style-name="P11">URL:127.0.0.1:8012/api/<text:span text:style-name="T28">roles</text:span></text:p>
      <text:p text:style-name="P11"/>
      <text:p text:style-name="P11">Method:<text:span text:style-name="T27">GET</text:span></text:p>
      <text:p text:style-name="P6"/>
      <text:p text:style-name="P16">7) <text:span text:style-name="T2">Category List</text:span></text:p>
      <text:p text:style-name="P14"/>
      <text:p text:style-name="P17"><text:span text:style-name="T79">URL: </text:span><text:a xlink:type="simple" xlink:href="http://127.0.0.1:8012/api/categories" text:style-name="Internet_20_link" text:visited-style-name="Visited_20_Internet_20_Link">http://127.0.0.1:8012/api/categories</text:a><text:span text:style-name="T36">?</text:span><text:span text:style-name="T56">name=”test”&amp;is_active=true</text:span></text:p>
      <text:p text:style-name="P74"/>
      <text:p text:style-name="P75">METHOD :GET </text:p>
      <text:p text:style-name="P75"/>
      <text:p text:style-name="P75">RESPONSE:</text:p>
      <text:p text:style-name="P75"/>
      <text:p text:style-name="P75">{</text:p>
      <text:p text:style-name="P75"><text:s text:c="4"/>"success": true,</text:p>
      <text:p text:style-name="P75"><text:s text:c="4"/>"data": [</text:p>
      <text:p text:style-name="P75"><text:s text:c="8"/>{</text:p>
      <text:p text:style-name="P75"><text:s text:c="12"/>"id": 1,</text:p>
      <text:p text:style-name="P75"><text:s text:c="12"/>"name": "Bussiness",</text:p>
      <text:p text:style-name="P75"><text:s text:c="12"/>"slug": "bussiness",</text:p>
      <text:p text:style-name="P75"><text:s text:c="12"/>"is_active": true,</text:p>
      <text:p text:style-name="P75"><text:s text:c="12"/>"image_path": null,</text:p>
      <text:p text:style-name="P75"><text:s text:c="12"/>"image_name": null,</text:p>
      <text:p text:style-name="P75"><text:s text:c="12"/>"createdAt": "2020-03-28T10:24:09.000Z",</text:p>
      <text:p text:style-name="P75"><text:s text:c="12"/>"updatedAt": "2020-03-28T10:24:09.000Z",</text:p>
      <text:p text:style-name="P75"><text:s text:c="12"/>"deletedAt": null</text:p>
      <text:p text:style-name="P75"><text:s text:c="8"/>}</text:p>
      <text:p text:style-name="P75"><text:s text:c="4"/>],</text:p>
      <text:p text:style-name="P75"><text:s text:c="4"/>"count": 1</text:p>
      <text:p text:style-name="P75">}</text:p>
      <text:p text:style-name="P14"/>
      <text:p text:style-name="P65">8) Category Add</text:p>
      <text:p text:style-name="P65"/>
      <text:p text:style-name="P15"/>
      <text:p text:style-name="P17"><text:span text:style-name="T79">URL: </text:span><text:a xlink:type="simple" xlink:href="http://127.0.0.1:8012/api/categories" text:style-name="Internet_20_link" text:visited-style-name="Visited_20_Internet_20_Link"><text:span text:style-name="T36">http://127.0.0.1:8012/api/categories</text:span></text:a></text:p>
      <text:p text:style-name="P74"/>
      <text:p text:style-name="P78">METHOD :POST</text:p>
      <text:p text:style-name="P78"/>
      <text:p text:style-name="P78">REQUEST</text:p>
      <text:p text:style-name="P78">{</text:p>
      <text:p text:style-name="P78"><text:tab/>"name":"Bussiness",</text:p>
      <text:p text:style-name="P78"><text:tab/>"is_active":1,</text:p>
      <text:p text:style-name="P78"><text:tab/>“<text:span text:style-name="T89">image_path</text:span>”:”/<text:span text:style-name="T89">assests/image.png</text:span>”</text:p>
      <text:p text:style-name="P93"><text:tab/>“<text:span text:style-name="T89">image_name</text:span>”:”<text:span text:style-name="T89">example.png</text:span>”</text:p>
      <text:p text:style-name="P78">} </text:p>
      <text:p text:style-name="P78"/>
      <text:p text:style-name="P78">RESPOSNE</text:p>
      <text:p text:style-name="P78"><text:soft-page-break/></text:p>
      <text:p text:style-name="P19">{</text:p>
      <text:p text:style-name="P19"><text:s text:c="4"/>"success": true,</text:p>
      <text:p text:style-name="P19"><text:s text:c="4"/>"data": {</text:p>
      <text:p text:style-name="P19"><text:s text:c="8"/>"createdAt": "2020-03-29T06:41:23.482Z",</text:p>
      <text:p text:style-name="P19"><text:s text:c="8"/>"id": 6,</text:p>
      <text:p text:style-name="P19"><text:s text:c="8"/>"name": "Food Event",</text:p>
      <text:p text:style-name="P19"><text:s text:c="8"/>"is_active": true,</text:p>
      <text:p text:style-name="P19"><text:s text:c="8"/>"slug": "food-event",</text:p>
      <text:p text:style-name="P19"><text:s text:c="8"/>"updatedAt": "2020-03-29T06:41:23.482Z",</text:p>
      <text:p text:style-name="P93"><text:s text:c="9"/>“<text:span text:style-name="T89">image_path</text:span>”:”/<text:span text:style-name="T89">assests/image.png</text:span>”</text:p>
      <text:p text:style-name="P93"><text:s text:c="9"/>“<text:span text:style-name="T89">image_name</text:span>”:”<text:span text:style-name="T89">example.png</text:span>”</text:p>
      <text:p text:style-name="P19"><text:s text:c="4"/>}</text:p>
      <text:p text:style-name="P19">}</text:p>
      <text:p text:style-name="P65"/>
      <text:p text:style-name="P65">9) Category Edit</text:p>
      <text:p text:style-name="P65"/>
      <text:p text:style-name="P17"><text:span text:style-name="T79">URL: </text:span><text:a xlink:type="simple" xlink:href="http://127.0.0.1:8012/api/categories" text:style-name="Internet_20_link" text:visited-style-name="Visited_20_Internet_20_Link"><text:span text:style-name="T36">http://127.0.0.1:8012/api/categories</text:span></text:a></text:p>
      <text:p text:style-name="P74"/>
      <text:p text:style-name="P78">METHOD :PUT</text:p>
      <text:p text:style-name="P60"/>
      <text:p text:style-name="P60"/>
      <text:p text:style-name="P78">REQUEST</text:p>
      <text:p text:style-name="P78">{</text:p>
      <text:p text:style-name="P78"><text:tab/>"name":"Bussiness",</text:p>
      <text:p text:style-name="P78"><text:tab/>"is_active":1,</text:p>
      <text:p text:style-name="P94"><text:s text:c="12"/>“<text:span text:style-name="T89">image_path</text:span>”:”/<text:span text:style-name="T89">assests/image.png</text:span>”</text:p>
      <text:p text:style-name="P94"><text:s text:c="12"/>“<text:span text:style-name="T89">image_name</text:span>”:”<text:span text:style-name="T89">example.png</text:span>”</text:p>
      <text:p text:style-name="P78"><text:tab/>“id”:1</text:p>
      <text:p text:style-name="P78">} </text:p>
      <text:p text:style-name="P13"/>
      <text:p text:style-name="P7">10) Category Delete</text:p>
      <text:p text:style-name="P16"/>
      <text:p text:style-name="P17"><text:span text:style-name="T79">URL: </text:span><text:a xlink:type="simple" xlink:href="http://127.0.0.1:8012/api/categories" text:style-name="Internet_20_link" text:visited-style-name="Visited_20_Internet_20_Link">http://127.0.0.1:8012/api/categories</text:a><text:span text:style-name="T36">/</text:span><text:span text:style-name="T43">&lt;:id&gt;</text:span></text:p>
      <text:p text:style-name="P74"/>
      <text:p text:style-name="P78">METHOD :DELETE</text:p>
      <text:p text:style-name="P78"/>
      <text:p text:style-name="P78">RESPOSN<text:line-break/>{</text:p>
      <text:p text:style-name="P78"><text:s text:c="4"/>"success": true,</text:p>
      <text:p text:style-name="P78"><text:s text:c="4"/>"message": "Deleted successfully."</text:p>
      <text:p text:style-name="P78">}</text:p>
      <text:p text:style-name="P78"/>
      <text:p text:style-name="P78"/>
      <text:p text:style-name="P225">11) Currencies List</text:p>
      <text:p text:style-name="P78"/>
      <text:p text:style-name="P61"><text:span text:style-name="T30">URL: </text:span><text:a xlink:type="simple" xlink:href="http://127.0.0.1:8012/api/categories" text:style-name="Internet_20_link" text:visited-style-name="Visited_20_Internet_20_Link"><text:span text:style-name="T66">http://127.0.0.1:8012/api/</text:span></text:a><text:span text:style-name="T67">currencies</text:span></text:p>
      <text:p text:style-name="P152"/>
      <text:p text:style-name="P76">METHOD :GET </text:p>
      <text:p text:style-name="P76"/>
      <text:p text:style-name="P76">RESPONSE:</text:p>
      <text:p text:style-name="P76"/>
      <text:p text:style-name="P76">{</text:p>
      <text:p text:style-name="P76"><text:s text:c="4"/>"success": true,</text:p>
      <text:p text:style-name="P76"><text:s text:c="4"/>"data": [</text:p>
      <text:p text:style-name="P18"><text:span text:style-name="T36"><text:s text:c="6"/></text:span><text:span text:style-name="T44"><text:s text:c="4"/>{</text:span></text:p>
      <text:p text:style-name="P153"><text:s text:c="12"/>"id": 1,</text:p>
      <text:p text:style-name="P153"><text:s text:c="12"/>"name": "USD",</text:p>
      <text:p text:style-name="P153"><text:s text:c="12"/>"code": "usd",</text:p>
      <text:p text:style-name="P153"><text:s text:c="12"/>"is_active": true,</text:p>
      <text:p text:style-name="P153"><text:soft-page-break/><text:s text:c="12"/>"createdAt": "2020-03-29T13:38:10.000Z",</text:p>
      <text:p text:style-name="P153"><text:s text:c="12"/>"updatedAt": null,</text:p>
      <text:p text:style-name="P153"><text:s text:c="12"/>"deletedAt": null</text:p>
      <text:p text:style-name="P153"><text:s text:c="8"/>},</text:p>
      <text:p text:style-name="P153"><text:s text:c="8"/>{</text:p>
      <text:p text:style-name="P153"><text:s text:c="12"/>"id": 2,</text:p>
      <text:p text:style-name="P153"><text:s text:c="12"/>"name": "AED",</text:p>
      <text:p text:style-name="P153"><text:s text:c="12"/>"code": "aed",</text:p>
      <text:p text:style-name="P153"><text:s text:c="12"/>"is_active": true,</text:p>
      <text:p text:style-name="P153"><text:s text:c="12"/>"createdAt": "2020-03-29T13:38:10.000Z",</text:p>
      <text:p text:style-name="P153"><text:s text:c="12"/>"updatedAt": null,</text:p>
      <text:p text:style-name="P153"><text:s text:c="12"/>"deletedAt": null</text:p>
      <text:p text:style-name="P153"><text:s text:c="8"/>},</text:p>
      <text:p text:style-name="P76"><text:s text:c="4"/>],</text:p>
      <text:p text:style-name="P18"><text:span text:style-name="T36"><text:s text:c="4"/>"count": </text:span><text:span text:style-name="T44">2</text:span></text:p>
      <text:p text:style-name="P79">}</text:p>
      <text:p text:style-name="P103"/>
      <text:p text:style-name="P226">12) Countries List</text:p>
      <text:p text:style-name="P226"/>
      <text:p text:style-name="P62"><text:span text:style-name="T30">URL: </text:span><text:a xlink:type="simple" xlink:href="http://127.0.0.1:8012/api/categories" text:style-name="Internet_20_link" text:visited-style-name="Visited_20_Internet_20_Link"><text:span text:style-name="T66">http://127.0.0.1:8012/api/</text:span></text:a><text:span text:style-name="T67">c</text:span><text:span text:style-name="T68">ountries</text:span></text:p>
      <text:p text:style-name="P154"/>
      <text:p text:style-name="P77">METHOD :GET </text:p>
      <text:p text:style-name="P77"/>
      <text:p text:style-name="P80">RESPONSE:</text:p>
      <text:p text:style-name="P80"/>
      <text:p text:style-name="P105">{</text:p>
      <text:p text:style-name="P105"><text:s text:c="4"/>"success": true,</text:p>
      <text:p text:style-name="P105"><text:s text:c="4"/>"data": [</text:p>
      <text:p text:style-name="P105"><text:s text:c="8"/>{</text:p>
      <text:p text:style-name="P105"><text:s text:c="12"/>"id": 1,</text:p>
      <text:p text:style-name="P105"><text:s text:c="12"/>"name": "India",</text:p>
      <text:p text:style-name="P105"><text:s text:c="12"/>"slug": "india",</text:p>
      <text:p text:style-name="P105"><text:s text:c="12"/>"iso_code": null,</text:p>
      <text:p text:style-name="P105"><text:s text:c="12"/>"createdAt": "2020-03-29T11:38:29.000Z",</text:p>
      <text:p text:style-name="P105"><text:s text:c="12"/>"updatedAt": "2020-03-29T11:38:29.000Z",</text:p>
      <text:p text:style-name="P105"><text:s text:c="12"/>"deletedAt": null,</text:p>
      <text:p text:style-name="P105"><text:s text:c="12"/>"is_active": true</text:p>
      <text:p text:style-name="P105"><text:s text:c="8"/>}</text:p>
      <text:p text:style-name="P105"><text:s text:c="4"/>],</text:p>
      <text:p text:style-name="P105"><text:s text:c="4"/>"count": 1</text:p>
      <text:p text:style-name="P105">}</text:p>
      <text:p text:style-name="P105"/>
      <text:p text:style-name="P227">13) COUNTRIES ADD</text:p>
      <text:p text:style-name="P227"/>
      <text:p text:style-name="P227"/>
      <text:p text:style-name="P63"><text:span text:style-name="T30">URL: </text:span><text:a xlink:type="simple" xlink:href="http://127.0.0.1:8012/api/categories" text:style-name="Internet_20_link" text:visited-style-name="Visited_20_Internet_20_Link"><text:span text:style-name="T66">http://127.0.0.1:8012/api/</text:span></text:a><text:span text:style-name="T67">c</text:span><text:span text:style-name="T68">ountries</text:span></text:p>
      <text:p text:style-name="P155"/>
      <text:p text:style-name="P51"><text:span text:style-name="T65">METHOD : </text:span><text:span text:style-name="T69">POST</text:span></text:p>
      <text:p text:style-name="P106"/>
      <text:p text:style-name="P57"><text:span text:style-name="T69">R</text:span><text:span text:style-name="T65">EQUEST:</text:span></text:p>
      <text:p text:style-name="P108"/>
      <text:p text:style-name="P108">{</text:p>
      <text:p text:style-name="P108"><text:tab/>"name":"united Kingdom",</text:p>
      <text:p text:style-name="P108"><text:tab/>"is_active":1,</text:p>
      <text:p text:style-name="P108"><text:tab/>"is<text:span text:style-name="T84">o</text:span>_code":"UK"</text:p>
      <text:p text:style-name="P108">}</text:p>
      <text:p text:style-name="P103"/>
      <text:p text:style-name="P103"/>
      <text:p text:style-name="P108">RESPONSE:</text:p>
      <text:p text:style-name="P108"/>
      <text:p text:style-name="P108">{</text:p>
      <text:p text:style-name="P108"><text:s text:c="4"/>"success": true,</text:p>
      <text:p text:style-name="P108"><text:s text:c="4"/>"data": {</text:p>
      <text:p text:style-name="P108"><text:soft-page-break/><text:s text:c="8"/>"id": 2,</text:p>
      <text:p text:style-name="P108"><text:s text:c="8"/>"name": "united Kingdom",</text:p>
      <text:p text:style-name="P108"><text:s text:c="8"/>"is_active": true,</text:p>
      <text:p text:style-name="P108"><text:s text:c="8"/>"slug": "united-kingdom",</text:p>
      <text:p text:style-name="P108"><text:s text:c="8"/>"updatedAt": "2020-03-29T11:44:20.501Z",</text:p>
      <text:p text:style-name="P108"><text:s text:c="8"/>"createdAt": "2020-03-29T11:44:20.501Z"</text:p>
      <text:p text:style-name="P108"><text:s text:c="4"/>}</text:p>
      <text:p text:style-name="P108">}</text:p>
      <text:p text:style-name="P108"/>
      <text:p text:style-name="P228">14) COUNTRIES EDIT</text:p>
      <text:p text:style-name="P110"/>
      <text:p text:style-name="P110"/>
      <text:p text:style-name="P64"><text:span text:style-name="T30">URL: </text:span><text:a xlink:type="simple" xlink:href="http://127.0.0.1:8012/api/categories" text:style-name="Internet_20_link" text:visited-style-name="Visited_20_Internet_20_Link"><text:span text:style-name="T66">http://127.0.0.1:8012/api/</text:span></text:a><text:span text:style-name="T67">c</text:span><text:span text:style-name="T68">ountries/</text:span></text:p>
      <text:p text:style-name="P156"/>
      <text:p text:style-name="P52"><text:span text:style-name="T65">METHOD : </text:span><text:span text:style-name="T69">POST</text:span></text:p>
      <text:p text:style-name="P107"/>
      <text:p text:style-name="P58"><text:span text:style-name="T69">R</text:span><text:span text:style-name="T65">EQUEST:</text:span></text:p>
      <text:p text:style-name="P109"/>
      <text:p text:style-name="P109">{</text:p>
      <text:p text:style-name="P109"><text:tab/>"name":"united Kingdom",</text:p>
      <text:p text:style-name="P109"><text:tab/>"is_active":1,</text:p>
      <text:p text:style-name="P109"><text:tab/>"is<text:span text:style-name="T84">o</text:span>_code":"UK",</text:p>
      <text:p text:style-name="P58"><text:span text:style-name="T65"><text:tab/>“</text:span><text:span text:style-name="T70">id</text:span><text:span text:style-name="T65">”:</text:span><text:span text:style-name="T70">1</text:span></text:p>
      <text:p text:style-name="P109">}</text:p>
      <text:p text:style-name="P109"/>
      <text:p text:style-name="P111">RESPONSE:</text:p>
      <text:p text:style-name="P112">{</text:p>
      <text:p text:style-name="P112"><text:s text:c="4"/>"success": true,</text:p>
      <text:p text:style-name="P112"><text:s text:c="4"/>"message": "Updated successfully."</text:p>
      <text:p text:style-name="P112">}</text:p>
      <text:p text:style-name="P104"/>
      <text:p text:style-name="P229">15) COUNTRIES DELETE</text:p>
      <text:p text:style-name="P229"/>
      <text:p text:style-name="P30"><text:span text:style-name="T79">URL: </text:span><text:a xlink:type="simple" xlink:href="http://127.0.0.1:8012/api/categories" text:style-name="Internet_20_link" text:visited-style-name="Visited_20_Internet_20_Link"><text:span text:style-name="T36">http://127.0.0.1:8012/api/c</text:span></text:a><text:span text:style-name="T45">ountries</text:span><text:span text:style-name="T36">/</text:span><text:span text:style-name="T43">&lt;:id&gt;</text:span></text:p>
      <text:p text:style-name="P157"/>
      <text:p text:style-name="P81">METHOD :DELETE</text:p>
      <text:p text:style-name="P81"/>
      <text:p text:style-name="P20"><text:span text:style-name="T37">RESPOSN</text:span><text:span text:style-name="T38">E</text:span><text:span text:style-name="T37"><text:line-break/>{</text:span></text:p>
      <text:p text:style-name="P81"><text:s text:c="4"/>"success": true,</text:p>
      <text:p text:style-name="P81"><text:s text:c="4"/>"message": "Deleted successfully."</text:p>
      <text:p text:style-name="P81">}</text:p>
      <text:p text:style-name="P81"/>
      <text:p text:style-name="P81"/>
      <text:p text:style-name="P230">16) STATES LIST</text:p>
      <text:p text:style-name="P230"/>
      <text:p text:style-name="P31"><text:span text:style-name="T79">URL: </text:span><text:a xlink:type="simple" xlink:href="http://127.0.0.1:8012/api/categories" text:style-name="Internet_20_link" text:visited-style-name="Visited_20_Internet_20_Link"><text:span text:style-name="T36">http://127.0.0.1:8012/api/</text:span></text:a><text:span text:style-name="T46">states</text:span></text:p>
      <text:p text:style-name="P158"/>
      <text:p text:style-name="P21"><text:span text:style-name="T37">METHOD :</text:span><text:span text:style-name="T38">GET</text:span></text:p>
      <text:p text:style-name="P82"/>
      <text:p text:style-name="P21"><text:span text:style-name="T37">RESPOSN</text:span><text:span text:style-name="T38">E:</text:span></text:p>
      <text:p text:style-name="P113"/>
      <text:p text:style-name="P114">{</text:p>
      <text:p text:style-name="P114"><text:s text:c="4"/>"success": true,</text:p>
      <text:p text:style-name="P114"><text:s text:c="4"/>"data": [</text:p>
      <text:p text:style-name="P114"><text:s text:c="8"/>{</text:p>
      <text:p text:style-name="P114"><text:s text:c="12"/>"id": 1,</text:p>
      <text:p text:style-name="P114"><text:s text:c="12"/>"country_id": 1,</text:p>
      <text:p text:style-name="P114"><text:s text:c="12"/>"name": "Tamil Nadu",</text:p>
      <text:p text:style-name="P114"><text:s text:c="12"/>"slug": "tamil-nadu",</text:p>
      <text:p text:style-name="P114"><text:soft-page-break/><text:s text:c="12"/>"is_active": true,</text:p>
      <text:p text:style-name="P114"><text:s text:c="12"/>"createdAt": "2020-03-29T11:56:41.000Z",</text:p>
      <text:p text:style-name="P114"><text:s text:c="12"/>"updatedAt": "2020-03-29T11:56:41.000Z",</text:p>
      <text:p text:style-name="P114"><text:s text:c="12"/>"deletedAt": null,</text:p>
      <text:p text:style-name="P114"><text:s text:c="12"/>"country": {</text:p>
      <text:p text:style-name="P114"><text:s text:c="16"/>"id": 1,</text:p>
      <text:p text:style-name="P114"><text:s text:c="16"/>"name": "India",</text:p>
      <text:p text:style-name="P114"><text:s text:c="16"/>"slug": "india",</text:p>
      <text:p text:style-name="P114"><text:s text:c="16"/>"iso_code": null,</text:p>
      <text:p text:style-name="P114"><text:s text:c="16"/>"createdAt": "2020-03-29T11:38:29.000Z",</text:p>
      <text:p text:style-name="P114"><text:s text:c="16"/>"updatedAt": "2020-03-29T11:38:29.000Z",</text:p>
      <text:p text:style-name="P114"><text:s text:c="16"/>"deletedAt": null,</text:p>
      <text:p text:style-name="P114"><text:s text:c="16"/>"is_active": true</text:p>
      <text:p text:style-name="P114"><text:s text:c="12"/>}</text:p>
      <text:p text:style-name="P114"><text:s text:c="8"/>}</text:p>
      <text:p text:style-name="P114"><text:s text:c="4"/>],</text:p>
      <text:p text:style-name="P114"><text:s text:c="4"/>"count": 1</text:p>
      <text:p text:style-name="P114">}</text:p>
      <text:p text:style-name="P110"/>
      <text:p text:style-name="P110"/>
      <text:p text:style-name="P66"><text:span text:style-name="T65">16) STATES </text:span><text:span text:style-name="T72">ADD</text:span></text:p>
      <text:p text:style-name="P231"/>
      <text:p text:style-name="P32"><text:span text:style-name="T79">URL: </text:span><text:a xlink:type="simple" xlink:href="http://127.0.0.1:8012/api/categories" text:style-name="Internet_20_link" text:visited-style-name="Visited_20_Internet_20_Link"><text:span text:style-name="T36">http://127.0.0.1:8012/api/</text:span></text:a><text:span text:style-name="T46">states</text:span></text:p>
      <text:p text:style-name="P159"/>
      <text:p text:style-name="P22"><text:span text:style-name="T37">METHOD :</text:span><text:span text:style-name="T39">POST</text:span></text:p>
      <text:p text:style-name="P83"/>
      <text:p text:style-name="P120">REQUEST:</text:p>
      <text:p text:style-name="P120">{</text:p>
      <text:p text:style-name="P120"><text:tab/>"name":"Tamil Nadu",</text:p>
      <text:p text:style-name="P120"><text:tab/>"country_id":"1",</text:p>
      <text:p text:style-name="P120"><text:tab/>"is_active":1</text:p>
      <text:p text:style-name="P120">}<text:tab/></text:p>
      <text:p text:style-name="P120"/>
      <text:p text:style-name="P53"><text:span text:style-name="T65">RESPOSN</text:span><text:span text:style-name="T71">E:</text:span></text:p>
      <text:p text:style-name="P115"/>
      <text:p text:style-name="P116">{</text:p>
      <text:p text:style-name="P116"><text:s text:c="4"/>"success": true,</text:p>
      <text:p text:style-name="P116"><text:s text:c="4"/>"data": {</text:p>
      <text:p text:style-name="P116"><text:s text:c="8"/>"createdAt": "2020-03-29T11:56:41.856Z",</text:p>
      <text:p text:style-name="P116"><text:s text:c="8"/>"name": "Tamil Nadu",</text:p>
      <text:p text:style-name="P116"><text:s text:c="8"/>"country_id": "1",</text:p>
      <text:p text:style-name="P116"><text:s text:c="8"/>"is_active": true,</text:p>
      <text:p text:style-name="P116"><text:s text:c="8"/>"id": 1,</text:p>
      <text:p text:style-name="P116"><text:s text:c="8"/>"slug": "tamil-nadu",</text:p>
      <text:p text:style-name="P116"><text:s text:c="8"/>"updatedAt": "2020-03-29T11:56:41.857Z"</text:p>
      <text:p text:style-name="P116"><text:s text:c="4"/>}</text:p>
      <text:p text:style-name="P116">}</text:p>
      <text:p text:style-name="P116"/>
      <text:p text:style-name="P68"><text:span text:style-name="T71">1</text:span><text:span text:style-name="T65">7) STATES EDIT</text:span></text:p>
      <text:p text:style-name="P233"/>
      <text:p text:style-name="P33"><text:span text:style-name="T79">URL: </text:span><text:a xlink:type="simple" xlink:href="http://127.0.0.1:8012/api/categories" text:style-name="Internet_20_link" text:visited-style-name="Visited_20_Internet_20_Link"><text:span text:style-name="T36">http://127.0.0.1:8012/api/</text:span></text:a><text:span text:style-name="T46">states</text:span></text:p>
      <text:p text:style-name="P160"/>
      <text:p text:style-name="P23"><text:span text:style-name="T37">METHOD :</text:span><text:span text:style-name="T40">PUT</text:span></text:p>
      <text:p text:style-name="P84"/>
      <text:p text:style-name="P121">REQUEST:</text:p>
      <text:p text:style-name="P121">{</text:p>
      <text:p text:style-name="P121"><text:tab/>"name":"Tamil Nadu",</text:p>
      <text:p text:style-name="P121"><text:tab/>"country_id":"1",</text:p>
      <text:p text:style-name="P121"><text:tab/>"is_active":1,</text:p>
      <text:p text:style-name="P27"><text:span text:style-name="T37"><text:tab/>“</text:span><text:span text:style-name="T40">id</text:span><text:span text:style-name="T37">”:</text:span><text:span text:style-name="T40">1</text:span></text:p>
      <text:p text:style-name="P121"><text:soft-page-break/>}<text:tab/></text:p>
      <text:p text:style-name="P121"/>
      <text:p text:style-name="P121"/>
      <text:p text:style-name="P54"><text:span text:style-name="T65">RESPON</text:span><text:span text:style-name="T73">S</text:span><text:span text:style-name="T71">E:</text:span></text:p>
      <text:p text:style-name="P117"/>
      <text:p text:style-name="P117">{</text:p>
      <text:p text:style-name="P117"><text:s text:c="4"/>"success": true,</text:p>
      <text:p text:style-name="P117"><text:s text:c="4"/>"message": "Updated successfully."</text:p>
      <text:p text:style-name="P117">}</text:p>
      <text:p text:style-name="P117"/>
      <text:p text:style-name="P117"/>
      <text:p text:style-name="P70"><text:span text:style-name="T71">1</text:span><text:span text:style-name="T65">8) States DELETE</text:span></text:p>
      <text:p text:style-name="P235"/>
      <text:p text:style-name="P34"><text:span text:style-name="T79">URL: </text:span><text:a xlink:type="simple" xlink:href="http://127.0.0.1:8012/api/categories" text:style-name="Internet_20_link" text:visited-style-name="Visited_20_Internet_20_Link"><text:span text:style-name="T36">http://127.0.0.1:8012/api/</text:span></text:a><text:span text:style-name="T47">states</text:span><text:span text:style-name="T36">/</text:span><text:span text:style-name="T43">&lt;:id&gt;</text:span></text:p>
      <text:p text:style-name="P161"/>
      <text:p text:style-name="P85">METHOD :DELETE</text:p>
      <text:p text:style-name="P85"/>
      <text:p text:style-name="P24"><text:span text:style-name="T37">RESPOSN</text:span><text:span text:style-name="T38">E</text:span><text:span text:style-name="T37"><text:line-break/>{</text:span></text:p>
      <text:p text:style-name="P85"><text:s text:c="4"/>"success": true,</text:p>
      <text:p text:style-name="P85"><text:s text:c="4"/>"message": "Deleted successfully."</text:p>
      <text:p text:style-name="P85">}</text:p>
      <text:p text:style-name="P59"/>
      <text:p text:style-name="P85"/>
      <text:p text:style-name="P237">19) CITY LIST</text:p>
      <text:p text:style-name="P237"/>
      <text:p text:style-name="P35"><text:span text:style-name="T79">URL: </text:span><text:a xlink:type="simple" xlink:href="http://127.0.0.1:8012/api/categories" text:style-name="Internet_20_link" text:visited-style-name="Visited_20_Internet_20_Link"><text:span text:style-name="T36">http://127.0.0.1:8012/api/</text:span></text:a><text:span text:style-name="T48">cities</text:span></text:p>
      <text:p text:style-name="P162"/>
      <text:p text:style-name="P25"><text:span text:style-name="T37">METHOD :</text:span><text:span text:style-name="T38">GET</text:span></text:p>
      <text:p text:style-name="P86"/>
      <text:p text:style-name="P55"><text:span text:style-name="T74">RESPOSN</text:span><text:span text:style-name="T75">E:</text:span></text:p>
      <text:p text:style-name="P124">{</text:p>
      <text:p text:style-name="P124"><text:s text:c="4"/>"success": true,</text:p>
      <text:p text:style-name="P124"><text:s text:c="4"/>"data": [</text:p>
      <text:p text:style-name="P124"><text:s text:c="8"/>{</text:p>
      <text:p text:style-name="P124"><text:s text:c="12"/>"id": 1,</text:p>
      <text:p text:style-name="P124"><text:s text:c="12"/>"country_id": 1,</text:p>
      <text:p text:style-name="P124"><text:s text:c="12"/>"state_id": 1,</text:p>
      <text:p text:style-name="P124"><text:s text:c="12"/>"name": "Chennai",</text:p>
      <text:p text:style-name="P124"><text:s text:c="12"/>"slug": "chennai",</text:p>
      <text:p text:style-name="P124"><text:s text:c="12"/>"is_active": false,</text:p>
      <text:p text:style-name="P124"><text:s text:c="12"/>"createdAt": "2020-03-29T12:10:22.000Z",</text:p>
      <text:p text:style-name="P124"><text:s text:c="12"/>"updatedAt": "2020-03-29T12:10:22.000Z",</text:p>
      <text:p text:style-name="P124"><text:s text:c="12"/>"deletedAt": null,</text:p>
      <text:p text:style-name="P124"><text:s text:c="12"/>"state": {</text:p>
      <text:p text:style-name="P124"><text:s text:c="16"/>"id": 1,</text:p>
      <text:p text:style-name="P124"><text:s text:c="16"/>"country_id": 1,</text:p>
      <text:p text:style-name="P124"><text:s text:c="16"/>"name": "Tamil Nadu",</text:p>
      <text:p text:style-name="P124"><text:s text:c="16"/>"slug": "tamil-nadu",</text:p>
      <text:p text:style-name="P124"><text:s text:c="16"/>"is_active": true,</text:p>
      <text:p text:style-name="P124"><text:s text:c="16"/>"createdAt": "2020-03-29T11:56:41.000Z",</text:p>
      <text:p text:style-name="P124"><text:s text:c="16"/>"updatedAt": "2020-03-29T11:56:41.000Z",</text:p>
      <text:p text:style-name="P124"><text:s text:c="16"/>"deletedAt": null</text:p>
      <text:p text:style-name="P124"><text:s text:c="12"/>},</text:p>
      <text:p text:style-name="P124"><text:s text:c="12"/>"country": {</text:p>
      <text:p text:style-name="P124"><text:s text:c="16"/>"id": 1,</text:p>
      <text:p text:style-name="P124"><text:s text:c="16"/>"name": "India",</text:p>
      <text:p text:style-name="P124"><text:s text:c="16"/>"slug": "india",</text:p>
      <text:p text:style-name="P124"><text:s text:c="16"/>"iso_code": null,</text:p>
      <text:p text:style-name="P124"><text:s text:c="16"/>"createdAt": "2020-03-29T11:38:29.000Z",</text:p>
      <text:p text:style-name="P124"><text:soft-page-break/><text:s text:c="16"/>"updatedAt": "2020-03-29T11:38:29.000Z",</text:p>
      <text:p text:style-name="P124"><text:s text:c="16"/>"deletedAt": null,</text:p>
      <text:p text:style-name="P124"><text:s text:c="16"/>"is_active": true</text:p>
      <text:p text:style-name="P124"><text:s text:c="12"/>}</text:p>
      <text:p text:style-name="P124"><text:s text:c="8"/>}</text:p>
      <text:p text:style-name="P124"><text:s text:c="4"/>],</text:p>
      <text:p text:style-name="P124"><text:s text:c="4"/>"count": 1</text:p>
      <text:p text:style-name="P124">}</text:p>
      <text:p text:style-name="P124"/>
      <text:p text:style-name="P124"/>
      <text:p text:style-name="P67"><text:span text:style-name="T76">20</text:span><text:span text:style-name="T65">) </text:span><text:span text:style-name="T76">CITY</text:span><text:span text:style-name="T65"> </text:span><text:span text:style-name="T72">ADD</text:span></text:p>
      <text:p text:style-name="P232"/>
      <text:p text:style-name="P36"><text:span text:style-name="T79">URL: </text:span><text:a xlink:type="simple" xlink:href="http://127.0.0.1:8012/api/categories" text:style-name="Internet_20_link" text:visited-style-name="Visited_20_Internet_20_Link"><text:span text:style-name="T36">http://127.0.0.1:8012/api/</text:span></text:a><text:span text:style-name="T49">cities</text:span></text:p>
      <text:p text:style-name="P163"/>
      <text:p text:style-name="P26"><text:span text:style-name="T37">METHOD :</text:span><text:span text:style-name="T39">POST</text:span></text:p>
      <text:p text:style-name="P87"/>
      <text:p text:style-name="P122">REQUEST:</text:p>
      <text:p text:style-name="P122">{</text:p>
      <text:p text:style-name="P28"><text:span text:style-name="T37"><text:tab/>"name":"</text:span><text:span text:style-name="T41">Chennai</text:span><text:span text:style-name="T37">",</text:span></text:p>
      <text:p text:style-name="P122"><text:tab/>"country_id":"1",</text:p>
      <text:p text:style-name="P28"><text:span text:style-name="T37"><text:tab/>“</text:span><text:span text:style-name="T41">state_id</text:span><text:span text:style-name="T37">”:</text:span><text:span text:style-name="T41">1,</text:span></text:p>
      <text:p text:style-name="P122"><text:tab/>"is_active":1</text:p>
      <text:p text:style-name="P122">}<text:tab/></text:p>
      <text:p text:style-name="P122"/>
      <text:p text:style-name="P56"><text:span text:style-name="T65">RESPOSN</text:span><text:span text:style-name="T71">E:</text:span></text:p>
      <text:p text:style-name="P118"/>
      <text:p text:style-name="P119">{</text:p>
      <text:p text:style-name="P119"><text:s text:c="4"/>"success": true,</text:p>
      <text:p text:style-name="P119"><text:s text:c="4"/>"data": {</text:p>
      <text:p text:style-name="P119"><text:s text:c="8"/>"createdAt": "2020-03-29T12:14:44.918Z",</text:p>
      <text:p text:style-name="P119"><text:s text:c="8"/>"is_active": false,</text:p>
      <text:p text:style-name="P119"><text:s text:c="8"/>"id": 3,</text:p>
      <text:p text:style-name="P119"><text:s text:c="8"/>"name": "Chennai",</text:p>
      <text:p text:style-name="P119"><text:s text:c="8"/>"country_id": 1,</text:p>
      <text:p text:style-name="P119"><text:s text:c="8"/>"state_id": 1,</text:p>
      <text:p text:style-name="P119"><text:s text:c="8"/>"slug": "chennai1",</text:p>
      <text:p text:style-name="P119"><text:s text:c="8"/>"updatedAt": "2020-03-29T12:14:44.918Z"</text:p>
      <text:p text:style-name="P119"><text:s text:c="4"/>}</text:p>
      <text:p text:style-name="P119">}</text:p>
      <text:p text:style-name="P118"/>
      <text:p text:style-name="P69"><text:span text:style-name="T77">21</text:span><text:span text:style-name="T65">) </text:span><text:span text:style-name="T77">CITY</text:span><text:span text:style-name="T65"> EDIT</text:span></text:p>
      <text:p text:style-name="P234"/>
      <text:p text:style-name="P36"><text:span text:style-name="T79">URL: </text:span><text:a xlink:type="simple" xlink:href="http://127.0.0.1:8012/api/categories" text:style-name="Internet_20_link" text:visited-style-name="Visited_20_Internet_20_Link"><text:span text:style-name="T36">http://127.0.0.1:8012/api/</text:span></text:a><text:span text:style-name="T50">cities</text:span></text:p>
      <text:p text:style-name="P163"/>
      <text:p text:style-name="P26"><text:span text:style-name="T37">METHOD :</text:span><text:span text:style-name="T40">PUT</text:span></text:p>
      <text:p text:style-name="P87"/>
      <text:p text:style-name="P122">REQUEST:</text:p>
      <text:p text:style-name="P123">{</text:p>
      <text:p text:style-name="P29"><text:span text:style-name="T37"><text:tab/>"name":"</text:span><text:span text:style-name="T41">Chennai</text:span><text:span text:style-name="T37">",</text:span></text:p>
      <text:p text:style-name="P123"><text:tab/>"country_id":"1",</text:p>
      <text:p text:style-name="P29"><text:span text:style-name="T37"><text:tab/>“</text:span><text:span text:style-name="T41">state_id</text:span><text:span text:style-name="T37">”:</text:span><text:span text:style-name="T41">1,</text:span></text:p>
      <text:p text:style-name="P123"><text:tab/>"is_active":1,</text:p>
      <text:p text:style-name="P29"><text:span text:style-name="T37"><text:tab/>“</text:span><text:span text:style-name="T42">id</text:span><text:span text:style-name="T37">”:</text:span><text:span text:style-name="T42">1</text:span></text:p>
      <text:p text:style-name="P123">}<text:tab/></text:p>
      <text:p text:style-name="P123"/>
      <text:p text:style-name="P122"/>
      <text:p text:style-name="P122"/>
      <text:p text:style-name="P56"><text:span text:style-name="T65">RESPON</text:span><text:span text:style-name="T73">S</text:span><text:span text:style-name="T71">E:</text:span></text:p>
      <text:p text:style-name="P118"/>
      <text:p text:style-name="P118">{</text:p>
      <text:p text:style-name="P118"><text:soft-page-break/><text:s text:c="4"/>"success": true,</text:p>
      <text:p text:style-name="P118"><text:s text:c="4"/>"message": "Updated successfully."</text:p>
      <text:p text:style-name="P118">}</text:p>
      <text:p text:style-name="P118"/>
      <text:p text:style-name="P118"/>
      <text:p text:style-name="P71"><text:span text:style-name="T78">22</text:span><text:span text:style-name="T65">) </text:span><text:span text:style-name="T78">CITY</text:span><text:span text:style-name="T65"> DELETE</text:span></text:p>
      <text:p text:style-name="P236"/>
      <text:p text:style-name="P36"><text:span text:style-name="T79">URL: </text:span><text:a xlink:type="simple" xlink:href="http://127.0.0.1:8012/api/categories" text:style-name="Internet_20_link" text:visited-style-name="Visited_20_Internet_20_Link"><text:span text:style-name="T36">http://127.0.0.1:8012/api/</text:span></text:a><text:a xlink:type="simple" xlink:href="http://127.0.0.1:8012/api/categories" text:style-name="Internet_20_link" text:visited-style-name="Visited_20_Internet_20_Link">c</text:a><text:span text:style-name="T51">ities</text:span><text:span text:style-name="T36">/</text:span><text:span text:style-name="T43">&lt;:id&gt;</text:span></text:p>
      <text:p text:style-name="P163"/>
      <text:p text:style-name="P87">METHOD :DELETE</text:p>
      <text:p text:style-name="P87"/>
      <text:p text:style-name="P26"><text:span text:style-name="T37">RESPOSN</text:span><text:span text:style-name="T38">E</text:span><text:span text:style-name="T37"><text:line-break/>{</text:span></text:p>
      <text:p text:style-name="P87"><text:s text:c="4"/>"success": true,</text:p>
      <text:p text:style-name="P87"><text:s text:c="4"/>"message": "Deleted successfully."</text:p>
      <text:p text:style-name="P87">}</text:p>
      <text:p text:style-name="P87"/>
      <text:p text:style-name="P87"/>
      <text:p text:style-name="P238">23) Events List</text:p>
      <text:p text:style-name="P238"/>
      <text:p text:style-name="P238"><text:tab/></text:p>
      <text:p text:style-name="P37"><text:span text:style-name="T4">URL</text:span><text:span text:style-name="T79">: </text:span><text:a xlink:type="simple" xlink:href="http://127.0.0.1:8012/api/categories" text:style-name="Internet_20_link" text:visited-style-name="Visited_20_Internet_20_Link"><text:span text:style-name="T36">http://127.0.0.1:8012/api/</text:span></text:a><text:span text:style-name="T51">events</text:span></text:p>
      <text:p text:style-name="P164"/>
      <text:p text:style-name="P88"><text:span text:style-name="T1">METHOD</text:span> :<text:span text:style-name="T80">GET</text:span></text:p>
      <text:p text:style-name="P88"/>
      <text:p text:style-name="P242"/>
      <text:p text:style-name="P243">RESPONSE</text:p>
      <text:p text:style-name="P125">{</text:p>
      <text:p text:style-name="P125"><text:s text:c="4"/>"success": true,</text:p>
      <text:p text:style-name="P125"><text:s text:c="4"/>"data": [</text:p>
      <text:p text:style-name="P125"><text:s text:c="8"/>{</text:p>
      <text:p text:style-name="P125"><text:s text:c="12"/>"id": 2,</text:p>
      <text:p text:style-name="P125"><text:s text:c="12"/>"user_id": 1,</text:p>
      <text:p text:style-name="P125"><text:s text:c="12"/>"name": "Food Festial 2020",</text:p>
      <text:p text:style-name="P125"><text:s text:c="12"/>"slug": "food-festial-2020",</text:p>
      <text:p text:style-name="P125"><text:s text:c="12"/>"description": "test description",</text:p>
      <text:p text:style-name="P125"><text:s text:c="12"/>"start_date": "2020-10-09T18:30:00.000Z",</text:p>
      <text:p text:style-name="P125"><text:s text:c="12"/>"end_date": "2020-10-09T18:30:00.000Z",</text:p>
      <text:p text:style-name="P125"><text:s text:c="12"/>"type": "offile",</text:p>
      <text:p text:style-name="P125"><text:s text:c="12"/>"event_visibility": "public",</text:p>
      <text:p text:style-name="P125"><text:s text:c="12"/>"thumb_nail_img_dir": "/events/",</text:p>
      <text:p text:style-name="P125"><text:s text:c="12"/>"thumb_nail_img_name": "1.png",</text:p>
      <text:p text:style-name="P125"><text:s text:c="12"/>"img_dir": "/events/",</text:p>
      <text:p text:style-name="P125"><text:s text:c="12"/>"img_name": "1.png",</text:p>
      <text:p text:style-name="P125"><text:s text:c="12"/>"venue_name": "hotel rain tree",</text:p>
      <text:p text:style-name="P125"><text:s text:c="12"/>"address_line_1": "no.2, adyar",</text:p>
      <text:p text:style-name="P125"><text:s text:c="12"/>"address_line_2": null,</text:p>
      <text:p text:style-name="P125"><text:s text:c="12"/>"city": null,</text:p>
      <text:p text:style-name="P125"><text:s text:c="12"/>"city_id": 1,</text:p>
      <text:p text:style-name="P125"><text:s text:c="12"/>"lat": null,</text:p>
      <text:p text:style-name="P125"><text:s text:c="12"/>"long": null,</text:p>
      <text:p text:style-name="P125"><text:s text:c="12"/>"tags": "food festivals, adyar food",</text:p>
      <text:p text:style-name="P125"><text:s text:c="12"/>"category_name": "Food Festivals",</text:p>
      <text:p text:style-name="P125"><text:s text:c="12"/>"category_id": 1,</text:p>
      <text:p text:style-name="P125"><text:s text:c="12"/>"currency_id": 1,</text:p>
      <text:p text:style-name="P125"><text:s text:c="12"/>"status": true,</text:p>
      <text:p text:style-name="P125"><text:s text:c="12"/>"createdAt": "2020-04-04T16:27:01.000Z",</text:p>
      <text:p text:style-name="P125"><text:s text:c="12"/>"updatedAt": "2020-04-04T16:27:01.000Z",</text:p>
      <text:p text:style-name="P125"><text:s text:c="12"/>"deletedAt": null</text:p>
      <text:p text:style-name="P125"><text:s text:c="8"/>},</text:p>
      <text:p text:style-name="P125"><text:soft-page-break/><text:s text:c="8"/>{</text:p>
      <text:p text:style-name="P125"><text:s text:c="12"/>"id": 1,</text:p>
      <text:p text:style-name="P125"><text:s text:c="12"/>"user_id": 1,</text:p>
      <text:p text:style-name="P125"><text:s text:c="12"/>"name": "Food Festial 2020",</text:p>
      <text:p text:style-name="P125"><text:s text:c="12"/>"slug": "food-festial-2020",</text:p>
      <text:p text:style-name="P125"><text:s text:c="12"/>"description": "test description",</text:p>
      <text:p text:style-name="P125"><text:s text:c="12"/>"start_date": "2020-10-09T18:30:00.000Z",</text:p>
      <text:p text:style-name="P125"><text:s text:c="12"/>"end_date": "2020-10-09T18:30:00.000Z",</text:p>
      <text:p text:style-name="P125"><text:s text:c="12"/>"type": "offile",</text:p>
      <text:p text:style-name="P125"><text:s text:c="12"/>"event_visibility": "public",</text:p>
      <text:p text:style-name="P125"><text:s text:c="12"/>"thumb_nail_img_dir": "/events/",</text:p>
      <text:p text:style-name="P125"><text:s text:c="12"/>"thumb_nail_img_name": "1.png",</text:p>
      <text:p text:style-name="P125"><text:s text:c="12"/>"img_dir": "/events/",</text:p>
      <text:p text:style-name="P125"><text:s text:c="12"/>"img_name": "1.png",</text:p>
      <text:p text:style-name="P125"><text:s text:c="12"/>"venue_name": "hotel rain tree",</text:p>
      <text:p text:style-name="P125"><text:s text:c="12"/>"address_line_1": "no.2, adyar",</text:p>
      <text:p text:style-name="P125"><text:s text:c="12"/>"address_line_2": null,</text:p>
      <text:p text:style-name="P125"><text:s text:c="12"/>"city": null,</text:p>
      <text:p text:style-name="P125"><text:s text:c="12"/>"city_id": 1,</text:p>
      <text:p text:style-name="P125"><text:s text:c="12"/>"lat": null,</text:p>
      <text:p text:style-name="P125"><text:s text:c="12"/>"long": null,</text:p>
      <text:p text:style-name="P125"><text:s text:c="12"/>"tags": "food festivals, adyar food",</text:p>
      <text:p text:style-name="P125"><text:s text:c="12"/>"category_name": "Food Festivals",</text:p>
      <text:p text:style-name="P125"><text:s text:c="12"/>"category_id": 1,</text:p>
      <text:p text:style-name="P125"><text:s text:c="12"/>"currency_id": 1,</text:p>
      <text:p text:style-name="P125"><text:s text:c="12"/>"status": true,</text:p>
      <text:p text:style-name="P125"><text:s text:c="12"/>"createdAt": "2020-04-04T16:26:05.000Z",</text:p>
      <text:p text:style-name="P125"><text:s text:c="12"/>"updatedAt": "2020-04-04T16:26:05.000Z",</text:p>
      <text:p text:style-name="P125"><text:s text:c="12"/>"deletedAt": null</text:p>
      <text:p text:style-name="P125"><text:s text:c="8"/>}</text:p>
      <text:p text:style-name="P125"><text:s text:c="4"/>],</text:p>
      <text:p text:style-name="P125"><text:s text:c="4"/>"count": 2</text:p>
      <text:p text:style-name="P125">}</text:p>
      <text:p text:style-name="P88"/>
      <text:p text:style-name="P239">23) Events <text:span text:style-name="T81">Add</text:span></text:p>
      <text:p text:style-name="P239"/>
      <text:p text:style-name="P239"><text:tab/></text:p>
      <text:p text:style-name="P38"><text:span text:style-name="T4">URL</text:span><text:span text:style-name="T79">: </text:span><text:a xlink:type="simple" xlink:href="http://127.0.0.1:8012/api/categories" text:style-name="Internet_20_link" text:visited-style-name="Visited_20_Internet_20_Link"><text:span text:style-name="T36">http://127.0.0.1:8012/api/</text:span></text:a><text:span text:style-name="T51">events</text:span></text:p>
      <text:p text:style-name="P165"/>
      <text:p text:style-name="P89"><text:span text:style-name="T1">METHOD</text:span> :<text:span text:style-name="T81">POST</text:span></text:p>
      <text:p text:style-name="P89"/>
      <text:p text:style-name="P244">Sample REQUEST</text:p>
      <text:p text:style-name="P126"/>
      <text:p text:style-name="P126">{</text:p>
      <text:p text:style-name="P134"/>
      <text:p text:style-name="P387">"pincode":"60017",</text:p>
      <text:p text:style-name="P387">"country":"China2",</text:p>
      <text:p text:style-name="P387">"state":"Tamil Nadu",</text:p>
      <text:p text:style-name="P387">"city":"Chennai",</text:p>
      <text:p text:style-name="P387">"time_zone":"IST",</text:p>
      <text:p text:style-name="P387">"start_time":"10:00",</text:p>
      <text:p text:style-name="P387">"end_time":"12:00",</text:p>
      <text:p text:style-name="P387"/>
      <text:p text:style-name="P126">"user_id":1,</text:p>
      <text:p text:style-name="P126">"name":"Food Festial 2020",</text:p>
      <text:p text:style-name="P126">"description":"test description",</text:p>
      <text:p text:style-name="P126">"start_date":"2020-10-10 00:00:00",</text:p>
      <text:p text:style-name="P126">"end_date":"2020-10-10 00:00:00",</text:p>
      <text:p text:style-name="P126">"category_id":"1",</text:p>
      <text:p text:style-name="P126">"category_name":"Food Festivals",</text:p>
      <text:p text:style-name="P126"><text:soft-page-break/>"type":"offile",</text:p>
      <text:p text:style-name="P126">"event_visibility":"public",</text:p>
      <text:p text:style-name="P126">"thumb_nail_img_dir":"/events/",</text:p>
      <text:p text:style-name="P126">"thumb_nail_img_name":"1.png",</text:p>
      <text:p text:style-name="P126">"img_dir":"/events/",</text:p>
      <text:p text:style-name="P126">"img_name":"1.png",</text:p>
      <text:p text:style-name="P126">"tags":"food festivals, adyar food",</text:p>
      <text:p text:style-name="P126">"venue_name":"hotel rain tree",</text:p>
      <text:p text:style-name="P126">"address_line_1":"no.2, adyar",</text:p>
      <text:p text:style-name="P126">"currency_id":"1",</text:p>
      <text:p text:style-name="P126">"event_tickets":[</text:p>
      <text:p text:style-name="P126"><text:tab/>{</text:p>
      <text:p text:style-name="P126"><text:tab/><text:tab/></text:p>
      <text:p text:style-name="P126"><text:tab/><text:tab/>"name":"SUper Doooper Ticket",</text:p>
      <text:p text:style-name="P126"><text:tab/><text:tab/>"slug":"super-dooper-ticket",</text:p>
      <text:p text:style-name="P126"><text:tab/><text:tab/>"description":"ticket Description",</text:p>
      <text:p text:style-name="P126"><text:tab/><text:tab/>"quantity":100,</text:p>
      <text:p text:style-name="P126"><text:tab/><text:tab/>"price":500,</text:p>
      <text:p text:style-name="P126"><text:tab/><text:tab/>"start_date":"2020-10-10",</text:p>
      <text:p text:style-name="P126"><text:tab/><text:tab/>"end_date":"2020-10-15",</text:p>
      <text:p text:style-name="P126"><text:tab/><text:tab/>"min_per_booking":"1",</text:p>
      <text:p text:style-name="P126"><text:tab/><text:tab/>"max_per_booking":"10"</text:p>
      <text:p text:style-name="P126"><text:tab/>},</text:p>
      <text:p text:style-name="P126"><text:tab/>{</text:p>
      <text:p text:style-name="P126"><text:tab/><text:tab/>"name":"Early Bird Ticket",</text:p>
      <text:p text:style-name="P126"><text:tab/><text:tab/>"slug":"early-bird-ticket",</text:p>
      <text:p text:style-name="P126"><text:tab/><text:tab/>"description":"ticket Description",</text:p>
      <text:p text:style-name="P126"><text:tab/><text:tab/>"quantity":100,</text:p>
      <text:p text:style-name="P126"><text:tab/><text:tab/>"price":400,</text:p>
      <text:p text:style-name="P126"><text:tab/><text:tab/>"start_date":"2020-10-10",</text:p>
      <text:p text:style-name="P126"><text:tab/><text:tab/>"end_date":"2020-10-15",</text:p>
      <text:p text:style-name="P126"><text:tab/><text:tab/>"min_per_booking":"1",</text:p>
      <text:p text:style-name="P126"><text:tab/><text:tab/>"max_per_booking":"10"</text:p>
      <text:p text:style-name="P126"><text:tab/>}</text:p>
      <text:p text:style-name="P126"><text:tab/>],</text:p>
      <text:p text:style-name="P136"><text:tab/><text:span text:style-name="T1">"event_schedule_details":[</text:span></text:p>
      <text:p text:style-name="P286"><text:tab/><text:tab/>{</text:p>
      <text:p text:style-name="P286"><text:tab/>"event_day":"Day 2",<text:tab/></text:p>
      <text:p text:style-name="P286"><text:tab/>"event_time":"10:20 AM",</text:p>
      <text:p text:style-name="P286"><text:tab/>"description":"Hlloooooooooooooooooooooooo"</text:p>
      <text:p text:style-name="P286"><text:tab/><text:tab/><text:tab/></text:p>
      <text:p text:style-name="P286"><text:tab/><text:tab/>},</text:p>
      <text:p text:style-name="P286"><text:tab/><text:tab/>{</text:p>
      <text:p text:style-name="P286"><text:tab/>"event_day":"Day 1",<text:tab/></text:p>
      <text:p text:style-name="P286"><text:tab/>"event_time":"11:00 AM",</text:p>
      <text:p text:style-name="P286"><text:tab/>"description":"Description"</text:p>
      <text:p text:style-name="P286"><text:tab/><text:tab/><text:tab/></text:p>
      <text:p text:style-name="P286"><text:tab/><text:tab/>}</text:p>
      <text:p text:style-name="P286"><text:tab/><text:tab/></text:p>
      <text:p text:style-name="P286"><text:tab/>]</text:p>
      <text:p text:style-name="P126">}</text:p>
      <text:p text:style-name="P128"/>
      <text:p text:style-name="P240">2<text:span text:style-name="T82">4</text:span>) Events <text:span text:style-name="T82">Update</text:span></text:p>
      <text:p text:style-name="P240"/>
      <text:p text:style-name="P39"><text:span text:style-name="T4">URL</text:span><text:span text:style-name="T79">: </text:span><text:a xlink:type="simple" xlink:href="http://127.0.0.1:8012/api/categories" text:style-name="Internet_20_link" text:visited-style-name="Visited_20_Internet_20_Link"><text:span text:style-name="T36">http://127.0.0.1:8012/api/</text:span></text:a><text:span text:style-name="T51">events</text:span></text:p>
      <text:p text:style-name="P166"/>
      <text:p text:style-name="P90"><text:span text:style-name="T1">METHOD</text:span> :<text:span text:style-name="T83">PUT</text:span></text:p>
      <text:p text:style-name="P90"/>
      <text:p text:style-name="P91"/>
      <text:p text:style-name="P245">Sample REQUEST</text:p>
      <text:p text:style-name="P127"><text:soft-page-break/></text:p>
      <text:p text:style-name="P127">{</text:p>
      <text:p text:style-name="P134"/>
      <text:p text:style-name="P272">"pincode":"60017",</text:p>
      <text:p text:style-name="P272">"country":"China2",</text:p>
      <text:p text:style-name="P272">"state":"Tamil Nadu",</text:p>
      <text:p text:style-name="P272">"city":"Chennai",</text:p>
      <text:p text:style-name="P272">"time_zone":"IST",</text:p>
      <text:p text:style-name="P272">"start_time":"10:00",</text:p>
      <text:p text:style-name="P272">"end_time":"12:00",</text:p>
      <text:p text:style-name="P127">“<text:span text:style-name="T85">id</text:span>”:<text:span text:style-name="T85">1,</text:span></text:p>
      <text:p text:style-name="P127">"user_id":1,</text:p>
      <text:p text:style-name="P127">"name":"Food Festial 2020",</text:p>
      <text:p text:style-name="P127">"description":"test description",</text:p>
      <text:p text:style-name="P127">"start_date":"2020-10-10 00:00:00",</text:p>
      <text:p text:style-name="P127">"end_date":"2020-10-10 00:00:00",</text:p>
      <text:p text:style-name="P127">"category_id":"1",</text:p>
      <text:p text:style-name="P127">"category_name":"Food Festivals",</text:p>
      <text:p text:style-name="P127">"type":"offile",</text:p>
      <text:p text:style-name="P127">"event_visibility":"public",</text:p>
      <text:p text:style-name="P127">"thumb_nail_img_dir":"/events/",</text:p>
      <text:p text:style-name="P127">"thumb_nail_img_name":"1.png",</text:p>
      <text:p text:style-name="P127">"img_dir":"/events/",</text:p>
      <text:p text:style-name="P127">"img_name":"1.png",</text:p>
      <text:p text:style-name="P127">"tags":"food festivals, adyar food",</text:p>
      <text:p text:style-name="P127">"venue_name":"hotel rain tree",</text:p>
      <text:p text:style-name="P127">"address_line_1":"no.2, adyar",</text:p>
      <text:p text:style-name="P127">"currency_id":"1",</text:p>
      <text:p text:style-name="P127">"event_tickets":[</text:p>
      <text:p text:style-name="P127"><text:tab/>{</text:p>
      <text:p text:style-name="P127"><text:tab/><text:tab/></text:p>
      <text:p text:style-name="P127"><text:tab/><text:tab/>"name":"SUper Doooper Ticket",</text:p>
      <text:p text:style-name="P127"><text:tab/><text:tab/>"slug":"super-dooper-ticket",</text:p>
      <text:p text:style-name="P127"><text:tab/><text:tab/>"description":"ticket Description",</text:p>
      <text:p text:style-name="P127"><text:tab/><text:tab/>"quantity":100,</text:p>
      <text:p text:style-name="P127"><text:tab/><text:tab/>"price":500,</text:p>
      <text:p text:style-name="P127"><text:tab/><text:tab/>"start_date":"2020-10-10",</text:p>
      <text:p text:style-name="P127"><text:tab/><text:tab/>"end_date":"2020-10-15",</text:p>
      <text:p text:style-name="P127"><text:tab/><text:tab/>"min_per_booking":"1",</text:p>
      <text:p text:style-name="P127"><text:tab/><text:tab/>"max_per_booking":"10"</text:p>
      <text:p text:style-name="P127"><text:tab/>},</text:p>
      <text:p text:style-name="P127"><text:tab/>{</text:p>
      <text:p text:style-name="P127"><text:tab/><text:tab/>"name":"Early Bird Ticket",</text:p>
      <text:p text:style-name="P127"><text:tab/><text:tab/>"slug":"early-bird-ticket",</text:p>
      <text:p text:style-name="P127"><text:tab/><text:tab/>"description":"ticket Description",</text:p>
      <text:p text:style-name="P127"><text:tab/><text:tab/>"quantity":100,</text:p>
      <text:p text:style-name="P127"><text:tab/><text:tab/>"price":400,</text:p>
      <text:p text:style-name="P127"><text:tab/><text:tab/>"start_date":"2020-10-10",</text:p>
      <text:p text:style-name="P127"><text:tab/><text:tab/>"end_date":"2020-10-15",</text:p>
      <text:p text:style-name="P127"><text:tab/><text:tab/>"min_per_booking":"1",</text:p>
      <text:p text:style-name="P127"><text:tab/><text:tab/>"max_per_booking":"10"</text:p>
      <text:p text:style-name="P127"><text:tab/>}</text:p>
      <text:p text:style-name="P127"><text:tab/>],</text:p>
      <text:p text:style-name="P136"><text:tab/><text:span text:style-name="T1">"event_schedule_details":[</text:span></text:p>
      <text:p text:style-name="P286"><text:tab/><text:tab/>{</text:p>
      <text:p text:style-name="P286"><text:tab/>"event_day":"Day 2",<text:tab/></text:p>
      <text:p text:style-name="P286"><text:tab/>"event_time":"10:20 AM",</text:p>
      <text:p text:style-name="P286"><text:tab/>"description":"Hlloooooooooooooooooooooooo"</text:p>
      <text:p text:style-name="P286"><text:tab/><text:tab/><text:tab/></text:p>
      <text:p text:style-name="P286"><text:tab/><text:tab/>},</text:p>
      <text:p text:style-name="P286"><text:soft-page-break/><text:tab/><text:tab/>{</text:p>
      <text:p text:style-name="P286"><text:tab/>"event_day":"Day 1",<text:tab/></text:p>
      <text:p text:style-name="P286"><text:tab/>"event_time":"11:00 AM",</text:p>
      <text:p text:style-name="P286"><text:tab/>"description":"Description"</text:p>
      <text:p text:style-name="P286"><text:tab/><text:tab/><text:tab/></text:p>
      <text:p text:style-name="P286"><text:tab/><text:tab/>}</text:p>
      <text:p text:style-name="P286"><text:tab/></text:p>
      <text:p text:style-name="P286"><text:tab/>]</text:p>
      <text:p text:style-name="P127">}</text:p>
      <text:p text:style-name="P127"/>
      <text:p text:style-name="P127"/>
      <text:p text:style-name="P241">2<text:span text:style-name="T82">4</text:span>) <text:span text:style-name="T86">Image Upload</text:span></text:p>
      <text:p text:style-name="P40"><text:span text:style-name="T4">URL</text:span><text:span text:style-name="T79">: </text:span><text:span text:style-name="T52">http://127.0.0.1:8012/api/upload?folder_type=events&amp;file_type=image</text:span></text:p>
      <text:p text:style-name="P167"/>
      <text:p text:style-name="P92"><text:span text:style-name="T1">METHOD</text:span> : <text:span text:style-name="T87">POST</text:span></text:p>
      <text:p text:style-name="P92"/>
      <text:p text:style-name="P246">Sample Request:</text:p>
      <text:p text:style-name="P129"/>
      <text:p text:style-name="P129">file_data:&lt;file_upload_form_data&gt;</text:p>
      <text:p text:style-name="P129"/>
      <text:p text:style-name="P129"/>
      <text:p text:style-name="P248">Response:</text:p>
      <text:p text:style-name="P248"/>
      <text:p text:style-name="P248">{</text:p>
      <text:p text:style-name="P248"><text:s text:c="4"/>"success": true,</text:p>
      <text:p text:style-name="P248"><text:s text:c="4"/>"data": {</text:p>
      <text:p text:style-name="P248"><text:s text:c="8"/>"file_dir": "assets/events/",</text:p>
      <text:p text:style-name="P248"><text:s text:c="8"/>"file_name": "images.jpeg"</text:p>
      <text:p text:style-name="P248"><text:s text:c="4"/>}</text:p>
      <text:p text:style-name="P248">}</text:p>
      <text:p text:style-name="P248"/>
      <text:p text:style-name="P248"/>
      <text:p text:style-name="P251">25) Event Detail</text:p>
      <text:p text:style-name="P251"/>
      <text:p text:style-name="P41"><text:span text:style-name="T4">URL</text:span><text:span text:style-name="T79">: </text:span><text:span text:style-name="T52">http://127.0.0.1:8012/api/events/19</text:span></text:p>
      <text:p text:style-name="P168"/>
      <text:p text:style-name="P96"><text:span text:style-name="T1">METHOD</text:span> : <text:span text:style-name="T88">GET</text:span></text:p>
      <text:p text:style-name="P96"/>
      <text:p text:style-name="P252">Sample Resposne:</text:p>
      <text:p text:style-name="P131">{</text:p>
      <text:p text:style-name="P131"><text:s text:c="4"/>"status": true,</text:p>
      <text:p text:style-name="P131"><text:s text:c="4"/>"data": {</text:p>
      <text:p text:style-name="P135"/>
      <text:p text:style-name="P131"><text:s text:c="8"/>"id": 19,</text:p>
      <text:p text:style-name="P131"><text:s text:c="8"/>"user_id": 1,</text:p>
      <text:p text:style-name="P131"><text:s text:c="8"/>"name": "Food Festial 20201",</text:p>
      <text:p text:style-name="P131"><text:s text:c="8"/>"slug": "food-festial-20201_12",</text:p>
      <text:p text:style-name="P131"><text:s text:c="8"/>"description": "test description",</text:p>
      <text:p text:style-name="P131"><text:s text:c="8"/>"start_date": "2020-10-09T18:30:00.000Z",</text:p>
      <text:p text:style-name="P131"><text:s text:c="8"/>"end_date": "2020-10-09T18:30:00.000Z",</text:p>
      <text:p text:style-name="P131"><text:s text:c="8"/>"type": "offile",</text:p>
      <text:p text:style-name="P131"><text:s text:c="8"/>"event_visibility": "public",</text:p>
      <text:p text:style-name="P131"><text:s text:c="8"/>"thumb_nail_img_dir": "/events/",</text:p>
      <text:p text:style-name="P131"><text:s text:c="8"/>"thumb_nail_img_name": "1.png",</text:p>
      <text:p text:style-name="P131"><text:s text:c="8"/>"img_dir": "/events/",</text:p>
      <text:p text:style-name="P131"><text:s text:c="8"/>"img_name": "1.png",</text:p>
      <text:p text:style-name="P131"><text:s text:c="8"/>"venue_name": "hotel rain tree",</text:p>
      <text:p text:style-name="P131"><text:s text:c="8"/>"address_line_1": "no.2, adyar",</text:p>
      <text:p text:style-name="P131"><text:s text:c="8"/>"address_line_2": null,</text:p>
      <text:p text:style-name="P131"><text:s text:c="8"/>"city": null,</text:p>
      <text:p text:style-name="P131"><text:soft-page-break/><text:s text:c="8"/>"city_id": 1,</text:p>
      <text:p text:style-name="P131"><text:s text:c="8"/>"lat": null,</text:p>
      <text:p text:style-name="P131"><text:s text:c="8"/>"long": null,</text:p>
      <text:p text:style-name="P131"><text:s text:c="8"/>"tags": "food festivals, adyar food",</text:p>
      <text:p text:style-name="P131"><text:s text:c="8"/>"category_name": "Food Festivals",</text:p>
      <text:p text:style-name="P131"><text:s text:c="8"/>"category_id": 1,</text:p>
      <text:p text:style-name="P131"><text:s text:c="8"/>"currency_id": 1,</text:p>
      <text:p text:style-name="P131"><text:s text:c="8"/>"status": "published",</text:p>
      <text:p text:style-name="P131"><text:s text:c="8"/>"createdAt": "2020-04-15T10:12:24.000Z",</text:p>
      <text:p text:style-name="P131"><text:s text:c="8"/>"updatedAt": "2020-04-15T10:12:24.000Z",</text:p>
      <text:p text:style-name="P131"><text:s text:c="8"/>"deletedAt": null,</text:p>
      <text:p text:style-name="P273"><text:s text:c="6"/>"pincode":"60017",</text:p>
      <text:p text:style-name="P273"><text:s text:c="6"/>"country":"China2",</text:p>
      <text:p text:style-name="P273"><text:s text:c="6"/>"state":"Tamil Nadu",</text:p>
      <text:p text:style-name="P273"><text:s text:c="6"/>"city":"Chennai",</text:p>
      <text:p text:style-name="P273"><text:s text:c="6"/>"time_zone":"IST",</text:p>
      <text:p text:style-name="P273"><text:s text:c="6"/>"start_time":"10:00",</text:p>
      <text:p text:style-name="P273"><text:s text:c="7"/>"end_time":"12:00",</text:p>
      <text:p text:style-name="P131"><text:s text:c="8"/>"user": {</text:p>
      <text:p text:style-name="P131"><text:s text:c="12"/>"first_name": "admin",</text:p>
      <text:p text:style-name="P131"><text:s text:c="12"/>"last_name": "a",</text:p>
      <text:p text:style-name="P131"><text:s text:c="12"/>"user_name": "admin"</text:p>
      <text:p text:style-name="P131"><text:s text:c="8"/>},</text:p>
      <text:p text:style-name="P131"><text:s text:c="8"/>"event_tags": [],</text:p>
      <text:p text:style-name="P131"><text:s text:c="8"/>"event_tickets": [</text:p>
      <text:p text:style-name="P131"><text:s text:c="12"/>{</text:p>
      <text:p text:style-name="P131"><text:s text:c="16"/>"id": 37,</text:p>
      <text:p text:style-name="P131"><text:s text:c="16"/>"event_id": 19,</text:p>
      <text:p text:style-name="P131"><text:s text:c="16"/>"name": "SUper Doooper Ticket id 1",</text:p>
      <text:p text:style-name="P131"><text:s text:c="16"/>"slug": "super-dooper-ticket",</text:p>
      <text:p text:style-name="P131"><text:s text:c="16"/>"description": "ticket Description",</text:p>
      <text:p text:style-name="P131"><text:s text:c="16"/>"quantity": 100,</text:p>
      <text:p text:style-name="P131"><text:s text:c="16"/>"price": 500,</text:p>
      <text:p text:style-name="P131"><text:s text:c="16"/>"start_date": "2020-10-10T00:00:00.000Z",</text:p>
      <text:p text:style-name="P131"><text:s text:c="16"/>"end_date": "2020-10-15T00:00:00.000Z",</text:p>
      <text:p text:style-name="P131"><text:s text:c="16"/>"min_per_booking": 1,</text:p>
      <text:p text:style-name="P131"><text:s text:c="16"/>"max_per_booking": 10,</text:p>
      <text:p text:style-name="P131"><text:s text:c="16"/>"message_to_attendee": null,</text:p>
      <text:p text:style-name="P131"><text:s text:c="16"/>"createdAt": "2020-04-15T10:12:24.000Z",</text:p>
      <text:p text:style-name="P131"><text:s text:c="16"/>"updatedAt": "2020-04-15T10:12:24.000Z",</text:p>
      <text:p text:style-name="P131"><text:s text:c="16"/>"deletedAt": null</text:p>
      <text:p text:style-name="P131"><text:s text:c="12"/>},</text:p>
      <text:p text:style-name="P131"><text:s text:c="12"/>{</text:p>
      <text:p text:style-name="P131"><text:s text:c="16"/>"id": 38,</text:p>
      <text:p text:style-name="P131"><text:s text:c="16"/>"event_id": 19,</text:p>
      <text:p text:style-name="P131"><text:s text:c="16"/>"name": "Early Bird Ticket",</text:p>
      <text:p text:style-name="P131"><text:s text:c="16"/>"slug": "early-bird-ticket",</text:p>
      <text:p text:style-name="P131"><text:s text:c="16"/>"description": "ticket Description",</text:p>
      <text:p text:style-name="P131"><text:s text:c="16"/>"quantity": 100,</text:p>
      <text:p text:style-name="P131"><text:s text:c="16"/>"price": 400,</text:p>
      <text:p text:style-name="P131"><text:s text:c="16"/>"start_date": "2020-10-10T00:00:00.000Z",</text:p>
      <text:p text:style-name="P131"><text:s text:c="16"/>"end_date": "2020-10-15T00:00:00.000Z",</text:p>
      <text:p text:style-name="P131"><text:s text:c="16"/>"min_per_booking": 1,</text:p>
      <text:p text:style-name="P131"><text:s text:c="16"/>"max_per_booking": 10,</text:p>
      <text:p text:style-name="P131"><text:s text:c="16"/>"message_to_attendee": null,</text:p>
      <text:p text:style-name="P131"><text:s text:c="16"/>"createdAt": "2020-04-15T10:12:24.000Z",</text:p>
      <text:p text:style-name="P131"><text:s text:c="16"/>"updatedAt": "2020-04-15T10:12:24.000Z",</text:p>
      <text:p text:style-name="P131"><text:s text:c="16"/>"deletedAt": null</text:p>
      <text:p text:style-name="P131"><text:s text:c="12"/>}</text:p>
      <text:p text:style-name="P131"><text:s text:c="8"/>]</text:p>
      <text:p text:style-name="P131"><text:soft-page-break/><text:s text:c="4"/>}</text:p>
      <text:p text:style-name="P132">}</text:p>
      <text:p text:style-name="P95"/>
      <text:p text:style-name="P252">26.Home Categories</text:p>
      <text:p text:style-name="P95"/>
      <text:p text:style-name="P42"><text:span text:style-name="T4">URL</text:span><text:span text:style-name="T79">: </text:span><text:span text:style-name="T52">http://127.0.0.1:8012/api/</text:span><text:span text:style-name="T53">home_categories</text:span></text:p>
      <text:p text:style-name="P169"/>
      <text:p text:style-name="P95"><text:span text:style-name="T1">METHOD</text:span> : <text:span text:style-name="T88">GET</text:span></text:p>
      <text:p text:style-name="P95"/>
      <text:p text:style-name="P252">Sample Response:</text:p>
      <text:p text:style-name="P133"/>
      <text:p text:style-name="P133">{</text:p>
      <text:p text:style-name="P133"><text:s text:c="4"/>"success": true,</text:p>
      <text:p text:style-name="P133"><text:s text:c="4"/>"data": [</text:p>
      <text:p text:style-name="P133"><text:s text:c="8"/>{</text:p>
      <text:p text:style-name="P133"><text:s text:c="12"/>"id": 1,</text:p>
      <text:p text:style-name="P133"><text:s text:c="12"/>"name": "Sports",</text:p>
      <text:p text:style-name="P133"><text:s text:c="12"/>"slug": "sports",</text:p>
      <text:p text:style-name="P133"><text:s text:c="12"/>"is_active": true,</text:p>
      <text:p text:style-name="P133"><text:s text:c="12"/>"image_path": null,</text:p>
      <text:p text:style-name="P133"><text:s text:c="12"/>"image_name": null,</text:p>
      <text:p text:style-name="P133"><text:s text:c="12"/>"event_count": 0,</text:p>
      <text:p text:style-name="P133"><text:s text:c="12"/>"createdAt": "2020-04-29T05:51:03.000Z",</text:p>
      <text:p text:style-name="P133"><text:s text:c="12"/>"updatedAt": "2020-04-29T05:51:03.000Z",</text:p>
      <text:p text:style-name="P133"><text:s text:c="12"/>"deletedAt": null</text:p>
      <text:p text:style-name="P133"><text:s text:c="8"/>},</text:p>
      <text:p text:style-name="P133"><text:s text:c="8"/>{</text:p>
      <text:p text:style-name="P133"><text:s text:c="12"/>"id": 2,</text:p>
      <text:p text:style-name="P133"><text:s text:c="12"/>"name": "Music",</text:p>
      <text:p text:style-name="P133"><text:s text:c="12"/>"slug": "music",</text:p>
      <text:p text:style-name="P133"><text:s text:c="12"/>"is_active": true,</text:p>
      <text:p text:style-name="P133"><text:s text:c="12"/>"image_path": null,</text:p>
      <text:p text:style-name="P133"><text:s text:c="12"/>"image_name": null,</text:p>
      <text:p text:style-name="P133"><text:s text:c="12"/>"event_count": 0,</text:p>
      <text:p text:style-name="P133"><text:s text:c="12"/>"createdAt": "2020-04-29T05:51:59.000Z",</text:p>
      <text:p text:style-name="P133"><text:s text:c="12"/>"updatedAt": "2020-04-29T05:51:59.000Z",</text:p>
      <text:p text:style-name="P133"><text:s text:c="12"/>"deletedAt": null</text:p>
      <text:p text:style-name="P133"><text:s text:c="8"/>}</text:p>
      <text:p text:style-name="P133"><text:s text:c="4"/>],</text:p>
      <text:p text:style-name="P133"><text:s text:c="4"/>"count": 2</text:p>
      <text:p text:style-name="P133">}</text:p>
      <text:p text:style-name="P95"/>
      <text:p text:style-name="P253">28.Home Popular Events</text:p>
      <text:p text:style-name="P253"/>
      <text:p text:style-name="P97"><text:tab/></text:p>
      <text:p text:style-name="P43"><text:span text:style-name="T4">URL</text:span><text:span text:style-name="T79">: </text:span><text:span text:style-name="T52">http://127.0.0.1:8012/api/</text:span><text:span text:style-name="T54">popular_events</text:span></text:p>
      <text:p text:style-name="P170"/>
      <text:p text:style-name="P97"><text:span text:style-name="T1">METHOD</text:span> : <text:span text:style-name="T88">GET</text:span></text:p>
      <text:p text:style-name="P97"/>
      <text:p text:style-name="P253">Sample Response:</text:p>
      <text:p text:style-name="P253"/>
      <text:p text:style-name="P137"/>
      <text:p text:style-name="P138">{</text:p>
      <text:p text:style-name="P138"><text:s text:c="4"/>"success": true,</text:p>
      <text:p text:style-name="P138"><text:s text:c="4"/>"data": [</text:p>
      <text:p text:style-name="P138"><text:s text:c="8"/>{</text:p>
      <text:p text:style-name="P138"><text:s text:c="12"/>"id": 1,</text:p>
      <text:p text:style-name="P138"><text:s text:c="12"/>"user_id": 1,</text:p>
      <text:p text:style-name="P138"><text:s text:c="12"/>"name": "Lorem Ipsum is simply dummy",</text:p>
      <text:p text:style-name="P138"><text:s text:c="12"/>"slug": "lorem-ipsum-is-simply-dummy",</text:p>
      <text:p text:style-name="P138"><text:soft-page-break/><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38"><text:s text:c="12"/>"start_date": "2020-04-29T12:45:00.000Z",</text:p>
      <text:p text:style-name="P138"><text:s text:c="12"/>"end_date": "2020-04-29T11:55:00.000Z",</text:p>
      <text:p text:style-name="P138"><text:s text:c="12"/>"type": "online",</text:p>
      <text:p text:style-name="P138"><text:s text:c="12"/>"event_visibility": "public",</text:p>
      <text:p text:style-name="P138"><text:s text:c="12"/>"thumb_nail_img_dir": "assets/events/",</text:p>
      <text:p text:style-name="P138"><text:s text:c="12"/>"thumb_nail_img_name": "1588177677347_https___cdnevbuccom_images_96944440_432371562_1_originaljpeg",</text:p>
      <text:p text:style-name="P138"><text:s text:c="12"/>"img_dir": "assets/events/",</text:p>
      <text:p text:style-name="P138"><text:s text:c="12"/>"img_name": "1588177681109_https___cdnevbuccom_images_98653820_432371562_1_originaljpeg",</text:p>
      <text:p text:style-name="P138"><text:s text:c="12"/>"venue_name": "hello",</text:p>
      <text:p text:style-name="P138"><text:s text:c="12"/>"address_line_1": "Kamla Market,Ajmeri Gate,New Delhi",</text:p>
      <text:p text:style-name="P138"><text:s text:c="12"/>"address_line_2": null,</text:p>
      <text:p text:style-name="P138"><text:s text:c="12"/>"city": null,</text:p>
      <text:p text:style-name="P138"><text:s text:c="12"/>"city_id": 1,</text:p>
      <text:p text:style-name="P138"><text:s text:c="12"/>"lat": "28.6400587",</text:p>
      <text:p text:style-name="P138"><text:s text:c="12"/>"long": "77.2231445",</text:p>
      <text:p text:style-name="P138"><text:s text:c="12"/>"tags": "music",</text:p>
      <text:p text:style-name="P138"><text:s text:c="12"/>"category_name": "Sports",</text:p>
      <text:p text:style-name="P138"><text:s text:c="12"/>"category_id": 1,</text:p>
      <text:p text:style-name="P138"><text:s text:c="12"/>"currency_id": 1,</text:p>
      <text:p text:style-name="P138"><text:s text:c="12"/>"status": "published",</text:p>
      <text:p text:style-name="P138"><text:s text:c="12"/>"is_popular": true,</text:p>
      <text:p text:style-name="P138"><text:s text:c="12"/>"createdAt": "2020-04-29T16:30:58.000Z",</text:p>
      <text:p text:style-name="P138"><text:s text:c="12"/>"updatedAt": "2020-04-29T16:30:58.000Z",</text:p>
      <text:p text:style-name="P138"><text:s text:c="12"/>"deletedAt": null</text:p>
      <text:p text:style-name="P138"><text:s text:c="8"/>}</text:p>
      <text:p text:style-name="P138"><text:s text:c="4"/>],</text:p>
      <text:p text:style-name="P138"><text:s text:c="4"/>"count": 1</text:p>
      <text:p text:style-name="P138">}</text:p>
      <text:p text:style-name="P98"/>
      <text:p text:style-name="P98"><text:span text:style-name="T11">2</text:span><text:span text:style-name="T12">9</text:span><text:span text:style-name="T11">.Home </text:span><text:span text:style-name="T13">Page</text:span><text:span text:style-name="T11"> Events</text:span></text:p>
      <text:p text:style-name="P254"/>
      <text:p text:style-name="P171"><text:span text:style-name="T16">METHOD : </text:span><text:span text:style-name="T15">G</text:span><text:span text:style-name="T16">ET </text:span></text:p>
      <text:p text:style-name="P171"><text:span text:style-name="T16">URL : </text:span><text:a xlink:type="simple" xlink:href="http://127.0.0.1:8012/api/home_events" text:style-name="Internet_20_link" text:visited-style-name="Visited_20_Internet_20_Link"><text:span text:style-name="T1">http://127.0.0.1:8012/api/home_events</text:span></text:a></text:p>
      <text:p text:style-name="P262"/>
      <text:p text:style-name="P262">Sample Response:</text:p>
      <text:p text:style-name="P262"/>
      <text:p text:style-name="P139">{</text:p>
      <text:p text:style-name="P139"><text:s text:c="4"/>"success": true,</text:p>
      <text:p text:style-name="P139"><text:s text:c="4"/>"data": [</text:p>
      <text:p text:style-name="P139"><text:s text:c="8"/>{</text:p>
      <text:p text:style-name="P139"><text:s text:c="12"/>"id": 1,</text:p>
      <text:p text:style-name="P139"><text:s text:c="12"/>"user_id": 1,</text:p>
      <text:p text:style-name="P139"><text:s text:c="12"/>"name": "Lorem Ipsum is simply dummy",</text:p>
      <text:p text:style-name="P139"><text:s text:c="12"/>"slug": "lorem-ipsum-is-simply-dummy",</text:p>
      <text:p text:style-name="P139"><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39"><text:soft-page-break/><text:s text:c="12"/>"start_date": "2020-04-29T12:45:00.000Z",</text:p>
      <text:p text:style-name="P139"><text:s text:c="12"/>"end_date": "2020-04-29T11:55:00.000Z",</text:p>
      <text:p text:style-name="P139"><text:s text:c="12"/>"type": "online",</text:p>
      <text:p text:style-name="P139"><text:s text:c="12"/>"event_visibility": "public",</text:p>
      <text:p text:style-name="P139"><text:s text:c="12"/>"thumb_nail_img_dir": "assets/events/",</text:p>
      <text:p text:style-name="P139"><text:s text:c="12"/>"thumb_nail_img_name": "1588177677347_https___cdnevbuccom_images_96944440_432371562_1_originaljpeg",</text:p>
      <text:p text:style-name="P139"><text:s text:c="12"/>"img_dir": "assets/events/",</text:p>
      <text:p text:style-name="P139"><text:s text:c="12"/>"img_name": "1588177681109_https___cdnevbuccom_images_98653820_432371562_1_originaljpeg",</text:p>
      <text:p text:style-name="P139"><text:s text:c="12"/>"venue_name": "hello",</text:p>
      <text:p text:style-name="P139"><text:s text:c="12"/>"address_line_1": "Kamla Market,Ajmeri Gate,New Delhi",</text:p>
      <text:p text:style-name="P139"><text:s text:c="12"/>"address_line_2": null,</text:p>
      <text:p text:style-name="P139"><text:s text:c="12"/>"city": null,</text:p>
      <text:p text:style-name="P139"><text:s text:c="12"/>"city_id": 1,</text:p>
      <text:p text:style-name="P139"><text:s text:c="12"/>"lat": "28.6400587",</text:p>
      <text:p text:style-name="P139"><text:s text:c="12"/>"long": "77.2231445",</text:p>
      <text:p text:style-name="P139"><text:s text:c="12"/>"tags": "music",</text:p>
      <text:p text:style-name="P139"><text:s text:c="12"/>"category_name": "Sports",</text:p>
      <text:p text:style-name="P139"><text:s text:c="12"/>"category_id": 1,</text:p>
      <text:p text:style-name="P139"><text:s text:c="12"/>"currency_id": 1,</text:p>
      <text:p text:style-name="P139"><text:s text:c="12"/>"status": "published",</text:p>
      <text:p text:style-name="P139"><text:s text:c="12"/>"is_popular": true,</text:p>
      <text:p text:style-name="P139"><text:s text:c="12"/>"createdAt": "2020-04-29T16:30:58.000Z",</text:p>
      <text:p text:style-name="P139"><text:s text:c="12"/>"updatedAt": "2020-04-29T16:30:58.000Z",</text:p>
      <text:p text:style-name="P139"><text:s text:c="12"/>"deletedAt": null</text:p>
      <text:p text:style-name="P139"><text:s text:c="8"/>}</text:p>
      <text:p text:style-name="P139"><text:s text:c="4"/>],</text:p>
      <text:p text:style-name="P139"><text:s text:c="4"/>"count": 1</text:p>
      <text:p text:style-name="P139">}</text:p>
      <text:p text:style-name="P139"/>
      <text:p text:style-name="P99"><text:span text:style-name="T11">2</text:span><text:span text:style-name="T12">9</text:span><text:span text:style-name="T11">.</text:span><text:span text:style-name="T19">Search </text:span><text:span text:style-name="T11">Events</text:span></text:p>
      <text:p text:style-name="P255"/>
      <text:p text:style-name="P172"><text:span text:style-name="T16">METHOD : </text:span><text:span text:style-name="T15">G</text:span><text:span text:style-name="T16">ET </text:span></text:p>
      <text:p text:style-name="P263">URL : http://127.0.0.1:8012/api/search_events</text:p>
      <text:p text:style-name="P263"/>
      <text:p text:style-name="P263">Sample Response:</text:p>
      <text:p text:style-name="P140"/>
      <text:p text:style-name="P142">{</text:p>
      <text:p text:style-name="P142"><text:s text:c="4"/>"success": true,</text:p>
      <text:p text:style-name="P142"><text:s text:c="4"/>"data": [</text:p>
      <text:p text:style-name="P142"><text:s text:c="8"/>{</text:p>
      <text:p text:style-name="P142"><text:s text:c="12"/>"id": 1,</text:p>
      <text:p text:style-name="P142"><text:s text:c="12"/>"user_id": 1,</text:p>
      <text:p text:style-name="P142"><text:s text:c="12"/>"name": "Lorem Ipsum is simply dummy",</text:p>
      <text:p text:style-name="P142"><text:s text:c="12"/>"slug": "lorem-ipsum-is-simply-dummy",</text:p>
      <text:p text:style-name="P142"><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2"><text:s text:c="12"/>"start_date": "2020-04-29T12:45:00.000Z",</text:p>
      <text:p text:style-name="P142"><text:s text:c="12"/>"end_date": "2020-04-29T11:55:00.000Z",</text:p>
      <text:p text:style-name="P142"><text:s text:c="12"/>"type": "online",</text:p>
      <text:p text:style-name="P142"><text:s text:c="12"/>"event_visibility": "public",</text:p>
      <text:p text:style-name="P142"><text:s text:c="12"/>"thumb_nail_img_dir": "assets/events/",</text:p>
      <text:p text:style-name="P142"><text:s text:c="12"/>"thumb_nail_img_name": "1588177677347_https___cdnevbuccom_images_96944440_432371562_1_originaljpeg",</text:p>
      <text:p text:style-name="P142"><text:soft-page-break/><text:s text:c="12"/>"img_dir": "assets/events/",</text:p>
      <text:p text:style-name="P142"><text:s text:c="12"/>"img_name": "1588177681109_https___cdnevbuccom_images_98653820_432371562_1_originaljpeg",</text:p>
      <text:p text:style-name="P142"><text:s text:c="12"/>"venue_name": "hello",</text:p>
      <text:p text:style-name="P142"><text:s text:c="12"/>"address_line_1": "Kamla Market,Ajmeri Gate,New Delhi",</text:p>
      <text:p text:style-name="P142"><text:s text:c="12"/>"address_line_2": null,</text:p>
      <text:p text:style-name="P142"><text:s text:c="12"/>"city": null,</text:p>
      <text:p text:style-name="P142"><text:s text:c="12"/>"city_id": 1,</text:p>
      <text:p text:style-name="P142"><text:s text:c="12"/>"lat": "28.6400587",</text:p>
      <text:p text:style-name="P142"><text:s text:c="12"/>"long": "77.2231445",</text:p>
      <text:p text:style-name="P142"><text:s text:c="12"/>"tags": "music",</text:p>
      <text:p text:style-name="P142"><text:s text:c="12"/>"category_name": "Sports",</text:p>
      <text:p text:style-name="P142"><text:s text:c="12"/>"category_id": 1,</text:p>
      <text:p text:style-name="P142"><text:s text:c="12"/>"currency_id": 1,</text:p>
      <text:p text:style-name="P142"><text:s text:c="12"/>"status": "published",</text:p>
      <text:p text:style-name="P142"><text:s text:c="12"/>"is_popular": true,</text:p>
      <text:p text:style-name="P142"><text:s text:c="12"/>"createdAt": "2020-04-29T16:30:58.000Z",</text:p>
      <text:p text:style-name="P142"><text:s text:c="12"/>"updatedAt": "2020-04-29T16:30:58.000Z",</text:p>
      <text:p text:style-name="P142"><text:s text:c="12"/>"deletedAt": null</text:p>
      <text:p text:style-name="P142"><text:s text:c="8"/>}</text:p>
      <text:p text:style-name="P142"><text:s text:c="4"/>],</text:p>
      <text:p text:style-name="P142"><text:s text:c="4"/>"count": 1</text:p>
      <text:p text:style-name="P142">}</text:p>
      <text:p text:style-name="P142"/>
      <text:p text:style-name="P141"/>
      <text:p text:style-name="P100"><text:span text:style-name="T11">2</text:span><text:span text:style-name="T12">9</text:span><text:span text:style-name="T11">.Events </text:span><text:span text:style-name="T20">Details</text:span></text:p>
      <text:p text:style-name="P256"/>
      <text:p text:style-name="P173"><text:span text:style-name="T16">METHOD : </text:span><text:span text:style-name="T15">G</text:span><text:span text:style-name="T16">ET </text:span></text:p>
      <text:p text:style-name="P264">URL : http://127.0.0.1:8012/api/event_details?event_id=1</text:p>
      <text:p text:style-name="P264"/>
      <text:p text:style-name="P264">Sample Response:</text:p>
      <text:p text:style-name="P264"/>
      <text:p text:style-name="P143">{</text:p>
      <text:p text:style-name="P143"><text:s text:c="4"/>"success": true,</text:p>
      <text:p text:style-name="P143"><text:s text:c="4"/>"data": {</text:p>
      <text:p text:style-name="P143"><text:s text:c="8"/>"id": 1,</text:p>
      <text:p text:style-name="P143"><text:s text:c="8"/>"user_id": 1,</text:p>
      <text:p text:style-name="P143"><text:s text:c="8"/>"name": "Lorem Ipsum is simply dummy",</text:p>
      <text:p text:style-name="P143"><text:s text:c="8"/>"slug": "lorem-ipsum-is-simply-dummy",</text:p>
      <text:p text:style-name="P143"><text:s text:c="8"/>"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3"><text:s text:c="8"/>"start_date": "2020-04-29T12:45:00.000Z",</text:p>
      <text:p text:style-name="P143"><text:s text:c="8"/>"end_date": "2020-04-29T11:55:00.000Z",</text:p>
      <text:p text:style-name="P143"><text:s text:c="8"/>"type": "online",</text:p>
      <text:p text:style-name="P143"><text:s text:c="8"/>"event_visibility": "public",</text:p>
      <text:p text:style-name="P143"><text:s text:c="8"/>"thumb_nail_img_dir": "assets/events/",</text:p>
      <text:p text:style-name="P143"><text:s text:c="8"/>"thumb_nail_img_name": "1588177677347_https___cdnevbuccom_images_96944440_432371562_1_originaljpeg",</text:p>
      <text:p text:style-name="P143"><text:s text:c="8"/>"img_dir": "assets/events/",</text:p>
      <text:p text:style-name="P143"><text:s text:c="8"/>"img_name": "1588177681109_https___cdnevbuccom_images_98653820_432371562_1_originaljpeg",</text:p>
      <text:p text:style-name="P143"><text:s text:c="8"/>"venue_name": "hello",</text:p>
      <text:p text:style-name="P143"><text:s text:c="8"/>"address_line_1": "Kamla Market,Ajmeri Gate,New Delhi",</text:p>
      <text:p text:style-name="P143"><text:s text:c="8"/>"address_line_2": null,</text:p>
      <text:p text:style-name="P143"><text:s text:c="8"/>"city": null,</text:p>
      <text:p text:style-name="P143"><text:soft-page-break/><text:s text:c="8"/>"city_id": 1,</text:p>
      <text:p text:style-name="P143"><text:s text:c="8"/>"lat": "28.6400587",</text:p>
      <text:p text:style-name="P143"><text:s text:c="8"/>"long": "77.2231445",</text:p>
      <text:p text:style-name="P143"><text:s text:c="8"/>"tags": "music",</text:p>
      <text:p text:style-name="P143"><text:s text:c="8"/>"category_name": "Sports",</text:p>
      <text:p text:style-name="P143"><text:s text:c="8"/>"category_id": 1,</text:p>
      <text:p text:style-name="P143"><text:s text:c="8"/>"currency_id": 1,</text:p>
      <text:p text:style-name="P143"><text:s text:c="8"/>"status": "published",</text:p>
      <text:p text:style-name="P143"><text:s text:c="8"/>"is_popular": true,</text:p>
      <text:p text:style-name="P143"><text:s text:c="8"/>"createdAt": "2020-04-29T16:30:58.000Z",</text:p>
      <text:p text:style-name="P143"><text:s text:c="8"/>"updatedAt": "2020-04-29T16:30:58.000Z",</text:p>
      <text:p text:style-name="P143"><text:s text:c="8"/>"deletedAt": null,</text:p>
      <text:p text:style-name="P143"><text:s text:c="8"/>"event_tickets": [</text:p>
      <text:p text:style-name="P143"><text:s text:c="12"/>{</text:p>
      <text:p text:style-name="P143"><text:s text:c="16"/>"id": 1,</text:p>
      <text:p text:style-name="P143"><text:s text:c="16"/>"event_id": 1,</text:p>
      <text:p text:style-name="P143"><text:s text:c="16"/>"name": "Standarad Ticket",</text:p>
      <text:p text:style-name="P143"><text:s text:c="16"/>"slug": "lorem-ipsum-is-simply-dummy",</text:p>
      <text:p text:style-name="P143"><text:s text:c="16"/>"description": "test",</text:p>
      <text:p text:style-name="P143"><text:s text:c="16"/>"quantity": 5000,</text:p>
      <text:p text:style-name="P143"><text:s text:c="16"/>"price": 100,</text:p>
      <text:p text:style-name="P143"><text:s text:c="16"/>"start_date": "2020-04-30T00:00:00.000Z",</text:p>
      <text:p text:style-name="P143"><text:s text:c="16"/>"end_date": "2020-04-29T00:00:00.000Z",</text:p>
      <text:p text:style-name="P143"><text:s text:c="16"/>"min_per_booking": 1,</text:p>
      <text:p text:style-name="P143"><text:s text:c="16"/>"max_per_booking": 5,</text:p>
      <text:p text:style-name="P143"><text:s text:c="16"/>"message_to_attendee": null,</text:p>
      <text:p text:style-name="P143"><text:s text:c="16"/>"createdAt": "2020-04-29T16:30:58.000Z",</text:p>
      <text:p text:style-name="P143"><text:s text:c="16"/>"updatedAt": "2020-04-29T16:30:58.000Z",</text:p>
      <text:p text:style-name="P143"><text:s text:c="16"/>"deletedAt": null</text:p>
      <text:p text:style-name="P143"><text:s text:c="12"/>}</text:p>
      <text:p text:style-name="P143"><text:s text:c="8"/>]</text:p>
      <text:p text:style-name="P143"><text:s text:c="4"/>}</text:p>
      <text:p text:style-name="P143">}</text:p>
      <text:p text:style-name="P143"/>
      <text:p text:style-name="P143"/>
      <text:p text:style-name="P143"/>
      <text:p text:style-name="P101"><text:span text:style-name="T21">30</text:span><text:span text:style-name="T11">.</text:span><text:span text:style-name="T21">Place Order </text:span></text:p>
      <text:p text:style-name="P257"/>
      <text:p text:style-name="P174"><text:span text:style-name="T16">METHOD : </text:span><text:span text:style-name="T17">POST</text:span></text:p>
      <text:p text:style-name="P266">URL : <text:a xlink:type="simple" xlink:href="http://127.0.0.1:8012/api/place" text:style-name="Internet_20_link" text:visited-style-name="Visited_20_Internet_20_Link">http://127.0.0.1:8012/api/</text:a><text:span text:style-name="T96">place_order</text:span></text:p>
      <text:p text:style-name="P265"/>
      <text:p text:style-name="P182"><text:span text:style-name="T14">Sample R</text:span><text:span text:style-name="T17">EQUEST</text:span><text:span text:style-name="T14">:</text:span></text:p>
      <text:p text:style-name="P265"/>
      <text:p text:style-name="P144">{</text:p>
      <text:p text:style-name="P144">"stripe_token":"6666yyyddsd8999",</text:p>
      <text:p text:style-name="P144">"email":"damovenkatesh@gmail.com",</text:p>
      <text:p text:style-name="P144">"customer_name":"Dhamo",</text:p>
      <text:p text:style-name="P144">"payment_type":"stripe",</text:p>
      <text:p text:style-name="P144">"event_id":1,</text:p>
      <text:p text:style-name="P144">"user_id":1,</text:p>
      <text:p text:style-name="P144">"ticket_details":[</text:p>
      <text:p text:style-name="P144"><text:tab/>{</text:p>
      <text:p text:style-name="P144"><text:tab/><text:tab/>"ticket_id":1,</text:p>
      <text:p text:style-name="P144"><text:tab/><text:tab/>"quantity":2</text:p>
      <text:p text:style-name="P144"><text:tab/>},</text:p>
      <text:p text:style-name="P144"><text:tab/>{</text:p>
      <text:p text:style-name="P144"><text:tab/><text:tab/>"ticket_id":2,</text:p>
      <text:p text:style-name="P144"><text:tab/><text:tab/>"quantity":2</text:p>
      <text:p text:style-name="P144"><text:tab/>}</text:p>
      <text:p text:style-name="P144">],</text:p>
      <text:p text:style-name="P144"><text:soft-page-break/>"event_attenders":[</text:p>
      <text:p text:style-name="P144"><text:tab/>{</text:p>
      <text:p text:style-name="P144"><text:tab/><text:tab/><text:tab/>"event_id":1,</text:p>
      <text:p text:style-name="P144"><text:tab/><text:tab/><text:tab/>"event_ticket_id":2,</text:p>
      <text:p text:style-name="P144"><text:tab/><text:tab/><text:tab/>"name":"Dhamo",</text:p>
      <text:p text:style-name="P144"><text:tab/><text:tab/><text:tab/>"email":"Dhamo@gmail.com",</text:p>
      <text:p text:style-name="P144"><text:tab/><text:tab/><text:tab/>"mobile_no":"9791447542",</text:p>
      <text:p text:style-name="P144"><text:tab/><text:tab/><text:tab/>"company_name":"constient",</text:p>
      <text:p text:style-name="P144"><text:tab/><text:tab/><text:tab/>"destination":"System Engg",</text:p>
      <text:p text:style-name="P144"><text:tab/><text:tab/><text:tab/>"city":"Chennai"</text:p>
      <text:p text:style-name="P144"><text:tab/><text:tab/>},</text:p>
      <text:p text:style-name="P144"><text:tab/><text:tab/>{</text:p>
      <text:p text:style-name="P144"><text:tab/><text:tab/><text:tab/></text:p>
      <text:p text:style-name="P144"><text:tab/><text:tab/><text:tab/>"event_id":1,</text:p>
      <text:p text:style-name="P144"><text:tab/><text:tab/><text:tab/>"event_ticket_id":2,</text:p>
      <text:p text:style-name="P144"><text:tab/><text:tab/><text:tab/>"name":"Dhamo1",</text:p>
      <text:p text:style-name="P144"><text:tab/><text:tab/><text:tab/>"email":"Dhamo1@gmail.com",</text:p>
      <text:p text:style-name="P144"><text:tab/><text:tab/><text:tab/>"mobile_no":"97914475421",</text:p>
      <text:p text:style-name="P144"><text:tab/><text:tab/><text:tab/>"company_name":"constient",</text:p>
      <text:p text:style-name="P144"><text:tab/><text:tab/><text:tab/>"destination":"System Engg1",</text:p>
      <text:p text:style-name="P144"><text:tab/><text:tab/><text:tab/>"city":"Chennai"</text:p>
      <text:p text:style-name="P144"><text:tab/><text:tab/>}</text:p>
      <text:p text:style-name="P144"><text:tab/></text:p>
      <text:p text:style-name="P144"><text:tab/>]</text:p>
      <text:p text:style-name="P144">}</text:p>
      <text:p text:style-name="P265"/>
      <text:p text:style-name="P270">Sample Response</text:p>
      <text:p text:style-name="P270">{</text:p>
      <text:p text:style-name="P270"><text:tab/>success:true,</text:p>
      <text:p text:style-name="P270"><text:tab/>message:”Order Placed Sucessfully”</text:p>
      <text:p text:style-name="P270">}</text:p>
      <text:p text:style-name="P270"/>
      <text:p text:style-name="P270"/>
      <text:p text:style-name="P274">30) <text:span text:style-name="T97">Admin Order List</text:span></text:p>
      <text:p text:style-name="P274"/>
      <text:p text:style-name="P258"/>
      <text:p text:style-name="P175"><text:span text:style-name="T16">METHOD : </text:span><text:span text:style-name="T18">GET</text:span></text:p>
      <text:p text:style-name="P267">URL : <text:a xlink:type="simple" xlink:href="http://127.0.0.1:8012/api/orders?is_download=true" text:style-name="Internet_20_link" text:visited-style-name="Visited_20_Internet_20_Link">http://127.0.0.1:8012/api/</text:a><text:a xlink:type="simple" xlink:href="http://127.0.0.1:8012/api/orders?is_download=true" text:style-name="Internet_20_link" text:visited-style-name="Visited_20_Internet_20_Link"><text:span text:style-name="T98">orders?is_download=true</text:span></text:a></text:p>
      <text:p text:style-name="P267"/>
      <text:p text:style-name="P287">To Downlaod Excel Data:</text:p>
      <text:p text:style-name="P287"/>
      <text:p text:style-name="P287">paramater:is_download=true</text:p>
      <text:p text:style-name="P287"/>
      <text:p text:style-name="P287">Sample Response:</text:p>
      <text:p text:style-name="P151">{</text:p>
      <text:p text:style-name="P151"><text:s/>"success": true,</text:p>
      <text:p text:style-name="P151">"base64_data": base64_data, </text:p>
      <text:p text:style-name="P151">'file_name':file_name</text:p>
      <text:p text:style-name="P151">}</text:p>
      <text:p text:style-name="P267"/>
      <text:p text:style-name="P267"/>
      <text:p text:style-name="P277">Sample Response:</text:p>
      <text:p text:style-name="P277"/>
      <text:p text:style-name="P145">{</text:p>
      <text:p text:style-name="P145"><text:s text:c="4"/>"success": true,</text:p>
      <text:p text:style-name="P145"><text:s text:c="4"/>"data": [</text:p>
      <text:p text:style-name="P145"><text:s text:c="8"/>{</text:p>
      <text:p text:style-name="P145"><text:s text:c="12"/>"id": 2,</text:p>
      <text:p text:style-name="P145"><text:s text:c="12"/>"user_id": 1,</text:p>
      <text:p text:style-name="P145"><text:s text:c="12"/>"event_user_id": 1,</text:p>
      <text:p text:style-name="P145"><text:soft-page-break/><text:s text:c="12"/>"event_id": 1,</text:p>
      <text:p text:style-name="P145"><text:s text:c="12"/>"currency_id": 1,</text:p>
      <text:p text:style-name="P145"><text:s text:c="12"/>"no_of_tickets": 4,</text:p>
      <text:p text:style-name="P145"><text:s text:c="12"/>"total_amount": 2000,</text:p>
      <text:p text:style-name="P145"><text:s text:c="12"/>"transaction_id": "ch_1GelBlCUm7aWueh98Jgc5jZl",</text:p>
      <text:p text:style-name="P145"><text:s text:c="12"/>"payment_source": "Stripe Payment",</text:p>
      <text:p text:style-name="P145"><text:s text:c="12"/>"status": "succeeded",</text:p>
      <text:p text:style-name="P145"><text:s text:c="12"/>"createdAt": "2020-05-03T17:01:14.000Z",</text:p>
      <text:p text:style-name="P145"><text:s text:c="12"/>"updatedAt": "2020-05-03T17:01:14.000Z",</text:p>
      <text:p text:style-name="P145"><text:s text:c="12"/>"deletedAt": null,</text:p>
      <text:p text:style-name="P145"><text:s text:c="12"/>"event_order_items": [</text:p>
      <text:p text:style-name="P145"><text:s text:c="16"/>{</text:p>
      <text:p text:style-name="P145"><text:s text:c="20"/>"id": 4,</text:p>
      <text:p text:style-name="P145"><text:s text:c="20"/>"event_order_id": 2,</text:p>
      <text:p text:style-name="P145"><text:s text:c="20"/>"event_ticket_id": 1,</text:p>
      <text:p text:style-name="P145"><text:s text:c="20"/>"no_of_tickets": 2,</text:p>
      <text:p text:style-name="P145"><text:s text:c="20"/>"amount": 100,</text:p>
      <text:p text:style-name="P145"><text:s text:c="20"/>"total_amount": 200,</text:p>
      <text:p text:style-name="P145"><text:s text:c="20"/>"createdAt": "2020-05-03T17:01:14.000Z",</text:p>
      <text:p text:style-name="P145"><text:s text:c="20"/>"updatedAt": "2020-05-03T17:01:14.000Z",</text:p>
      <text:p text:style-name="P145"><text:s text:c="20"/>"deletedAt": null</text:p>
      <text:p text:style-name="P145"><text:s text:c="16"/>},</text:p>
      <text:p text:style-name="P145"><text:s text:c="16"/>{</text:p>
      <text:p text:style-name="P145"><text:s text:c="20"/>"id": 3,</text:p>
      <text:p text:style-name="P145"><text:s text:c="20"/>"event_order_id": 2,</text:p>
      <text:p text:style-name="P145"><text:s text:c="20"/>"event_ticket_id": 2,</text:p>
      <text:p text:style-name="P145"><text:s text:c="20"/>"no_of_tickets": 2,</text:p>
      <text:p text:style-name="P145"><text:s text:c="20"/>"amount": 900,</text:p>
      <text:p text:style-name="P145"><text:s text:c="20"/>"total_amount": 1800,</text:p>
      <text:p text:style-name="P145"><text:s text:c="20"/>"createdAt": "2020-05-03T17:01:14.000Z",</text:p>
      <text:p text:style-name="P145"><text:s text:c="20"/>"updatedAt": "2020-05-03T17:01:14.000Z",</text:p>
      <text:p text:style-name="P145"><text:s text:c="20"/>"deletedAt": null</text:p>
      <text:p text:style-name="P145"><text:s text:c="16"/>}</text:p>
      <text:p text:style-name="P145"><text:s text:c="12"/>],</text:p>
      <text:p text:style-name="P145"><text:s text:c="12"/>"user": {</text:p>
      <text:p text:style-name="P145"><text:s text:c="16"/>"id": 1,</text:p>
      <text:p text:style-name="P145"><text:s text:c="16"/>"first_name": "admin",</text:p>
      <text:p text:style-name="P145"><text:s text:c="16"/>"last_name": "a",</text:p>
      <text:p text:style-name="P145"><text:s text:c="16"/>"user_name": "admin",</text:p>
      <text:p text:style-name="P145"><text:s text:c="16"/>"password": "$2b$04$a5xX4zSNe7/nB7WDuyQHS.HiWJ/tD5Q7JrhZuJaVn/71wWgE73BKm",</text:p>
      <text:p text:style-name="P145"><text:s text:c="16"/>"gender": 1,</text:p>
      <text:p text:style-name="P145"><text:s text:c="16"/>"dob": "1994-12-22",</text:p>
      <text:p text:style-name="P145"><text:s text:c="16"/>"email": "admin@event.com",</text:p>
      <text:p text:style-name="P145"><text:s text:c="16"/>"area_code": "+91",</text:p>
      <text:p text:style-name="P145"><text:s text:c="16"/>"mobile_no": "9791447542",</text:p>
      <text:p text:style-name="P145"><text:s text:c="16"/>"address_1": "address 1",</text:p>
      <text:p text:style-name="P145"><text:s text:c="16"/>"address_2": "address 2",</text:p>
      <text:p text:style-name="P145"><text:s text:c="16"/>"role_id": 1,</text:p>
      <text:p text:style-name="P145"><text:s text:c="16"/>"city": "chennai",</text:p>
      <text:p text:style-name="P145"><text:s text:c="16"/>"state": "TN",</text:p>
      <text:p text:style-name="P145"><text:s text:c="16"/>"pincode": 600004,</text:p>
      <text:p text:style-name="P145"><text:s text:c="16"/>"country": "India",</text:p>
      <text:p text:style-name="P145"><text:s text:c="16"/>"createdAt": "2020-04-29T11:13:30.000Z",</text:p>
      <text:p text:style-name="P145"><text:s text:c="16"/>"updatedAt": "2020-05-03T16:54:32.000Z",</text:p>
      <text:p text:style-name="P145"><text:s text:c="16"/>"deletedAt": null,</text:p>
      <text:p text:style-name="P145"><text:s text:c="16"/>"is_active": true,</text:p>
      <text:p text:style-name="P145"><text:s text:c="16"/>"is_admin": false,</text:p>
      <text:p text:style-name="P145"><text:s text:c="16"/>"is_login": true,</text:p>
      <text:p text:style-name="P145"><text:s text:c="16"/>"last_login": "2020-05-03T16:54:32.000Z",</text:p>
      <text:p text:style-name="P145"><text:s text:c="16"/>"token_expiry_hours": "6",</text:p>
      <text:p text:style-name="P145"><text:soft-page-break/><text:s text:c="16"/>"forgot_pass_token": null,</text:p>
      <text:p text:style-name="P145"><text:s text:c="16"/>"forgot_pass_date": null,</text:p>
      <text:p text:style-name="P145"><text:s text:c="16"/>"forgot_pass_exp_timestamp": null,</text:p>
      <text:p text:style-name="P145"><text:s text:c="16"/>"user_type": null</text:p>
      <text:p text:style-name="P145"><text:s text:c="12"/>}</text:p>
      <text:p text:style-name="P145"><text:s text:c="8"/>},</text:p>
      <text:p text:style-name="P145"><text:s text:c="8"/>{</text:p>
      <text:p text:style-name="P145"><text:s text:c="12"/>"id": 1,</text:p>
      <text:p text:style-name="P145"><text:s text:c="12"/>"user_id": 1,</text:p>
      <text:p text:style-name="P145"><text:s text:c="12"/>"event_user_id": 1,</text:p>
      <text:p text:style-name="P145"><text:s text:c="12"/>"event_id": 1,</text:p>
      <text:p text:style-name="P145"><text:s text:c="12"/>"currency_id": 1,</text:p>
      <text:p text:style-name="P145"><text:s text:c="12"/>"no_of_tickets": 22,</text:p>
      <text:p text:style-name="P145"><text:s text:c="12"/>"total_amount": 2000,</text:p>
      <text:p text:style-name="P145"><text:s text:c="12"/>"transaction_id": "ch_1GelAFCUm7aWueh91SKijgJx",</text:p>
      <text:p text:style-name="P145"><text:s text:c="12"/>"payment_source": "Stripe Payment",</text:p>
      <text:p text:style-name="P145"><text:s text:c="12"/>"status": "succeeded",</text:p>
      <text:p text:style-name="P145"><text:s text:c="12"/>"createdAt": "2020-05-03T16:59:39.000Z",</text:p>
      <text:p text:style-name="P145"><text:s text:c="12"/>"updatedAt": "2020-05-03T16:59:39.000Z",</text:p>
      <text:p text:style-name="P145"><text:s text:c="12"/>"deletedAt": null,</text:p>
      <text:p text:style-name="P145"><text:s text:c="12"/>"event_order_items": [</text:p>
      <text:p text:style-name="P145"><text:s text:c="16"/>{</text:p>
      <text:p text:style-name="P145"><text:s text:c="20"/>"id": 2,</text:p>
      <text:p text:style-name="P145"><text:s text:c="20"/>"event_order_id": 1,</text:p>
      <text:p text:style-name="P145"><text:s text:c="20"/>"event_ticket_id": 2,</text:p>
      <text:p text:style-name="P145"><text:s text:c="20"/>"no_of_tickets": 2,</text:p>
      <text:p text:style-name="P145"><text:s text:c="20"/>"amount": 900,</text:p>
      <text:p text:style-name="P145"><text:s text:c="20"/>"total_amount": 1800,</text:p>
      <text:p text:style-name="P145"><text:s text:c="20"/>"createdAt": "2020-05-03T16:59:39.000Z",</text:p>
      <text:p text:style-name="P145"><text:s text:c="20"/>"updatedAt": "2020-05-03T16:59:39.000Z",</text:p>
      <text:p text:style-name="P145"><text:s text:c="20"/>"deletedAt": null</text:p>
      <text:p text:style-name="P145"><text:s text:c="16"/>},</text:p>
      <text:p text:style-name="P145"><text:s text:c="16"/>{</text:p>
      <text:p text:style-name="P145"><text:s text:c="20"/>"id": 1,</text:p>
      <text:p text:style-name="P145"><text:s text:c="20"/>"event_order_id": 1,</text:p>
      <text:p text:style-name="P145"><text:s text:c="20"/>"event_ticket_id": 1,</text:p>
      <text:p text:style-name="P145"><text:s text:c="20"/>"no_of_tickets": 2,</text:p>
      <text:p text:style-name="P145"><text:s text:c="20"/>"amount": 100,</text:p>
      <text:p text:style-name="P145"><text:s text:c="20"/>"total_amount": 200,</text:p>
      <text:p text:style-name="P145"><text:s text:c="20"/>"createdAt": "2020-05-03T16:59:39.000Z",</text:p>
      <text:p text:style-name="P145"><text:s text:c="20"/>"updatedAt": "2020-05-03T16:59:39.000Z",</text:p>
      <text:p text:style-name="P145"><text:s text:c="20"/>"deletedAt": null</text:p>
      <text:p text:style-name="P145"><text:s text:c="16"/>}</text:p>
      <text:p text:style-name="P145"><text:s text:c="12"/>],</text:p>
      <text:p text:style-name="P145"><text:s text:c="12"/>"user": {</text:p>
      <text:p text:style-name="P145"><text:s text:c="16"/>"id": 1,</text:p>
      <text:p text:style-name="P145"><text:s text:c="16"/>"first_name": "admin",</text:p>
      <text:p text:style-name="P145"><text:s text:c="16"/>"last_name": "a",</text:p>
      <text:p text:style-name="P145"><text:s text:c="16"/>"user_name": "admin",</text:p>
      <text:p text:style-name="P145"><text:s text:c="16"/>"password": "$2b$04$a5xX4zSNe7/nB7WDuyQHS.HiWJ/tD5Q7JrhZuJaVn/71wWgE73BKm",</text:p>
      <text:p text:style-name="P145"><text:s text:c="16"/>"gender": 1,</text:p>
      <text:p text:style-name="P145"><text:s text:c="16"/>"dob": "1994-12-22",</text:p>
      <text:p text:style-name="P145"><text:s text:c="16"/>"email": "admin@event.com",</text:p>
      <text:p text:style-name="P145"><text:s text:c="16"/>"area_code": "+91",</text:p>
      <text:p text:style-name="P145"><text:s text:c="16"/>"mobile_no": "9791447542",</text:p>
      <text:p text:style-name="P145"><text:s text:c="16"/>"address_1": "address 1",</text:p>
      <text:p text:style-name="P145"><text:s text:c="16"/>"address_2": "address 2",</text:p>
      <text:p text:style-name="P145"><text:s text:c="16"/>"role_id": 1,</text:p>
      <text:p text:style-name="P145"><text:s text:c="16"/>"city": "chennai",</text:p>
      <text:p text:style-name="P145"><text:s text:c="16"/>"state": "TN",</text:p>
      <text:p text:style-name="P145"><text:soft-page-break/><text:s text:c="16"/>"pincode": 600004,</text:p>
      <text:p text:style-name="P145"><text:s text:c="16"/>"country": "India",</text:p>
      <text:p text:style-name="P145"><text:s text:c="16"/>"createdAt": "2020-04-29T11:13:30.000Z",</text:p>
      <text:p text:style-name="P145"><text:s text:c="16"/>"updatedAt": "2020-05-03T16:54:32.000Z",</text:p>
      <text:p text:style-name="P145"><text:s text:c="16"/>"deletedAt": null,</text:p>
      <text:p text:style-name="P145"><text:s text:c="16"/>"is_active": true,</text:p>
      <text:p text:style-name="P145"><text:s text:c="16"/>"is_admin": false,</text:p>
      <text:p text:style-name="P145"><text:s text:c="16"/>"is_login": true,</text:p>
      <text:p text:style-name="P145"><text:s text:c="16"/>"last_login": "2020-05-03T16:54:32.000Z",</text:p>
      <text:p text:style-name="P145"><text:s text:c="16"/>"token_expiry_hours": "6",</text:p>
      <text:p text:style-name="P145"><text:s text:c="16"/>"forgot_pass_token": null,</text:p>
      <text:p text:style-name="P145"><text:s text:c="16"/>"forgot_pass_date": null,</text:p>
      <text:p text:style-name="P145"><text:s text:c="16"/>"forgot_pass_exp_timestamp": null,</text:p>
      <text:p text:style-name="P145"><text:s text:c="16"/>"user_type": null</text:p>
      <text:p text:style-name="P145"><text:s text:c="12"/>}</text:p>
      <text:p text:style-name="P145"><text:s text:c="8"/>}</text:p>
      <text:p text:style-name="P145"><text:s text:c="4"/>],</text:p>
      <text:p text:style-name="P145"><text:s text:c="4"/>"count": 2</text:p>
      <text:p text:style-name="P145">}</text:p>
      <text:p text:style-name="P277"/>
      <text:p text:style-name="P271"/>
      <text:p text:style-name="P275">3<text:span text:style-name="T99">1</text:span>) <text:span text:style-name="T97">Admin Order Details</text:span></text:p>
      <text:p text:style-name="P275"/>
      <text:p text:style-name="P259"/>
      <text:p text:style-name="P176"><text:span text:style-name="T16">METHOD : </text:span><text:span text:style-name="T18">GET</text:span></text:p>
      <text:p text:style-name="P288"><text:span text:style-name="T91">URL : </text:span><text:span text:style-name="T100">http://127.0.0.1:8012/api/orders/2</text:span></text:p>
      <text:p text:style-name="P268"/>
      <text:p text:style-name="P268"/>
      <text:p text:style-name="P278">Sample Response:</text:p>
      <text:p text:style-name="P146"/>
      <text:p text:style-name="P145">{</text:p>
      <text:p text:style-name="P145"><text:s text:c="4"/>"success": true,</text:p>
      <text:p text:style-name="P145"><text:s text:c="4"/>"data": {</text:p>
      <text:p text:style-name="P145"><text:s text:c="8"/>"id": 2,</text:p>
      <text:p text:style-name="P145"><text:s text:c="8"/>"user_id": 1,</text:p>
      <text:p text:style-name="P145"><text:s text:c="8"/>"event_user_id": 1,</text:p>
      <text:p text:style-name="P145"><text:s text:c="8"/>"event_id": 1,</text:p>
      <text:p text:style-name="P145"><text:s text:c="8"/>"currency_id": 1,</text:p>
      <text:p text:style-name="P145"><text:s text:c="8"/>"no_of_tickets": 4,</text:p>
      <text:p text:style-name="P145"><text:s text:c="8"/>"total_amount": 2000,</text:p>
      <text:p text:style-name="P145"><text:s text:c="8"/>"transaction_id": "ch_1GelBlCUm7aWueh98Jgc5jZl",</text:p>
      <text:p text:style-name="P145"><text:s text:c="8"/>"payment_source": "Stripe Payment",</text:p>
      <text:p text:style-name="P145"><text:s text:c="8"/>"status": "succeeded",</text:p>
      <text:p text:style-name="P145"><text:s text:c="8"/>"createdAt": "2020-05-03T17:01:14.000Z",</text:p>
      <text:p text:style-name="P145"><text:s text:c="8"/>"updatedAt": "2020-05-03T17:01:14.000Z",</text:p>
      <text:p text:style-name="P145"><text:s text:c="8"/>"deletedAt": null,</text:p>
      <text:p text:style-name="P145"><text:s text:c="8"/>"event": {</text:p>
      <text:p text:style-name="P145"><text:s text:c="12"/>"id": 1,</text:p>
      <text:p text:style-name="P145"><text:s text:c="12"/>"user_id": 1,</text:p>
      <text:p text:style-name="P145"><text:s text:c="12"/>"name": "Lorem Ipsum is simply dummy",</text:p>
      <text:p text:style-name="P145"><text:s text:c="12"/>"slug": "lorem-ipsum-is-simply-dummy",</text:p>
      <text:p text:style-name="P145"><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5"><text:s text:c="12"/>"start_date": "2020-04-29T00:00:00.000Z",</text:p>
      <text:p text:style-name="P145"><text:s text:c="12"/>"end_date": "2020-04-29T00:00:00.000Z",</text:p>
      <text:p text:style-name="P145"><text:soft-page-break/><text:s text:c="12"/>"start_time": null,</text:p>
      <text:p text:style-name="P145"><text:s text:c="12"/>"end_time": null,</text:p>
      <text:p text:style-name="P145"><text:s text:c="12"/>"time_zone": null,</text:p>
      <text:p text:style-name="P145"><text:s text:c="12"/>"type": "online",</text:p>
      <text:p text:style-name="P145"><text:s text:c="12"/>"event_visibility": "public",</text:p>
      <text:p text:style-name="P145"><text:s text:c="12"/>"thumb_nail_img_dir": "assets/events/",</text:p>
      <text:p text:style-name="P145"><text:s text:c="12"/>"thumb_nail_img_name": "1588177677347_https___cdnevbuccom_images_96944440_432371562_1_originaljpeg",</text:p>
      <text:p text:style-name="P145"><text:s text:c="12"/>"img_dir": "assets/events/",</text:p>
      <text:p text:style-name="P145"><text:s text:c="12"/>"img_name": "1588177681109_https___cdnevbuccom_images_98653820_432371562_1_originaljpeg",</text:p>
      <text:p text:style-name="P145"><text:s text:c="12"/>"venue_name": "hello",</text:p>
      <text:p text:style-name="P145"><text:s text:c="12"/>"address_line_1": "Kamla Market,Ajmeri Gate,New Delhi",</text:p>
      <text:p text:style-name="P145"><text:s text:c="12"/>"address_line_2": null,</text:p>
      <text:p text:style-name="P145"><text:s text:c="12"/>"city": null,</text:p>
      <text:p text:style-name="P145"><text:s text:c="12"/>"city_id": 1,</text:p>
      <text:p text:style-name="P145"><text:s text:c="12"/>"state": null,</text:p>
      <text:p text:style-name="P145"><text:s text:c="12"/>"state_id": null,</text:p>
      <text:p text:style-name="P145"><text:s text:c="12"/>"country": null,</text:p>
      <text:p text:style-name="P145"><text:s text:c="12"/>"country_id": null,</text:p>
      <text:p text:style-name="P145"><text:s text:c="12"/>"pincode": null,</text:p>
      <text:p text:style-name="P145"><text:s text:c="12"/>"lat": "28.6400587",</text:p>
      <text:p text:style-name="P145"><text:s text:c="12"/>"long": "77.2231445",</text:p>
      <text:p text:style-name="P145"><text:s text:c="12"/>"tags": "music",</text:p>
      <text:p text:style-name="P145"><text:s text:c="12"/>"category_name": "Sports",</text:p>
      <text:p text:style-name="P145"><text:s text:c="12"/>"category_id": 1,</text:p>
      <text:p text:style-name="P145"><text:s text:c="12"/>"currency_id": 1,</text:p>
      <text:p text:style-name="P145"><text:s text:c="12"/>"status": "published",</text:p>
      <text:p text:style-name="P145"><text:s text:c="12"/>"is_popular": true,</text:p>
      <text:p text:style-name="P145"><text:s text:c="12"/>"createdAt": "2020-04-29T16:30:58.000Z",</text:p>
      <text:p text:style-name="P145"><text:s text:c="12"/>"updatedAt": "2020-04-29T16:30:58.000Z",</text:p>
      <text:p text:style-name="P145"><text:s text:c="12"/>"deletedAt": null</text:p>
      <text:p text:style-name="P145"><text:s text:c="8"/>},</text:p>
      <text:p text:style-name="P145"><text:s text:c="8"/>"event_order_items": [</text:p>
      <text:p text:style-name="P145"><text:s text:c="12"/>{</text:p>
      <text:p text:style-name="P145"><text:s text:c="16"/>"id": 3,</text:p>
      <text:p text:style-name="P145"><text:s text:c="16"/>"event_order_id": 2,</text:p>
      <text:p text:style-name="P145"><text:s text:c="16"/>"event_ticket_id": 2,</text:p>
      <text:p text:style-name="P145"><text:s text:c="16"/>"no_of_tickets": 2,</text:p>
      <text:p text:style-name="P145"><text:s text:c="16"/>"amount": 900,</text:p>
      <text:p text:style-name="P145"><text:s text:c="16"/>"total_amount": 1800,</text:p>
      <text:p text:style-name="P145"><text:s text:c="16"/>"createdAt": "2020-05-03T17:01:14.000Z",</text:p>
      <text:p text:style-name="P145"><text:s text:c="16"/>"updatedAt": "2020-05-03T17:01:14.000Z",</text:p>
      <text:p text:style-name="P145"><text:s text:c="16"/>"deletedAt": null</text:p>
      <text:p text:style-name="P145"><text:s text:c="12"/>},</text:p>
      <text:p text:style-name="P145"><text:s text:c="12"/>{</text:p>
      <text:p text:style-name="P145"><text:s text:c="16"/>"id": 4,</text:p>
      <text:p text:style-name="P145"><text:s text:c="16"/>"event_order_id": 2,</text:p>
      <text:p text:style-name="P145"><text:s text:c="16"/>"event_ticket_id": 1,</text:p>
      <text:p text:style-name="P145"><text:s text:c="16"/>"no_of_tickets": 2,</text:p>
      <text:p text:style-name="P145"><text:s text:c="16"/>"amount": 100,</text:p>
      <text:p text:style-name="P145"><text:s text:c="16"/>"total_amount": 200,</text:p>
      <text:p text:style-name="P145"><text:s text:c="16"/>"createdAt": "2020-05-03T17:01:14.000Z",</text:p>
      <text:p text:style-name="P145"><text:s text:c="16"/>"updatedAt": "2020-05-03T17:01:14.000Z",</text:p>
      <text:p text:style-name="P145"><text:s text:c="16"/>"deletedAt": null</text:p>
      <text:p text:style-name="P145"><text:s text:c="12"/>}</text:p>
      <text:p text:style-name="P145"><text:s text:c="8"/>]</text:p>
      <text:p text:style-name="P145"><text:s text:c="4"/>}</text:p>
      <text:p text:style-name="P145">}</text:p>
      <text:p text:style-name="P278"/>
      <text:p text:style-name="P278"><text:soft-page-break/></text:p>
      <text:p text:style-name="P276">3<text:span text:style-name="T99">1</text:span>) <text:span text:style-name="T106">Event Enquiry Add</text:span></text:p>
      <text:p text:style-name="P276"/>
      <text:p text:style-name="P260"/>
      <text:p text:style-name="P177"><text:span text:style-name="T16">METHOD : </text:span><text:span text:style-name="T18">GET</text:span></text:p>
      <text:p text:style-name="P292"><text:span text:style-name="T91">URL : </text:span><text:span text:style-name="T100">http://127.0.0.1:8012/api/</text:span><text:span text:style-name="T101">add_enquiry</text:span></text:p>
      <text:p text:style-name="P269"/>
      <text:p text:style-name="P269"/>
      <text:p text:style-name="P279">Sample <text:span text:style-name="T106">Request</text:span>:</text:p>
      <text:p text:style-name="P147"/>
      <text:p text:style-name="P148">{</text:p>
      <text:p text:style-name="P148"><text:tab/>"event_id":1,</text:p>
      <text:p text:style-name="P148"><text:tab/>"message":"hello",</text:p>
      <text:p text:style-name="P148"><text:tab/>"contact_no":"9791447542",</text:p>
      <text:p text:style-name="P148"><text:tab/>"email":"damovenkatesh@gmail.cmo",</text:p>
      <text:p text:style-name="P148"><text:tab/>"name":"Dhamo"</text:p>
      <text:p text:style-name="P148">}</text:p>
      <text:p text:style-name="P148"/>
      <text:p text:style-name="P269"/>
      <text:p text:style-name="P279">Sample Response:</text:p>
      <text:p text:style-name="P148"/>
      <text:p text:style-name="P148">{</text:p>
      <text:p text:style-name="P148"><text:s text:c="4"/>"success": true,</text:p>
      <text:p text:style-name="P148"><text:s text:c="4"/>"message": "Thanks For your Enquires. We will shortly Contact you."</text:p>
      <text:p text:style-name="P148">}</text:p>
      <text:p text:style-name="P148"/>
      <text:p text:style-name="P280">32) Admin Event Enquiry List</text:p>
      <text:p text:style-name="P260"/>
      <text:p text:style-name="P177"><text:span text:style-name="T16">METHOD : </text:span><text:span text:style-name="T18">GET</text:span></text:p>
      <text:p text:style-name="P289"><text:span text:style-name="T91">URL : </text:span><text:span text:style-name="T29">http://127.0.0.1:8012/api/event_enquiry</text:span></text:p>
      <text:p text:style-name="P280"/>
      <text:p text:style-name="P280">Sample Response:</text:p>
      <text:p text:style-name="P280"/>
      <text:p text:style-name="P148">{</text:p>
      <text:p text:style-name="P148"><text:s text:c="4"/>"success": true,</text:p>
      <text:p text:style-name="P148"><text:s text:c="4"/>"data": [</text:p>
      <text:p text:style-name="P148"><text:s text:c="8"/>{</text:p>
      <text:p text:style-name="P148"><text:s text:c="12"/>"id": 3,</text:p>
      <text:p text:style-name="P148"><text:s text:c="12"/>"event_id": 1,</text:p>
      <text:p text:style-name="P148"><text:s text:c="12"/>"name": "Dhamo",</text:p>
      <text:p text:style-name="P148"><text:s text:c="12"/>"email": "damovenkatesh@gmail.cmo",</text:p>
      <text:p text:style-name="P148"><text:s text:c="12"/>"contact_no": "9791447542",</text:p>
      <text:p text:style-name="P148"><text:s text:c="12"/>"message": "hello",</text:p>
      <text:p text:style-name="P148"><text:s text:c="12"/>"createdAt": "2020-05-03T17:13:02.000Z",</text:p>
      <text:p text:style-name="P148"><text:s text:c="12"/>"updatedAt": "2020-05-03T17:13:02.000Z",</text:p>
      <text:p text:style-name="P148"><text:s text:c="12"/>"deletedAt": null,</text:p>
      <text:p text:style-name="P148"><text:s text:c="12"/>"event": {</text:p>
      <text:p text:style-name="P148"><text:s text:c="16"/>"id": 1,</text:p>
      <text:p text:style-name="P148"><text:s text:c="16"/>"user_id": 1,</text:p>
      <text:p text:style-name="P148"><text:s text:c="16"/>"name": "Lorem Ipsum is simply dummy",</text:p>
      <text:p text:style-name="P148"><text:s text:c="16"/>"slug": "lorem-ipsum-is-simply-dummy",</text:p>
      <text:p text:style-name="P148"><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8"><text:s text:c="16"/>"start_date": "2020-04-29T00:00:00.000Z",</text:p>
      <text:p text:style-name="P148"><text:s text:c="16"/>"end_date": "2020-04-29T00:00:00.000Z",</text:p>
      <text:p text:style-name="P148"><text:soft-page-break/><text:s text:c="16"/>"start_time": null,</text:p>
      <text:p text:style-name="P148"><text:s text:c="16"/>"end_time": null,</text:p>
      <text:p text:style-name="P148"><text:s text:c="16"/>"time_zone": null,</text:p>
      <text:p text:style-name="P148"><text:s text:c="16"/>"type": "online",</text:p>
      <text:p text:style-name="P148"><text:s text:c="16"/>"event_visibility": "public",</text:p>
      <text:p text:style-name="P148"><text:s text:c="16"/>"thumb_nail_img_dir": "assets/events/",</text:p>
      <text:p text:style-name="P148"><text:s text:c="16"/>"thumb_nail_img_name": "1588177677347_https___cdnevbuccom_images_96944440_432371562_1_originaljpeg",</text:p>
      <text:p text:style-name="P148"><text:s text:c="16"/>"img_dir": "assets/events/",</text:p>
      <text:p text:style-name="P148"><text:s text:c="16"/>"img_name": "1588177681109_https___cdnevbuccom_images_98653820_432371562_1_originaljpeg",</text:p>
      <text:p text:style-name="P148"><text:s text:c="16"/>"venue_name": "hello",</text:p>
      <text:p text:style-name="P148"><text:s text:c="16"/>"address_line_1": "Kamla Market,Ajmeri Gate,New Delhi",</text:p>
      <text:p text:style-name="P148"><text:s text:c="16"/>"address_line_2": null,</text:p>
      <text:p text:style-name="P148"><text:s text:c="16"/>"city": null,</text:p>
      <text:p text:style-name="P148"><text:s text:c="16"/>"city_id": 1,</text:p>
      <text:p text:style-name="P148"><text:s text:c="16"/>"state": null,</text:p>
      <text:p text:style-name="P148"><text:s text:c="16"/>"state_id": null,</text:p>
      <text:p text:style-name="P148"><text:s text:c="16"/>"country": null,</text:p>
      <text:p text:style-name="P148"><text:s text:c="16"/>"country_id": null,</text:p>
      <text:p text:style-name="P148"><text:s text:c="16"/>"pincode": null,</text:p>
      <text:p text:style-name="P148"><text:s text:c="16"/>"lat": "28.6400587",</text:p>
      <text:p text:style-name="P148"><text:s text:c="16"/>"long": "77.2231445",</text:p>
      <text:p text:style-name="P148"><text:s text:c="16"/>"tags": "music",</text:p>
      <text:p text:style-name="P148"><text:s text:c="16"/>"category_name": "Sports",</text:p>
      <text:p text:style-name="P148"><text:s text:c="16"/>"category_id": 1,</text:p>
      <text:p text:style-name="P148"><text:s text:c="16"/>"currency_id": 1,</text:p>
      <text:p text:style-name="P148"><text:s text:c="16"/>"status": "published",</text:p>
      <text:p text:style-name="P148"><text:s text:c="16"/>"is_popular": true,</text:p>
      <text:p text:style-name="P148"><text:s text:c="16"/>"createdAt": "2020-04-29T16:30:58.000Z",</text:p>
      <text:p text:style-name="P148"><text:s text:c="16"/>"updatedAt": "2020-04-29T16:30:58.000Z",</text:p>
      <text:p text:style-name="P148"><text:s text:c="16"/>"deletedAt": null</text:p>
      <text:p text:style-name="P148"><text:s text:c="12"/>}</text:p>
      <text:p text:style-name="P148"><text:s text:c="8"/>},</text:p>
      <text:p text:style-name="P148"><text:s text:c="8"/>{</text:p>
      <text:p text:style-name="P148"><text:s text:c="12"/>"id": 2,</text:p>
      <text:p text:style-name="P148"><text:s text:c="12"/>"event_id": 1,</text:p>
      <text:p text:style-name="P148"><text:s text:c="12"/>"name": "Dhamo",</text:p>
      <text:p text:style-name="P148"><text:s text:c="12"/>"email": "damovenkatesh@gmail.cmo",</text:p>
      <text:p text:style-name="P148"><text:s text:c="12"/>"contact_no": "9791447542",</text:p>
      <text:p text:style-name="P148"><text:s text:c="12"/>"message": "hello",</text:p>
      <text:p text:style-name="P148"><text:s text:c="12"/>"createdAt": "2020-05-03T17:12:35.000Z",</text:p>
      <text:p text:style-name="P148"><text:s text:c="12"/>"updatedAt": "2020-05-03T17:12:35.000Z",</text:p>
      <text:p text:style-name="P148"><text:s text:c="12"/>"deletedAt": null,</text:p>
      <text:p text:style-name="P148"><text:s text:c="12"/>"event": {</text:p>
      <text:p text:style-name="P148"><text:s text:c="16"/>"id": 1,</text:p>
      <text:p text:style-name="P148"><text:s text:c="16"/>"user_id": 1,</text:p>
      <text:p text:style-name="P148"><text:s text:c="16"/>"name": "Lorem Ipsum is simply dummy",</text:p>
      <text:p text:style-name="P148"><text:s text:c="16"/>"slug": "lorem-ipsum-is-simply-dummy",</text:p>
      <text:p text:style-name="P148"><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8"><text:s text:c="16"/>"start_date": "2020-04-29T00:00:00.000Z",</text:p>
      <text:p text:style-name="P148"><text:s text:c="16"/>"end_date": "2020-04-29T00:00:00.000Z",</text:p>
      <text:p text:style-name="P148"><text:s text:c="16"/>"start_time": null,</text:p>
      <text:p text:style-name="P148"><text:s text:c="16"/>"end_time": null,</text:p>
      <text:p text:style-name="P148"><text:soft-page-break/><text:s text:c="16"/>"time_zone": null,</text:p>
      <text:p text:style-name="P148"><text:s text:c="16"/>"type": "online",</text:p>
      <text:p text:style-name="P148"><text:s text:c="16"/>"event_visibility": "public",</text:p>
      <text:p text:style-name="P148"><text:s text:c="16"/>"thumb_nail_img_dir": "assets/events/",</text:p>
      <text:p text:style-name="P148"><text:s text:c="16"/>"thumb_nail_img_name": "1588177677347_https___cdnevbuccom_images_96944440_432371562_1_originaljpeg",</text:p>
      <text:p text:style-name="P148"><text:s text:c="16"/>"img_dir": "assets/events/",</text:p>
      <text:p text:style-name="P148"><text:s text:c="16"/>"img_name": "1588177681109_https___cdnevbuccom_images_98653820_432371562_1_originaljpeg",</text:p>
      <text:p text:style-name="P148"><text:s text:c="16"/>"venue_name": "hello",</text:p>
      <text:p text:style-name="P148"><text:s text:c="16"/>"address_line_1": "Kamla Market,Ajmeri Gate,New Delhi",</text:p>
      <text:p text:style-name="P148"><text:s text:c="16"/>"address_line_2": null,</text:p>
      <text:p text:style-name="P148"><text:s text:c="16"/>"city": null,</text:p>
      <text:p text:style-name="P148"><text:s text:c="16"/>"city_id": 1,</text:p>
      <text:p text:style-name="P148"><text:s text:c="16"/>"state": null,</text:p>
      <text:p text:style-name="P148"><text:s text:c="16"/>"state_id": null,</text:p>
      <text:p text:style-name="P148"><text:s text:c="16"/>"country": null,</text:p>
      <text:p text:style-name="P148"><text:s text:c="16"/>"country_id": null,</text:p>
      <text:p text:style-name="P148"><text:s text:c="16"/>"pincode": null,</text:p>
      <text:p text:style-name="P148"><text:s text:c="16"/>"lat": "28.6400587",</text:p>
      <text:p text:style-name="P148"><text:s text:c="16"/>"long": "77.2231445",</text:p>
      <text:p text:style-name="P148"><text:s text:c="16"/>"tags": "music",</text:p>
      <text:p text:style-name="P148"><text:s text:c="16"/>"category_name": "Sports",</text:p>
      <text:p text:style-name="P148"><text:s text:c="16"/>"category_id": 1,</text:p>
      <text:p text:style-name="P148"><text:s text:c="16"/>"currency_id": 1,</text:p>
      <text:p text:style-name="P148"><text:s text:c="16"/>"status": "published",</text:p>
      <text:p text:style-name="P148"><text:s text:c="16"/>"is_popular": true,</text:p>
      <text:p text:style-name="P148"><text:s text:c="16"/>"createdAt": "2020-04-29T16:30:58.000Z",</text:p>
      <text:p text:style-name="P148"><text:s text:c="16"/>"updatedAt": "2020-04-29T16:30:58.000Z",</text:p>
      <text:p text:style-name="P148"><text:s text:c="16"/>"deletedAt": null</text:p>
      <text:p text:style-name="P148"><text:s text:c="12"/>}</text:p>
      <text:p text:style-name="P148"><text:s text:c="8"/>},</text:p>
      <text:p text:style-name="P148"><text:s text:c="8"/>{</text:p>
      <text:p text:style-name="P148"><text:s text:c="12"/>"id": 1,</text:p>
      <text:p text:style-name="P148"><text:s text:c="12"/>"event_id": 1,</text:p>
      <text:p text:style-name="P148"><text:s text:c="12"/>"name": "Dhamo",</text:p>
      <text:p text:style-name="P148"><text:s text:c="12"/>"email": "damovenkatesh@gmail.cmo",</text:p>
      <text:p text:style-name="P148"><text:s text:c="12"/>"contact_no": "9791447542",</text:p>
      <text:p text:style-name="P148"><text:s text:c="12"/>"message": "hello",</text:p>
      <text:p text:style-name="P148"><text:s text:c="12"/>"createdAt": "2020-05-03T17:11:08.000Z",</text:p>
      <text:p text:style-name="P148"><text:s text:c="12"/>"updatedAt": "2020-05-03T17:11:08.000Z",</text:p>
      <text:p text:style-name="P148"><text:s text:c="12"/>"deletedAt": null,</text:p>
      <text:p text:style-name="P148"><text:s text:c="12"/>"event": {</text:p>
      <text:p text:style-name="P148"><text:s text:c="16"/>"id": 1,</text:p>
      <text:p text:style-name="P148"><text:s text:c="16"/>"user_id": 1,</text:p>
      <text:p text:style-name="P148"><text:s text:c="16"/>"name": "Lorem Ipsum is simply dummy",</text:p>
      <text:p text:style-name="P148"><text:s text:c="16"/>"slug": "lorem-ipsum-is-simply-dummy",</text:p>
      <text:p text:style-name="P148"><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8"><text:s text:c="16"/>"start_date": "2020-04-29T00:00:00.000Z",</text:p>
      <text:p text:style-name="P148"><text:s text:c="16"/>"end_date": "2020-04-29T00:00:00.000Z",</text:p>
      <text:p text:style-name="P148"><text:s text:c="16"/>"start_time": null,</text:p>
      <text:p text:style-name="P148"><text:s text:c="16"/>"end_time": null,</text:p>
      <text:p text:style-name="P148"><text:s text:c="16"/>"time_zone": null,</text:p>
      <text:p text:style-name="P148"><text:s text:c="16"/>"type": "online",</text:p>
      <text:p text:style-name="P148"><text:soft-page-break/><text:s text:c="16"/>"event_visibility": "public",</text:p>
      <text:p text:style-name="P148"><text:s text:c="16"/>"thumb_nail_img_dir": "assets/events/",</text:p>
      <text:p text:style-name="P148"><text:s text:c="16"/>"thumb_nail_img_name": "1588177677347_https___cdnevbuccom_images_96944440_432371562_1_originaljpeg",</text:p>
      <text:p text:style-name="P148"><text:s text:c="16"/>"img_dir": "assets/events/",</text:p>
      <text:p text:style-name="P148"><text:s text:c="16"/>"img_name": "1588177681109_https___cdnevbuccom_images_98653820_432371562_1_originaljpeg",</text:p>
      <text:p text:style-name="P148"><text:s text:c="16"/>"venue_name": "hello",</text:p>
      <text:p text:style-name="P148"><text:s text:c="16"/>"address_line_1": "Kamla Market,Ajmeri Gate,New Delhi",</text:p>
      <text:p text:style-name="P148"><text:s text:c="16"/>"address_line_2": null,</text:p>
      <text:p text:style-name="P148"><text:s text:c="16"/>"city": null,</text:p>
      <text:p text:style-name="P148"><text:s text:c="16"/>"city_id": 1,</text:p>
      <text:p text:style-name="P148"><text:s text:c="16"/>"state": null,</text:p>
      <text:p text:style-name="P148"><text:s text:c="16"/>"state_id": null,</text:p>
      <text:p text:style-name="P148"><text:s text:c="16"/>"country": null,</text:p>
      <text:p text:style-name="P148"><text:s text:c="16"/>"country_id": null,</text:p>
      <text:p text:style-name="P148"><text:s text:c="16"/>"pincode": null,</text:p>
      <text:p text:style-name="P148"><text:s text:c="16"/>"lat": "28.6400587",</text:p>
      <text:p text:style-name="P148"><text:s text:c="16"/>"long": "77.2231445",</text:p>
      <text:p text:style-name="P148"><text:s text:c="16"/>"tags": "music",</text:p>
      <text:p text:style-name="P148"><text:s text:c="16"/>"category_name": "Sports",</text:p>
      <text:p text:style-name="P148"><text:s text:c="16"/>"category_id": 1,</text:p>
      <text:p text:style-name="P148"><text:s text:c="16"/>"currency_id": 1,</text:p>
      <text:p text:style-name="P148"><text:s text:c="16"/>"status": "published",</text:p>
      <text:p text:style-name="P148"><text:s text:c="16"/>"is_popular": true,</text:p>
      <text:p text:style-name="P148"><text:s text:c="16"/>"createdAt": "2020-04-29T16:30:58.000Z",</text:p>
      <text:p text:style-name="P148"><text:s text:c="16"/>"updatedAt": "2020-04-29T16:30:58.000Z",</text:p>
      <text:p text:style-name="P148"><text:s text:c="16"/>"deletedAt": null</text:p>
      <text:p text:style-name="P148"><text:s text:c="12"/>}</text:p>
      <text:p text:style-name="P148"><text:s text:c="8"/>}</text:p>
      <text:p text:style-name="P148"><text:s text:c="4"/>],</text:p>
      <text:p text:style-name="P148"><text:s text:c="4"/>"count": 3</text:p>
      <text:p text:style-name="P148">}</text:p>
      <text:p text:style-name="P280"/>
      <text:p text:style-name="P280"/>
      <text:p text:style-name="P149"/>
      <text:p text:style-name="P281">32) Admin Event Enquiry <text:span text:style-name="T107">view</text:span></text:p>
      <text:p text:style-name="P261"/>
      <text:p text:style-name="P178"><text:span text:style-name="T16">METHOD : </text:span><text:span text:style-name="T18">GET</text:span></text:p>
      <text:p text:style-name="P290"><text:span text:style-name="T91">URL : </text:span><text:span text:style-name="T31">http://127.0.0.1:8012/api/event_enquiry/3</text:span></text:p>
      <text:p text:style-name="P281"/>
      <text:p text:style-name="P281">Sample Response:</text:p>
      <text:p text:style-name="P281"/>
      <text:p text:style-name="P150">{</text:p>
      <text:p text:style-name="P150"><text:s text:c="4"/>"success": true,</text:p>
      <text:p text:style-name="P150"><text:s text:c="4"/>"data": {</text:p>
      <text:p text:style-name="P150"><text:s text:c="8"/>"id": 3,</text:p>
      <text:p text:style-name="P150"><text:s text:c="8"/>"event_id": 1,</text:p>
      <text:p text:style-name="P150"><text:s text:c="8"/>"name": "Dhamo",</text:p>
      <text:p text:style-name="P150"><text:s text:c="8"/>"email": "damovenkatesh@gmail.cmo",</text:p>
      <text:p text:style-name="P150"><text:s text:c="8"/>"contact_no": "9791447542",</text:p>
      <text:p text:style-name="P150"><text:s text:c="8"/>"message": "hello",</text:p>
      <text:p text:style-name="P150"><text:s text:c="8"/>"createdAt": "2020-05-03T17:13:02.000Z",</text:p>
      <text:p text:style-name="P150"><text:s text:c="8"/>"updatedAt": "2020-05-03T17:13:02.000Z",</text:p>
      <text:p text:style-name="P150"><text:s text:c="8"/>"deletedAt": null</text:p>
      <text:p text:style-name="P150"><text:s text:c="4"/>}</text:p>
      <text:p text:style-name="P150">}</text:p>
      <text:p text:style-name="P150"/>
      <text:p text:style-name="P282">33) Event Enquiry Delete</text:p>
      <text:p text:style-name="P282"/>
      <text:p text:style-name="P284"><text:soft-page-break/>METHOD : DELETE</text:p>
      <text:p text:style-name="P284"/>
      <text:p text:style-name="P291"><text:span text:style-name="T92">URL : </text:span><text:a xlink:type="simple" xlink:href="http://127.0.0.1:8012/api/event_enquiry/3" text:style-name="Internet_20_link" text:visited-style-name="Visited_20_Internet_20_Link"><text:span text:style-name="T29">http://127.0.0.1:8012/api/event_enquiry/3</text:span></text:a></text:p>
      <text:p text:style-name="P179"/>
      <text:p text:style-name="P179"/>
      <text:p text:style-name="P217">{</text:p>
      <text:p text:style-name="P217"><text:s text:c="4"/>"success": true,</text:p>
      <text:p text:style-name="P217"><text:s text:c="4"/>"message": "Deleted successfully."</text:p>
      <text:p text:style-name="P217">}</text:p>
      <text:p text:style-name="P217"/>
      <text:p text:style-name="P217"/>
      <text:p text:style-name="P298">34) Customer Register (direct)</text:p>
      <text:p text:style-name="P298"/>
      <text:p text:style-name="P283"/>
      <text:p text:style-name="P285">METHOD : <text:span text:style-name="T108">POST</text:span></text:p>
      <text:p text:style-name="P285"/>
      <text:p text:style-name="P298"><text:span text:style-name="T93">URL : </text:span><text:a xlink:type="simple" xlink:href="http://127.0.0.1:8012/api/customer/register" text:style-name="Internet_20_link" text:visited-style-name="Visited_20_Internet_20_Link"><text:span text:style-name="T29">http://127.0.0.1:8012/api</text:span></text:a><text:a xlink:type="simple" xlink:href="http://127.0.0.1:8012/api/customer/register" text:style-name="Internet_20_link" text:visited-style-name="Visited_20_Internet_20_Link">/</text:a><text:a xlink:type="simple" xlink:href="http://127.0.0.1:8012/api/customer/register" text:style-name="Internet_20_link" text:visited-style-name="Visited_20_Internet_20_Link"><text:span text:style-name="T109">customer/register</text:span></text:a></text:p>
      <text:p text:style-name="P298"/>
      <text:p text:style-name="P298"/>
      <text:p text:style-name="P298"/>
      <text:p text:style-name="P299">Sample Response:</text:p>
      <text:p text:style-name="P299"/>
      <text:p text:style-name="P299">{</text:p>
      <text:p text:style-name="P299"><text:s text:c="2"/><text:span text:style-name="T110">first_name:”Dhamo”,</text:span></text:p>
      <text:p text:style-name="P300"><text:s text:c="2"/><text:span text:style-name="T110">email:”dhamo@gmail.com”,</text:span><text:tab/></text:p>
      <text:p text:style-name="P300"><text:s text:c="2"/><text:span text:style-name="T110">password:”Passw0rd”,</text:span></text:p>
      <text:p text:style-name="P299">}</text:p>
      <text:p text:style-name="P299"/>
      <text:p text:style-name="P299"/>
      <text:p text:style-name="P301">35) Payment Intent API</text:p>
      <text:p text:style-name="P301"/>
      <text:p text:style-name="P304">URL:<text:span text:style-name="T111">/api/payment_intents</text:span></text:p>
      <text:p text:style-name="P303"/>
      <text:p text:style-name="P301">METHOD : POST</text:p>
      <text:p text:style-name="P301"/>
      <text:p text:style-name="P301">SAMPLE REQUEST</text:p>
      <text:p text:style-name="P301"/>
      <text:p text:style-name="P183">{</text:p>
      <text:p text:style-name="P183">"event_id":1,</text:p>
      <text:p text:style-name="P183">"ticket_details":[</text:p>
      <text:p text:style-name="P183"><text:tab/>{</text:p>
      <text:p text:style-name="P183"><text:tab/><text:tab/>"ticket_id":1,</text:p>
      <text:p text:style-name="P183"><text:tab/><text:tab/>"quantity":2</text:p>
      <text:p text:style-name="P183"><text:tab/>}</text:p>
      <text:p text:style-name="P183"><text:tab/>]</text:p>
      <text:p text:style-name="P183">}</text:p>
      <text:p text:style-name="P301"/>
      <text:p text:style-name="P301"/>
      <text:p text:style-name="P301">SAMPLE RESPONSE</text:p>
      <text:p text:style-name="P183"/>
      <text:p text:style-name="P183">{</text:p>
      <text:p text:style-name="P183"><text:s text:c="4"/>"success": true,</text:p>
      <text:p text:style-name="P183"><text:s text:c="4"/>"data": "pi_1GgbY9CUm7aWueh9MuZPUcp9_secret_f9OojPwj6phCtUatSHGEy1KFr",</text:p>
      <text:p text:style-name="P183"><text:s text:c="4"/>"client_secret": "pi_1GgbY9CUm7aWueh9MuZPUcp9_secret_f9OojPwj6phCtUatSHGEy1KFr",</text:p>
      <text:p text:style-name="P183"><text:s text:c="4"/>"message": "success"</text:p>
      <text:p text:style-name="P183">}</text:p>
      <text:p text:style-name="P183"/>
      <text:p text:style-name="P301"/>
      <text:p text:style-name="P306">36) Add Pages</text:p>
      <text:p text:style-name="P306"/>
      <text:p text:style-name="P293"><text:soft-page-break/><text:span text:style-name="T102">URL :</text:span><text:span text:style-name="T29">http://127.0.0.1:8012/api/pages</text:span><text:span text:style-name="T103"> </text:span></text:p>
      <text:p text:style-name="P305"/>
      <text:p text:style-name="P312">METHOD:POST</text:p>
      <text:p text:style-name="P312"/>
      <text:p text:style-name="P312">SAMPLE REQUEST:</text:p>
      <text:p text:style-name="P184"/>
      <text:p text:style-name="P184">{</text:p>
      <text:p text:style-name="P184"><text:tab/></text:p>
      <text:p text:style-name="P184"><text:tab/></text:p>
      <text:p text:style-name="P184"><text:tab/></text:p>
      <text:p text:style-name="P184"><text:tab/>"name":"Terms And Service",</text:p>
      <text:p text:style-name="P184"><text:tab/>"content":"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84"><text:tab/>"meta_title":"Terms And Serive",</text:p>
      <text:p text:style-name="P184"><text:tab/>"meta_description":"blah blah",</text:p>
      <text:p text:style-name="P184"><text:tab/>"meta_keywords":"blah , blah",</text:p>
      <text:p text:style-name="P184"><text:tab/>"is_active":1</text:p>
      <text:p text:style-name="P184">}</text:p>
      <text:p text:style-name="P184"/>
      <text:p text:style-name="P184"/>
      <text:p text:style-name="P184"/>
      <text:p text:style-name="P302"/>
      <text:p text:style-name="P307">3<text:span text:style-name="T115">7</text:span>) <text:span text:style-name="T115">List</text:span> Pages</text:p>
      <text:p text:style-name="P307"/>
      <text:p text:style-name="P294"><text:span text:style-name="T102">URL :</text:span><text:span text:style-name="T29">http://127.0.0.1:8012/api/pages</text:span><text:span text:style-name="T103"> </text:span></text:p>
      <text:p text:style-name="P307"/>
      <text:p text:style-name="P313">METHOD:<text:span text:style-name="T115">GET</text:span></text:p>
      <text:p text:style-name="P313"/>
      <text:p text:style-name="P321">SAMPLE RESPONSE:</text:p>
      <text:p text:style-name="P321"/>
      <text:p text:style-name="P185"/>
      <text:p text:style-name="P186">{</text:p>
      <text:p text:style-name="P186"><text:s text:c="4"/>"success": true,</text:p>
      <text:p text:style-name="P186"><text:s text:c="4"/>"data": [</text:p>
      <text:p text:style-name="P186"><text:s text:c="8"/>{</text:p>
      <text:p text:style-name="P186"><text:s text:c="12"/>"id": 1,</text:p>
      <text:p text:style-name="P186"><text:s text:c="12"/>"name": "Terms And Service",</text:p>
      <text:p text:style-name="P186"><text:s text:c="12"/>"slug": "terms-and-service",</text:p>
      <text:p text:style-name="P186"><text:s text:c="12"/>"content": "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86"><text:s text:c="12"/>"meta_title": "Terms And Serive",</text:p>
      <text:p text:style-name="P186"><text:s text:c="12"/>"meta_description": "blah blah",</text:p>
      <text:p text:style-name="P186"><text:s text:c="12"/>"meta_keywords": "blah , blah",</text:p>
      <text:p text:style-name="P186"><text:s text:c="12"/>"is_active": true,</text:p>
      <text:p text:style-name="P186"><text:s text:c="12"/>"createdAt": "2020-05-13T11:28:31.000Z",</text:p>
      <text:p text:style-name="P186"><text:s text:c="12"/>"updatedAt": "2020-05-13T11:32:56.000Z",</text:p>
      <text:p text:style-name="P186"><text:s text:c="12"/>"deletedAt": null</text:p>
      <text:p text:style-name="P186"><text:s text:c="8"/>}</text:p>
      <text:p text:style-name="P186"><text:s text:c="4"/>],</text:p>
      <text:p text:style-name="P186"><text:s text:c="4"/>"count": 1</text:p>
      <text:p text:style-name="P186">}</text:p>
      <text:p text:style-name="P313"/>
      <text:p text:style-name="P313"><text:soft-page-break/></text:p>
      <text:p text:style-name="P324">38) Page Update</text:p>
      <text:p text:style-name="P324"/>
      <text:p text:style-name="P308"/>
      <text:p text:style-name="P295"><text:span text:style-name="T102">URL :</text:span><text:span text:style-name="T29">http://127.0.0.1:8012/api/pages</text:span><text:span text:style-name="T103"> </text:span></text:p>
      <text:p text:style-name="P308"/>
      <text:p text:style-name="P314">METHOD:<text:span text:style-name="T116">PUT</text:span></text:p>
      <text:p text:style-name="P314"/>
      <text:p text:style-name="P322">SAMPLE <text:span text:style-name="T116">REQUEST</text:span>:</text:p>
      <text:p text:style-name="P187">{</text:p>
      <text:p text:style-name="P187"><text:tab/></text:p>
      <text:p text:style-name="P187"><text:tab/></text:p>
      <text:p text:style-name="P187"><text:tab/>"id":1,</text:p>
      <text:p text:style-name="P187"><text:tab/>"name":"Terms And Service",</text:p>
      <text:p text:style-name="P187"><text:tab/>"content":"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87"><text:tab/>"meta_title":"Terms And Serive",</text:p>
      <text:p text:style-name="P187"><text:tab/>"meta_description":"blah blah",</text:p>
      <text:p text:style-name="P187"><text:tab/>"meta_keywords":"blah , blah",</text:p>
      <text:p text:style-name="P187"><text:tab/>"is_active":1</text:p>
      <text:p text:style-name="P187">}</text:p>
      <text:p text:style-name="P187"/>
      <text:p text:style-name="P187"/>
      <text:p text:style-name="P188"><text:span text:style-name="T2">39)</text:span> <text:span text:style-name="T2">Email Verification</text:span></text:p>
      <text:p text:style-name="P309"/>
      <text:p text:style-name="P296"><text:span text:style-name="T102">URL :</text:span><text:span text:style-name="T29">http://127.0.0.1:8012/api/</text:span><text:span text:style-name="T32">email_verification</text:span><text:span text:style-name="T103"> </text:span></text:p>
      <text:p text:style-name="P309"/>
      <text:p text:style-name="P315">METHOD:<text:span text:style-name="T117">POST</text:span></text:p>
      <text:p text:style-name="P315"/>
      <text:p text:style-name="P323">SAMPLE <text:span text:style-name="T116">REQUEST</text:span>:</text:p>
      <text:p text:style-name="P188">{</text:p>
      <text:p text:style-name="P188"><text:tab/>“token”:”xxxxxxxx”</text:p>
      <text:p text:style-name="P188">}</text:p>
      <text:p text:style-name="P323"/>
      <text:p text:style-name="P325">SAMPLE RESPONSE:</text:p>
      <text:p text:style-name="P189">{</text:p>
      <text:p text:style-name="P189"><text:s text:c="4"/>"success": true, </text:p>
      <text:p text:style-name="P189"><text:s text:c="4"/>"message": "Account Verified Successfully"</text:p>
      <text:p text:style-name="P189">}</text:p>
      <text:p text:style-name="P189"/>
      <text:p text:style-name="P189"/>
      <text:p text:style-name="P326">40) Admin Get User Details</text:p>
      <text:p text:style-name="P326"/>
      <text:p text:style-name="P326">URL:<text:a xlink:type="simple" xlink:href="http://127.0.0.1:8012/api/users/:id" text:style-name="Internet_20_link" text:visited-style-name="Visited_20_Internet_20_Link">http://127.0.0.1:8012/api/users/:id</text:a></text:p>
      <text:p text:style-name="P310"/>
      <text:p text:style-name="P316">METHOD:<text:span text:style-name="T118">GET</text:span></text:p>
      <text:p text:style-name="P210"/>
      <text:p text:style-name="P211">{</text:p>
      <text:p text:style-name="P211"><text:s text:c="4"/>"success": true,</text:p>
      <text:p text:style-name="P211"><text:s text:c="4"/>"data": {</text:p>
      <text:p text:style-name="P211"><text:s text:c="8"/>"id": 2,</text:p>
      <text:p text:style-name="P211"><text:s text:c="8"/>"first_name": "Dhamo",</text:p>
      <text:p text:style-name="P211"><text:s text:c="8"/>"last_name": null,</text:p>
      <text:p text:style-name="P211"><text:s text:c="8"/>"gender": null,</text:p>
      <text:p text:style-name="P211"><text:s text:c="8"/>"dob": null,</text:p>
      <text:p text:style-name="P211"><text:s text:c="8"/>"email": "damovenkatesh@gmail.com",</text:p>
      <text:p text:style-name="P211"><text:soft-page-break/><text:s text:c="8"/>"area_code": null,</text:p>
      <text:p text:style-name="P211"><text:s text:c="8"/>"mobile_no": null,</text:p>
      <text:p text:style-name="P211"><text:s text:c="8"/>"address_1": null,</text:p>
      <text:p text:style-name="P211"><text:s text:c="8"/>"address_2": null,</text:p>
      <text:p text:style-name="P211"><text:s text:c="8"/>"city": null,</text:p>
      <text:p text:style-name="P211"><text:s text:c="8"/>"state": null,</text:p>
      <text:p text:style-name="P211"><text:s text:c="8"/>"pincode": null,</text:p>
      <text:p text:style-name="P211"><text:s text:c="8"/>"country": null,</text:p>
      <text:p text:style-name="P211"><text:s text:c="8"/>"role_id": 2,</text:p>
      <text:p text:style-name="P211"><text:s text:c="8"/>"is_active": true,</text:p>
      <text:p text:style-name="P211"><text:s text:c="8"/>"role": {</text:p>
      <text:p text:style-name="P211"><text:s text:c="12"/>"name": "Event Organizer"</text:p>
      <text:p text:style-name="P211"><text:s text:c="8"/>}</text:p>
      <text:p text:style-name="P211"><text:s text:c="4"/>}</text:p>
      <text:p text:style-name="P211">}</text:p>
      <text:p text:style-name="P326"/>
      <text:p text:style-name="P326"/>
      <text:p text:style-name="P331">41) Admin User Update</text:p>
      <text:p text:style-name="P327"/>
      <text:p text:style-name="P327">URL:<text:a xlink:type="simple" xlink:href="http://127.0.0.1:8012/api/users/:id" text:style-name="Internet_20_link" text:visited-style-name="Visited_20_Internet_20_Link">http://127.0.0.1:8012/api/users</text:a></text:p>
      <text:p text:style-name="P311"/>
      <text:p text:style-name="P317">METHOD:<text:span text:style-name="T119">PUT</text:span></text:p>
      <text:p text:style-name="P317"/>
      <text:p text:style-name="P331">SAMPLE REQUEST:</text:p>
      <text:p text:style-name="P190"/>
      <text:p text:style-name="P192">{</text:p>
      <text:p text:style-name="P192"><text:s text:c="8"/>"id": 2,</text:p>
      <text:p text:style-name="P192"><text:s text:c="8"/>"first_name": "Dhamo",</text:p>
      <text:p text:style-name="P192"><text:s text:c="8"/>"last_name": null,</text:p>
      <text:p text:style-name="P192"><text:s text:c="8"/>"gender": null,</text:p>
      <text:p text:style-name="P192"><text:s text:c="8"/>"dob": null,</text:p>
      <text:p text:style-name="P192"><text:s text:c="8"/>"email": "damovenkatesh@gmail.com",</text:p>
      <text:p text:style-name="P192"><text:s text:c="8"/>"area_code": null,</text:p>
      <text:p text:style-name="P192"><text:s text:c="8"/>"mobile_no": null,</text:p>
      <text:p text:style-name="P192"><text:s text:c="8"/>"address_1": null,</text:p>
      <text:p text:style-name="P192"><text:s text:c="8"/>"address_2": null,</text:p>
      <text:p text:style-name="P192"><text:s text:c="8"/>"city": null,</text:p>
      <text:p text:style-name="P192"><text:s text:c="8"/>"state": null,</text:p>
      <text:p text:style-name="P192"><text:s text:c="8"/>"pincode": null,</text:p>
      <text:p text:style-name="P192"><text:s text:c="8"/>"country": null,</text:p>
      <text:p text:style-name="P192"><text:s text:c="8"/>"role_id": 2,</text:p>
      <text:p text:style-name="P192"><text:s text:c="8"/>"is_active": true</text:p>
      <text:p text:style-name="P192">}</text:p>
      <text:p text:style-name="P192"/>
      <text:p text:style-name="P335">SAMPLE RESPONSE:</text:p>
      <text:p text:style-name="P335"/>
      <text:p text:style-name="P194">{</text:p>
      <text:p text:style-name="P194"><text:s text:c="4"/>"success": true,</text:p>
      <text:p text:style-name="P194"><text:s text:c="4"/>"message": "Updated successfully."</text:p>
      <text:p text:style-name="P194">}</text:p>
      <text:p text:style-name="P339"/>
      <text:p text:style-name="P340">43) Customer - Profile Update</text:p>
      <text:p text:style-name="P340"/>
      <text:p text:style-name="P328"/>
      <text:p text:style-name="P328">URL:<text:a xlink:type="simple" xlink:href="http://127.0.0.1:8012/api/users/:id" text:style-name="Internet_20_link" text:visited-style-name="Visited_20_Internet_20_Link">http://127.0.0.1:8012/api/</text:a><text:a xlink:type="simple" xlink:href="http://127.0.0.1:8012/api/users/:id" text:style-name="Internet_20_link" text:visited-style-name="Visited_20_Internet_20_Link"><text:span text:style-name="T120">customer</text:span></text:a></text:p>
      <text:p text:style-name="P340"/>
      <text:p text:style-name="P318">METHOD:<text:span text:style-name="T119">PUT</text:span></text:p>
      <text:p text:style-name="P318"/>
      <text:p text:style-name="P332">SAMPLE REQUEST:</text:p>
      <text:p text:style-name="P191"/>
      <text:p text:style-name="P193"><text:soft-page-break/>{</text:p>
      <text:p text:style-name="P193"><text:s text:c="8"/>"id": 2,</text:p>
      <text:p text:style-name="P193"><text:s text:c="8"/>"first_name": "Dhamo",</text:p>
      <text:p text:style-name="P193"><text:s text:c="8"/>"last_name": null,</text:p>
      <text:p text:style-name="P193"><text:s text:c="8"/>"gender": null,</text:p>
      <text:p text:style-name="P193"><text:s text:c="8"/>"dob": null,</text:p>
      <text:p text:style-name="P193"><text:s text:c="8"/>"email": "damovenkatesh@gmail.com",</text:p>
      <text:p text:style-name="P193"><text:s text:c="8"/>"area_code": null,</text:p>
      <text:p text:style-name="P193"><text:s text:c="8"/>"mobile_no": null,</text:p>
      <text:p text:style-name="P193"><text:s text:c="8"/>"address_1": null,</text:p>
      <text:p text:style-name="P193"><text:s text:c="8"/>"address_2": null,</text:p>
      <text:p text:style-name="P193"><text:s text:c="8"/>"city": null,</text:p>
      <text:p text:style-name="P193"><text:s text:c="8"/>"state": null,</text:p>
      <text:p text:style-name="P193"><text:s text:c="8"/>"pincode": null,</text:p>
      <text:p text:style-name="P193"><text:s text:c="8"/>"country": null</text:p>
      <text:p text:style-name="P193">}</text:p>
      <text:p text:style-name="P193"/>
      <text:p text:style-name="P336">SAMPLE RESPONSE:</text:p>
      <text:p text:style-name="P336"/>
      <text:p text:style-name="P195">{</text:p>
      <text:p text:style-name="P195"><text:s text:c="4"/>"success": true,</text:p>
      <text:p text:style-name="P195"><text:s text:c="4"/>"message": "Updated successfully."</text:p>
      <text:p text:style-name="P195">}</text:p>
      <text:p text:style-name="P195"/>
      <text:p text:style-name="P195"/>
      <text:p text:style-name="P341">4<text:span text:style-name="T121">4</text:span>) Customer - Profile <text:span text:style-name="T121">Image Update</text:span></text:p>
      <text:p text:style-name="P341"/>
      <text:p text:style-name="P346"><text:span text:style-name="T90"><text:s/></text:span><text:span text:style-name="T95">Avatar</text:span><text:span text:style-name="T94"> Upload</text:span></text:p>
      <text:p text:style-name="P44"><text:span text:style-name="T4">URL</text:span><text:span text:style-name="T79">: </text:span><text:span text:style-name="T52">http://127.0.0.1:8012/api/upload?folder_type=</text:span><text:span text:style-name="T55">profile_avatar</text:span><text:span text:style-name="T52">&amp;file_type=image</text:span></text:p>
      <text:p text:style-name="P218"/>
      <text:p text:style-name="P102"><text:span text:style-name="T1">METHOD</text:span> : <text:span text:style-name="T87">POST</text:span></text:p>
      <text:p text:style-name="P102"/>
      <text:p text:style-name="P247">Sample Request:</text:p>
      <text:p text:style-name="P130"/>
      <text:p text:style-name="P130">file_data:&lt;file_upload_form_data&gt;</text:p>
      <text:p text:style-name="P130"/>
      <text:p text:style-name="P130"/>
      <text:p text:style-name="P249">Response:</text:p>
      <text:p text:style-name="P249"/>
      <text:p text:style-name="P249">{</text:p>
      <text:p text:style-name="P249"><text:s text:c="4"/>"success": true,</text:p>
      <text:p text:style-name="P249"><text:s text:c="4"/>"data": {</text:p>
      <text:p text:style-name="P250"><text:s text:c="8"/>"file_dir": "assets/<text:span text:style-name="T122">profile_avatar</text:span>/",</text:p>
      <text:p text:style-name="P249"><text:s text:c="8"/>"file_name": "images.jpeg"</text:p>
      <text:p text:style-name="P249"><text:s text:c="4"/>}</text:p>
      <text:p text:style-name="P249">}</text:p>
      <text:p text:style-name="P249"/>
      <text:p text:style-name="P249"/>
      <text:p text:style-name="P341"/>
      <text:p text:style-name="P329">URL:<text:a xlink:type="simple" xlink:href="http://127.0.0.1:8012/api/users/:id" text:style-name="Internet_20_link" text:visited-style-name="Visited_20_Internet_20_Link">http://127.0.0.1:8012/api/</text:a><text:span text:style-name="T123">avatar_update</text:span></text:p>
      <text:p text:style-name="P342"/>
      <text:p text:style-name="P319">METHOD:<text:span text:style-name="T119">PUT</text:span></text:p>
      <text:p text:style-name="P319"/>
      <text:p text:style-name="P333">SAMPLE REQUEST:</text:p>
      <text:p text:style-name="P197">{</text:p>
      <text:p text:style-name="P197"><text:s text:c="8"/>"id": 2,</text:p>
      <text:p text:style-name="P197"><text:s text:c="8"/>"img_name": "a.jpg",</text:p>
      <text:p text:style-name="P197"><text:s text:c="8"/>"img_dir": "/assets/profile_avatar"</text:p>
      <text:p text:style-name="P197">}</text:p>
      <text:p text:style-name="P344"/>
      <text:p text:style-name="P344"><text:soft-page-break/></text:p>
      <text:p text:style-name="P337">SAMPLE RESPONSE:</text:p>
      <text:p text:style-name="P337"/>
      <text:p text:style-name="P196">{</text:p>
      <text:p text:style-name="P196"><text:s text:c="4"/>"success": true,</text:p>
      <text:p text:style-name="P196"><text:s text:c="4"/>"message": "Updated successfully."</text:p>
      <text:p text:style-name="P196">}</text:p>
      <text:p text:style-name="P196"/>
      <text:p text:style-name="P196"/>
      <text:p text:style-name="P343">4<text:span text:style-name="T124">6</text:span>) Customer – <text:span text:style-name="T124">Change Password</text:span></text:p>
      <text:p text:style-name="P343"/>
      <text:p text:style-name="P343"/>
      <text:p text:style-name="P330">URL:<text:a xlink:type="simple" xlink:href="http://127.0.0.1:8012/api/users/:id" text:style-name="Internet_20_link" text:visited-style-name="Visited_20_Internet_20_Link">http://127.0.0.1:8012/api/</text:a><text:span text:style-name="T125">change_password</text:span></text:p>
      <text:p text:style-name="P343"/>
      <text:p text:style-name="P320">METHOD:<text:span text:style-name="T126">POST</text:span></text:p>
      <text:p text:style-name="P320"/>
      <text:p text:style-name="P334">SAMPLE REQUEST:</text:p>
      <text:p text:style-name="P198">{</text:p>
      <text:p text:style-name="P198"><text:s text:c="8"/>"user_id": 2,</text:p>
      <text:p text:style-name="P198"><text:s text:c="8"/>"password": "123456",</text:p>
      <text:p text:style-name="P198"><text:s text:c="8"/>"confirm_password": "123456"</text:p>
      <text:p text:style-name="P198">}</text:p>
      <text:p text:style-name="P345"/>
      <text:p text:style-name="P345"/>
      <text:p text:style-name="P338">SAMPLE RESPONSE:</text:p>
      <text:p text:style-name="P338"/>
      <text:p text:style-name="P199">{</text:p>
      <text:p text:style-name="P199"><text:s text:c="4"/>"success": true,</text:p>
      <text:p text:style-name="P199"><text:s text:c="4"/>"message": "Password Updated Successfully"</text:p>
      <text:p text:style-name="P199">}</text:p>
      <text:p text:style-name="P199"/>
      <text:p text:style-name="P199"/>
      <text:p text:style-name="P347">47) Customer Logout</text:p>
      <text:p text:style-name="P199"/>
      <text:p text:style-name="P200"><text:span text:style-name="T2">URL:</text:span><text:a xlink:type="simple" xlink:href="http://127.0.0.1:8012/api/customer_logout" text:style-name="Internet_20_link" text:visited-style-name="Visited_20_Internet_20_Link"><text:span text:style-name="T7">http://127.0.0.1:8012/</text:span></text:a><text:a xlink:type="simple" xlink:href="http://127.0.0.1:8012/api/customer_logout" text:style-name="Internet_20_link" text:visited-style-name="Visited_20_Internet_20_Link"><text:span text:style-name="T2">api/customer_logout</text:span></text:a></text:p>
      <text:p text:style-name="P348">METHOD : POST</text:p>
      <text:p text:style-name="P348"/>
      <text:p text:style-name="P353">SAMPLE REQUEST</text:p>
      <text:p text:style-name="P356"/>
      <text:p text:style-name="P203">{</text:p>
      <text:p text:style-name="P203"><text:s/>"user_id": 2, <text:s text:c="7"/>"token":"eyJhbGciOiJIUzI1NiIsInR5cCI6IkpXVCJ9.eyJpZCI6IiQyYiQwNCQuLlVNQXovUHJtNGF2eTRrYlpGcHFPbEJuczI0OExBVnljTXBLdzNNMEViMUpORWlDQVViTyIsInRpbWUiOiIkMmIkMDQkQTJScTluTVdVbzNWYUg3UTMwMjQwZU1tTXA1T01HL1dCYmJGWUFRQk9zdVVqMmpIcExQcy4iLCJyX3Rva2VuIjoiVFM1MW9wd2huSTFiSkRJT3hwVUhCbFBUY012U3FVNkdQSmVXYUVvPSIsInN1cGVyX2FkbWluX3Rva2VuIjoiSGlNUmZuclZJbExZWHljRHRQeEhjdzVKWVJBPSIsInJvbGVfaWQiOiI1enhCeWFFblZvdXhZemZXT2ppcVZFdz0iLCJ1c2VyX2lkIjoiOHhwTC9yK0hLbnUwYldXQ3hiYW9OTVE9IiwiaWF0IjoxNTg5NjkzMTI2LCJleHAiOjE1ODk3MTQ3MjZ9.dAzOAZsqIEUWtc7vyj_7Zl159TCAhIsmXmrLRWx35pk"</text:p>
      <text:p text:style-name="P203">}</text:p>
      <text:p text:style-name="P356"/>
      <text:p text:style-name="P358">SAMPLE RESPONSE</text:p>
      <text:p text:style-name="P206">{</text:p>
      <text:p text:style-name="P206"><text:s text:c="4"/>"success": true,</text:p>
      <text:p text:style-name="P206"><text:s text:c="4"/>"message": "Logged out successfully..."</text:p>
      <text:p text:style-name="P206">}</text:p>
      <text:p text:style-name="P206"/>
      <text:p text:style-name="P360">48) Admin Logout</text:p>
      <text:p text:style-name="P360"/>
      <text:p text:style-name="P201"><text:span text:style-name="T2">URL:</text:span><text:a xlink:type="simple" xlink:href="http://127.0.0.1:8012/api/customer_logout" text:style-name="Internet_20_link" text:visited-style-name="Visited_20_Internet_20_Link"><text:span text:style-name="T7">http://127.0.0.1:8012/</text:span></text:a><text:a xlink:type="simple" xlink:href="http://127.0.0.1:8012/api/customer_logout" text:style-name="Internet_20_link" text:visited-style-name="Visited_20_Internet_20_Link"><text:span text:style-name="T2">api/logout</text:span></text:a></text:p>
      <text:p text:style-name="P349">METHOD : POST</text:p>
      <text:p text:style-name="P349"><text:soft-page-break/></text:p>
      <text:p text:style-name="P354">SAMPLE REQUEST</text:p>
      <text:p text:style-name="P357"/>
      <text:p text:style-name="P204">{</text:p>
      <text:p text:style-name="P204"><text:s/>"user_id": 2, <text:s text:c="7"/>"token":"eyJhbGciOiJIUzI1NiIsInR5cCI6IkpXVCJ9.eyJpZCI6IiQyYiQwNCQuLlVNQXovUHJtNGF2eTRrYlpGcHFPbEJuczI0OExBVnljTXBLdzNNMEViMUpORWlDQVViTyIsInRpbWUiOiIkMmIkMDQkQTJScTluTVdVbzNWYUg3UTMwMjQwZU1tTXA1T01HL1dCYmJGWUFRQk9zdVVqMmpIcExQcy4iLCJyX3Rva2VuIjoiVFM1MW9wd2huSTFiSkRJT3hwVUhCbFBUY012U3FVNkdQSmVXYUVvPSIsInN1cGVyX2FkbWluX3Rva2VuIjoiSGlNUmZuclZJbExZWHljRHRQeEhjdzVKWVJBPSIsInJvbGVfaWQiOiI1enhCeWFFblZvdXhZemZXT2ppcVZFdz0iLCJ1c2VyX2lkIjoiOHhwTC9yK0hLbnUwYldXQ3hiYW9OTVE9IiwiaWF0IjoxNTg5NjkzMTI2LCJleHAiOjE1ODk3MTQ3MjZ9.dAzOAZsqIEUWtc7vyj_7Zl159TCAhIsmXmrLRWx35pk"</text:p>
      <text:p text:style-name="P204">}</text:p>
      <text:p text:style-name="P357"/>
      <text:p text:style-name="P359">SAMPLE RESPONSE</text:p>
      <text:p text:style-name="P207">{</text:p>
      <text:p text:style-name="P207"><text:s text:c="4"/>"success": true,</text:p>
      <text:p text:style-name="P207"><text:s text:c="4"/>"message": "Logged out successfully..."</text:p>
      <text:p text:style-name="P207">}</text:p>
      <text:p text:style-name="P207"/>
      <text:p text:style-name="P207"/>
      <text:p text:style-name="P362">49) Event Status Update</text:p>
      <text:p text:style-name="P362"/>
      <text:p text:style-name="P361"/>
      <text:p text:style-name="P202"><text:span text:style-name="T2">URL:</text:span><text:a xlink:type="simple" xlink:href="http://127.0.0.1:8012/api/customer_logout" text:style-name="Internet_20_link" text:visited-style-name="Visited_20_Internet_20_Link"><text:span text:style-name="T7">http://127.0.0.1:8012/</text:span></text:a><text:span text:style-name="T8">api/update_event_status</text:span></text:p>
      <text:p text:style-name="P350">METHOD : POST</text:p>
      <text:p text:style-name="P350"/>
      <text:p text:style-name="P355">SAMPLE REQUEST:</text:p>
      <text:p text:style-name="P208">{</text:p>
      <text:p text:style-name="P208"><text:tab/>“event_id”:2,</text:p>
      <text:p text:style-name="P208"><text:tab/>“status”:”published” <text:s/>// published or declined </text:p>
      <text:p text:style-name="P208">}</text:p>
      <text:p text:style-name="P205"/>
      <text:p text:style-name="P205"/>
      <text:p text:style-name="P363">50) Email Logs</text:p>
      <text:p text:style-name="P363"/>
      <text:p text:style-name="P180"><text:span text:style-name="T9">URL:</text:span><text:a xlink:type="simple" xlink:href="http://127.0.0.1:8012/api/customer_logout" text:style-name="Internet_20_link" text:visited-style-name="Visited_20_Internet_20_Link"><text:span text:style-name="T7">http://127.0.0.1:8012/</text:span></text:a><text:span text:style-name="T8">api/email_logs</text:span></text:p>
      <text:p text:style-name="P351">METHOD : <text:span text:style-name="T127">GET</text:span></text:p>
      <text:p text:style-name="P351"/>
      <text:p text:style-name="P363">SAMPLE RESPONSE:</text:p>
      <text:p text:style-name="P209"/>
      <text:p text:style-name="P209">{</text:p>
      <text:p text:style-name="P209"><text:s text:c="4"/>"success": true,</text:p>
      <text:p text:style-name="P209"><text:s text:c="4"/>"data": [</text:p>
      <text:p text:style-name="P209"><text:s text:c="8"/>{</text:p>
      <text:p text:style-name="P209"><text:s text:c="12"/>"id": 4,</text:p>
      <text:p text:style-name="P209"><text:s text:c="12"/>"email": "damovenkatesh@gmail.com",</text:p>
      <text:p text:style-name="P209"><text:s text:c="12"/>"template_name": "event_book_ticket_buyer_invoice",</text:p>
      <text:p text:style-name="P209"><text:s text:c="12"/>"subject": "BuyUrTicket - Your Tickets Booked Successfully",</text:p>
      <text:p text:style-name="P209"><text:s text:c="12"/>"source": "default",</text:p>
      <text:p text:style-name="P209"><text:s text:c="12"/>"status": "failed",</text:p>
      <text:p text:style-name="P209"><text:s text:c="12"/>"createdAt": "2020-05-17T04:58:57.000Z",</text:p>
      <text:p text:style-name="P209"><text:s text:c="12"/>"updatedAt": "2020-05-17T04:58:57.000Z",</text:p>
      <text:p text:style-name="P209"><text:s text:c="12"/>"deletedAt": null</text:p>
      <text:p text:style-name="P209"><text:s text:c="8"/>},</text:p>
      <text:p text:style-name="P209"><text:s text:c="8"/>{</text:p>
      <text:p text:style-name="P209"><text:s text:c="12"/>"id": 3,</text:p>
      <text:p text:style-name="P209"><text:s text:c="12"/>"email": "damovenkatesh@gmail.com",</text:p>
      <text:p text:style-name="P209"><text:s text:c="12"/>"template_name": "event_book_ticket_buyer_invoice",</text:p>
      <text:p text:style-name="P209"><text:s text:c="12"/>"subject": "BuyUrTicket - Your Tickets Booked Successfully",</text:p>
      <text:p text:style-name="P209"><text:soft-page-break/><text:s text:c="12"/>"source": "default",</text:p>
      <text:p text:style-name="P209"><text:s text:c="12"/>"status": "success",</text:p>
      <text:p text:style-name="P209"><text:s text:c="12"/>"createdAt": "2020-05-17T04:27:25.000Z",</text:p>
      <text:p text:style-name="P209"><text:s text:c="12"/>"updatedAt": "2020-05-17T04:27:25.000Z",</text:p>
      <text:p text:style-name="P209"><text:s text:c="12"/>"deletedAt": null</text:p>
      <text:p text:style-name="P209"><text:s text:c="8"/>},</text:p>
      <text:p text:style-name="P209"><text:s text:c="8"/>{</text:p>
      <text:p text:style-name="P209"><text:s text:c="12"/>"id": 2,</text:p>
      <text:p text:style-name="P209"><text:s text:c="12"/>"email": "damovenkatesh@gmail.com",</text:p>
      <text:p text:style-name="P209"><text:s text:c="12"/>"template_name": "customer_register",</text:p>
      <text:p text:style-name="P209"><text:s text:c="12"/>"subject": "BuyUrTicket - Welcome",</text:p>
      <text:p text:style-name="P209"><text:s text:c="12"/>"source": "default",</text:p>
      <text:p text:style-name="P209"><text:s text:c="12"/>"status": "success",</text:p>
      <text:p text:style-name="P209"><text:s text:c="12"/>"createdAt": "2020-05-16T15:37:06.000Z",</text:p>
      <text:p text:style-name="P209"><text:s text:c="12"/>"updatedAt": "2020-05-16T15:37:06.000Z",</text:p>
      <text:p text:style-name="P209"><text:s text:c="12"/>"deletedAt": null</text:p>
      <text:p text:style-name="P209"><text:s text:c="8"/>},</text:p>
      <text:p text:style-name="P209"><text:s text:c="8"/>{</text:p>
      <text:p text:style-name="P209"><text:s text:c="12"/>"id": 1,</text:p>
      <text:p text:style-name="P209"><text:s text:c="12"/>"email": "damovenkatesh@gmail.com",</text:p>
      <text:p text:style-name="P209"><text:s text:c="12"/>"template_name": "event_book_ticket_buyer_invoice",</text:p>
      <text:p text:style-name="P209"><text:s text:c="12"/>"subject": "BuyUrTicket - Your Tickets Booked Successfully",</text:p>
      <text:p text:style-name="P209"><text:s text:c="12"/>"source": "default",</text:p>
      <text:p text:style-name="P209"><text:s text:c="12"/>"status": "success",</text:p>
      <text:p text:style-name="P209"><text:s text:c="12"/>"createdAt": "2020-05-16T15:35:42.000Z",</text:p>
      <text:p text:style-name="P209"><text:s text:c="12"/>"updatedAt": "2020-05-16T15:35:42.000Z",</text:p>
      <text:p text:style-name="P209"><text:s text:c="12"/>"deletedAt": null</text:p>
      <text:p text:style-name="P209"><text:s text:c="8"/>}</text:p>
      <text:p text:style-name="P209"><text:s text:c="4"/>],</text:p>
      <text:p text:style-name="P209"><text:s text:c="4"/>"count": 4</text:p>
      <text:p text:style-name="P209">}</text:p>
      <text:p text:style-name="P351"/>
      <text:p text:style-name="P364">50) <text:span text:style-name="T128">Get Page – Fron end</text:span></text:p>
      <text:p text:style-name="P364"/>
      <text:p text:style-name="P181"><text:span text:style-name="T9">URL:</text:span><text:a xlink:type="simple" xlink:href="http://127.0.0.1:8012/api/customer_logout" text:style-name="Internet_20_link" text:visited-style-name="Visited_20_Internet_20_Link"><text:span text:style-name="T7">http://127.0.0.1:8012</text:span></text:a><text:span text:style-name="T10">/api/page_details</text:span></text:p>
      <text:p text:style-name="P352">METHOD : <text:span text:style-name="T128">POST</text:span></text:p>
      <text:p text:style-name="P352"/>
      <text:p text:style-name="P365">SAMPLE REQUEST:</text:p>
      <text:p text:style-name="P365"/>
      <text:p text:style-name="P212">{</text:p>
      <text:p text:style-name="P212"><text:tab/> <text:s text:c="7"/>"slug": "about-us"</text:p>
      <text:p text:style-name="P212">}</text:p>
      <text:p text:style-name="P352"/>
      <text:p text:style-name="P366">Sample Resposne:</text:p>
      <text:p text:style-name="P212">{</text:p>
      <text:p text:style-name="P212"><text:s text:c="4"/>"success": true,</text:p>
      <text:p text:style-name="P212"><text:s text:c="4"/>"data": {</text:p>
      <text:p text:style-name="P212"><text:s text:c="8"/>"id": 1,</text:p>
      <text:p text:style-name="P212"><text:s text:c="8"/>"name": "About Us",</text:p>
      <text:p text:style-name="P212"><text:s text:c="8"/>"slug": "about-us",</text:p>
      <text:p text:style-name="P212"><text:s text:c="8"/>"content": "About Us",</text:p>
      <text:p text:style-name="P212"><text:s text:c="8"/>"meta_title": "About Us",</text:p>
      <text:p text:style-name="P212"><text:s text:c="8"/>"meta_description": "About Us",</text:p>
      <text:p text:style-name="P212"><text:s text:c="8"/>"meta_keywords": "About Us",</text:p>
      <text:p text:style-name="P212"><text:s text:c="8"/>"is_active": true,</text:p>
      <text:p text:style-name="P212"><text:s text:c="8"/>"createdAt": "2020-05-16T20:16:02.000Z",</text:p>
      <text:p text:style-name="P212"><text:s text:c="8"/>"updatedAt": null,</text:p>
      <text:p text:style-name="P212"><text:s text:c="8"/>"deletedAt": null</text:p>
      <text:p text:style-name="P212"><text:s text:c="4"/>}</text:p>
      <text:p text:style-name="P212">}</text:p>
      <text:p text:style-name="P212"><text:soft-page-break/></text:p>
      <text:p text:style-name="P212"/>
      <text:p text:style-name="P367">51) Download Invoice</text:p>
      <text:p text:style-name="P367"/>
      <text:p text:style-name="P368">METHOD : POST</text:p>
      <text:p text:style-name="P368"><text:span text:style-name="T129">URL:</text:span><text:a xlink:type="simple" xlink:href="http://127.0.0.1:8012/api/download_invoice" text:style-name="Internet_20_link" text:visited-style-name="Visited_20_Internet_20_Link"><text:span text:style-name="T129">http://127.0.0.1:8012/</text:span></text:a><text:a xlink:type="simple" xlink:href="http://127.0.0.1:8012/api/download_invoice" text:style-name="Internet_20_link" text:visited-style-name="Visited_20_Internet_20_Link">api/download_invoice</text:a></text:p>
      <text:p text:style-name="P368"/>
      <text:p text:style-name="P369">SAMPLE REQUEST:</text:p>
      <text:p text:style-name="P369">{</text:p>
      <text:p text:style-name="P369"/>
      <text:p text:style-name="P370">order_id:1</text:p>
      <text:p text:style-name="P369"/>
      <text:p text:style-name="P369">}</text:p>
      <text:p text:style-name="P369"/>
      <text:p text:style-name="P370">SAMple RESPONSE:</text:p>
      <text:p text:style-name="P370"/>
      <text:p text:style-name="P213">{</text:p>
      <text:p text:style-name="P213"/>
      <text:p text:style-name="P213"><text:s text:c="4"/>"success": true,</text:p>
      <text:p text:style-name="P213"><text:s text:c="3"/>“base64_data”:”&lt;base64_string&gt;”,</text:p>
      <text:p text:style-name="P213"><text:s text:c="3"/>“file_name”:”order_invoice.pdf”</text:p>
      <text:p text:style-name="P213">}</text:p>
      <text:p text:style-name="P213"/>
      <text:p text:style-name="P371">52) My Event List</text:p>
      <text:p text:style-name="P371"/>
      <text:p text:style-name="P377">METHOD : GET</text:p>
      <text:p text:style-name="P377"/>
      <text:p text:style-name="P297"><text:span text:style-name="T104">URL : </text:span><text:a xlink:type="simple" xlink:href="http://127.0.0.1:8012/api/my_events/" text:style-name="Internet_20_link" text:visited-style-name="Visited_20_Internet_20_Link"><text:span text:style-name="T29">http://127.0.0.1:8012/api/my_events/</text:span></text:a><text:span text:style-name="T33">&lt;user_id&gt;</text:span></text:p>
      <text:p text:style-name="P219"/>
      <text:p text:style-name="P377">SAMPLE RESPONSE:</text:p>
      <text:p text:style-name="P214"/>
      <text:p text:style-name="P214">{</text:p>
      <text:p text:style-name="P214"><text:s text:c="4"/>"success": true,</text:p>
      <text:p text:style-name="P214"><text:s text:c="4"/>"data": [</text:p>
      <text:p text:style-name="P214"><text:s text:c="8"/>{</text:p>
      <text:p text:style-name="P214"><text:s text:c="12"/>"id": 4,</text:p>
      <text:p text:style-name="P214"><text:s text:c="12"/>"user_id": 1,</text:p>
      <text:p text:style-name="P214"><text:s text:c="12"/>"name": "PSS2021HYD Professional Speakers Summit 2021",</text:p>
      <text:p text:style-name="P214"><text:s text:c="12"/>"slug": "pss2021hyd-professional-speakers-summit-2021",</text:p>
      <text:p text:style-name="P214"><text:s text:c="12"/>"description": "&lt;p&gt;Third edition of Professional Speakers Summit 2021 organised by Professional Speakers Association of India is set to happen in Hyderabad between January 23rd and 24th 2021.&lt;/p&gt;&lt;p&gt;This residential conference will be attended by Speakers from over a dozen nations to learn from the most successful seven figure speakers of the world.&lt;/p&gt;&lt;p&gt;Two days filled with 100% immersive learning, fun, activities, networking and business.&amp;nbsp;&lt;/p&gt;&lt;p&gt;&lt;br&gt;&lt;/p&gt;&lt;p&gt;Third edition of Professional Speakers Summit 2021 organised by Professional Speakers Association of India is set to happen in Hyderabad between January 23rd and 24th 2021.&lt;/p&gt;&lt;p&gt;This residential conference will be attended by Speakers from over a dozen nations to learn from the most successful seven figure speakers of the world.&lt;/p&gt;&lt;p&gt;Two days filled with 100% immersive learning, fun, activities, networking and business.&amp;nbsp;&lt;/p&gt;",</text:p>
      <text:p text:style-name="P214"><text:s text:c="12"/>"start_date": "2020-05-30",</text:p>
      <text:p text:style-name="P214"><text:s text:c="12"/>"end_date": "2020-05-31",</text:p>
      <text:p text:style-name="P214"><text:s text:c="12"/>"start_time": "2020-05-20 10:5:49",</text:p>
      <text:p text:style-name="P214"><text:s text:c="12"/>"end_time": "2020-05-20 10:50:49",</text:p>
      <text:p text:style-name="P214"><text:s text:c="12"/>"time_zone": "IST",</text:p>
      <text:p text:style-name="P214"><text:s text:c="12"/>"type": "online",</text:p>
      <text:p text:style-name="P214"><text:s text:c="12"/>"event_visibility": "public",</text:p>
      <text:p text:style-name="P214"><text:s text:c="12"/>"thumb_nail_img_dir": "assets/events/",</text:p>
      <text:p text:style-name="P214"><text:s text:c="12"/>"thumb_nail_img_name": "1589949432812_pss2021-banner1587723336cgtnz.png",</text:p>
      <text:p text:style-name="P214"><text:s text:c="12"/>"img_dir": "assets/events/",</text:p>
      <text:p text:style-name="P214"><text:s text:c="12"/>"img_name": "1589949436402_pss2021-banner1587723336cgtnz.png",</text:p>
      <text:p text:style-name="P214"><text:soft-page-break/><text:s text:c="12"/>"venue_name": "Hyderabad",</text:p>
      <text:p text:style-name="P214"><text:s text:c="12"/>"address_line_1": "Shamshabad",</text:p>
      <text:p text:style-name="P214"><text:s text:c="12"/>"address_line_2": "Ranga Reddy,Telangana,India,500409",</text:p>
      <text:p text:style-name="P214"><text:s text:c="12"/>"city": "Ranga Reddy",</text:p>
      <text:p text:style-name="P214"><text:s text:c="12"/>"city_id": 4,</text:p>
      <text:p text:style-name="P214"><text:s text:c="12"/>"state": "Telangana",</text:p>
      <text:p text:style-name="P214"><text:s text:c="12"/>"state_id": 4,</text:p>
      <text:p text:style-name="P214"><text:s text:c="12"/>"country": "India",</text:p>
      <text:p text:style-name="P214"><text:s text:c="12"/>"country_id": 1,</text:p>
      <text:p text:style-name="P214"><text:s text:c="12"/>"pincode": "500409",</text:p>
      <text:p text:style-name="P214"><text:s text:c="12"/>"lat": "17.2402633",</text:p>
      <text:p text:style-name="P214"><text:s text:c="12"/>"long": "78.42938509999999",</text:p>
      <text:p text:style-name="P214"><text:s text:c="12"/>"tags": "Tag1,Tag2",</text:p>
      <text:p text:style-name="P214"><text:s text:c="12"/>"category_name": "Marthoon",</text:p>
      <text:p text:style-name="P214"><text:s text:c="12"/>"category_id": 4,</text:p>
      <text:p text:style-name="P214"><text:s text:c="12"/>"currency_id": 1,</text:p>
      <text:p text:style-name="P214"><text:s text:c="12"/>"status": "declined",</text:p>
      <text:p text:style-name="P214"><text:s text:c="12"/>"is_popular": true,</text:p>
      <text:p text:style-name="P214"><text:s text:c="12"/>"createdAt": "2020-05-20T04:38:35.000Z",</text:p>
      <text:p text:style-name="P214"><text:s text:c="12"/>"updatedAt": "2020-05-22T04:13:38.000Z",</text:p>
      <text:p text:style-name="P214"><text:s text:c="12"/>"deletedAt": null</text:p>
      <text:p text:style-name="P214"><text:s text:c="8"/>}]</text:p>
      <text:p text:style-name="P214">}</text:p>
      <text:p text:style-name="P377"/>
      <text:p text:style-name="P372">52) My Event <text:span text:style-name="T130">Details</text:span></text:p>
      <text:p text:style-name="P372"/>
      <text:p text:style-name="P378">METHOD : GET</text:p>
      <text:p text:style-name="P378"/>
      <text:p text:style-name="P388"><text:span text:style-name="T64">URL : </text:span><text:a xlink:type="simple" xlink:href="http://127.0.0.1:8012/api/my_events/" text:style-name="Internet_20_link" text:visited-style-name="Visited_20_Internet_20_Link">http://127.0.0.1:8012/api/</text:a><text:span text:style-name="T57">my_event_details</text:span><text:a xlink:type="simple" xlink:href="http://127.0.0.1:8012/api/my_events/" text:style-name="Internet_20_link" text:visited-style-name="Visited_20_Internet_20_Link">/</text:a><text:span text:style-name="T58">&lt;user_id&gt;/</text:span><text:span text:style-name="T59">&lt;id&gt;</text:span></text:p>
      <text:p text:style-name="P378"/>
      <text:p text:style-name="P383">SAMPLE RESONSE:</text:p>
      <text:p text:style-name="P220"/>
      <text:p text:style-name="P220">{</text:p>
      <text:p text:style-name="P220"><text:s text:c="4"/>"success": true,</text:p>
      <text:p text:style-name="P220"><text:s text:c="4"/>"data": {</text:p>
      <text:p text:style-name="P220"><text:s text:c="8"/>"id": 1,</text:p>
      <text:p text:style-name="P220"><text:s text:c="8"/>"user_id": 1,</text:p>
      <text:p text:style-name="P220"><text:s text:c="8"/>"name": "THE SHOW MUST GO ON! The Afro-Peruvian Sextet's Livestreaming Experience",</text:p>
      <text:p text:style-name="P220"><text:s text:c="8"/>"slug": "the-show-must-go-on-the-afro-peruvian-sextets-livestreaming-experience",</text:p>
      <text:p text:style-name="P383"><text:span text:style-name="T29"><text:s text:c="8"/>"description": "&lt;h3&gt;If you own a computer, laptop, tablet or phone you can watch this concert!&lt;/h3&gt;&lt;h3&gt;The show MUST and WILL go on. Are you with us?&lt;/h3&gt;&lt;h3&gt;The Gabriel Alegria Afro-Peruvian Sextet is one of the most entertaining bands on the planet...&lt;/h3&gt;&lt;h3&gt;And we will be damned if we are going to skirt our responsibility to keep you entertained and inspired during these difficult times..&lt;/h3&gt;&lt;h3&gt;With events being cancelled every day, we want to provide a bright spot in all of that.&lt;/h3&gt;&lt;h3&gt;This fully curated online concert will feature the band in an acoustically wonderful hall.&lt;/h3&gt;&lt;h3&gt;No live audience... except you, sitting wherever you'd like around the world... on your computer or mobile device.&lt;/h3&gt;&lt;h3&gt;Afro-Peruvian Jazz Music is a rare combination of music that gives you something that you can feel while also giving you something that you can&amp;nbsp;&lt;em&gt;think&lt;/em&gt;&amp;nbsp;about.&lt;/h3&gt;&lt;h3&gt;Loyal fans describe the music as \"cool, in a hot kind of way.\"&lt;/h3&gt;&lt;h3&gt;&lt;strong&gt;The New York Times says:&lt;/strong&gt;&lt;/h3&gt;&lt;h3&gt;\"&lt;em&gt;The Afro-Peruvian Sextet knows its mission well and has the execution down to a science!&lt;/em&gt;\"&lt;/h3&gt;&lt;h3&gt;&lt;strong&gt;The Wall Street journal says:&lt;/strong&gt;&lt;/h3&gt;&lt;h3&gt;\"&lt;em&gt;The Afro-Peruvian Sextet produces a highly simpatico blend of jazz and Latin American rhythms.&lt;/em&gt;\"&lt;/h3&gt;&lt;h3&gt;&lt;strong&gt;And Rifftides says:&lt;/strong&gt;&lt;/h3&gt;&lt;h3&gt;\"&lt;em&gt;The Afro-Peruvian Sextet is writing a new chapter in the history of Latin Jazz.&lt;/em&gt;\"&lt;/h3&gt;&lt;h3&gt;While we understand how scary the current conditions are, we also understand ours to be a responsibility.&lt;/h3&gt;&lt;h3&gt;The show must go on and we will focus all of our energies in providing the best night of music you've ever heard onlin&lt;/h3&gt;&lt;p&gt;&lt;br&gt;&lt;/p&gt;&lt;p&gt;&lt;br&gt;&lt;/p&gt;&lt;h2&gt;&lt;em&gt;PLEASE NOTE&amp;nbsp;NEW DATE: JUNE 11th&lt;/em&gt;&lt;/h2&gt;&lt;h3&gt;&lt;strong&gt;How will this work?&lt;/strong&gt;&lt;/h3&gt;&lt;h3&gt;&lt;strong&gt;Once you purchase your \"ticket,\" you will have access to the live </text:span><text:soft-page-break/><text:span text:style-name="T29">stream. We will contact you via email with login-in instructions and several reminders.&lt;/strong&gt;&lt;/h3&gt;&lt;h3&gt;&lt;strong&gt;Easy Peasy..&lt;/strong&gt;&lt;/h3&gt;&lt;h3&gt;&lt;strong&gt;All you need is access to the internet.&lt;/strong&gt;&lt;/h3&gt;&lt;h3&gt;&lt;strong&gt;Headphones are recommended (not required).&lt;/strong&gt;&lt;/h3&gt;&lt;h3&gt;&lt;strong&gt;The upside is that you can can curl up in the couch and escape with us on your own... or watch with your family!&lt;/strong&gt;&lt;/h3&gt;&lt;h3&gt;&lt;strong&gt;Whatever is best for you...&lt;/strong&gt;&lt;/h3&gt;&lt;p&gt;&lt;img src=\"https://img.evbuc.com/https%3A%2F%2Fcdn.evbuc.com%2Fimages%2F68137943%2F189080945053%2F1%2Foriginal.20190809-160345?h=2000&amp;amp;w=720&amp;amp;auto=format%2Ccompress&amp;amp;q=75&amp;amp;sharp=10&amp;amp;s=e2991b65421697f733db318f8991c6ae\"&gt;&lt;/p&gt;&lt;p&gt;&lt;br&gt;&lt;/p&gt;&lt;p&gt;&lt;br&gt;&lt;/p&gt;&lt;p&gt;&lt;br&gt;&lt;/p&gt;&lt;h2&gt;&lt;em&gt;PLEASE NOTE&amp;nbsp;NEW DATE: JUNE 11th&lt;/em&gt;&lt;/h2&gt;&lt;h3&gt;&lt;strong&gt;We will be streaming the concert from an acoustically perfect hall near New York City.&lt;/strong&gt;&lt;/h3&gt;&lt;h3&gt;We are investing in a three-camara shoot for this... so no shaky crappy phone... lighting set up especially for you and as best a sound as we can muster!&lt;/h3&gt;&lt;h3&gt;More than a concert, you will experience a true movement around one mission: Afro-Peruvian jazz music.&lt;/h3&gt;&lt;h3&gt;And in times like these, we need to persevere and make good on the saying THE SHOW MUST GO ON!&lt;/h3&gt;&lt;h3&gt;What will it sound like?&lt;/h3&gt;&lt;h3&gt;\"Primal World Jazz.\" \"Gritty Afro-Latin Jazz.\"&lt;/h3&gt;&lt;h3&gt;If you like drums and drumming... you will love this show!&lt;/h3&gt;&lt;h3&gt;If you love beautiful melodies and rich harmonies... this is for you!&lt;/h3&gt;&lt;h3&gt;If you like music that gives you something that you can feel AND ALSO something to think about... this is for you!&lt;/h3&gt;&lt;h3&gt;Afro-Peruvian jazz music is a growing movement and tradition that we know will capture your heart and imagination for life.&lt;/h3&gt;&lt;h3&gt;We could not imagine simply cancelling our live engagements... so we are taking it online!&lt;/h3&gt;",</text:span></text:p>
      <text:p text:style-name="P220"><text:s text:c="8"/>"start_date": "2020-05-28",</text:p>
      <text:p text:style-name="P220"><text:s text:c="8"/>"end_date": "2020-05-29",</text:p>
      <text:p text:style-name="P220"><text:s text:c="8"/>"start_time": "2020-05-16 20:40:33",</text:p>
      <text:p text:style-name="P220"><text:s text:c="8"/>"end_time": "2020-05-16 18:30:33",</text:p>
      <text:p text:style-name="P220"><text:s text:c="8"/>"time_zone": "EST",</text:p>
      <text:p text:style-name="P220"><text:s text:c="8"/>"type": "online",</text:p>
      <text:p text:style-name="P220"><text:s text:c="8"/>"event_visibility": "private",</text:p>
      <text:p text:style-name="P220"><text:s text:c="8"/>"thumb_nail_img_dir": "assets/events/",</text:p>
      <text:p text:style-name="P220"><text:s text:c="8"/>"thumb_nail_img_name": "1589640803878_https___cdnevbuccom_images_90478005_189080945053_1_original.jpeg",</text:p>
      <text:p text:style-name="P220"><text:s text:c="8"/>"img_dir": "assets/events/",</text:p>
      <text:p text:style-name="P220"><text:s text:c="8"/>"img_name": "1589640808848_https___cdnevbuccom_images_90478005_189080945053_1_original.jpeg",</text:p>
      <text:p text:style-name="P220"><text:s text:c="8"/>"venue_name": "Trade Center",</text:p>
      <text:p text:style-name="P220"><text:s text:c="8"/>"address_line_1": "Great Southern Trunk Road,Meenambakkam",</text:p>
      <text:p text:style-name="P220"><text:s text:c="8"/>"address_line_2": "Tamil Nadu,India,600027",</text:p>
      <text:p text:style-name="P220"><text:s text:c="8"/>"city": "Chennai",</text:p>
      <text:p text:style-name="P220"><text:s text:c="8"/>"city_id": 1,</text:p>
      <text:p text:style-name="P220"><text:s text:c="8"/>"state": "Tamil Nadu",</text:p>
      <text:p text:style-name="P220"><text:s text:c="8"/>"state_id": 1,</text:p>
      <text:p text:style-name="P220"><text:s text:c="8"/>"country": "India",</text:p>
      <text:p text:style-name="P220"><text:s text:c="8"/>"country_id": 1,</text:p>
      <text:p text:style-name="P220"><text:s text:c="8"/>"pincode": "600027",</text:p>
      <text:p text:style-name="P220"><text:s text:c="8"/>"lat": "12.994112",</text:p>
      <text:p text:style-name="P220"><text:s text:c="8"/>"long": "80.1708668",</text:p>
      <text:p text:style-name="P220"><text:s text:c="8"/>"tags": "Music,tag1",</text:p>
      <text:p text:style-name="P220"><text:s text:c="8"/>"category_name": "Music",</text:p>
      <text:p text:style-name="P220"><text:s text:c="8"/>"category_id": 1,</text:p>
      <text:p text:style-name="P220"><text:s text:c="8"/>"currency_id": 1,</text:p>
      <text:p text:style-name="P220"><text:s text:c="8"/>"status": "published",</text:p>
      <text:p text:style-name="P220"><text:s text:c="8"/>"is_popular": true,</text:p>
      <text:p text:style-name="P220"><text:s text:c="8"/>"createdAt": "2020-05-16T14:55:16.000Z",</text:p>
      <text:p text:style-name="P220"><text:s text:c="8"/>"updatedAt": "2020-05-17T04:22:13.000Z",</text:p>
      <text:p text:style-name="P220"><text:s text:c="8"/>"deletedAt": null,</text:p>
      <text:p text:style-name="P220"><text:s text:c="8"/>"event_tickets": [</text:p>
      <text:p text:style-name="P220"><text:s text:c="12"/>{</text:p>
      <text:p text:style-name="P220"><text:s text:c="16"/>"id": 1,</text:p>
      <text:p text:style-name="P220"><text:s text:c="16"/>"event_id": 1,</text:p>
      <text:p text:style-name="P220"><text:soft-page-break/><text:s text:c="16"/>"name": "Single Ticket - 6:00pm (access for one)",</text:p>
      <text:p text:style-name="P220"><text:s text:c="16"/>"slug": "single-ticket-600pm-access-for-one",</text:p>
      <text:p text:style-name="P220"><text:s text:c="16"/>"description": "This ticket is good for online acces for ONE to this 8pm show. <text:s text:c="2"/>We encourage you to log in a few minutes early, just to make sure everything is working!\n",</text:p>
      <text:p text:style-name="P220"><text:s text:c="16"/>"quantity": 5000,</text:p>
      <text:p text:style-name="P220"><text:s text:c="16"/>"price": 20,</text:p>
      <text:p text:style-name="P220"><text:s text:c="16"/>"start_date": "2020-05-16T00:00:00.000Z",</text:p>
      <text:p text:style-name="P220"><text:s text:c="16"/>"end_date": "2020-05-26T00:00:00.000Z",</text:p>
      <text:p text:style-name="P220"><text:s text:c="16"/>"min_per_booking": 1,</text:p>
      <text:p text:style-name="P220"><text:s text:c="16"/>"max_per_booking": 1,</text:p>
      <text:p text:style-name="P220"><text:s text:c="16"/>"message_to_attendee": null,</text:p>
      <text:p text:style-name="P220"><text:s text:c="16"/>"createdAt": "2020-05-16T14:55:16.000Z",</text:p>
      <text:p text:style-name="P220"><text:s text:c="16"/>"updatedAt": "2020-05-17T04:22:13.000Z",</text:p>
      <text:p text:style-name="P220"><text:s text:c="16"/>"deletedAt": null</text:p>
      <text:p text:style-name="P220"><text:s text:c="12"/>}</text:p>
      <text:p text:style-name="P220"><text:s text:c="8"/>],</text:p>
      <text:p text:style-name="P220"><text:s text:c="8"/>"currency": {</text:p>
      <text:p text:style-name="P220"><text:s text:c="12"/>"id": 1,</text:p>
      <text:p text:style-name="P220"><text:s text:c="12"/>"name": "USD",</text:p>
      <text:p text:style-name="P220"><text:s text:c="12"/>"code": "usd",</text:p>
      <text:p text:style-name="P220"><text:s text:c="12"/>"is_active": true,</text:p>
      <text:p text:style-name="P220"><text:s text:c="12"/>"createdAt": "2020-05-16T20:16:01.000Z",</text:p>
      <text:p text:style-name="P220"><text:s text:c="12"/>"updatedAt": null,</text:p>
      <text:p text:style-name="P220"><text:s text:c="12"/>"deletedAt": null</text:p>
      <text:p text:style-name="P220"><text:s text:c="8"/>},</text:p>
      <text:p text:style-name="P220"><text:s text:c="8"/>"event_schedule_details": [</text:p>
      <text:p text:style-name="P220"><text:s text:c="12"/>{</text:p>
      <text:p text:style-name="P220"><text:s text:c="16"/>"id": 1,</text:p>
      <text:p text:style-name="P220"><text:s text:c="16"/>"event_id": 1,</text:p>
      <text:p text:style-name="P220"><text:s text:c="16"/>"event_day": "Day1 ",</text:p>
      <text:p text:style-name="P220"><text:s text:c="16"/>"event_time": "2020-05-16 20:30:33",</text:p>
      <text:p text:style-name="P220"><text:s text:c="16"/>"description": "This ticket is good for online acces for ONE to this 8pm show. <text:s text:c="2"/>We encourage you to log in a few minutes early, just to make sure everything is working!\n",</text:p>
      <text:p text:style-name="P220"><text:s text:c="16"/>"createdAt": "2020-05-16T14:55:16.000Z",</text:p>
      <text:p text:style-name="P220"><text:s text:c="16"/>"updatedAt": "2020-05-16T14:55:17.000Z",</text:p>
      <text:p text:style-name="P220"><text:s text:c="16"/>"deletedAt": null</text:p>
      <text:p text:style-name="P220"><text:s text:c="12"/>}</text:p>
      <text:p text:style-name="P220"><text:s text:c="8"/>]</text:p>
      <text:p text:style-name="P220"><text:s text:c="4"/>}</text:p>
      <text:p text:style-name="P220">}</text:p>
      <text:p text:style-name="P220"/>
      <text:p text:style-name="P220"/>
      <text:p text:style-name="P379"/>
      <text:p text:style-name="P373">52) My <text:span text:style-name="T131">Orders</text:span></text:p>
      <text:p text:style-name="P373"/>
      <text:p text:style-name="P379">METHOD : GET</text:p>
      <text:p text:style-name="P379"/>
      <text:p text:style-name="P389"><text:span text:style-name="T64">URL : </text:span><text:a xlink:type="simple" xlink:href="http://127.0.0.1:8012/api/my_events/" text:style-name="Internet_20_link" text:visited-style-name="Visited_20_Internet_20_Link"><text:span text:style-name="T57">http://127.0.0.1:8012/</text:span></text:a><text:span text:style-name="T60">api/my_orders/&lt;:user_id&gt;</text:span></text:p>
      <text:p text:style-name="P379"/>
      <text:p text:style-name="P221">SAMPLE RESONSE:</text:p>
      <text:p text:style-name="P221"/>
      <text:p text:style-name="P223">{</text:p>
      <text:p text:style-name="P223"><text:s text:c="4"/>"success": true,</text:p>
      <text:p text:style-name="P223"><text:s text:c="4"/>"data": [</text:p>
      <text:p text:style-name="P223"><text:s text:c="8"/>{</text:p>
      <text:p text:style-name="P223"><text:s text:c="12"/>"id": 4,</text:p>
      <text:p text:style-name="P223"><text:s text:c="12"/>"user_id": 1,</text:p>
      <text:p text:style-name="P223"><text:s text:c="12"/>"event_user_id": 1,</text:p>
      <text:p text:style-name="P223"><text:s text:c="12"/>"event_id": 2,</text:p>
      <text:p text:style-name="P223"><text:s text:c="12"/>"currency_id": 3,</text:p>
      <text:p text:style-name="P223"><text:soft-page-break/><text:s text:c="12"/>"no_of_tickets": 2,</text:p>
      <text:p text:style-name="P223"><text:s text:c="12"/>"total_amount": 62,</text:p>
      <text:p text:style-name="P223"><text:s text:c="12"/>"transaction_id": "pi_1GjeJrCUm7aWueh9xQ2lKLUc",</text:p>
      <text:p text:style-name="P223"><text:s text:c="12"/>"payment_source": "Stripe Payment",</text:p>
      <text:p text:style-name="P223"><text:s text:c="12"/>"status": "succeeded",</text:p>
      <text:p text:style-name="P223"><text:s text:c="12"/>"createdAt": "2020-05-17T04:41:50.000Z",</text:p>
      <text:p text:style-name="P223"><text:s text:c="12"/>"updatedAt": "2020-05-17T04:41:50.000Z",</text:p>
      <text:p text:style-name="P223"><text:s text:c="12"/>"deletedAt": null,</text:p>
      <text:p text:style-name="P223"><text:s text:c="12"/>"event_order_items": [</text:p>
      <text:p text:style-name="P223"><text:s text:c="16"/>{</text:p>
      <text:p text:style-name="P223"><text:s text:c="20"/>"id": 4,</text:p>
      <text:p text:style-name="P223"><text:s text:c="20"/>"event_order_id": 4,</text:p>
      <text:p text:style-name="P223"><text:s text:c="20"/>"event_ticket_id": 2,</text:p>
      <text:p text:style-name="P223"><text:s text:c="20"/>"no_of_tickets": 1,</text:p>
      <text:p text:style-name="P223"><text:s text:c="20"/>"amount": 22,</text:p>
      <text:p text:style-name="P223"><text:s text:c="20"/>"total_amount": 22,</text:p>
      <text:p text:style-name="P223"><text:s text:c="20"/>"createdAt": "2020-05-17T04:41:50.000Z",</text:p>
      <text:p text:style-name="P223"><text:s text:c="20"/>"updatedAt": "2020-05-17T04:41:50.000Z",</text:p>
      <text:p text:style-name="P223"><text:s text:c="20"/>"deletedAt": null</text:p>
      <text:p text:style-name="P223"><text:s text:c="16"/>},</text:p>
      <text:p text:style-name="P223"><text:s text:c="16"/>{</text:p>
      <text:p text:style-name="P223"><text:s text:c="20"/>"id": 5,</text:p>
      <text:p text:style-name="P223"><text:s text:c="20"/>"event_order_id": 4,</text:p>
      <text:p text:style-name="P223"><text:s text:c="20"/>"event_ticket_id": 3,</text:p>
      <text:p text:style-name="P223"><text:s text:c="20"/>"no_of_tickets": 1,</text:p>
      <text:p text:style-name="P223"><text:s text:c="20"/>"amount": 40,</text:p>
      <text:p text:style-name="P223"><text:s text:c="20"/>"total_amount": 40,</text:p>
      <text:p text:style-name="P223"><text:s text:c="20"/>"createdAt": "2020-05-17T04:41:50.000Z",</text:p>
      <text:p text:style-name="P223"><text:s text:c="20"/>"updatedAt": "2020-05-17T04:41:50.000Z",</text:p>
      <text:p text:style-name="P223"><text:s text:c="20"/>"deletedAt": null</text:p>
      <text:p text:style-name="P223"><text:s text:c="16"/>}</text:p>
      <text:p text:style-name="P223"><text:s text:c="12"/>],</text:p>
      <text:p text:style-name="P223"><text:s text:c="12"/>"user": {</text:p>
      <text:p text:style-name="P223"><text:s text:c="16"/>"id": 1,</text:p>
      <text:p text:style-name="P223"><text:s text:c="16"/>"first_name": "admin",</text:p>
      <text:p text:style-name="P223"><text:s text:c="16"/>"last_name": "a",</text:p>
      <text:p text:style-name="P223"><text:s text:c="16"/>"password": "$2b$04$a5xX4zSNe7/nB7WDuyQHS.HiWJ/tD5Q7JrhZuJaVn/71wWgE73BKm",</text:p>
      <text:p text:style-name="P223"><text:s text:c="16"/>"gender": 1,</text:p>
      <text:p text:style-name="P223"><text:s text:c="16"/>"dob": "1994-12-22",</text:p>
      <text:p text:style-name="P223"><text:s text:c="16"/>"email": "admin@event.com",</text:p>
      <text:p text:style-name="P223"><text:s text:c="16"/>"area_code": "+91",</text:p>
      <text:p text:style-name="P223"><text:s text:c="16"/>"mobile_no": "9791447542",</text:p>
      <text:p text:style-name="P223"><text:s text:c="16"/>"address_1": "address 1",</text:p>
      <text:p text:style-name="P223"><text:s text:c="16"/>"address_2": "address 2",</text:p>
      <text:p text:style-name="P223"><text:s text:c="16"/>"role_id": 1,</text:p>
      <text:p text:style-name="P223"><text:s text:c="16"/>"city": "chennai",</text:p>
      <text:p text:style-name="P223"><text:s text:c="16"/>"state": "TN",</text:p>
      <text:p text:style-name="P223"><text:s text:c="16"/>"pincode": 600004,</text:p>
      <text:p text:style-name="P223"><text:s text:c="16"/>"country": "India",</text:p>
      <text:p text:style-name="P223"><text:s text:c="16"/>"createdAt": "2020-05-16T20:16:01.000Z",</text:p>
      <text:p text:style-name="P223"><text:s text:c="16"/>"updatedAt": "2020-05-22T04:19:54.000Z",</text:p>
      <text:p text:style-name="P223"><text:s text:c="16"/>"deletedAt": null,</text:p>
      <text:p text:style-name="P223"><text:s text:c="16"/>"is_active": true,</text:p>
      <text:p text:style-name="P223"><text:s text:c="16"/>"is_admin": false,</text:p>
      <text:p text:style-name="P223"><text:s text:c="16"/>"is_login": true,</text:p>
      <text:p text:style-name="P223"><text:s text:c="16"/>"is_email_verified": false,</text:p>
      <text:p text:style-name="P223"><text:s text:c="16"/>"email_verification_token": null,</text:p>
      <text:p text:style-name="P223"><text:s text:c="16"/>"email_verified_date": null,</text:p>
      <text:p text:style-name="P223"><text:s text:c="16"/>"last_login": "2020-05-22T04:19:54.000Z",</text:p>
      <text:p text:style-name="P223"><text:s text:c="16"/>"token_expiry_hours": "6",</text:p>
      <text:p text:style-name="P223"><text:soft-page-break/><text:s text:c="16"/>"forgot_pass_token": null,</text:p>
      <text:p text:style-name="P223"><text:s text:c="16"/>"forgot_pass_date": null,</text:p>
      <text:p text:style-name="P223"><text:s text:c="16"/>"forgot_pass_exp_timestamp": null,</text:p>
      <text:p text:style-name="P223"><text:s text:c="16"/>"user_type": null,</text:p>
      <text:p text:style-name="P223"><text:s text:c="16"/>"img_dir": null,</text:p>
      <text:p text:style-name="P223"><text:s text:c="16"/>"img_name": null</text:p>
      <text:p text:style-name="P223"><text:s text:c="12"/>}</text:p>
      <text:p text:style-name="P223"><text:s text:c="8"/>},</text:p>
      <text:p text:style-name="P223"><text:s text:c="8"/>{</text:p>
      <text:p text:style-name="P223"><text:s text:c="12"/>"id": 3,</text:p>
      <text:p text:style-name="P223"><text:s text:c="12"/>"user_id": 1,</text:p>
      <text:p text:style-name="P223"><text:s text:c="12"/>"event_user_id": 1,</text:p>
      <text:p text:style-name="P223"><text:s text:c="12"/>"event_id": 1,</text:p>
      <text:p text:style-name="P223"><text:s text:c="12"/>"currency_id": 1,</text:p>
      <text:p text:style-name="P223"><text:s text:c="12"/>"no_of_tickets": 1,</text:p>
      <text:p text:style-name="P223"><text:s text:c="12"/>"total_amount": 20,</text:p>
      <text:p text:style-name="P223"><text:s text:c="12"/>"transaction_id": "pi_1Gje5cCUm7aWueh9wdyN9gn0",</text:p>
      <text:p text:style-name="P223"><text:s text:c="12"/>"payment_source": "Stripe Payment",</text:p>
      <text:p text:style-name="P223"><text:s text:c="12"/>"status": "succeeded",</text:p>
      <text:p text:style-name="P223"><text:s text:c="12"/>"createdAt": "2020-05-17T04:27:16.000Z",</text:p>
      <text:p text:style-name="P223"><text:s text:c="12"/>"updatedAt": "2020-05-17T04:27:16.000Z",</text:p>
      <text:p text:style-name="P223"><text:s text:c="12"/>"deletedAt": null,</text:p>
      <text:p text:style-name="P223"><text:s text:c="12"/>"event_order_items": [</text:p>
      <text:p text:style-name="P223"><text:s text:c="16"/>{</text:p>
      <text:p text:style-name="P223"><text:s text:c="20"/>"id": 3,</text:p>
      <text:p text:style-name="P223"><text:s text:c="20"/>"event_order_id": 3,</text:p>
      <text:p text:style-name="P223"><text:s text:c="20"/>"event_ticket_id": 1,</text:p>
      <text:p text:style-name="P223"><text:s text:c="20"/>"no_of_tickets": 1,</text:p>
      <text:p text:style-name="P223"><text:s text:c="20"/>"amount": 20,</text:p>
      <text:p text:style-name="P223"><text:s text:c="20"/>"total_amount": 20,</text:p>
      <text:p text:style-name="P223"><text:s text:c="20"/>"createdAt": "2020-05-17T04:27:16.000Z",</text:p>
      <text:p text:style-name="P223"><text:s text:c="20"/>"updatedAt": "2020-05-17T04:27:16.000Z",</text:p>
      <text:p text:style-name="P223"><text:s text:c="20"/>"deletedAt": null</text:p>
      <text:p text:style-name="P223"><text:s text:c="16"/>}</text:p>
      <text:p text:style-name="P223"><text:s text:c="12"/>],</text:p>
      <text:p text:style-name="P223"><text:s text:c="12"/>"user": {</text:p>
      <text:p text:style-name="P223"><text:s text:c="16"/>"id": 1,</text:p>
      <text:p text:style-name="P223"><text:s text:c="16"/>"first_name": "admin",</text:p>
      <text:p text:style-name="P223"><text:s text:c="16"/>"last_name": "a",</text:p>
      <text:p text:style-name="P223"><text:s text:c="16"/>"password": "$2b$04$a5xX4zSNe7/nB7WDuyQHS.HiWJ/tD5Q7JrhZuJaVn/71wWgE73BKm",</text:p>
      <text:p text:style-name="P223"><text:s text:c="16"/>"gender": 1,</text:p>
      <text:p text:style-name="P223"><text:s text:c="16"/>"dob": "1994-12-22",</text:p>
      <text:p text:style-name="P223"><text:s text:c="16"/>"email": "admin@event.com",</text:p>
      <text:p text:style-name="P223"><text:s text:c="16"/>"area_code": "+91",</text:p>
      <text:p text:style-name="P223"><text:s text:c="16"/>"mobile_no": "9791447542",</text:p>
      <text:p text:style-name="P223"><text:s text:c="16"/>"address_1": "address 1",</text:p>
      <text:p text:style-name="P223"><text:s text:c="16"/>"address_2": "address 2",</text:p>
      <text:p text:style-name="P223"><text:s text:c="16"/>"role_id": 1,</text:p>
      <text:p text:style-name="P223"><text:s text:c="16"/>"city": "chennai",</text:p>
      <text:p text:style-name="P223"><text:s text:c="16"/>"state": "TN",</text:p>
      <text:p text:style-name="P223"><text:s text:c="16"/>"pincode": 600004,</text:p>
      <text:p text:style-name="P223"><text:s text:c="16"/>"country": "India",</text:p>
      <text:p text:style-name="P223"><text:s text:c="16"/>"createdAt": "2020-05-16T20:16:01.000Z",</text:p>
      <text:p text:style-name="P223"><text:s text:c="16"/>"updatedAt": "2020-05-22T04:19:54.000Z",</text:p>
      <text:p text:style-name="P223"><text:s text:c="16"/>"deletedAt": null,</text:p>
      <text:p text:style-name="P223"><text:s text:c="16"/>"is_active": true,</text:p>
      <text:p text:style-name="P223"><text:s text:c="16"/>"is_admin": false,</text:p>
      <text:p text:style-name="P223"><text:s text:c="16"/>"is_login": true,</text:p>
      <text:p text:style-name="P223"><text:s text:c="16"/>"is_email_verified": false,</text:p>
      <text:p text:style-name="P223"><text:s text:c="16"/>"email_verification_token": null,</text:p>
      <text:p text:style-name="P223"><text:soft-page-break/><text:s text:c="16"/>"email_verified_date": null,</text:p>
      <text:p text:style-name="P223"><text:s text:c="16"/>"last_login": "2020-05-22T04:19:54.000Z",</text:p>
      <text:p text:style-name="P223"><text:s text:c="16"/>"token_expiry_hours": "6",</text:p>
      <text:p text:style-name="P223"><text:s text:c="16"/>"forgot_pass_token": null,</text:p>
      <text:p text:style-name="P223"><text:s text:c="16"/>"forgot_pass_date": null,</text:p>
      <text:p text:style-name="P223"><text:s text:c="16"/>"forgot_pass_exp_timestamp": null,</text:p>
      <text:p text:style-name="P223"><text:s text:c="16"/>"user_type": null,</text:p>
      <text:p text:style-name="P223"><text:s text:c="16"/>"img_dir": null,</text:p>
      <text:p text:style-name="P223"><text:s text:c="16"/>"img_name": null</text:p>
      <text:p text:style-name="P223"><text:s text:c="12"/>}</text:p>
      <text:p text:style-name="P223"><text:s text:c="8"/>},</text:p>
      <text:p text:style-name="P223"><text:s text:c="8"/>{</text:p>
      <text:p text:style-name="P223"><text:s text:c="12"/>"id": 2,</text:p>
      <text:p text:style-name="P223"><text:s text:c="12"/>"user_id": 1,</text:p>
      <text:p text:style-name="P223"><text:s text:c="12"/>"event_user_id": 1,</text:p>
      <text:p text:style-name="P223"><text:s text:c="12"/>"event_id": 1,</text:p>
      <text:p text:style-name="P223"><text:s text:c="12"/>"currency_id": 1,</text:p>
      <text:p text:style-name="P223"><text:s text:c="12"/>"no_of_tickets": 1,</text:p>
      <text:p text:style-name="P223"><text:s text:c="12"/>"total_amount": 20,</text:p>
      <text:p text:style-name="P223"><text:s text:c="12"/>"transaction_id": "pi_1Gje3LCUm7aWueh9ik2Xr9F0",</text:p>
      <text:p text:style-name="P223"><text:s text:c="12"/>"payment_source": "Stripe Payment",</text:p>
      <text:p text:style-name="P223"><text:s text:c="12"/>"status": "succeeded",</text:p>
      <text:p text:style-name="P223"><text:s text:c="12"/>"createdAt": "2020-05-17T04:24:46.000Z",</text:p>
      <text:p text:style-name="P223"><text:s text:c="12"/>"updatedAt": "2020-05-17T04:24:46.000Z",</text:p>
      <text:p text:style-name="P223"><text:s text:c="12"/>"deletedAt": null,</text:p>
      <text:p text:style-name="P223"><text:s text:c="12"/>"event_order_items": [</text:p>
      <text:p text:style-name="P223"><text:s text:c="16"/>{</text:p>
      <text:p text:style-name="P223"><text:s text:c="20"/>"id": 2,</text:p>
      <text:p text:style-name="P223"><text:s text:c="20"/>"event_order_id": 2,</text:p>
      <text:p text:style-name="P223"><text:s text:c="20"/>"event_ticket_id": 1,</text:p>
      <text:p text:style-name="P223"><text:s text:c="20"/>"no_of_tickets": 1,</text:p>
      <text:p text:style-name="P223"><text:s text:c="20"/>"amount": 20,</text:p>
      <text:p text:style-name="P223"><text:s text:c="20"/>"total_amount": 20,</text:p>
      <text:p text:style-name="P223"><text:s text:c="20"/>"createdAt": "2020-05-17T04:24:46.000Z",</text:p>
      <text:p text:style-name="P223"><text:s text:c="20"/>"updatedAt": "2020-05-17T04:24:47.000Z",</text:p>
      <text:p text:style-name="P223"><text:s text:c="20"/>"deletedAt": null</text:p>
      <text:p text:style-name="P223"><text:s text:c="16"/>}</text:p>
      <text:p text:style-name="P223"><text:s text:c="12"/>],</text:p>
      <text:p text:style-name="P223"><text:s text:c="12"/>"user": {</text:p>
      <text:p text:style-name="P223"><text:s text:c="16"/>"id": 1,</text:p>
      <text:p text:style-name="P223"><text:s text:c="16"/>"first_name": "admin",</text:p>
      <text:p text:style-name="P223"><text:s text:c="16"/>"last_name": "a",</text:p>
      <text:p text:style-name="P223"><text:s text:c="16"/>"password": "$2b$04$a5xX4zSNe7/nB7WDuyQHS.HiWJ/tD5Q7JrhZuJaVn/71wWgE73BKm",</text:p>
      <text:p text:style-name="P223"><text:s text:c="16"/>"gender": 1,</text:p>
      <text:p text:style-name="P223"><text:s text:c="16"/>"dob": "1994-12-22",</text:p>
      <text:p text:style-name="P223"><text:s text:c="16"/>"email": "admin@event.com",</text:p>
      <text:p text:style-name="P223"><text:s text:c="16"/>"area_code": "+91",</text:p>
      <text:p text:style-name="P223"><text:s text:c="16"/>"mobile_no": "9791447542",</text:p>
      <text:p text:style-name="P223"><text:s text:c="16"/>"address_1": "address 1",</text:p>
      <text:p text:style-name="P223"><text:s text:c="16"/>"address_2": "address 2",</text:p>
      <text:p text:style-name="P223"><text:s text:c="16"/>"role_id": 1,</text:p>
      <text:p text:style-name="P223"><text:s text:c="16"/>"city": "chennai",</text:p>
      <text:p text:style-name="P223"><text:s text:c="16"/>"state": "TN",</text:p>
      <text:p text:style-name="P223"><text:s text:c="16"/>"pincode": 600004,</text:p>
      <text:p text:style-name="P223"><text:s text:c="16"/>"country": "India",</text:p>
      <text:p text:style-name="P223"><text:s text:c="16"/>"createdAt": "2020-05-16T20:16:01.000Z",</text:p>
      <text:p text:style-name="P223"><text:s text:c="16"/>"updatedAt": "2020-05-22T04:19:54.000Z",</text:p>
      <text:p text:style-name="P223"><text:s text:c="16"/>"deletedAt": null,</text:p>
      <text:p text:style-name="P223"><text:s text:c="16"/>"is_active": true,</text:p>
      <text:p text:style-name="P223"><text:s text:c="16"/>"is_admin": false,</text:p>
      <text:p text:style-name="P223"><text:soft-page-break/><text:s text:c="16"/>"is_login": true,</text:p>
      <text:p text:style-name="P223"><text:s text:c="16"/>"is_email_verified": false,</text:p>
      <text:p text:style-name="P223"><text:s text:c="16"/>"email_verification_token": null,</text:p>
      <text:p text:style-name="P223"><text:s text:c="16"/>"email_verified_date": null,</text:p>
      <text:p text:style-name="P223"><text:s text:c="16"/>"last_login": "2020-05-22T04:19:54.000Z",</text:p>
      <text:p text:style-name="P223"><text:s text:c="16"/>"token_expiry_hours": "6",</text:p>
      <text:p text:style-name="P223"><text:s text:c="16"/>"forgot_pass_token": null,</text:p>
      <text:p text:style-name="P223"><text:s text:c="16"/>"forgot_pass_date": null,</text:p>
      <text:p text:style-name="P223"><text:s text:c="16"/>"forgot_pass_exp_timestamp": null,</text:p>
      <text:p text:style-name="P223"><text:s text:c="16"/>"user_type": null,</text:p>
      <text:p text:style-name="P223"><text:s text:c="16"/>"img_dir": null,</text:p>
      <text:p text:style-name="P223"><text:s text:c="16"/>"img_name": null</text:p>
      <text:p text:style-name="P223"><text:s text:c="12"/>}</text:p>
      <text:p text:style-name="P223"><text:s text:c="8"/>},</text:p>
      <text:p text:style-name="P223"><text:s text:c="8"/>{</text:p>
      <text:p text:style-name="P223"><text:s text:c="12"/>"id": 1,</text:p>
      <text:p text:style-name="P223"><text:s text:c="12"/>"user_id": 1,</text:p>
      <text:p text:style-name="P223"><text:s text:c="12"/>"event_user_id": 1,</text:p>
      <text:p text:style-name="P223"><text:s text:c="12"/>"event_id": 1,</text:p>
      <text:p text:style-name="P223"><text:s text:c="12"/>"currency_id": 1,</text:p>
      <text:p text:style-name="P223"><text:s text:c="12"/>"no_of_tickets": 1,</text:p>
      <text:p text:style-name="P223"><text:s text:c="12"/>"total_amount": 20,</text:p>
      <text:p text:style-name="P223"><text:s text:c="12"/>"transaction_id": "pi_1GjS2vCUm7aWueh9BNKC9yZt",</text:p>
      <text:p text:style-name="P223"><text:s text:c="12"/>"payment_source": "Stripe Payment",</text:p>
      <text:p text:style-name="P223"><text:s text:c="12"/>"status": "succeeded",</text:p>
      <text:p text:style-name="P223"><text:s text:c="12"/>"createdAt": "2020-05-16T15:35:32.000Z",</text:p>
      <text:p text:style-name="P223"><text:s text:c="12"/>"updatedAt": "2020-05-16T15:35:32.000Z",</text:p>
      <text:p text:style-name="P223"><text:s text:c="12"/>"deletedAt": null,</text:p>
      <text:p text:style-name="P223"><text:s text:c="12"/>"event_order_items": [</text:p>
      <text:p text:style-name="P223"><text:s text:c="16"/>{</text:p>
      <text:p text:style-name="P223"><text:s text:c="20"/>"id": 1,</text:p>
      <text:p text:style-name="P223"><text:s text:c="20"/>"event_order_id": 1,</text:p>
      <text:p text:style-name="P223"><text:s text:c="20"/>"event_ticket_id": 1,</text:p>
      <text:p text:style-name="P223"><text:s text:c="20"/>"no_of_tickets": 1,</text:p>
      <text:p text:style-name="P223"><text:s text:c="20"/>"amount": 20,</text:p>
      <text:p text:style-name="P223"><text:s text:c="20"/>"total_amount": 20,</text:p>
      <text:p text:style-name="P223"><text:s text:c="20"/>"createdAt": "2020-05-16T15:35:32.000Z",</text:p>
      <text:p text:style-name="P223"><text:s text:c="20"/>"updatedAt": "2020-05-16T15:35:32.000Z",</text:p>
      <text:p text:style-name="P223"><text:s text:c="20"/>"deletedAt": null</text:p>
      <text:p text:style-name="P223"><text:s text:c="16"/>}</text:p>
      <text:p text:style-name="P223"><text:s text:c="12"/>],</text:p>
      <text:p text:style-name="P223"><text:s text:c="12"/>"user": {</text:p>
      <text:p text:style-name="P223"><text:s text:c="16"/>"id": 1,</text:p>
      <text:p text:style-name="P223"><text:s text:c="16"/>"first_name": "admin",</text:p>
      <text:p text:style-name="P223"><text:s text:c="16"/>"last_name": "a",</text:p>
      <text:p text:style-name="P223"><text:s text:c="16"/>"password": "$2b$04$a5xX4zSNe7/nB7WDuyQHS.HiWJ/tD5Q7JrhZuJaVn/71wWgE73BKm",</text:p>
      <text:p text:style-name="P223"><text:s text:c="16"/>"gender": 1,</text:p>
      <text:p text:style-name="P223"><text:s text:c="16"/>"dob": "1994-12-22",</text:p>
      <text:p text:style-name="P223"><text:s text:c="16"/>"email": "admin@event.com",</text:p>
      <text:p text:style-name="P223"><text:s text:c="16"/>"area_code": "+91",</text:p>
      <text:p text:style-name="P223"><text:s text:c="16"/>"mobile_no": "9791447542",</text:p>
      <text:p text:style-name="P223"><text:s text:c="16"/>"address_1": "address 1",</text:p>
      <text:p text:style-name="P223"><text:s text:c="16"/>"address_2": "address 2",</text:p>
      <text:p text:style-name="P223"><text:s text:c="16"/>"role_id": 1,</text:p>
      <text:p text:style-name="P223"><text:s text:c="16"/>"city": "chennai",</text:p>
      <text:p text:style-name="P223"><text:s text:c="16"/>"state": "TN",</text:p>
      <text:p text:style-name="P223"><text:s text:c="16"/>"pincode": 600004,</text:p>
      <text:p text:style-name="P223"><text:s text:c="16"/>"country": "India",</text:p>
      <text:p text:style-name="P223"><text:s text:c="16"/>"createdAt": "2020-05-16T20:16:01.000Z",</text:p>
      <text:p text:style-name="P223"><text:s text:c="16"/>"updatedAt": "2020-05-22T04:19:54.000Z",</text:p>
      <text:p text:style-name="P223"><text:soft-page-break/><text:s text:c="16"/>"deletedAt": null,</text:p>
      <text:p text:style-name="P223"><text:s text:c="16"/>"is_active": true,</text:p>
      <text:p text:style-name="P223"><text:s text:c="16"/>"is_admin": false,</text:p>
      <text:p text:style-name="P223"><text:s text:c="16"/>"is_login": true,</text:p>
      <text:p text:style-name="P223"><text:s text:c="16"/>"is_email_verified": false,</text:p>
      <text:p text:style-name="P223"><text:s text:c="16"/>"email_verification_token": null,</text:p>
      <text:p text:style-name="P223"><text:s text:c="16"/>"email_verified_date": null,</text:p>
      <text:p text:style-name="P223"><text:s text:c="16"/>"last_login": "2020-05-22T04:19:54.000Z",</text:p>
      <text:p text:style-name="P223"><text:s text:c="16"/>"token_expiry_hours": "6",</text:p>
      <text:p text:style-name="P223"><text:s text:c="16"/>"forgot_pass_token": null,</text:p>
      <text:p text:style-name="P223"><text:s text:c="16"/>"forgot_pass_date": null,</text:p>
      <text:p text:style-name="P223"><text:s text:c="16"/>"forgot_pass_exp_timestamp": null,</text:p>
      <text:p text:style-name="P223"><text:s text:c="16"/>"user_type": null,</text:p>
      <text:p text:style-name="P223"><text:s text:c="16"/>"img_dir": null,</text:p>
      <text:p text:style-name="P223"><text:s text:c="16"/>"img_name": null</text:p>
      <text:p text:style-name="P223"><text:s text:c="12"/>}</text:p>
      <text:p text:style-name="P223"><text:s text:c="8"/>}</text:p>
      <text:p text:style-name="P223"><text:s text:c="4"/>],</text:p>
      <text:p text:style-name="P223"><text:s text:c="4"/>"count": 4</text:p>
      <text:p text:style-name="P223">}</text:p>
      <text:p text:style-name="P223"/>
      <text:p text:style-name="P223"/>
      <text:p text:style-name="P223"/>
      <text:p text:style-name="P223"/>
      <text:p text:style-name="P380"/>
      <text:p text:style-name="P374">52) My <text:span text:style-name="T131">Order Detail</text:span></text:p>
      <text:p text:style-name="P374"/>
      <text:p text:style-name="P380">METHOD : GET</text:p>
      <text:p text:style-name="P380"/>
      <text:p text:style-name="P390"><text:span text:style-name="T64">URL : </text:span><text:a xlink:type="simple" xlink:href="http://127.0.0.1:8012/api/my_events/" text:style-name="Internet_20_link" text:visited-style-name="Visited_20_Internet_20_Link"><text:span text:style-name="T57">http://127.0.0.1:8012/</text:span></text:a><text:span text:style-name="T60">api/</text:span><text:span text:style-name="T61">my_order_detail</text:span><text:span text:style-name="T60">/&lt;:user_id&gt;/</text:span><text:span text:style-name="T61">&lt;:id&gt;</text:span></text:p>
      <text:p text:style-name="P380"/>
      <text:p text:style-name="P222">SAMPLE RESONSE:</text:p>
      <text:p text:style-name="P222"/>
      <text:p text:style-name="P224">{</text:p>
      <text:p text:style-name="P224"><text:s text:c="4"/>"success": true,</text:p>
      <text:p text:style-name="P224"><text:s text:c="4"/>"data": {</text:p>
      <text:p text:style-name="P224"><text:s text:c="8"/>"id": 4,</text:p>
      <text:p text:style-name="P224"><text:s text:c="8"/>"user_id": 1,</text:p>
      <text:p text:style-name="P224"><text:s text:c="8"/>"event_user_id": 1,</text:p>
      <text:p text:style-name="P224"><text:s text:c="8"/>"event_id": 2,</text:p>
      <text:p text:style-name="P224"><text:s text:c="8"/>"currency_id": 3,</text:p>
      <text:p text:style-name="P224"><text:s text:c="8"/>"no_of_tickets": 2,</text:p>
      <text:p text:style-name="P224"><text:s text:c="8"/>"total_amount": 62,</text:p>
      <text:p text:style-name="P224"><text:s text:c="8"/>"transaction_id": "pi_1GjeJrCUm7aWueh9xQ2lKLUc",</text:p>
      <text:p text:style-name="P224"><text:s text:c="8"/>"payment_source": "Stripe Payment",</text:p>
      <text:p text:style-name="P224"><text:s text:c="8"/>"status": "succeeded",</text:p>
      <text:p text:style-name="P224"><text:s text:c="8"/>"createdAt": "2020-05-17T04:41:50.000Z",</text:p>
      <text:p text:style-name="P224"><text:s text:c="8"/>"updatedAt": "2020-05-17T04:41:50.000Z",</text:p>
      <text:p text:style-name="P224"><text:s text:c="8"/>"deletedAt": null,</text:p>
      <text:p text:style-name="P224"><text:s text:c="8"/>"event": {</text:p>
      <text:p text:style-name="P224"><text:s text:c="12"/>"id": 2,</text:p>
      <text:p text:style-name="P224"><text:s text:c="12"/>"user_id": 1,</text:p>
      <text:p text:style-name="P224"><text:s text:c="12"/>"name": "GAIA: Global Activation of Intention and Action",</text:p>
      <text:p text:style-name="P224"><text:s text:c="12"/>"slug": "gaia-global-activation-of-intention-and-action",</text:p>
      <text:p text:style-name="P384"><text:span text:style-name="T29"><text:s text:c="12"/>"description": "&lt;p&gt;GAIA is an impromptu global infrastructure, offered by the Presencing Institute in light of the Covid-19 pandemic for sense-making, for leaning into our current moment of disruption, and letting this moment move us toward civilizational renewal. This is a&amp;nbsp;&lt;strong&gt;14-week journey&amp;nbsp;&lt;/strong&gt;with an online platform to connect (to be shared soon) and calls to co-sense togeth&lt;/p&gt;&lt;p&gt;&lt;br&gt;&lt;/p&gt;&lt;p&gt;&lt;br&gt;&lt;/p&gt;&lt;p&gt;&lt;br&gt;&lt;/p&gt;&lt;ul&gt;&lt;li&gt;Spanish speakers - sign up for sessions&amp;nbsp;&lt;a href=\"https://www.eventbrite.com/e/gaia-activacion-global-de-intencion-y-accion-</text:span><text:soft-page-break/><text:span text:style-name="T29">tickets-100565490088\" rel=\"noopener noreferrer\" target=\"_blank\"&gt;here&lt;/a&gt;.&lt;/li&gt;&lt;li&gt;Portuguese speakers - sign up for sessions&amp;nbsp;&lt;a href=\"https://www.eventbrite.com/e/gaia-ativacao-global-de-intencao-e-acao-tickets-100893447016\" rel=\"noopener noreferrer\" target=\"_blank\"&gt;here&lt;/a&gt;.&lt;/li&gt;&lt;li&gt;French speakers - sign up for sessions&amp;nbsp;&lt;a href=\"https://www.eventbrite.com/e/gaia-activation-globale-de-lintention-et-de-laction-tickets-102182414352\" rel=\"noopener noreferrer\" target=\"_blank\"&gt;here&lt;/a&gt;&amp;nbsp;(alternate dates!)&lt;/li&gt;&lt;li&gt;German speakers - sign up for sessions&amp;nbsp;&lt;a href=\"https://www.eventbrite.de/e/gaia-global-activation-of-intention-and-action-tickets-100702362477\" rel=\"noopener noreferrer\" target=\"_blank\"&gt;here&lt;/a&gt;&amp;nbsp;(alternate dates!)&lt;/li&gt;&lt;li&gt;Dutch speakers - sign up for sessions&amp;nbsp;&lt;a href=\"https://www.eventbrite.com/e/gaia-wereldwijde-activering-van-intentie-and-actie-tickets-101449309616\" rel=\"noopener noreferrer\" target=\"_blank\"&gt;here&lt;/a&gt;&amp;nbsp;(alternate dates!)&lt;/li&gt;&lt;li&gt;Japanese speakers - sign up for sessions&amp;nbsp;&lt;a href=\"https://gaiajapanhub20200504.peatix.com/\" rel=\"noopener noreferrer\" target=\"_blank\"&gt;here&lt;/a&gt;&amp;nbsp;(alternate dates!)&lt;/li&gt;&lt;/ul&gt;&lt;p&gt;Leading up to the&amp;nbsp;&lt;strong&gt;July 10-11 virtual Global Forum&lt;/strong&gt;, GAIA will practice a collective \"inhale and exhale\" together. On the \"inhale\" weeks, we will meet together virtually as a global community, with co-sensing conversations and hearing from inspirational guests. On the \"exhale\" weeks, you will meet together with your communities in the ways that work best for you, with an iterative framework we will share during the global community conversations. More info below...&lt;/p&gt;&lt;p&gt;&lt;em&gt;For session times, use this&amp;nbsp;&lt;/em&gt;&lt;a href=\"https://www.timeanddate.com/worldclock/\" rel=\"noopener noreferrer\" target=\"_blank\"&gt;&lt;em&gt;world clock to convert to your timezone&lt;/em&gt;&lt;/a&gt;&lt;em&gt;.&lt;/em&gt;&lt;/p&gt;&lt;p&gt;&lt;br&gt;&lt;/p&gt;&lt;p&gt;&lt;br&gt;&lt;/p&gt;&lt;p&gt;&lt;br&gt;&lt;/p&gt;&lt;h2&gt;Framing &amp;amp; Description&lt;/h2&gt;&lt;p&gt;Covid-19, like any disruption, essentially confronts each of us with a choice: (1) to freeze, turn away from others, only care for ourselves, or (2) to turn toward others to support and comfort those who need help. That choice between acting from ego or acting from ecosystem awareness is one that we face every day, every hour, every moment. The more the world sinks into chaos, desperation, and confusion, the greater our responsibility to radiate presence, compassion, and grounded action confidence.&lt;/p&gt;&lt;p&gt;&lt;a href=\"https://www.presencing.org/news/news/gaia-global-activation-of-intention-and-action\" rel=\"noopener noreferrer\" target=\"_blank\"&gt;GAIA&lt;/a&gt;&amp;nbsp;offers a journey for change-makers, leaders, and citizens from all sectors, systems, and cultures — a journey that will culminate in a virtual Global Forum, multi-local and multi-regional, in July, co-created among the participants and focused on the transformation journey of the next decade.&lt;/p&gt;&lt;p&gt;The actual format of this journey will evolve with and adjust to the situation unfolding around us. GAIA's infrastructure invites you to join with your whole Self and is designed to be accessible to all, whether you join from home while in self-quarantine or in concert with friends and fellow change-makers in your local organization or community.&lt;/p&gt;&lt;p&gt;The time to pause, to sense, to connect, and to act together is now. Because no one can do this alone. By activating our capacity for deep listening, we support each other, co-sense what is actually going on in current reality and what is wanting to be born.&amp;nbsp;&lt;a href=\"https://www.presencing.org/news/news/gaia-global-activation-of-intention-and-action\" rel=\"noopener noreferrer\" target=\"_blank\"&gt;GAIA&lt;/a&gt;&amp;nbsp;can help us function as a collective organ of perception - a shared perceptive capacity we create together.&lt;/p&gt;",</text:span></text:p>
      <text:p text:style-name="P224"><text:s text:c="12"/>"start_date": "2020-05-21",</text:p>
      <text:p text:style-name="P224"><text:s text:c="12"/>"end_date": "2020-05-22",</text:p>
      <text:p text:style-name="P224"><text:s text:c="12"/>"start_time": "2020-05-17 6:0:18",</text:p>
      <text:p text:style-name="P224"><text:s text:c="12"/>"end_time": "2020-05-17 18:30:18",</text:p>
      <text:p text:style-name="P224"><text:s text:c="12"/>"time_zone": "BST",</text:p>
      <text:p text:style-name="P224"><text:s text:c="12"/>"type": "online",</text:p>
      <text:p text:style-name="P224"><text:s text:c="12"/>"event_visibility": "public",</text:p>
      <text:p text:style-name="P224"><text:s text:c="12"/>"thumb_nail_img_dir": "assets/events/",</text:p>
      <text:p text:style-name="P224"><text:s text:c="12"/>"thumb_nail_img_name": "1589690057407_https___cdnevbuccom_images_96944440_432371562_1_original.jpeg",</text:p>
      <text:p text:style-name="P224"><text:s text:c="12"/>"img_dir": "assets/events/",</text:p>
      <text:p text:style-name="P224"><text:s text:c="12"/>"img_name": "1589690062732_https___cdnevbuccom_images_90478005_189080945053_1_original.jpeg",</text:p>
      <text:p text:style-name="P224"><text:s text:c="12"/>"venue_name": "Hotel Taj",</text:p>
      <text:p text:style-name="P224"><text:s text:c="12"/>"address_line_1": "goa",</text:p>
      <text:p text:style-name="P224"><text:s text:c="12"/>"address_line_2": "North Goa,Goa,India,403004",</text:p>
      <text:p text:style-name="P224"><text:s text:c="12"/>"city": "North Goa",</text:p>
      <text:p text:style-name="P224"><text:s text:c="12"/>"city_id": 2,</text:p>
      <text:p text:style-name="P224"><text:s text:c="12"/>"state": "Goa",</text:p>
      <text:p text:style-name="P224"><text:soft-page-break/><text:s text:c="12"/>"state_id": 2,</text:p>
      <text:p text:style-name="P224"><text:s text:c="12"/>"country": "India",</text:p>
      <text:p text:style-name="P224"><text:s text:c="12"/>"country_id": 1,</text:p>
      <text:p text:style-name="P224"><text:s text:c="12"/>"pincode": "403004",</text:p>
      <text:p text:style-name="P224"><text:s text:c="12"/>"lat": "15.4571935",</text:p>
      <text:p text:style-name="P224"><text:s text:c="12"/>"long": "73.8115419",</text:p>
      <text:p text:style-name="P224"><text:s text:c="12"/>"tags": "Tag1,tag2",</text:p>
      <text:p text:style-name="P224"><text:s text:c="12"/>"category_name": "Music",</text:p>
      <text:p text:style-name="P224"><text:s text:c="12"/>"category_id": 1,</text:p>
      <text:p text:style-name="P224"><text:s text:c="12"/>"currency_id": 3,</text:p>
      <text:p text:style-name="P224"><text:s text:c="12"/>"status": "published",</text:p>
      <text:p text:style-name="P224"><text:s text:c="12"/>"is_popular": true,</text:p>
      <text:p text:style-name="P224"><text:s text:c="12"/>"createdAt": "2020-05-17T04:39:46.000Z",</text:p>
      <text:p text:style-name="P224"><text:s text:c="12"/>"updatedAt": "2020-05-17T06:48:29.000Z",</text:p>
      <text:p text:style-name="P224"><text:s text:c="12"/>"deletedAt": null</text:p>
      <text:p text:style-name="P224"><text:s text:c="8"/>},</text:p>
      <text:p text:style-name="P224"><text:s text:c="8"/>"event_order_items": [</text:p>
      <text:p text:style-name="P224"><text:s text:c="12"/>{</text:p>
      <text:p text:style-name="P224"><text:s text:c="16"/>"id": 4,</text:p>
      <text:p text:style-name="P224"><text:s text:c="16"/>"event_order_id": 4,</text:p>
      <text:p text:style-name="P224"><text:s text:c="16"/>"event_ticket_id": 2,</text:p>
      <text:p text:style-name="P224"><text:s text:c="16"/>"no_of_tickets": 1,</text:p>
      <text:p text:style-name="P224"><text:s text:c="16"/>"amount": 22,</text:p>
      <text:p text:style-name="P224"><text:s text:c="16"/>"total_amount": 22,</text:p>
      <text:p text:style-name="P224"><text:s text:c="16"/>"createdAt": "2020-05-17T04:41:50.000Z",</text:p>
      <text:p text:style-name="P224"><text:s text:c="16"/>"updatedAt": "2020-05-17T04:41:50.000Z",</text:p>
      <text:p text:style-name="P224"><text:s text:c="16"/>"deletedAt": null</text:p>
      <text:p text:style-name="P224"><text:s text:c="12"/>},</text:p>
      <text:p text:style-name="P224"><text:s text:c="12"/>{</text:p>
      <text:p text:style-name="P224"><text:s text:c="16"/>"id": 5,</text:p>
      <text:p text:style-name="P224"><text:s text:c="16"/>"event_order_id": 4,</text:p>
      <text:p text:style-name="P224"><text:s text:c="16"/>"event_ticket_id": 3,</text:p>
      <text:p text:style-name="P224"><text:s text:c="16"/>"no_of_tickets": 1,</text:p>
      <text:p text:style-name="P224"><text:s text:c="16"/>"amount": 40,</text:p>
      <text:p text:style-name="P224"><text:s text:c="16"/>"total_amount": 40,</text:p>
      <text:p text:style-name="P224"><text:s text:c="16"/>"createdAt": "2020-05-17T04:41:50.000Z",</text:p>
      <text:p text:style-name="P224"><text:s text:c="16"/>"updatedAt": "2020-05-17T04:41:50.000Z",</text:p>
      <text:p text:style-name="P224"><text:s text:c="16"/>"deletedAt": null</text:p>
      <text:p text:style-name="P224"><text:s text:c="12"/>}</text:p>
      <text:p text:style-name="P224"><text:s text:c="8"/>]</text:p>
      <text:p text:style-name="P224"><text:s text:c="4"/>}</text:p>
      <text:p text:style-name="P224">}</text:p>
      <text:p text:style-name="P224"/>
      <text:p text:style-name="P375">52) <text:span text:style-name="T132">Add My Event</text:span></text:p>
      <text:p text:style-name="P375"/>
      <text:p text:style-name="P381">METHOD : <text:span text:style-name="T132">POST</text:span></text:p>
      <text:p text:style-name="P381"/>
      <text:p text:style-name="P391"><text:span text:style-name="T64">URL : </text:span><text:a xlink:type="simple" xlink:href="http://127.0.0.1:8012/api/my_events" text:style-name="Internet_20_link" text:visited-style-name="Visited_20_Internet_20_Link">http://127.0.0.1:8012/api/</text:a><text:a xlink:type="simple" xlink:href="http://127.0.0.1:8012/api/my_events" text:style-name="Internet_20_link" text:visited-style-name="Visited_20_Internet_20_Link"><text:span text:style-name="T62">my_events</text:span></text:a></text:p>
      <text:p text:style-name="P395"/>
      <text:p text:style-name="P395">Same As Event Post </text:p>
      <text:p text:style-name="P395"/>
      <text:p text:style-name="P395"/>
      <text:p text:style-name="P376">5<text:span text:style-name="T133">3</text:span>) <text:span text:style-name="T133">Update My Event</text:span></text:p>
      <text:p text:style-name="P376"/>
      <text:p text:style-name="P382">METHOD : <text:span text:style-name="T133">PUT</text:span></text:p>
      <text:p text:style-name="P382"/>
      <text:p text:style-name="P392"><text:span text:style-name="T64">URL : </text:span><text:a xlink:type="simple" xlink:href="http://127.0.0.1:8012/api/my_events" text:style-name="Internet_20_link" text:visited-style-name="Visited_20_Internet_20_Link">http://127.0.0.1:8012/api/</text:a><text:a xlink:type="simple" xlink:href="http://127.0.0.1:8012/api/my_events" text:style-name="Internet_20_link" text:visited-style-name="Visited_20_Internet_20_Link"><text:span text:style-name="T62">my_events</text:span></text:a></text:p>
      <text:p text:style-name="P396"/>
      <text:p text:style-name="P393"><text:span text:style-name="T57">Same As Event </text:span><text:span text:style-name="T63">Update</text:span></text:p>
      <text:p text:style-name="P397"/>
      <text:p text:style-name="P385"><text:soft-page-break/><text:span text:style-name="T132">5</text:span>4) My Tickets</text:p>
      <text:p text:style-name="P385"/>
      <text:p text:style-name="P385">METHOD : GET</text:p>
      <text:p text:style-name="P385"/>
      <text:p text:style-name="P385">URL: /api/my_tickets/:user_id</text:p>
      <text:p text:style-name="P385"/>
      <text:p text:style-name="P385">Sample Request</text:p>
      <text:p text:style-name="P385">==================</text:p>
      <text:p text:style-name="P385"/>
      <text:p text:style-name="P215">{</text:p>
      <text:p text:style-name="P215"><text:s text:c="4"/>"success": true,</text:p>
      <text:p text:style-name="P215"><text:s text:c="4"/>"data": [</text:p>
      <text:p text:style-name="P215"><text:s text:c="8"/>{</text:p>
      <text:p text:style-name="P215"><text:s text:c="12"/>"id": 1,</text:p>
      <text:p text:style-name="P215"><text:s text:c="12"/>"user_id": 2,</text:p>
      <text:p text:style-name="P215"><text:s text:c="12"/>"event_user_id": 2,</text:p>
      <text:p text:style-name="P215"><text:s text:c="12"/>"event_id": 1,</text:p>
      <text:p text:style-name="P215"><text:s text:c="12"/>"currency_id": 1,</text:p>
      <text:p text:style-name="P215"><text:s text:c="12"/>"no_of_tickets": 2,</text:p>
      <text:p text:style-name="P215"><text:s text:c="12"/>"total_amount": 106,</text:p>
      <text:p text:style-name="P215"><text:s text:c="12"/>"transaction_id": "pi_1Gm0RBCUm7aWueh9ezr9ERhD",</text:p>
      <text:p text:style-name="P215"><text:s text:c="12"/>"payment_source": "Stripe Payment",</text:p>
      <text:p text:style-name="P215"><text:s text:c="12"/>"status": "succeeded",</text:p>
      <text:p text:style-name="P215"><text:s text:c="12"/>"createdAt": "2020-05-23T16:43:08.000Z",</text:p>
      <text:p text:style-name="P215"><text:s text:c="12"/>"updatedAt": "2020-05-23T16:43:08.000Z",</text:p>
      <text:p text:style-name="P215"><text:s text:c="12"/>"deletedAt": null,</text:p>
      <text:p text:style-name="P215"><text:s text:c="12"/>"currency": {</text:p>
      <text:p text:style-name="P215"><text:s text:c="16"/>"name": "USD"</text:p>
      <text:p text:style-name="P215"><text:s text:c="12"/>},</text:p>
      <text:p text:style-name="P215"><text:s text:c="12"/>"event": {</text:p>
      <text:p text:style-name="P215"><text:s text:c="16"/>"name": "LinkedIn Marketing Essentials"</text:p>
      <text:p text:style-name="P215"><text:s text:c="12"/>}</text:p>
      <text:p text:style-name="P215"><text:s text:c="8"/>}</text:p>
      <text:p text:style-name="P215"><text:s text:c="4"/>],</text:p>
      <text:p text:style-name="P215"><text:s text:c="4"/>"count": 1</text:p>
      <text:p text:style-name="P215">}</text:p>
      <text:p text:style-name="P385"/>
      <text:p text:style-name="P385">55) My Ticket Details</text:p>
      <text:p text:style-name="P385"/>
      <text:p text:style-name="P385">METHOD : GET</text:p>
      <text:p text:style-name="P385"/>
      <text:p text:style-name="P385">URL: /api/my_tickets/:user_id/&lt;:ticket_id&gt;</text:p>
      <text:p text:style-name="P385"/>
      <text:p text:style-name="P386">Sample Response:</text:p>
      <text:p text:style-name="P386"/>
      <text:p text:style-name="P216">{</text:p>
      <text:p text:style-name="P216"><text:s text:c="4"/>"success": true,</text:p>
      <text:p text:style-name="P216"><text:s text:c="4"/>"data": {</text:p>
      <text:p text:style-name="P216"><text:s text:c="8"/>"id": 1,</text:p>
      <text:p text:style-name="P216"><text:s text:c="8"/>"user_id": 2,</text:p>
      <text:p text:style-name="P216"><text:s text:c="8"/>"event_user_id": 2,</text:p>
      <text:p text:style-name="P216"><text:s text:c="8"/>"event_id": 1,</text:p>
      <text:p text:style-name="P216"><text:s text:c="8"/>"currency_id": 1,</text:p>
      <text:p text:style-name="P216"><text:s text:c="8"/>"no_of_tickets": 2,</text:p>
      <text:p text:style-name="P216"><text:s text:c="8"/>"total_amount": 106,</text:p>
      <text:p text:style-name="P216"><text:s text:c="8"/>"transaction_id": "pi_1Gm0RBCUm7aWueh9ezr9ERhD",</text:p>
      <text:p text:style-name="P216"><text:s text:c="8"/>"payment_source": "Stripe Payment",</text:p>
      <text:p text:style-name="P216"><text:s text:c="8"/>"status": "succeeded",</text:p>
      <text:p text:style-name="P216"><text:s text:c="8"/>"createdAt": "2020-05-23T16:43:08.000Z",</text:p>
      <text:p text:style-name="P216"><text:s text:c="8"/>"updatedAt": "2020-05-23T16:43:08.000Z",</text:p>
      <text:p text:style-name="P216"><text:soft-page-break/><text:s text:c="8"/>"deletedAt": null,</text:p>
      <text:p text:style-name="P216"><text:s text:c="8"/>"event": {</text:p>
      <text:p text:style-name="P216"><text:s text:c="12"/>"name": "LinkedIn Marketing Essentials"</text:p>
      <text:p text:style-name="P216"><text:s text:c="8"/>},</text:p>
      <text:p text:style-name="P216"><text:s text:c="8"/>"event_order_items": [</text:p>
      <text:p text:style-name="P216"><text:s text:c="12"/>{</text:p>
      <text:p text:style-name="P216"><text:s text:c="16"/>"id": 1,</text:p>
      <text:p text:style-name="P216"><text:s text:c="16"/>"event_order_id": 1,</text:p>
      <text:p text:style-name="P216"><text:s text:c="16"/>"event_ticket_id": 1,</text:p>
      <text:p text:style-name="P216"><text:s text:c="16"/>"no_of_tickets": 1,</text:p>
      <text:p text:style-name="P216"><text:s text:c="16"/>"amount": 50,</text:p>
      <text:p text:style-name="P216"><text:s text:c="16"/>"total_amount": 50,</text:p>
      <text:p text:style-name="P216"><text:s text:c="16"/>"createdAt": "2020-05-23T16:43:08.000Z",</text:p>
      <text:p text:style-name="P216"><text:s text:c="16"/>"updatedAt": "2020-05-23T16:43:08.000Z",</text:p>
      <text:p text:style-name="P216"><text:s text:c="16"/>"deletedAt": null</text:p>
      <text:p text:style-name="P216"><text:s text:c="12"/>},</text:p>
      <text:p text:style-name="P216"><text:s text:c="12"/>{</text:p>
      <text:p text:style-name="P216"><text:s text:c="16"/>"id": 2,</text:p>
      <text:p text:style-name="P216"><text:s text:c="16"/>"event_order_id": 1,</text:p>
      <text:p text:style-name="P216"><text:s text:c="16"/>"event_ticket_id": 2,</text:p>
      <text:p text:style-name="P216"><text:s text:c="16"/>"no_of_tickets": 1,</text:p>
      <text:p text:style-name="P216"><text:s text:c="16"/>"amount": 56,</text:p>
      <text:p text:style-name="P216"><text:s text:c="16"/>"total_amount": 56,</text:p>
      <text:p text:style-name="P216"><text:s text:c="16"/>"createdAt": "2020-05-23T16:43:08.000Z",</text:p>
      <text:p text:style-name="P216"><text:s text:c="16"/>"updatedAt": "2020-05-23T16:43:08.000Z",</text:p>
      <text:p text:style-name="P216"><text:s text:c="16"/>"deletedAt": null</text:p>
      <text:p text:style-name="P216"><text:s text:c="12"/>}</text:p>
      <text:p text:style-name="P216"><text:s text:c="8"/>],</text:p>
      <text:p text:style-name="P216"><text:s text:c="8"/>"event_attenders": [</text:p>
      <text:p text:style-name="P216"><text:s text:c="12"/>{</text:p>
      <text:p text:style-name="P216"><text:s text:c="16"/>"id": 1,</text:p>
      <text:p text:style-name="P216"><text:s text:c="16"/>"event_id": 1,</text:p>
      <text:p text:style-name="P216"><text:s text:c="16"/>"event_order_id": 1,</text:p>
      <text:p text:style-name="P216"><text:s text:c="16"/>"event_ticket_id": null,</text:p>
      <text:p text:style-name="P216"><text:s text:c="16"/>"name": "Dhamo",</text:p>
      <text:p text:style-name="P216"><text:s text:c="16"/>"email": "damovenkatesh@gmail.com",</text:p>
      <text:p text:style-name="P216"><text:s text:c="16"/>"mobile_no": "7894561230",</text:p>
      <text:p text:style-name="P216"><text:s text:c="16"/>"company_name": "CGS",</text:p>
      <text:p text:style-name="P216"><text:s text:c="16"/>"destination": "Software Engg",</text:p>
      <text:p text:style-name="P216"><text:s text:c="16"/>"city": "chennai",</text:p>
      <text:p text:style-name="P216"><text:s text:c="16"/>"createdAt": "2020-05-23T16:43:08.000Z",</text:p>
      <text:p text:style-name="P216"><text:s text:c="16"/>"updatedAt": "2020-05-23T16:43:08.000Z",</text:p>
      <text:p text:style-name="P216"><text:s text:c="16"/>"deletedAt": null</text:p>
      <text:p text:style-name="P216"><text:s text:c="12"/>},</text:p>
      <text:p text:style-name="P216"><text:s text:c="12"/>{</text:p>
      <text:p text:style-name="P216"><text:s text:c="16"/>"id": 2,</text:p>
      <text:p text:style-name="P216"><text:s text:c="16"/>"event_id": 1,</text:p>
      <text:p text:style-name="P216"><text:s text:c="16"/>"event_order_id": 1,</text:p>
      <text:p text:style-name="P216"><text:s text:c="16"/>"event_ticket_id": null,</text:p>
      <text:p text:style-name="P216"><text:s text:c="16"/>"name": "Dhamo",</text:p>
      <text:p text:style-name="P216"><text:s text:c="16"/>"email": "damovenkatesh@gmail.com",</text:p>
      <text:p text:style-name="P216"><text:s text:c="16"/>"mobile_no": "7894561230",</text:p>
      <text:p text:style-name="P216"><text:s text:c="16"/>"company_name": "Cgs",</text:p>
      <text:p text:style-name="P216"><text:s text:c="16"/>"destination": "Tester",</text:p>
      <text:p text:style-name="P216"><text:s text:c="16"/>"city": "chenani",</text:p>
      <text:p text:style-name="P216"><text:s text:c="16"/>"createdAt": "2020-05-23T16:43:08.000Z",</text:p>
      <text:p text:style-name="P216"><text:s text:c="16"/>"updatedAt": "2020-05-23T16:43:08.000Z",</text:p>
      <text:p text:style-name="P216"><text:s text:c="16"/>"deletedAt": null</text:p>
      <text:p text:style-name="P216"><text:s text:c="12"/>}</text:p>
      <text:p text:style-name="P216"><text:s text:c="8"/>],</text:p>
      <text:p text:style-name="P216"><text:soft-page-break/><text:s text:c="8"/>"currency": {</text:p>
      <text:p text:style-name="P216"><text:s text:c="12"/>"name": "USD",</text:p>
      <text:p text:style-name="P216"><text:s text:c="12"/>"code": "usd"</text:p>
      <text:p text:style-name="P216"><text:s text:c="8"/>}</text:p>
      <text:p text:style-name="P216"><text:s text:c="4"/>}</text:p>
      <text:p text:style-name="P216">}</text:p>
      <text:p text:style-name="P216"/>
      <text:p text:style-name="P406"/>
      <text:p text:style-name="P406">55) <text:span text:style-name="T134">User Autocomplete</text:span></text:p>
      <text:p text:style-name="P406"/>
      <text:p text:style-name="P406">METHOD : GET</text:p>
      <text:p text:style-name="P406"/>
      <text:p text:style-name="P409"><text:span text:style-name="T105">URL: </text:span><text:span text:style-name="T29">api/user_auto_complete?q=dha</text:span></text:p>
      <text:p text:style-name="P406"/>
      <text:p text:style-name="P403">Sample Response:</text:p>
      <text:p text:style-name="P403"/>
      <text:p text:style-name="P399">{</text:p>
      <text:p text:style-name="P399"><text:s text:c="4"/>"success": true,</text:p>
      <text:p text:style-name="P399"><text:s text:c="4"/>"data": [</text:p>
      <text:p text:style-name="P399"><text:s text:c="8"/>{</text:p>
      <text:p text:style-name="P399"><text:s text:c="12"/>"id": 7,</text:p>
      <text:p text:style-name="P399"><text:s text:c="12"/>"first_name": "dhao",</text:p>
      <text:p text:style-name="P399"><text:s text:c="12"/>"last_name": null,</text:p>
      <text:p text:style-name="P399"><text:s text:c="12"/>"email": "852@gmail.com"</text:p>
      <text:p text:style-name="P399"><text:s text:c="8"/>},</text:p>
      <text:p text:style-name="P399"><text:s text:c="8"/>{</text:p>
      <text:p text:style-name="P399"><text:s text:c="12"/>"id": 6,</text:p>
      <text:p text:style-name="P399"><text:s text:c="12"/>"first_name": "dhao",</text:p>
      <text:p text:style-name="P399"><text:s text:c="12"/>"last_name": null,</text:p>
      <text:p text:style-name="P399"><text:s text:c="12"/>"email": "dd900@gmail.com"</text:p>
      <text:p text:style-name="P399"><text:s text:c="8"/>},</text:p>
      <text:p text:style-name="P399"><text:s text:c="8"/>{</text:p>
      <text:p text:style-name="P399"><text:s text:c="12"/>"id": 5,</text:p>
      <text:p text:style-name="P399"><text:s text:c="12"/>"first_name": "dhao",</text:p>
      <text:p text:style-name="P399"><text:s text:c="12"/>"last_name": null,</text:p>
      <text:p text:style-name="P399"><text:s text:c="12"/>"email": "d3d@gmail.com"</text:p>
      <text:p text:style-name="P399"><text:s text:c="8"/>},</text:p>
      <text:p text:style-name="P399"><text:s text:c="8"/>{</text:p>
      <text:p text:style-name="P399"><text:s text:c="12"/>"id": 4,</text:p>
      <text:p text:style-name="P399"><text:s text:c="12"/>"first_name": "dhao",</text:p>
      <text:p text:style-name="P399"><text:s text:c="12"/>"last_name": null,</text:p>
      <text:p text:style-name="P399"><text:s text:c="12"/>"email": "dd@gmail.com"</text:p>
      <text:p text:style-name="P399"><text:s text:c="8"/>},</text:p>
      <text:p text:style-name="P399"><text:s text:c="8"/>{</text:p>
      <text:p text:style-name="P399"><text:s text:c="12"/>"id": 3,</text:p>
      <text:p text:style-name="P399"><text:s text:c="12"/>"first_name": "dhao",</text:p>
      <text:p text:style-name="P399"><text:s text:c="12"/>"last_name": null,</text:p>
      <text:p text:style-name="P399"><text:s text:c="12"/>"email": "dddddddddddddddddd@gmail.com"</text:p>
      <text:p text:style-name="P399"><text:s text:c="8"/>},</text:p>
      <text:p text:style-name="P399"><text:s text:c="8"/>{</text:p>
      <text:p text:style-name="P399"><text:s text:c="12"/>"id": 2,</text:p>
      <text:p text:style-name="P399"><text:s text:c="12"/>"first_name": "Dhamo",</text:p>
      <text:p text:style-name="P399"><text:s text:c="12"/>"last_name": null,</text:p>
      <text:p text:style-name="P399"><text:s text:c="12"/>"email": "damovenkatesh@gmail.com"</text:p>
      <text:p text:style-name="P399"><text:s text:c="8"/>}</text:p>
      <text:p text:style-name="P399"><text:s text:c="4"/>],</text:p>
      <text:p text:style-name="P399"><text:s text:c="4"/>"count": 6</text:p>
      <text:p text:style-name="P399">}</text:p>
      <text:p text:style-name="P399"/>
      <text:p text:style-name="P399"/>
      <text:p text:style-name="P407"><text:soft-page-break/>55) <text:span text:style-name="T135">City Autocomplete</text:span></text:p>
      <text:p text:style-name="P407"/>
      <text:p text:style-name="P407">METHOD : GET</text:p>
      <text:p text:style-name="P407"/>
      <text:p text:style-name="P410"><text:span text:style-name="T105">URL: </text:span><text:span text:style-name="T29">api/</text:span><text:span text:style-name="T34">city</text:span><text:span text:style-name="T29">_auto_complete?q=</text:span><text:span text:style-name="T34">ch</text:span></text:p>
      <text:p text:style-name="P407"/>
      <text:p text:style-name="P404">Sample Response:</text:p>
      <text:p text:style-name="P404"/>
      <text:p text:style-name="P400">{</text:p>
      <text:p text:style-name="P400"><text:s text:c="4"/>"success": true,</text:p>
      <text:p text:style-name="P400"><text:s text:c="4"/>"data": [</text:p>
      <text:p text:style-name="P400"><text:s text:c="8"/>{</text:p>
      <text:p text:style-name="P400"><text:s text:c="12"/>"id": 2,</text:p>
      <text:p text:style-name="P400"><text:s text:c="12"/>"name": "chennai",</text:p>
      <text:p text:style-name="P400"><text:s text:c="12"/>"slug": "chennai"</text:p>
      <text:p text:style-name="P400"><text:s text:c="8"/>}</text:p>
      <text:p text:style-name="P400"><text:s text:c="4"/>],</text:p>
      <text:p text:style-name="P400"><text:s text:c="4"/>"count": 1</text:p>
      <text:p text:style-name="P400">}</text:p>
      <text:p text:style-name="P400"/>
      <text:p text:style-name="P408">55) <text:span text:style-name="T135">City Autocomplete</text:span></text:p>
      <text:p text:style-name="P408"/>
      <text:p text:style-name="P408">METHOD : GET</text:p>
      <text:p text:style-name="P408"/>
      <text:p text:style-name="P411"><text:span text:style-name="T105">URL: </text:span><text:span text:style-name="T29">api/</text:span><text:span text:style-name="T34">city</text:span><text:span text:style-name="T29">_auto_complete?q=</text:span><text:span text:style-name="T34">ch</text:span></text:p>
      <text:p text:style-name="P408"/>
      <text:p text:style-name="P405">Sample Response:</text:p>
      <text:p text:style-name="P405"/>
      <text:p text:style-name="P401">{</text:p>
      <text:p text:style-name="P401"><text:s text:c="4"/>"success": true,</text:p>
      <text:p text:style-name="P401"><text:s text:c="4"/>"data": [</text:p>
      <text:p text:style-name="P401"><text:s text:c="8"/>{</text:p>
      <text:p text:style-name="P401"><text:s text:c="12"/>"id": 2,</text:p>
      <text:p text:style-name="P401"><text:s text:c="12"/>"name": "chennai",</text:p>
      <text:p text:style-name="P401"><text:s text:c="12"/>"slug": "chennai"</text:p>
      <text:p text:style-name="P401"><text:s text:c="8"/>}</text:p>
      <text:p text:style-name="P401"><text:s text:c="4"/>],</text:p>
      <text:p text:style-name="P401"><text:s text:c="4"/>"count": 1</text:p>
      <text:p text:style-name="P401">}</text:p>
      <text:p text:style-name="P401"/>
      <text:p text:style-name="P408">5<text:span text:style-name="T136">6</text:span>) <text:span text:style-name="T137">Events Autocomplete</text:span></text:p>
      <text:p text:style-name="P408"/>
      <text:p text:style-name="P408">METHOD : GET</text:p>
      <text:p text:style-name="P408"/>
      <text:p text:style-name="P411"><text:span text:style-name="T105">URL: </text:span><text:span text:style-name="T29">api/</text:span><text:span text:style-name="T35">event</text:span><text:span text:style-name="T29">_auto_complete?q=</text:span><text:span text:style-name="T34">ch</text:span></text:p>
      <text:p text:style-name="P408"/>
      <text:p text:style-name="P405">Sample Response:</text:p>
      <text:p text:style-name="P405"/>
      <text:p text:style-name="P402">{</text:p>
      <text:p text:style-name="P402"><text:s text:c="4"/>"success": true,</text:p>
      <text:p text:style-name="P402"><text:s text:c="4"/>"data": [</text:p>
      <text:p text:style-name="P402"><text:s text:c="8"/>{</text:p>
      <text:p text:style-name="P402"><text:s text:c="12"/>"id": 1,</text:p>
      <text:p text:style-name="P402"><text:s text:c="12"/>"name": "LinkedIn Marketing Essentials",</text:p>
      <text:p text:style-name="P402"><text:s text:c="12"/>"city": "Brisbane",</text:p>
      <text:p text:style-name="P402"><text:s text:c="12"/>"state": "Queensland",</text:p>
      <text:p text:style-name="P402"><text:s text:c="12"/>"slug": "linkedin-marketing-essentials",</text:p>
      <text:p text:style-name="P402"><text:s text:c="12"/>"venue_name": "Trade Center"</text:p>
      <text:p text:style-name="P402"><text:s text:c="8"/>}</text:p>
      <text:p text:style-name="P402"><text:s text:c="4"/>],</text:p>
      <text:p text:style-name="P402"><text:soft-page-break/><text:s text:c="4"/>"count": 1</text:p>
      <text:p text:style-name="P40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00:24:00.359528842</meta:creation-date>
    <dc:date>2020-06-15T18:10:50.911156412</dc:date>
    <meta:editing-duration>P1DT17H18M20S</meta:editing-duration>
    <meta:editing-cycles>171</meta:editing-cycles>
    <meta:generator>LibreOffice/5.1.6.2$Linux_X86_64 LibreOffice_project/10m0$Build-2</meta:generator>
    <meta:document-statistic meta:table-count="0" meta:image-count="0" meta:object-count="0" meta:page-count="53" meta:paragraph-count="2457" meta:word-count="6808" meta:character-count="86571" meta:non-whitespace-character-count="61527"/>
  </office:meta>
</office:document-meta>
</file>